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微软雅黑" svg:font-family="微软雅黑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43cm"/>
    </style:style>
    <style:style style:name="co2" style:family="table-column">
      <style:table-column-properties fo:break-before="auto" style:column-width="3.274cm"/>
    </style:style>
    <style:style style:name="co3" style:family="table-column">
      <style:table-column-properties fo:break-before="auto" style:column-width="2.57cm"/>
    </style:style>
    <style:style style:name="co4" style:family="table-column">
      <style:table-column-properties fo:break-before="auto" style:column-width="0.988cm"/>
    </style:style>
    <style:style style:name="co5" style:family="table-column">
      <style:table-column-properties fo:break-before="auto" style:column-width="1.42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736cm"/>
    </style:style>
    <style:style style:name="co8" style:family="table-column">
      <style:table-column-properties fo:break-before="auto" style:column-width="3.251cm"/>
    </style:style>
    <style:style style:name="co9" style:family="table-column">
      <style:table-column-properties fo:break-before="auto" style:column-width="1.141cm"/>
    </style:style>
    <style:style style:name="co10" style:family="table-column">
      <style:table-column-properties fo:break-before="auto" style:column-width="2.152cm"/>
    </style:style>
    <style:style style:name="co11" style:family="table-column">
      <style:table-column-properties fo:break-before="auto" style:column-width="1.274cm"/>
    </style:style>
    <style:style style:name="co12" style:family="table-column">
      <style:table-column-properties fo:break-before="auto" style:column-width="3.999cm"/>
    </style:style>
    <style:style style:name="co13" style:family="table-column">
      <style:table-column-properties fo:break-before="auto" style:column-width="1.824cm"/>
    </style:style>
    <style:style style:name="co14" style:family="table-column">
      <style:table-column-properties fo:break-before="auto" style:column-width="1.669cm"/>
    </style:style>
    <style:style style:name="co15" style:family="table-column">
      <style:table-column-properties fo:break-before="auto" style:column-width="1.164cm"/>
    </style:style>
    <style:style style:name="co16" style:family="table-column">
      <style:table-column-properties fo:break-before="auto" style:column-width="1.081cm"/>
    </style:style>
    <style:style style:name="ro1" style:family="table-row">
      <style:table-row-properties style:row-height="0.594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PageStyle_5f_0857">
      <style:table-properties table:display="true" style:writing-mode="lr-tb"/>
    </style:style>
    <style:style style:name="ta2" style:family="table" style:master-page-name="PageStyle_5f_6837">
      <style:table-properties table:display="true" style:writing-mode="lr-tb"/>
    </style:style>
    <style:style style:name="ta3" style:family="table" style:master-page-name="PageStyle_5f_6030">
      <style:table-properties table:display="true" style:writing-mode="lr-tb"/>
    </style:style>
    <style:style style:name="ta4" style:family="table" style:master-page-name="PageStyle_5f_2823">
      <style:table-properties table:display="true" style:writing-mode="lr-tb"/>
    </style:style>
    <style:style style:name="ta5" style:family="table" style:master-page-name="PageStyle_5f_template">
      <style:table-properties table:display="true" style:writing-mode="lr-tb"/>
    </style:style>
    <style:style style:name="ta6" style:family="table" style:master-page-name="PageStyle_5f_2823_5f_2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83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 style:data-style-name="N1"/>
    <style:style style:name="ce7" style:family="table-cell" style:parent-style-name="Default" style:data-style-name="N83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 style:data-style-name="N83"/>
    <style:style style:name="ce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 style:data-style-name="N1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fo:background-color="#ff3333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3333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00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transparent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23">
      <style:table-cell-properties style:glyph-orientation-vertical="0" fo:background-color="#ff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" style:family="table-cell" style:parent-style-name="Default" style:data-style-name="N123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Default" style:data-style-name="N123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 style:data-style-name="N123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Default" style:data-style-name="N11">
      <style:table-cell-properties style:glyph-orientation-vertical="0" fo:background-color="#ff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Default" style:data-style-name="N11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Default" style:data-style-name="N1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微软雅黑" fo:font-size="10pt" fo:font-style="normal" fo:text-shadow="none" style:text-underline-style="solid" style:text-underline-width="auto" style:text-underline-color="font-color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24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ackground-color="#ff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ackground-color="#ff0000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ff00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f00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24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Default" style:data-style-name="N124">
      <style:table-cell-properties style:glyph-orientation-vertical="0" fo:background-color="#ff00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f00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3" style:family="table-cell" style:parent-style-name="Default" style:data-style-name="N11">
      <style:table-cell-properties style:glyph-orientation-vertical="0" fo:background-color="#ff00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color="#0000ff" style:text-outline="false" style:text-line-through-style="none" style:font-name="Times New Roman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Times New Roma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ff" style:text-outline="false" style:text-line-through-style="none" style:font-name="微软雅黑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ff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0857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ce6"/>
        <table:table-column table:style-name="co6" table:default-cell-style-name="ce8"/>
        <table:table-column table:style-name="co6" table:number-columns-repeated="5" table:default-cell-style-name="Default"/>
        <table:table-row table:style-name="ro1">
          <table:table-cell office:value-type="string">
            <text:p>认股证编号</text:p>
          </table:table-cell>
          <table:table-cell office:value-type="string">
            <text:p>认股证名称</text:p>
          </table:table-cell>
          <table:table-cell office:value-type="string">
            <text:p>正股编号<text:span text:style-name="T1">/</text:span><text:span text:style-name="T2">指</text:span><text:span text:style-name="T2">数</text:span></text:p>
          </table:table-cell>
          <table:table-cell office:value-type="string">
            <text:p>性质</text:p>
          </table:table-cell>
          <table:table-cell office:value-type="string">
            <text:p>行使价</text:p>
          </table:table-cell>
          <table:table-cell office:value-type="string">
            <text:p>正股价</text:p>
          </table:table-cell>
          <table:table-cell office:value-type="string">
            <text:p>窝轮价</text:p>
          </table:table-cell>
          <table:table-cell table:style-name="Default" office:value-type="string">
            <text:p>成交额</text:p>
          </table:table-cell>
          <table:table-cell table:style-name="Default" office:value-type="string">
            <text:p>到期日</text:p>
          </table:table-cell>
          <table:table-cell office:value-type="string">
            <text:p>街货量<text:span text:style-name="T1">(%)</text:span></text:p>
          </table:table-cell>
          <table:table-cell office:value-type="string">
            <text:p>引伸波幅</text:p>
          </table:table-cell>
          <table:table-cell office:value-type="string">
            <text:p>溢价</text:p>
          </table:table-cell>
          <table:table-cell office:value-type="string">
            <text:p>杠杆比率</text:p>
          </table:table-cell>
          <table:table-cell office:value-type="string">
            <text:p>换股比率</text:p>
          </table:table-cell>
        </table:table-row>
        <table:table-row table:style-name="ro2">
          <table:table-cell table:style-name="ce1" office:value-type="string">
            <text:p>17728</text:p>
          </table:table-cell>
          <table:table-cell office:value-type="string">
            <text:p>中油法巴五七购Ｂ</text:p>
          </table:table-cell>
          <table:table-cell table:style-name="ce3" office:value-type="float" office:value="857">
            <text:p>857</text:p>
          </table:table-cell>
          <table:table-cell table:style-name="ce4" office:value-type="string">
            <text:p>认购</text:p>
          </table:table-cell>
          <table:table-cell table:style-name="ce3" office:value-type="float" office:value="10.28">
            <text:p>10.28</text:p>
          </table:table-cell>
          <table:table-cell table:style-name="ce3" office:value-type="float" office:value="8.64">
            <text:p>8.64</text:p>
          </table:table-cell>
          <table:table-cell table:style-name="ce3" office:value-type="float" office:value="0.29">
            <text:p>0.29</text:p>
          </table:table-cell>
          <table:table-cell table:style-name="ce5" office:value-type="float" office:value="17476.736">
            <text:p>17477</text:p>
          </table:table-cell>
          <table:table-cell table:style-name="ce7" office:value-type="date" office:date-value="2015-07-03">
            <text:p>15-07-03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7728">0.09%</text:a></text:span></text:p>
          </table:table-cell>
          <table:table-cell table:style-name="ce10" office:value-type="percentage" office:value="0.33212">
            <text:p>33.21%</text:p>
          </table:table-cell>
          <table:table-cell table:style-name="ce10" office:value-type="percentage" office:value="0.22338">
            <text:p>22.34%</text:p>
          </table:table-cell>
          <table:table-cell table:style-name="ce3" office:value-type="float" office:value="29.793">
            <text:p>29.793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17358</text:p>
          </table:table-cell>
          <table:table-cell office:value-type="string">
            <text:p>中油高盛五五购Ａ</text:p>
          </table:table-cell>
          <table:table-cell table:style-name="ce3" office:value-type="float" office:value="857">
            <text:p>857</text:p>
          </table:table-cell>
          <table:table-cell table:style-name="ce4" office:value-type="string">
            <text:p>认购</text:p>
          </table:table-cell>
          <table:table-cell table:style-name="ce3" office:value-type="float" office:value="10.79">
            <text:p>10.79</text:p>
          </table:table-cell>
          <table:table-cell table:style-name="ce3" office:value-type="float" office:value="8.64">
            <text:p>8.64</text:p>
          </table:table-cell>
          <table:table-cell table:style-name="ce3" office:value-type="float" office:value="0.177">
            <text:p>0.177</text:p>
          </table:table-cell>
          <table:table-cell table:style-name="ce5" office:value-type="float" office:value="10076.854">
            <text:p>10077</text:p>
          </table:table-cell>
          <table:table-cell table:style-name="ce7" office:value-type="date" office:date-value="2015-05-15">
            <text:p>15-05-15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7358">3.83%</text:a></text:span></text:p>
          </table:table-cell>
          <table:table-cell table:style-name="ce10" office:value-type="percentage" office:value="0.3337">
            <text:p>33.37%</text:p>
          </table:table-cell>
          <table:table-cell table:style-name="ce10" office:value-type="percentage" office:value="0.26933">
            <text:p>26.93%</text:p>
          </table:table-cell>
          <table:table-cell table:style-name="ce3" office:value-type="float" office:value="48.814">
            <text:p>48.814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17678</text:p>
          </table:table-cell>
          <table:table-cell office:value-type="string">
            <text:p>中油法兴五七购Ａ</text:p>
          </table:table-cell>
          <table:table-cell table:style-name="ce3" office:value-type="float" office:value="857">
            <text:p>857</text:p>
          </table:table-cell>
          <table:table-cell table:style-name="ce4" office:value-type="string">
            <text:p>认购</text:p>
          </table:table-cell>
          <table:table-cell table:style-name="ce3" office:value-type="float" office:value="9.25">
            <text:p>9.25</text:p>
          </table:table-cell>
          <table:table-cell table:style-name="ce3" office:value-type="float" office:value="8.64">
            <text:p>8.64</text:p>
          </table:table-cell>
          <table:table-cell table:style-name="ce3" office:value-type="float" office:value="0.55">
            <text:p>0.55</text:p>
          </table:table-cell>
          <table:table-cell table:style-name="ce5" office:value-type="float" office:value="7442.93">
            <text:p>7443</text:p>
          </table:table-cell>
          <table:table-cell table:style-name="ce7" office:value-type="date" office:date-value="2015-07-06">
            <text:p>15-07-06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7678">4.23%</text:a></text:span></text:p>
          </table:table-cell>
          <table:table-cell table:style-name="ce10" office:value-type="percentage" office:value="0.33364">
            <text:p>33.36%</text:p>
          </table:table-cell>
          <table:table-cell table:style-name="ce10" office:value-type="percentage" office:value="0.13426">
            <text:p>13.43%</text:p>
          </table:table-cell>
          <table:table-cell table:style-name="ce3" office:value-type="float" office:value="15.709">
            <text:p>15.709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17475</text:p>
          </table:table-cell>
          <table:table-cell office:value-type="string">
            <text:p>中油瑞信五四购Ａ</text:p>
          </table:table-cell>
          <table:table-cell table:style-name="ce3" office:value-type="float" office:value="857">
            <text:p>857</text:p>
          </table:table-cell>
          <table:table-cell table:style-name="ce4" office:value-type="string">
            <text:p>认购</text:p>
          </table:table-cell>
          <table:table-cell table:style-name="ce3" office:value-type="float" office:value="10.52">
            <text:p>10.52</text:p>
          </table:table-cell>
          <table:table-cell table:style-name="ce3" office:value-type="float" office:value="8.64">
            <text:p>8.64</text:p>
          </table:table-cell>
          <table:table-cell table:style-name="ce3" office:value-type="float" office:value="0.209">
            <text:p>0.209</text:p>
          </table:table-cell>
          <table:table-cell table:style-name="ce5" office:value-type="float" office:value="6839.426">
            <text:p>6839</text:p>
          </table:table-cell>
          <table:table-cell table:style-name="ce7" office:value-type="date" office:date-value="2015-04-27">
            <text:p>15-04-27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7475">2.01%</text:a></text:span></text:p>
          </table:table-cell>
          <table:table-cell table:style-name="ce10" office:value-type="percentage" office:value="0.34948">
            <text:p>34.95%</text:p>
          </table:table-cell>
          <table:table-cell table:style-name="ce10" office:value-type="percentage" office:value="0.24178">
            <text:p>24.18%</text:p>
          </table:table-cell>
          <table:table-cell table:style-name="ce3" office:value-type="float" office:value="41.34">
            <text:p>41.34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17628</text:p>
          </table:table-cell>
          <table:table-cell office:value-type="string">
            <text:p>中油瑞银五六购Ａ</text:p>
          </table:table-cell>
          <table:table-cell table:style-name="ce3" office:value-type="float" office:value="857">
            <text:p>857</text:p>
          </table:table-cell>
          <table:table-cell table:style-name="ce4" office:value-type="string">
            <text:p>认购</text:p>
          </table:table-cell>
          <table:table-cell table:style-name="ce3" office:value-type="float" office:value="9.8">
            <text:p>9.8</text:p>
          </table:table-cell>
          <table:table-cell table:style-name="ce3" office:value-type="float" office:value="8.64">
            <text:p>8.64</text:p>
          </table:table-cell>
          <table:table-cell table:style-name="ce3" office:value-type="float" office:value="0.32">
            <text:p>0.32</text:p>
          </table:table-cell>
          <table:table-cell table:style-name="ce5" office:value-type="float" office:value="6092.16">
            <text:p>6092</text:p>
          </table:table-cell>
          <table:table-cell table:style-name="ce7" office:value-type="date" office:date-value="2015-06-15">
            <text:p>15-06-15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7628">5.64%</text:a></text:span></text:p>
          </table:table-cell>
          <table:table-cell table:style-name="ce10" office:value-type="percentage" office:value="0.31486">
            <text:p>31.49%</text:p>
          </table:table-cell>
          <table:table-cell table:style-name="ce10" office:value-type="percentage" office:value="0.1713">
            <text:p>17.13%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17610</text:p>
          </table:table-cell>
          <table:table-cell office:value-type="string">
            <text:p>中油摩通五六购Ａ</text:p>
          </table:table-cell>
          <table:table-cell table:style-name="ce3" office:value-type="float" office:value="857">
            <text:p>857</text:p>
          </table:table-cell>
          <table:table-cell table:style-name="ce4" office:value-type="string">
            <text:p>认购</text:p>
          </table:table-cell>
          <table:table-cell table:style-name="ce3" office:value-type="float" office:value="9.5">
            <text:p>9.5</text:p>
          </table:table-cell>
          <table:table-cell table:style-name="ce3" office:value-type="float" office:value="8.64">
            <text:p>8.64</text:p>
          </table:table-cell>
          <table:table-cell table:style-name="ce3" office:value-type="float" office:value="0.445">
            <text:p>0.445</text:p>
          </table:table-cell>
          <table:table-cell table:style-name="ce5" office:value-type="float" office:value="5843.66">
            <text:p>5844</text:p>
          </table:table-cell>
          <table:table-cell table:style-name="ce7" office:value-type="date" office:date-value="2015-06-30">
            <text:p>15-06-30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7610">3.47%</text:a></text:span></text:p>
          </table:table-cell>
          <table:table-cell table:style-name="ce10" office:value-type="percentage" office:value="0.32539">
            <text:p>32.54%</text:p>
          </table:table-cell>
          <table:table-cell table:style-name="ce10" office:value-type="percentage" office:value="0.15104">
            <text:p>15.10%</text:p>
          </table:table-cell>
          <table:table-cell table:style-name="ce3" office:value-type="float" office:value="19.416">
            <text:p>19.416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17581</text:p>
          </table:table-cell>
          <table:table-cell office:value-type="string">
            <text:p>中油汇丰五六购Ａ</text:p>
          </table:table-cell>
          <table:table-cell table:style-name="ce3" office:value-type="float" office:value="857">
            <text:p>857</text:p>
          </table:table-cell>
          <table:table-cell table:style-name="ce4" office:value-type="string">
            <text:p>认购</text:p>
          </table:table-cell>
          <table:table-cell table:style-name="ce3" office:value-type="float" office:value="9.48">
            <text:p>9.48</text:p>
          </table:table-cell>
          <table:table-cell table:style-name="ce3" office:value-type="float" office:value="8.64">
            <text:p>8.64</text:p>
          </table:table-cell>
          <table:table-cell table:style-name="ce3" office:value-type="float" office:value="0.375">
            <text:p>0.375</text:p>
          </table:table-cell>
          <table:table-cell table:style-name="ce5" office:value-type="float" office:value="5435.39">
            <text:p>5435</text:p>
          </table:table-cell>
          <table:table-cell table:style-name="ce7" office:value-type="date" office:date-value="2015-06-30">
            <text:p>15-06-30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7581">4.97%</text:a></text:span></text:p>
          </table:table-cell>
          <table:table-cell table:style-name="ce10" office:value-type="percentage" office:value="0.29337">
            <text:p>29.34%</text:p>
          </table:table-cell>
          <table:table-cell table:style-name="ce10" office:value-type="percentage" office:value="0.14062">
            <text:p>14.06%</text:p>
          </table:table-cell>
          <table:table-cell table:style-name="ce3" office:value-type="float" office:value="23.04">
            <text:p>23.04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17127</text:p>
          </table:table-cell>
          <table:table-cell office:value-type="string">
            <text:p>中油麦银五六购Ａ</text:p>
          </table:table-cell>
          <table:table-cell table:style-name="ce3" office:value-type="float" office:value="857">
            <text:p>857</text:p>
          </table:table-cell>
          <table:table-cell table:style-name="ce4" office:value-type="string">
            <text:p>认购</text:p>
          </table:table-cell>
          <table:table-cell table:style-name="ce3" office:value-type="float" office:value="11.48">
            <text:p>11.48</text:p>
          </table:table-cell>
          <table:table-cell table:style-name="ce3" office:value-type="float" office:value="8.64">
            <text:p>8.64</text:p>
          </table:table-cell>
          <table:table-cell table:style-name="ce3" office:value-type="float" office:value="0.1">
            <text:p>0.1</text:p>
          </table:table-cell>
          <table:table-cell table:style-name="ce5" office:value-type="float" office:value="4608.13">
            <text:p>4608</text:p>
          </table:table-cell>
          <table:table-cell table:style-name="ce7" office:value-type="date" office:date-value="2015-06-02">
            <text:p>15-06-02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7127">9%</text:a></text:span></text:p>
          </table:table-cell>
          <table:table-cell table:style-name="ce10" office:value-type="percentage" office:value="0.33289">
            <text:p>33.29%</text:p>
          </table:table-cell>
          <table:table-cell table:style-name="ce10" office:value-type="percentage" office:value="0.34028">
            <text:p>34.03%</text:p>
          </table:table-cell>
          <table:table-cell table:style-name="ce3" office:value-type="float" office:value="86.4">
            <text:p>86.4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17671</text:p>
          </table:table-cell>
          <table:table-cell office:value-type="string">
            <text:p>中油中银五六购Ａ</text:p>
          </table:table-cell>
          <table:table-cell table:style-name="ce3" office:value-type="float" office:value="857">
            <text:p>857</text:p>
          </table:table-cell>
          <table:table-cell table:style-name="ce4" office:value-type="string">
            <text:p>认购</text:p>
          </table:table-cell>
          <table:table-cell table:style-name="ce3" office:value-type="float" office:value="9.8">
            <text:p>9.8</text:p>
          </table:table-cell>
          <table:table-cell table:style-name="ce3" office:value-type="float" office:value="8.64">
            <text:p>8.64</text:p>
          </table:table-cell>
          <table:table-cell table:style-name="ce3" office:value-type="float" office:value="0.29">
            <text:p>0.29</text:p>
          </table:table-cell>
          <table:table-cell table:style-name="ce5" office:value-type="float" office:value="4398.58">
            <text:p>4399</text:p>
          </table:table-cell>
          <table:table-cell table:style-name="ce7" office:value-type="date" office:date-value="2015-06-29">
            <text:p>15-06-29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7671">0.76%</text:a></text:span></text:p>
          </table:table-cell>
          <table:table-cell table:style-name="ce10" office:value-type="percentage" office:value="0.29011">
            <text:p>29.01%</text:p>
          </table:table-cell>
          <table:table-cell table:style-name="ce10" office:value-type="percentage" office:value="0.16782">
            <text:p>16.78%</text:p>
          </table:table-cell>
          <table:table-cell table:style-name="ce3" office:value-type="float" office:value="29.793">
            <text:p>29.793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17375</text:p>
          </table:table-cell>
          <table:table-cell office:value-type="string">
            <text:p>中油大和五四购Ａ</text:p>
          </table:table-cell>
          <table:table-cell table:style-name="ce3" office:value-type="float" office:value="857">
            <text:p>857</text:p>
          </table:table-cell>
          <table:table-cell table:style-name="ce4" office:value-type="string">
            <text:p>认购</text:p>
          </table:table-cell>
          <table:table-cell table:style-name="ce3" office:value-type="float" office:value="10.3">
            <text:p>10.3</text:p>
          </table:table-cell>
          <table:table-cell table:style-name="ce3" office:value-type="float" office:value="8.64">
            <text:p>8.64</text:p>
          </table:table-cell>
          <table:table-cell table:style-name="ce3" office:value-type="float" office:value="0.206">
            <text:p>0.206</text:p>
          </table:table-cell>
          <table:table-cell table:style-name="ce5" office:value-type="float" office:value="3551.704">
            <text:p>3552</text:p>
          </table:table-cell>
          <table:table-cell table:style-name="ce7" office:value-type="date" office:date-value="2015-04-24">
            <text:p>15-04-24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7375">0%</text:a></text:span></text:p>
          </table:table-cell>
          <table:table-cell table:style-name="ce10" office:value-type="percentage" office:value="0.32877">
            <text:p>32.88%</text:p>
          </table:table-cell>
          <table:table-cell table:style-name="ce10" office:value-type="percentage" office:value="0.21597">
            <text:p>21.60%</text:p>
          </table:table-cell>
          <table:table-cell table:style-name="ce3" office:value-type="float" office:value="41.942">
            <text:p>41.942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16810</text:p>
          </table:table-cell>
          <table:table-cell office:value-type="string">
            <text:p>中油瑞银五四购Ｂ</text:p>
          </table:table-cell>
          <table:table-cell table:style-name="ce3" office:value-type="float" office:value="857">
            <text:p>857</text:p>
          </table:table-cell>
          <table:table-cell table:style-name="ce4" office:value-type="string">
            <text:p>认购</text:p>
          </table:table-cell>
          <table:table-cell table:style-name="ce3" office:value-type="float" office:value="10.68">
            <text:p>10.68</text:p>
          </table:table-cell>
          <table:table-cell table:style-name="ce3" office:value-type="float" office:value="8.64">
            <text:p>8.64</text:p>
          </table:table-cell>
          <table:table-cell table:style-name="ce3" office:value-type="float" office:value="0.097">
            <text:p>0.097</text:p>
          </table:table-cell>
          <table:table-cell table:style-name="ce5" office:value-type="float" office:value="3313.63">
            <text:p>3314</text:p>
          </table:table-cell>
          <table:table-cell table:style-name="ce7" office:value-type="date" office:date-value="2015-04-14">
            <text:p>15-04-14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6810">86.14%</text:a></text:span></text:p>
          </table:table-cell>
          <table:table-cell table:style-name="ce10" office:value-type="percentage" office:value="0.29766">
            <text:p>29.77%</text:p>
          </table:table-cell>
          <table:table-cell table:style-name="ce10" office:value-type="percentage" office:value="0.24734">
            <text:p>24.73%</text:p>
          </table:table-cell>
          <table:table-cell table:style-name="ce3" office:value-type="float" office:value="89.072">
            <text:p>89.072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17677</text:p>
          </table:table-cell>
          <table:table-cell office:value-type="string">
            <text:p>中油麦银五六购Ｂ</text:p>
          </table:table-cell>
          <table:table-cell table:style-name="ce3" office:value-type="float" office:value="857">
            <text:p>857</text:p>
          </table:table-cell>
          <table:table-cell table:style-name="ce4" office:value-type="string">
            <text:p>认购</text:p>
          </table:table-cell>
          <table:table-cell table:style-name="ce3" office:value-type="float" office:value="9.28">
            <text:p>9.28</text:p>
          </table:table-cell>
          <table:table-cell table:style-name="ce3" office:value-type="float" office:value="8.64">
            <text:p>8.64</text:p>
          </table:table-cell>
          <table:table-cell table:style-name="ce3" office:value-type="float" office:value="0.475">
            <text:p>0.475</text:p>
          </table:table-cell>
          <table:table-cell table:style-name="ce5" office:value-type="float" office:value="3270.54">
            <text:p>3271</text:p>
          </table:table-cell>
          <table:table-cell table:style-name="ce7" office:value-type="date" office:date-value="2015-06-02">
            <text:p>15-06-02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7677">0%</text:a></text:span></text:p>
          </table:table-cell>
          <table:table-cell table:style-name="ce10" office:value-type="percentage" office:value="0.33517">
            <text:p>33.52%</text:p>
          </table:table-cell>
          <table:table-cell table:style-name="ce10" office:value-type="percentage" office:value="0.12905">
            <text:p>12.91%</text:p>
          </table:table-cell>
          <table:table-cell table:style-name="ce3" office:value-type="float" office:value="18.189">
            <text:p>18.189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17202</text:p>
          </table:table-cell>
          <table:table-cell office:value-type="string">
            <text:p>中油麦银五四购Ａ</text:p>
          </table:table-cell>
          <table:table-cell table:style-name="ce3" office:value-type="float" office:value="857">
            <text:p>857</text:p>
          </table:table-cell>
          <table:table-cell table:style-name="ce4" office:value-type="string">
            <text:p>认购</text:p>
          </table:table-cell>
          <table:table-cell table:style-name="ce3" office:value-type="float" office:value="10.66">
            <text:p>10.66</text:p>
          </table:table-cell>
          <table:table-cell table:style-name="ce3" office:value-type="float" office:value="8.64">
            <text:p>8.64</text:p>
          </table:table-cell>
          <table:table-cell table:style-name="ce3" office:value-type="float" office:value="0.115">
            <text:p>0.115</text:p>
          </table:table-cell>
          <table:table-cell table:style-name="ce5" office:value-type="float" office:value="2877.588">
            <text:p>2878</text:p>
          </table:table-cell>
          <table:table-cell table:style-name="ce7" office:value-type="date" office:date-value="2015-04-02">
            <text:p>15-04-02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7202">42.96%</text:a></text:span></text:p>
          </table:table-cell>
          <table:table-cell table:style-name="ce10" office:value-type="percentage" office:value="0.32682">
            <text:p>32.68%</text:p>
          </table:table-cell>
          <table:table-cell table:style-name="ce10" office:value-type="percentage" office:value="0.24711">
            <text:p>24.71%</text:p>
          </table:table-cell>
          <table:table-cell table:style-name="ce3" office:value-type="float" office:value="75.13">
            <text:p>75.13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17907</text:p>
          </table:table-cell>
          <table:table-cell office:value-type="string">
            <text:p>中油瑞银五六购Ｂ</text:p>
          </table:table-cell>
          <table:table-cell table:style-name="ce3" office:value-type="float" office:value="857">
            <text:p>857</text:p>
          </table:table-cell>
          <table:table-cell table:style-name="ce4" office:value-type="string">
            <text:p>认购</text:p>
          </table:table-cell>
          <table:table-cell table:style-name="ce3" office:value-type="float" office:value="8.88">
            <text:p>8.88</text:p>
          </table:table-cell>
          <table:table-cell table:style-name="ce3" office:value-type="float" office:value="8.64">
            <text:p>8.64</text:p>
          </table:table-cell>
          <table:table-cell table:style-name="ce3" office:value-type="float" office:value="0.66">
            <text:p>0.66</text:p>
          </table:table-cell>
          <table:table-cell table:style-name="ce5" office:value-type="float" office:value="2427.98">
            <text:p>2428</text:p>
          </table:table-cell>
          <table:table-cell table:style-name="ce7" office:value-type="date" office:date-value="2015-06-15">
            <text:p>15-06-15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7907">0%</text:a></text:span></text:p>
          </table:table-cell>
          <table:table-cell table:style-name="ce10" office:value-type="percentage" office:value="0.3446">
            <text:p>34.46%</text:p>
          </table:table-cell>
          <table:table-cell table:style-name="ce10" office:value-type="percentage" office:value="0.10417">
            <text:p>10.42%</text:p>
          </table:table-cell>
          <table:table-cell table:style-name="ce3" office:value-type="float" office:value="13.091">
            <text:p>13.091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17001</text:p>
          </table:table-cell>
          <table:table-cell office:value-type="string">
            <text:p>中油渣打五六购Ａ</text:p>
          </table:table-cell>
          <table:table-cell table:style-name="ce3" office:value-type="float" office:value="857">
            <text:p>857</text:p>
          </table:table-cell>
          <table:table-cell table:style-name="ce4" office:value-type="string">
            <text:p>认购</text:p>
          </table:table-cell>
          <table:table-cell table:style-name="ce3" office:value-type="float" office:value="9.8">
            <text:p>9.8</text:p>
          </table:table-cell>
          <table:table-cell table:style-name="ce3" office:value-type="float" office:value="8.64">
            <text:p>8.64</text:p>
          </table:table-cell>
          <table:table-cell table:style-name="ce3" office:value-type="float" office:value="0.31">
            <text:p>0.31</text:p>
          </table:table-cell>
          <table:table-cell table:style-name="ce5" office:value-type="float" office:value="2190.052">
            <text:p>2190</text:p>
          </table:table-cell>
          <table:table-cell table:style-name="ce7" office:value-type="date" office:date-value="2015-06-30">
            <text:p>15-06-30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7001">12.54%</text:a></text:span></text:p>
          </table:table-cell>
          <table:table-cell table:style-name="ce10" office:value-type="percentage" office:value="0.29864">
            <text:p>29.86%</text:p>
          </table:table-cell>
          <table:table-cell table:style-name="ce10" office:value-type="percentage" office:value="0.17014">
            <text:p>17.01%</text:p>
          </table:table-cell>
          <table:table-cell table:style-name="ce3" office:value-type="float" office:value="27.871">
            <text:p>27.871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16868</text:p>
          </table:table-cell>
          <table:table-cell office:value-type="string">
            <text:p>中油汇丰五四购Ａ</text:p>
          </table:table-cell>
          <table:table-cell table:style-name="ce3" office:value-type="float" office:value="857">
            <text:p>857</text:p>
          </table:table-cell>
          <table:table-cell table:style-name="ce4" office:value-type="string">
            <text:p>认购</text:p>
          </table:table-cell>
          <table:table-cell table:style-name="ce3" office:value-type="float" office:value="10.5">
            <text:p>10.5</text:p>
          </table:table-cell>
          <table:table-cell table:style-name="ce3" office:value-type="float" office:value="8.64">
            <text:p>8.64</text:p>
          </table:table-cell>
          <table:table-cell table:style-name="ce3" office:value-type="float" office:value="0.139">
            <text:p>0.139</text:p>
          </table:table-cell>
          <table:table-cell table:style-name="ce5" office:value-type="float" office:value="1892.158">
            <text:p>1892</text:p>
          </table:table-cell>
          <table:table-cell table:style-name="ce7" office:value-type="date" office:date-value="2015-04-30">
            <text:p>15-04-30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6868">12.42%</text:a></text:span></text:p>
          </table:table-cell>
          <table:table-cell table:style-name="ce10" office:value-type="percentage" office:value="0.29738">
            <text:p>29.74%</text:p>
          </table:table-cell>
          <table:table-cell table:style-name="ce10" office:value-type="percentage" office:value="0.23137">
            <text:p>23.14%</text:p>
          </table:table-cell>
          <table:table-cell table:style-name="ce3" office:value-type="float" office:value="62.158">
            <text:p>62.158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15392</text:p>
          </table:table-cell>
          <table:table-cell office:value-type="string">
            <text:p>中油法巴五四购Ａ</text:p>
          </table:table-cell>
          <table:table-cell table:style-name="ce3" office:value-type="float" office:value="857">
            <text:p>857</text:p>
          </table:table-cell>
          <table:table-cell table:style-name="ce4" office:value-type="string">
            <text:p>认购</text:p>
          </table:table-cell>
          <table:table-cell table:style-name="ce3" office:value-type="float" office:value="11.45">
            <text:p>11.45</text:p>
          </table:table-cell>
          <table:table-cell table:style-name="ce3" office:value-type="float" office:value="8.64">
            <text:p>8.64</text:p>
          </table:table-cell>
          <table:table-cell table:style-name="ce3" office:value-type="float" office:value="0.055">
            <text:p>0.055</text:p>
          </table:table-cell>
          <table:table-cell table:style-name="ce5" office:value-type="float" office:value="868.174">
            <text:p>868</text:p>
          </table:table-cell>
          <table:table-cell table:style-name="ce7" office:value-type="date" office:date-value="2015-04-02">
            <text:p>15-04-02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5392">5.12%</text:a></text:span></text:p>
          </table:table-cell>
          <table:table-cell table:style-name="ce10" office:value-type="percentage" office:value="0.33064">
            <text:p>33.06%</text:p>
          </table:table-cell>
          <table:table-cell table:style-name="ce10" office:value-type="percentage" office:value="0.3316">
            <text:p>33.16%</text:p>
          </table:table-cell>
          <table:table-cell table:style-name="ce3" office:value-type="float" office:value="157.091">
            <text:p>157.091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15544</text:p>
          </table:table-cell>
          <table:table-cell office:value-type="string">
            <text:p>中油法巴五七购Ａ</text:p>
          </table:table-cell>
          <table:table-cell table:style-name="ce3" office:value-type="float" office:value="857">
            <text:p>857</text:p>
          </table:table-cell>
          <table:table-cell table:style-name="ce4" office:value-type="string">
            <text:p>认购</text:p>
          </table:table-cell>
          <table:table-cell table:style-name="ce3" office:value-type="float" office:value="14.2">
            <text:p>14.2</text:p>
          </table:table-cell>
          <table:table-cell table:style-name="ce3" office:value-type="float" office:value="8.64">
            <text:p>8.64</text:p>
          </table:table-cell>
          <table:table-cell table:style-name="ce3" office:value-type="float" office:value="0.033">
            <text:p>0.033</text:p>
          </table:table-cell>
          <table:table-cell table:style-name="ce5" office:value-type="float" office:value="694.918">
            <text:p>695</text:p>
          </table:table-cell>
          <table:table-cell table:style-name="ce7" office:value-type="date" office:date-value="2015-07-03">
            <text:p>15-07-03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5544">3.77%</text:a></text:span></text:p>
          </table:table-cell>
          <table:table-cell table:style-name="ce10" office:value-type="percentage" office:value="0.36098">
            <text:p>36.10%</text:p>
          </table:table-cell>
          <table:table-cell table:style-name="ce10" office:value-type="percentage" office:value="0.64734">
            <text:p>64.73%</text:p>
          </table:table-cell>
          <table:table-cell table:style-name="ce3" office:value-type="float" office:value="261.818">
            <text:p>261.818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16990</text:p>
          </table:table-cell>
          <table:table-cell office:value-type="string">
            <text:p>中油摩通五五购Ａ</text:p>
          </table:table-cell>
          <table:table-cell table:style-name="ce3" office:value-type="float" office:value="857">
            <text:p>857</text:p>
          </table:table-cell>
          <table:table-cell table:style-name="ce4" office:value-type="string">
            <text:p>认购</text:p>
          </table:table-cell>
          <table:table-cell table:style-name="ce3" office:value-type="float" office:value="10.28">
            <text:p>10.28</text:p>
          </table:table-cell>
          <table:table-cell table:style-name="ce3" office:value-type="float" office:value="8.64">
            <text:p>8.64</text:p>
          </table:table-cell>
          <table:table-cell table:style-name="ce3" office:value-type="float" office:value="0.175">
            <text:p>0.175</text:p>
          </table:table-cell>
          <table:table-cell table:style-name="ce5" office:value-type="float" office:value="577.912">
            <text:p>578</text:p>
          </table:table-cell>
          <table:table-cell table:style-name="ce7" office:value-type="date" office:date-value="2015-05-04">
            <text:p>15-05-04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6990">8.35%</text:a></text:span></text:p>
          </table:table-cell>
          <table:table-cell table:style-name="ce10" office:value-type="percentage" office:value="0.29647">
            <text:p>29.65%</text:p>
          </table:table-cell>
          <table:table-cell table:style-name="ce10" office:value-type="percentage" office:value="0.21007">
            <text:p>21.01%</text:p>
          </table:table-cell>
          <table:table-cell table:style-name="ce3" office:value-type="float" office:value="49.371">
            <text:p>49.371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16927</text:p>
          </table:table-cell>
          <table:table-cell office:value-type="string">
            <text:p>中油渣打五四购Ａ</text:p>
          </table:table-cell>
          <table:table-cell table:style-name="ce3" office:value-type="float" office:value="857">
            <text:p>857</text:p>
          </table:table-cell>
          <table:table-cell table:style-name="ce4" office:value-type="string">
            <text:p>认购</text:p>
          </table:table-cell>
          <table:table-cell table:style-name="ce3" office:value-type="float" office:value="10.8">
            <text:p>10.8</text:p>
          </table:table-cell>
          <table:table-cell table:style-name="ce3" office:value-type="float" office:value="8.64">
            <text:p>8.64</text:p>
          </table:table-cell>
          <table:table-cell table:style-name="ce3" office:value-type="float" office:value="0.108">
            <text:p>0.108</text:p>
          </table:table-cell>
          <table:table-cell table:style-name="ce5" office:value-type="float" office:value="413.268">
            <text:p>413</text:p>
          </table:table-cell>
          <table:table-cell table:style-name="ce7" office:value-type="date" office:date-value="2015-04-20">
            <text:p>15-04-20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6927">9.78%</text:a></text:span></text:p>
          </table:table-cell>
          <table:table-cell table:style-name="ce10" office:value-type="percentage" office:value="0.31096">
            <text:p>31.10%</text:p>
          </table:table-cell>
          <table:table-cell table:style-name="ce10" office:value-type="percentage" office:value="0.2625">
            <text:p>26.25%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17002</text:p>
          </table:table-cell>
          <table:table-cell office:value-type="string">
            <text:p>中油中银五四购Ｂ</text:p>
          </table:table-cell>
          <table:table-cell table:style-name="ce3" office:value-type="float" office:value="857">
            <text:p>857</text:p>
          </table:table-cell>
          <table:table-cell table:style-name="ce4" office:value-type="string">
            <text:p>认购</text:p>
          </table:table-cell>
          <table:table-cell table:style-name="ce3" office:value-type="float" office:value="10.68">
            <text:p>10.68</text:p>
          </table:table-cell>
          <table:table-cell table:style-name="ce3" office:value-type="float" office:value="8.64">
            <text:p>8.64</text:p>
          </table:table-cell>
          <table:table-cell table:style-name="ce3" office:value-type="float" office:value="0.125">
            <text:p>0.125</text:p>
          </table:table-cell>
          <table:table-cell table:style-name="ce5" office:value-type="float" office:value="395.88">
            <text:p>396</text:p>
          </table:table-cell>
          <table:table-cell table:style-name="ce7" office:value-type="date" office:date-value="2015-04-13">
            <text:p>15-04-13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7002">1.99%</text:a></text:span></text:p>
          </table:table-cell>
          <table:table-cell table:style-name="ce10" office:value-type="percentage" office:value="0.32264">
            <text:p>32.26%</text:p>
          </table:table-cell>
          <table:table-cell table:style-name="ce10" office:value-type="percentage" office:value="0.25058">
            <text:p>25.06%</text:p>
          </table:table-cell>
          <table:table-cell table:style-name="ce3" office:value-type="float" office:value="69.12">
            <text:p>69.12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16989</text:p>
          </table:table-cell>
          <table:table-cell office:value-type="string">
            <text:p>中油法兴五四购Ｂ</text:p>
          </table:table-cell>
          <table:table-cell table:style-name="ce3" office:value-type="float" office:value="857">
            <text:p>857</text:p>
          </table:table-cell>
          <table:table-cell table:style-name="ce4" office:value-type="string">
            <text:p>认购</text:p>
          </table:table-cell>
          <table:table-cell table:style-name="ce3" office:value-type="float" office:value="10.69">
            <text:p>10.69</text:p>
          </table:table-cell>
          <table:table-cell table:style-name="ce3" office:value-type="float" office:value="8.64">
            <text:p>8.64</text:p>
          </table:table-cell>
          <table:table-cell table:style-name="ce3" office:value-type="float" office:value="0.158">
            <text:p>0.158</text:p>
          </table:table-cell>
          <table:table-cell table:style-name="ce5" office:value-type="float" office:value="155.488">
            <text:p>155</text:p>
          </table:table-cell>
          <table:table-cell table:style-name="ce7" office:value-type="date" office:date-value="2015-04-08">
            <text:p>15-04-08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6989">5.02%</text:a></text:span></text:p>
          </table:table-cell>
          <table:table-cell table:style-name="ce10" office:value-type="percentage" office:value="0.35619">
            <text:p>35.62%</text:p>
          </table:table-cell>
          <table:table-cell table:style-name="ce10" office:value-type="percentage" office:value="0.25556">
            <text:p>25.56%</text:p>
          </table:table-cell>
          <table:table-cell table:style-name="ce3" office:value-type="float" office:value="54.684">
            <text:p>54.684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17147</text:p>
          </table:table-cell>
          <table:table-cell office:value-type="string">
            <text:p>中油汇丰五三购Ｂ</text:p>
          </table:table-cell>
          <table:table-cell table:style-name="ce3" office:value-type="float" office:value="857">
            <text:p>857</text:p>
          </table:table-cell>
          <table:table-cell table:style-name="ce4" office:value-type="string">
            <text:p>认购</text:p>
          </table:table-cell>
          <table:table-cell table:style-name="ce3" office:value-type="float" office:value="11.47">
            <text:p>11.47</text:p>
          </table:table-cell>
          <table:table-cell table:style-name="ce3" office:value-type="float" office:value="8.64">
            <text:p>8.64</text:p>
          </table:table-cell>
          <table:table-cell table:style-name="ce3" office:value-type="float" office:value="0.055">
            <text:p>0.055</text:p>
          </table:table-cell>
          <table:table-cell table:style-name="ce5" office:value-type="float" office:value="152.4">
            <text:p>152</text:p>
          </table:table-cell>
          <table:table-cell table:style-name="ce7" office:value-type="date" office:date-value="2015-03-30">
            <text:p>15-03-30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7147">4.25%</text:a></text:span></text:p>
          </table:table-cell>
          <table:table-cell table:style-name="ce10" office:value-type="percentage" office:value="0.33648">
            <text:p>33.65%</text:p>
          </table:table-cell>
          <table:table-cell table:style-name="ce10" office:value-type="percentage" office:value="0.33391">
            <text:p>33.39%</text:p>
          </table:table-cell>
          <table:table-cell table:style-name="ce3" office:value-type="float" office:value="157.091">
            <text:p>157.091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27655</text:p>
          </table:table-cell>
          <table:table-cell office:value-type="string">
            <text:p>中油法兴五六购Ａ</text:p>
          </table:table-cell>
          <table:table-cell table:style-name="ce3" office:value-type="float" office:value="857">
            <text:p>857</text:p>
          </table:table-cell>
          <table:table-cell table:style-name="ce4" office:value-type="string">
            <text:p>认购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8.64">
            <text:p>8.64</text:p>
          </table:table-cell>
          <table:table-cell table:style-name="ce3" office:value-type="float" office:value="0.141">
            <text:p>0.141</text:p>
          </table:table-cell>
          <table:table-cell table:style-name="ce5" office:value-type="float" office:value="44.68">
            <text:p>45</text:p>
          </table:table-cell>
          <table:table-cell table:style-name="ce7" office:value-type="date" office:date-value="2015-06-03">
            <text:p>15-06-03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7655">1.68%</text:a></text:span></text:p>
          </table:table-cell>
          <table:table-cell table:style-name="ce10" office:value-type="percentage" office:value="0.39959">
            <text:p>39.96%</text:p>
          </table:table-cell>
          <table:table-cell table:style-name="ce10" office:value-type="percentage" office:value="0.40521">
            <text:p>40.52%</text:p>
          </table:table-cell>
          <table:table-cell table:style-name="ce3" office:value-type="float" office:value="61.277">
            <text:p>61.277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17489</text:p>
          </table:table-cell>
          <table:table-cell office:value-type="string">
            <text:p>中油野村五五购Ａ</text:p>
          </table:table-cell>
          <table:table-cell table:style-name="ce3" office:value-type="float" office:value="857">
            <text:p>857</text:p>
          </table:table-cell>
          <table:table-cell table:style-name="ce4" office:value-type="string">
            <text:p>认购</text:p>
          </table:table-cell>
          <table:table-cell table:style-name="ce3" office:value-type="float" office:value="11.48">
            <text:p>11.48</text:p>
          </table:table-cell>
          <table:table-cell table:style-name="ce3" office:value-type="float" office:value="8.64">
            <text:p>8.64</text:p>
          </table:table-cell>
          <table:table-cell table:style-name="ce3" office:value-type="float" office:value="0.097">
            <text:p>0.097</text:p>
          </table:table-cell>
          <table:table-cell table:style-name="ce5" office:value-type="float" office:value="27.228">
            <text:p>27</text:p>
          </table:table-cell>
          <table:table-cell table:style-name="ce7" office:value-type="date" office:date-value="2015-05-26">
            <text:p>15-05-26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7489">0.66%</text:a></text:span></text:p>
          </table:table-cell>
          <table:table-cell table:style-name="ce10" office:value-type="percentage" office:value="0.3168">
            <text:p>31.68%</text:p>
          </table:table-cell>
          <table:table-cell table:style-name="ce10" office:value-type="percentage" office:value="0.33993">
            <text:p>33.99%</text:p>
          </table:table-cell>
          <table:table-cell table:style-name="ce3" office:value-type="float" office:value="89.072">
            <text:p>89.072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29684</text:p>
          </table:table-cell>
          <table:table-cell office:value-type="string">
            <text:p>中油高盛五三购Ａ</text:p>
          </table:table-cell>
          <table:table-cell table:style-name="ce3" office:value-type="float" office:value="857">
            <text:p>857</text:p>
          </table:table-cell>
          <table:table-cell table:style-name="ce4" office:value-type="string">
            <text:p>认购</text:p>
          </table:table-cell>
          <table:table-cell table:style-name="ce3" office:value-type="float" office:value="12.88">
            <text:p>12.88</text:p>
          </table:table-cell>
          <table:table-cell table:style-name="ce3" office:value-type="float" office:value="8.64">
            <text:p>8.64</text:p>
          </table:table-cell>
          <table:table-cell table:style-name="ce3" office:value-type="float" office:value="0.026">
            <text:p>0.026</text:p>
          </table:table-cell>
          <table:table-cell table:style-name="ce5" office:value-type="float" office:value="13.164">
            <text:p>13</text:p>
          </table:table-cell>
          <table:table-cell table:style-name="ce7" office:value-type="date" office:date-value="2015-03-30">
            <text:p>15-03-30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9684">4.64%</text:a></text:span></text:p>
          </table:table-cell>
          <table:table-cell table:style-name="ce10" office:value-type="percentage" office:value="0.37833">
            <text:p>37.83%</text:p>
          </table:table-cell>
          <table:table-cell table:style-name="ce10" office:value-type="percentage" office:value="0.49375">
            <text:p>49.38%</text:p>
          </table:table-cell>
          <table:table-cell table:style-name="ce3" office:value-type="float" office:value="332.308">
            <text:p>332.308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14505</text:p>
          </table:table-cell>
          <table:table-cell office:value-type="string">
            <text:p>中油法兴五四购Ａ</text:p>
          </table:table-cell>
          <table:table-cell table:style-name="ce3" office:value-type="float" office:value="857">
            <text:p>857</text:p>
          </table:table-cell>
          <table:table-cell table:style-name="ce4" office:value-type="string">
            <text:p>认购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8.64">
            <text:p>8.64</text:p>
          </table:table-cell>
          <table:table-cell table:style-name="ce3" office:value-type="float" office:value="0.042">
            <text:p>0.042</text:p>
          </table:table-cell>
          <table:table-cell table:style-name="ce5" office:value-type="float" office:value="12">
            <text:p>12</text:p>
          </table:table-cell>
          <table:table-cell table:style-name="ce7" office:value-type="date" office:date-value="2015-04-08">
            <text:p>15-04-08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4505">1.02%</text:a></text:span></text:p>
          </table:table-cell>
          <table:table-cell table:style-name="ce10" office:value-type="percentage" office:value="0.40448">
            <text:p>40.45%</text:p>
          </table:table-cell>
          <table:table-cell table:style-name="ce10" office:value-type="percentage" office:value="0.50949">
            <text:p>50.95%</text:p>
          </table:table-cell>
          <table:table-cell table:style-name="ce3" office:value-type="float" office:value="205.714">
            <text:p>205.714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16996</text:p>
          </table:table-cell>
          <table:table-cell office:value-type="string">
            <text:p>中油花旗五四购Ａ</text:p>
          </table:table-cell>
          <table:table-cell table:style-name="ce3" office:value-type="float" office:value="857">
            <text:p>857</text:p>
          </table:table-cell>
          <table:table-cell table:style-name="ce4" office:value-type="string">
            <text:p>认购</text:p>
          </table:table-cell>
          <table:table-cell table:style-name="ce3" office:value-type="float" office:value="10.68">
            <text:p>10.68</text:p>
          </table:table-cell>
          <table:table-cell table:style-name="ce3" office:value-type="float" office:value="8.64">
            <text:p>8.64</text:p>
          </table:table-cell>
          <table:table-cell table:style-name="ce3" office:value-type="float" office:value="0.121">
            <text:p>0.121</text:p>
          </table:table-cell>
          <table:table-cell table:style-name="ce5" office:value-type="float" office:value="7.39">
            <text:p>7</text:p>
          </table:table-cell>
          <table:table-cell table:style-name="ce7" office:value-type="date" office:date-value="2015-04-02">
            <text:p>15-04-02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6996">1.55%</text:a></text:span></text:p>
          </table:table-cell>
          <table:table-cell table:style-name="ce10" office:value-type="percentage" office:value="0.33395">
            <text:p>33.40%</text:p>
          </table:table-cell>
          <table:table-cell table:style-name="ce10" office:value-type="percentage" office:value="0.25012">
            <text:p>25.01%</text:p>
          </table:table-cell>
          <table:table-cell table:style-name="ce3" office:value-type="float" office:value="71.405">
            <text:p>71.405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27948</text:p>
          </table:table-cell>
          <table:table-cell office:value-type="string">
            <text:p>中油中银五一购Ａ</text:p>
          </table:table-cell>
          <table:table-cell table:style-name="ce3" office:value-type="float" office:value="857">
            <text:p>857</text:p>
          </table:table-cell>
          <table:table-cell table:style-name="ce4" office:value-type="string">
            <text:p>认购</text:p>
          </table:table-cell>
          <table:table-cell table:style-name="ce3" office:value-type="float" office:value="11.08">
            <text:p>11.08</text:p>
          </table:table-cell>
          <table:table-cell table:style-name="ce3" office:value-type="float" office:value="8.64">
            <text:p>8.64</text:p>
          </table:table-cell>
          <table:table-cell table:style-name="ce3" office:value-type="float" office:value="0.015">
            <text:p>0.015</text:p>
          </table:table-cell>
          <table:table-cell table:style-name="ce5" office:value-type="float" office:value="4.302">
            <text:p>4</text:p>
          </table:table-cell>
          <table:table-cell table:style-name="ce7" office:value-type="date" office:date-value="2015-01-26">
            <text:p>15-01-26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7948">3.76%</text:a></text:span></text:p>
          </table:table-cell>
          <table:table-cell table:style-name="ce10" office:value-type="percentage" office:value="0.35029">
            <text:p>35.03%</text:p>
          </table:table-cell>
          <table:table-cell table:style-name="ce10" office:value-type="percentage" office:value="0.28414">
            <text:p>28.41%</text:p>
          </table:table-cell>
          <table:table-cell table:style-name="ce3" office:value-type="float" office:value="576">
            <text:p>576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19735</text:p>
          </table:table-cell>
          <table:table-cell office:value-type="string">
            <text:p>中油法兴五二购Ａ</text:p>
          </table:table-cell>
          <table:table-cell table:style-name="ce3" office:value-type="float" office:value="857">
            <text:p>857</text:p>
          </table:table-cell>
          <table:table-cell table:style-name="ce4" office:value-type="string">
            <text:p>认购</text:p>
          </table:table-cell>
          <table:table-cell table:style-name="ce3" office:value-type="float" office:value="11.28">
            <text:p>11.28</text:p>
          </table:table-cell>
          <table:table-cell table:style-name="ce3" office:value-type="float" office:value="8.64">
            <text:p>8.64</text:p>
          </table:table-cell>
          <table:table-cell table:style-name="ce3" office:value-type="float" office:value="0.01">
            <text:p>0.01</text:p>
          </table:table-cell>
          <table:table-cell table:style-name="ce5" office:value-type="float" office:value="3.5">
            <text:p>4</text:p>
          </table:table-cell>
          <table:table-cell table:style-name="ce7" office:value-type="date" office:date-value="2015-02-04">
            <text:p>15-02-04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9735">4.58%</text:a></text:span></text:p>
          </table:table-cell>
          <table:table-cell table:style-name="ce10" office:value-type="percentage" office:value="0.32055">
            <text:p>32.06%</text:p>
          </table:table-cell>
          <table:table-cell table:style-name="ce10" office:value-type="percentage" office:value="0.30671">
            <text:p>30.67%</text:p>
          </table:table-cell>
          <table:table-cell table:style-name="ce3" office:value-type="float" office:value="864">
            <text:p>864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27167</text:p>
          </table:table-cell>
          <table:table-cell office:value-type="string">
            <text:p>中油高盛五一购Ａ</text:p>
          </table:table-cell>
          <table:table-cell table:style-name="ce3" office:value-type="float" office:value="857">
            <text:p>857</text:p>
          </table:table-cell>
          <table:table-cell table:style-name="ce4" office:value-type="string">
            <text:p>认购</text:p>
          </table:table-cell>
          <table:table-cell table:style-name="ce3" office:value-type="float" office:value="11.08">
            <text:p>11.08</text:p>
          </table:table-cell>
          <table:table-cell table:style-name="ce3" office:value-type="float" office:value="8.64">
            <text:p>8.64</text:p>
          </table:table-cell>
          <table:table-cell table:style-name="ce3" office:value-type="float" office:value="0.011">
            <text:p>0.011</text:p>
          </table:table-cell>
          <table:table-cell table:style-name="ce5" office:value-type="float" office:value="2.2">
            <text:p>2</text:p>
          </table:table-cell>
          <table:table-cell table:style-name="ce7" office:value-type="date" office:date-value="2015-01-30">
            <text:p>15-01-30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7167">10.01%</text:a></text:span></text:p>
          </table:table-cell>
          <table:table-cell table:style-name="ce10" office:value-type="percentage" office:value="0.3207">
            <text:p>32.07%</text:p>
          </table:table-cell>
          <table:table-cell table:style-name="ce10" office:value-type="percentage" office:value="0.28368">
            <text:p>28.37%</text:p>
          </table:table-cell>
          <table:table-cell table:style-name="ce3" office:value-type="float" office:value="785.455">
            <text:p>785.455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16077</text:p>
          </table:table-cell>
          <table:table-cell office:value-type="string">
            <text:p>中油渣打五五购Ｂ</text:p>
          </table:table-cell>
          <table:table-cell table:style-name="ce3" office:value-type="float" office:value="857">
            <text:p>857</text:p>
          </table:table-cell>
          <table:table-cell table:style-name="ce4" office:value-type="string">
            <text:p>认购</text:p>
          </table:table-cell>
          <table:table-cell table:style-name="ce3" office:value-type="float" office:value="13.88">
            <text:p>13.88</text:p>
          </table:table-cell>
          <table:table-cell table:style-name="ce3" office:value-type="float" office:value="8.64">
            <text:p>8.64</text:p>
          </table:table-cell>
          <table:table-cell table:style-name="ce3" office:value-type="float" office:value="0.01">
            <text:p>0.01</text:p>
          </table:table-cell>
          <table:table-cell table:style-name="ce5" office:value-type="float" office:value="1.5">
            <text:p>2</text:p>
          </table:table-cell>
          <table:table-cell table:style-name="ce7" office:value-type="date" office:date-value="2015-05-05">
            <text:p>15-05-05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6077">0.67%</text:a></text:span></text:p>
          </table:table-cell>
          <table:table-cell table:style-name="ce10" office:value-type="percentage" office:value="0.32868">
            <text:p>32.87%</text:p>
          </table:table-cell>
          <table:table-cell table:style-name="ce10" office:value-type="percentage" office:value="0.60764">
            <text:p>60.76%</text:p>
          </table:table-cell>
          <table:table-cell table:style-name="ce3" office:value-type="float" office:value="864">
            <text:p>864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15582</text:p>
          </table:table-cell>
          <table:table-cell office:value-type="string">
            <text:p>中油大和五五购Ａ</text:p>
          </table:table-cell>
          <table:table-cell table:style-name="ce3" office:value-type="float" office:value="857">
            <text:p>857</text:p>
          </table:table-cell>
          <table:table-cell table:style-name="ce4" office:value-type="string">
            <text:p>认购</text:p>
          </table:table-cell>
          <table:table-cell table:style-name="ce3" office:value-type="float" office:value="14.88">
            <text:p>14.88</text:p>
          </table:table-cell>
          <table:table-cell table:style-name="ce3" office:value-type="float" office:value="8.64">
            <text:p>8.64</text:p>
          </table:table-cell>
          <table:table-cell table:style-name="ce3" office:value-type="float" office:value="0.016">
            <text:p>0.016</text:p>
          </table:table-cell>
          <table:table-cell table:style-name="ce5"/>
          <table:table-cell table:style-name="ce7" office:value-type="date" office:date-value="2015-05-08">
            <text:p>15-05-08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5582">0%</text:a></text:span></text:p>
          </table:table-cell>
          <table:table-cell table:style-name="ce10" office:value-type="percentage" office:value="0.38902">
            <text:p>38.90%</text:p>
          </table:table-cell>
          <table:table-cell table:style-name="ce10" office:value-type="percentage" office:value="0.72407">
            <text:p>72.41%</text:p>
          </table:table-cell>
          <table:table-cell table:style-name="ce3" office:value-type="float" office:value="540">
            <text:p>540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16080</text:p>
          </table:table-cell>
          <table:table-cell office:value-type="string">
            <text:p>中油法兴五五购Ａ</text:p>
          </table:table-cell>
          <table:table-cell table:style-name="ce3" office:value-type="float" office:value="857">
            <text:p>857</text:p>
          </table:table-cell>
          <table:table-cell table:style-name="ce4" office:value-type="string">
            <text:p>认购</text:p>
          </table:table-cell>
          <table:table-cell table:style-name="ce3" office:value-type="float" office:value="14.88">
            <text:p>14.88</text:p>
          </table:table-cell>
          <table:table-cell table:style-name="ce3" office:value-type="float" office:value="8.64">
            <text:p>8.64</text:p>
          </table:table-cell>
          <table:table-cell table:style-name="ce3" office:value-type="float" office:value="0">
            <text:p>0</text:p>
          </table:table-cell>
          <table:table-cell table:style-name="ce5"/>
          <table:table-cell table:style-name="ce7" office:value-type="date" office:date-value="2015-05-06">
            <text:p>15-05-06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6080">0%</text:a></text:span></text:p>
          </table:table-cell>
          <table:table-cell table:number-columns-repeated="2" table:style-name="ce10" office:value-type="percentage" office:value="0">
            <text:p>0.00%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16044</text:p>
          </table:table-cell>
          <table:table-cell office:value-type="string">
            <text:p>中油瑞银五四购Ａ</text:p>
          </table:table-cell>
          <table:table-cell table:style-name="ce3" office:value-type="float" office:value="857">
            <text:p>857</text:p>
          </table:table-cell>
          <table:table-cell table:style-name="ce4" office:value-type="string">
            <text:p>认购</text:p>
          </table:table-cell>
          <table:table-cell table:style-name="ce3" office:value-type="float" office:value="14.9">
            <text:p>14.9</text:p>
          </table:table-cell>
          <table:table-cell table:style-name="ce3" office:value-type="float" office:value="8.64">
            <text:p>8.64</text:p>
          </table:table-cell>
          <table:table-cell table:style-name="ce3" office:value-type="float" office:value="0.021">
            <text:p>0.021</text:p>
          </table:table-cell>
          <table:table-cell table:style-name="ce5"/>
          <table:table-cell table:style-name="ce7" office:value-type="date" office:date-value="2015-04-30">
            <text:p>15-04-30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6044">0%</text:a></text:span></text:p>
          </table:table-cell>
          <table:table-cell table:style-name="ce10" office:value-type="percentage" office:value="0.41663">
            <text:p>41.66%</text:p>
          </table:table-cell>
          <table:table-cell table:style-name="ce10" office:value-type="percentage" office:value="0.72697">
            <text:p>72.70%</text:p>
          </table:table-cell>
          <table:table-cell table:style-name="ce3" office:value-type="float" office:value="411.429">
            <text:p>411.429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15068</text:p>
          </table:table-cell>
          <table:table-cell office:value-type="string">
            <text:p>中油大和五三购Ａ</text:p>
          </table:table-cell>
          <table:table-cell table:style-name="ce3" office:value-type="float" office:value="857">
            <text:p>857</text:p>
          </table:table-cell>
          <table:table-cell table:style-name="ce4" office:value-type="string">
            <text:p>认购</text:p>
          </table:table-cell>
          <table:table-cell table:style-name="ce3" office:value-type="float" office:value="13.28">
            <text:p>13.28</text:p>
          </table:table-cell>
          <table:table-cell table:style-name="ce3" office:value-type="float" office:value="8.64">
            <text:p>8.64</text:p>
          </table:table-cell>
          <table:table-cell table:style-name="ce3" office:value-type="float" office:value="0.025">
            <text:p>0.025</text:p>
          </table:table-cell>
          <table:table-cell table:style-name="ce5"/>
          <table:table-cell table:style-name="ce7" office:value-type="date" office:date-value="2015-03-18">
            <text:p>15-03-18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5068">5.65%</text:a></text:span></text:p>
          </table:table-cell>
          <table:table-cell table:style-name="ce10" office:value-type="percentage" office:value="0.42125">
            <text:p>42.13%</text:p>
          </table:table-cell>
          <table:table-cell table:style-name="ce10" office:value-type="percentage" office:value="0.53993">
            <text:p>53.99%</text:p>
          </table:table-cell>
          <table:table-cell table:style-name="ce3" office:value-type="float" office:value="345.6">
            <text:p>345.6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15718</text:p>
          </table:table-cell>
          <table:table-cell office:value-type="string">
            <text:p>中油汇丰五三购Ａ</text:p>
          </table:table-cell>
          <table:table-cell table:style-name="ce3" office:value-type="float" office:value="857">
            <text:p>857</text:p>
          </table:table-cell>
          <table:table-cell table:style-name="ce4" office:value-type="string">
            <text:p>认购</text:p>
          </table:table-cell>
          <table:table-cell table:style-name="ce3" office:value-type="float" office:value="12.18">
            <text:p>12.18</text:p>
          </table:table-cell>
          <table:table-cell table:style-name="ce3" office:value-type="float" office:value="8.64">
            <text:p>8.64</text:p>
          </table:table-cell>
          <table:table-cell table:style-name="ce3" office:value-type="float" office:value="0.021">
            <text:p>0.021</text:p>
          </table:table-cell>
          <table:table-cell table:style-name="ce5"/>
          <table:table-cell table:style-name="ce7" office:value-type="date" office:date-value="2015-03-09">
            <text:p>15-03-09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5718">1.19%</text:a></text:span></text:p>
          </table:table-cell>
          <table:table-cell table:style-name="ce10" office:value-type="percentage" office:value="0.35768">
            <text:p>35.77%</text:p>
          </table:table-cell>
          <table:table-cell table:style-name="ce10" office:value-type="percentage" office:value="0.41215">
            <text:p>41.22%</text:p>
          </table:table-cell>
          <table:table-cell table:style-name="ce3" office:value-type="float" office:value="411.429">
            <text:p>411.429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15789</text:p>
          </table:table-cell>
          <table:table-cell office:value-type="string">
            <text:p>中油麦银五三购Ａ</text:p>
          </table:table-cell>
          <table:table-cell table:style-name="ce3" office:value-type="float" office:value="857">
            <text:p>857</text:p>
          </table:table-cell>
          <table:table-cell table:style-name="ce4" office:value-type="string">
            <text:p>认购</text:p>
          </table:table-cell>
          <table:table-cell table:style-name="ce3" office:value-type="float" office:value="13.58">
            <text:p>13.58</text:p>
          </table:table-cell>
          <table:table-cell table:style-name="ce3" office:value-type="float" office:value="8.64">
            <text:p>8.64</text:p>
          </table:table-cell>
          <table:table-cell table:style-name="ce3" office:value-type="float" office:value="0.01">
            <text:p>0.01</text:p>
          </table:table-cell>
          <table:table-cell table:style-name="ce5"/>
          <table:table-cell table:style-name="ce7" office:value-type="date" office:date-value="2015-03-03">
            <text:p>15-03-03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5789">1.87%</text:a></text:span></text:p>
          </table:table-cell>
          <table:table-cell table:style-name="ce10" office:value-type="percentage" office:value="0.414">
            <text:p>41.40%</text:p>
          </table:table-cell>
          <table:table-cell table:style-name="ce10" office:value-type="percentage" office:value="0.57292">
            <text:p>57.29%</text:p>
          </table:table-cell>
          <table:table-cell table:style-name="ce3" office:value-type="float" office:value="864">
            <text:p>864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29929</text:p>
          </table:table-cell>
          <table:table-cell office:value-type="string">
            <text:p>中油摩通五三购Ａ</text:p>
          </table:table-cell>
          <table:table-cell table:style-name="ce3" office:value-type="float" office:value="857">
            <text:p>857</text:p>
          </table:table-cell>
          <table:table-cell table:style-name="ce4" office:value-type="string">
            <text:p>认购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8.64">
            <text:p>8.64</text:p>
          </table:table-cell>
          <table:table-cell table:style-name="ce3" office:value-type="float" office:value="0.017">
            <text:p>0.017</text:p>
          </table:table-cell>
          <table:table-cell table:style-name="ce5"/>
          <table:table-cell table:style-name="ce7" office:value-type="date" office:date-value="2015-03-03">
            <text:p>15-03-03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9929">9.77%</text:a></text:span></text:p>
          </table:table-cell>
          <table:table-cell table:style-name="ce10" office:value-type="percentage" office:value="0.34435">
            <text:p>34.44%</text:p>
          </table:table-cell>
          <table:table-cell table:style-name="ce10" office:value-type="percentage" office:value="0.39086">
            <text:p>39.09%</text:p>
          </table:table-cell>
          <table:table-cell table:style-name="ce3" office:value-type="float" office:value="508.235">
            <text:p>508.235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15432</text:p>
          </table:table-cell>
          <table:table-cell office:value-type="string">
            <text:p>中油摩通五三购Ｂ</text:p>
          </table:table-cell>
          <table:table-cell table:style-name="ce3" office:value-type="float" office:value="857">
            <text:p>857</text:p>
          </table:table-cell>
          <table:table-cell table:style-name="ce4" office:value-type="string">
            <text:p>认购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8.64">
            <text:p>8.64</text:p>
          </table:table-cell>
          <table:table-cell table:style-name="ce3" office:value-type="float" office:value="0.013">
            <text:p>0.013</text:p>
          </table:table-cell>
          <table:table-cell table:style-name="ce5"/>
          <table:table-cell table:style-name="ce7" office:value-type="date" office:date-value="2015-03-02">
            <text:p>15-03-02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5432">0.94%</text:a></text:span></text:p>
          </table:table-cell>
          <table:table-cell table:style-name="ce10" office:value-type="percentage" office:value="0.39715">
            <text:p>39.72%</text:p>
          </table:table-cell>
          <table:table-cell table:style-name="ce10" office:value-type="percentage" office:value="0.50613">
            <text:p>50.61%</text:p>
          </table:table-cell>
          <table:table-cell table:style-name="ce3" office:value-type="float" office:value="664.615">
            <text:p>664.615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15473</text:p>
          </table:table-cell>
          <table:table-cell office:value-type="string">
            <text:p>中油瑞信五三购Ａ</text:p>
          </table:table-cell>
          <table:table-cell table:style-name="ce3" office:value-type="float" office:value="857">
            <text:p>857</text:p>
          </table:table-cell>
          <table:table-cell table:style-name="ce4" office:value-type="string">
            <text:p>认购</text:p>
          </table:table-cell>
          <table:table-cell table:style-name="ce3" office:value-type="float" office:value="13.58">
            <text:p>13.58</text:p>
          </table:table-cell>
          <table:table-cell table:style-name="ce3" office:value-type="float" office:value="8.64">
            <text:p>8.64</text:p>
          </table:table-cell>
          <table:table-cell table:style-name="ce3" office:value-type="float" office:value="0.017">
            <text:p>0.017</text:p>
          </table:table-cell>
          <table:table-cell table:style-name="ce5"/>
          <table:table-cell table:style-name="ce7" office:value-type="date" office:date-value="2015-03-02">
            <text:p>15-03-02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5473">1.43%</text:a></text:span></text:p>
          </table:table-cell>
          <table:table-cell table:style-name="ce10" office:value-type="percentage" office:value="0.44922">
            <text:p>44.92%</text:p>
          </table:table-cell>
          <table:table-cell table:style-name="ce10" office:value-type="percentage" office:value="0.57373">
            <text:p>57.37%</text:p>
          </table:table-cell>
          <table:table-cell table:style-name="ce3" office:value-type="float" office:value="508.235">
            <text:p>508.235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15479</text:p>
          </table:table-cell>
          <table:table-cell office:value-type="string">
            <text:p>中油瑞银五三购Ａ</text:p>
          </table:table-cell>
          <table:table-cell table:style-name="ce3" office:value-type="float" office:value="857">
            <text:p>857</text:p>
          </table:table-cell>
          <table:table-cell table:style-name="ce4" office:value-type="string">
            <text:p>认购</text:p>
          </table:table-cell>
          <table:table-cell table:style-name="ce3" office:value-type="float" office:value="13.38">
            <text:p>13.38</text:p>
          </table:table-cell>
          <table:table-cell table:style-name="ce3" office:value-type="float" office:value="8.64">
            <text:p>8.64</text:p>
          </table:table-cell>
          <table:table-cell table:style-name="ce3" office:value-type="float" office:value="0.017">
            <text:p>0.017</text:p>
          </table:table-cell>
          <table:table-cell table:style-name="ce5"/>
          <table:table-cell table:style-name="ce7" office:value-type="date" office:date-value="2015-03-02">
            <text:p>15-03-02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5479">7.62%</text:a></text:span></text:p>
          </table:table-cell>
          <table:table-cell table:style-name="ce10" office:value-type="percentage" office:value="0.43714">
            <text:p>43.71%</text:p>
          </table:table-cell>
          <table:table-cell table:style-name="ce10" office:value-type="percentage" office:value="0.55058">
            <text:p>55.06%</text:p>
          </table:table-cell>
          <table:table-cell table:style-name="ce3" office:value-type="float" office:value="508.235">
            <text:p>508.235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29534</text:p>
          </table:table-cell>
          <table:table-cell office:value-type="string">
            <text:p>中油中银五二购Ａ</text:p>
          </table:table-cell>
          <table:table-cell table:style-name="ce3" office:value-type="float" office:value="857">
            <text:p>857</text:p>
          </table:table-cell>
          <table:table-cell table:style-name="ce4" office:value-type="string">
            <text:p>认购</text:p>
          </table:table-cell>
          <table:table-cell table:style-name="ce3" office:value-type="float" office:value="12.68">
            <text:p>12.68</text:p>
          </table:table-cell>
          <table:table-cell table:style-name="ce3" office:value-type="float" office:value="8.64">
            <text:p>8.64</text:p>
          </table:table-cell>
          <table:table-cell table:style-name="ce3" office:value-type="float" office:value="0.01">
            <text:p>0.01</text:p>
          </table:table-cell>
          <table:table-cell table:style-name="ce5"/>
          <table:table-cell table:style-name="ce7" office:value-type="date" office:date-value="2015-02-16">
            <text:p>15-02-16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9534">8.69%</text:a></text:span></text:p>
          </table:table-cell>
          <table:table-cell table:style-name="ce10" office:value-type="percentage" office:value="0.39627">
            <text:p>39.63%</text:p>
          </table:table-cell>
          <table:table-cell table:style-name="ce10" office:value-type="percentage" office:value="0.46875">
            <text:p>46.88%</text:p>
          </table:table-cell>
          <table:table-cell table:style-name="ce3" office:value-type="float" office:value="864">
            <text:p>864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14332</text:p>
          </table:table-cell>
          <table:table-cell office:value-type="string">
            <text:p>中油花旗五二购Ａ</text:p>
          </table:table-cell>
          <table:table-cell table:style-name="ce3" office:value-type="float" office:value="857">
            <text:p>857</text:p>
          </table:table-cell>
          <table:table-cell table:style-name="ce4" office:value-type="string">
            <text:p>认购</text:p>
          </table:table-cell>
          <table:table-cell table:style-name="ce3" office:value-type="float" office:value="12.68">
            <text:p>12.68</text:p>
          </table:table-cell>
          <table:table-cell table:style-name="ce3" office:value-type="float" office:value="8.64">
            <text:p>8.64</text:p>
          </table:table-cell>
          <table:table-cell table:style-name="ce3" office:value-type="float" office:value="0.01">
            <text:p>0.01</text:p>
          </table:table-cell>
          <table:table-cell table:style-name="ce5"/>
          <table:table-cell table:style-name="ce7" office:value-type="date" office:date-value="2015-02-09">
            <text:p>15-02-09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4332">20.52%</text:a></text:span></text:p>
          </table:table-cell>
          <table:table-cell table:style-name="ce10" office:value-type="percentage" office:value="0.41678">
            <text:p>41.68%</text:p>
          </table:table-cell>
          <table:table-cell table:style-name="ce10" office:value-type="percentage" office:value="0.46875">
            <text:p>46.88%</text:p>
          </table:table-cell>
          <table:table-cell table:style-name="ce3" office:value-type="float" office:value="864">
            <text:p>864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14402</text:p>
          </table:table-cell>
          <table:table-cell office:value-type="string">
            <text:p>中油汇丰五二购Ａ</text:p>
          </table:table-cell>
          <table:table-cell table:style-name="ce3" office:value-type="float" office:value="857">
            <text:p>857</text:p>
          </table:table-cell>
          <table:table-cell table:style-name="ce4" office:value-type="string">
            <text:p>认购</text:p>
          </table:table-cell>
          <table:table-cell table:style-name="ce3" office:value-type="float" office:value="12.7">
            <text:p>12.7</text:p>
          </table:table-cell>
          <table:table-cell table:style-name="ce3" office:value-type="float" office:value="8.64">
            <text:p>8.64</text:p>
          </table:table-cell>
          <table:table-cell table:style-name="ce3" office:value-type="float" office:value="0.012">
            <text:p>0.012</text:p>
          </table:table-cell>
          <table:table-cell table:style-name="ce5"/>
          <table:table-cell table:style-name="ce7" office:value-type="date" office:date-value="2015-02-09">
            <text:p>15-02-09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4402">0.28%</text:a></text:span></text:p>
          </table:table-cell>
          <table:table-cell table:style-name="ce10" office:value-type="percentage" office:value="0.42923">
            <text:p>42.92%</text:p>
          </table:table-cell>
          <table:table-cell table:style-name="ce10" office:value-type="percentage" office:value="0.4713">
            <text:p>47.13%</text:p>
          </table:table-cell>
          <table:table-cell table:style-name="ce3" office:value-type="float" office:value="720">
            <text:p>720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15558</text:p>
          </table:table-cell>
          <table:table-cell office:value-type="string">
            <text:p>中油渣打五二购Ａ</text:p>
          </table:table-cell>
          <table:table-cell table:style-name="ce3" office:value-type="float" office:value="857">
            <text:p>857</text:p>
          </table:table-cell>
          <table:table-cell table:style-name="ce4" office:value-type="string">
            <text:p>认购</text:p>
          </table:table-cell>
          <table:table-cell table:style-name="ce3" office:value-type="float" office:value="12.68">
            <text:p>12.68</text:p>
          </table:table-cell>
          <table:table-cell table:style-name="ce3" office:value-type="float" office:value="8.64">
            <text:p>8.64</text:p>
          </table:table-cell>
          <table:table-cell table:style-name="ce3" office:value-type="float" office:value="0.01">
            <text:p>0.01</text:p>
          </table:table-cell>
          <table:table-cell table:style-name="ce5"/>
          <table:table-cell table:style-name="ce7" office:value-type="date" office:date-value="2015-02-09">
            <text:p>15-02-09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5558">8.67%</text:a></text:span></text:p>
          </table:table-cell>
          <table:table-cell table:style-name="ce10" office:value-type="percentage" office:value="0.41678">
            <text:p>41.68%</text:p>
          </table:table-cell>
          <table:table-cell table:style-name="ce10" office:value-type="percentage" office:value="0.46875">
            <text:p>46.88%</text:p>
          </table:table-cell>
          <table:table-cell table:style-name="ce3" office:value-type="float" office:value="864">
            <text:p>864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26841</text:p>
          </table:table-cell>
          <table:table-cell office:value-type="string">
            <text:p>中油麦银五二购Ａ</text:p>
          </table:table-cell>
          <table:table-cell table:style-name="ce3" office:value-type="float" office:value="857">
            <text:p>857</text:p>
          </table:table-cell>
          <table:table-cell table:style-name="ce4" office:value-type="string">
            <text:p>认购</text:p>
          </table:table-cell>
          <table:table-cell table:style-name="ce3" office:value-type="float" office:value="11.5">
            <text:p>11.5</text:p>
          </table:table-cell>
          <table:table-cell table:style-name="ce3" office:value-type="float" office:value="8.64">
            <text:p>8.64</text:p>
          </table:table-cell>
          <table:table-cell table:style-name="ce3" office:value-type="float" office:value="0.01">
            <text:p>0.01</text:p>
          </table:table-cell>
          <table:table-cell table:style-name="ce5"/>
          <table:table-cell table:style-name="ce7" office:value-type="date" office:date-value="2015-02-03">
            <text:p>15-02-03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6841">49.36%</text:a></text:span></text:p>
          </table:table-cell>
          <table:table-cell table:style-name="ce10" office:value-type="percentage" office:value="0.34245">
            <text:p>34.25%</text:p>
          </table:table-cell>
          <table:table-cell table:style-name="ce10" office:value-type="percentage" office:value="0.33218">
            <text:p>33.22%</text:p>
          </table:table-cell>
          <table:table-cell table:style-name="ce3" office:value-type="float" office:value="864">
            <text:p>864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29547</text:p>
          </table:table-cell>
          <table:table-cell office:value-type="string">
            <text:p>中油法巴五二购Ａ</text:p>
          </table:table-cell>
          <table:table-cell table:style-name="ce3" office:value-type="float" office:value="857">
            <text:p>857</text:p>
          </table:table-cell>
          <table:table-cell table:style-name="ce4" office:value-type="string">
            <text:p>认购</text:p>
          </table:table-cell>
          <table:table-cell table:style-name="ce3" office:value-type="float" office:value="12.46">
            <text:p>12.46</text:p>
          </table:table-cell>
          <table:table-cell table:style-name="ce3" office:value-type="float" office:value="8.64">
            <text:p>8.64</text:p>
          </table:table-cell>
          <table:table-cell table:style-name="ce3" office:value-type="float" office:value="0.019">
            <text:p>0.019</text:p>
          </table:table-cell>
          <table:table-cell table:style-name="ce5"/>
          <table:table-cell table:style-name="ce7" office:value-type="date" office:date-value="2015-02-03">
            <text:p>15-02-03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9547">0.53%</text:a></text:span></text:p>
          </table:table-cell>
          <table:table-cell table:style-name="ce10" office:value-type="percentage" office:value="0.46372">
            <text:p>46.37%</text:p>
          </table:table-cell>
          <table:table-cell table:style-name="ce10" office:value-type="percentage" office:value="0.44433">
            <text:p>44.43%</text:p>
          </table:table-cell>
          <table:table-cell table:style-name="ce3" office:value-type="float" office:value="454.737">
            <text:p>454.737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26356</text:p>
          </table:table-cell>
          <table:table-cell office:value-type="string">
            <text:p>中油大和五二购Ａ</text:p>
          </table:table-cell>
          <table:table-cell table:style-name="ce3" office:value-type="float" office:value="857">
            <text:p>857</text:p>
          </table:table-cell>
          <table:table-cell table:style-name="ce4" office:value-type="string">
            <text:p>认购</text:p>
          </table:table-cell>
          <table:table-cell table:style-name="ce3" office:value-type="float" office:value="11.3">
            <text:p>11.3</text:p>
          </table:table-cell>
          <table:table-cell table:style-name="ce3" office:value-type="float" office:value="8.64">
            <text:p>8.64</text:p>
          </table:table-cell>
          <table:table-cell table:style-name="ce3" office:value-type="float" office:value="0.01">
            <text:p>0.01</text:p>
          </table:table-cell>
          <table:table-cell table:style-name="ce5"/>
          <table:table-cell table:style-name="ce7" office:value-type="date" office:date-value="2015-02-02">
            <text:p>15-02-02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6356">0.95%</text:a></text:span></text:p>
          </table:table-cell>
          <table:table-cell table:style-name="ce10" office:value-type="percentage" office:value="0.32773">
            <text:p>32.77%</text:p>
          </table:table-cell>
          <table:table-cell table:style-name="ce10" office:value-type="percentage" office:value="0.30903">
            <text:p>30.90%</text:p>
          </table:table-cell>
          <table:table-cell table:style-name="ce3" office:value-type="float" office:value="864">
            <text:p>864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29106</text:p>
          </table:table-cell>
          <table:table-cell office:value-type="string">
            <text:p>中油瑞信五一购Ａ</text:p>
          </table:table-cell>
          <table:table-cell table:style-name="ce3" office:value-type="float" office:value="857">
            <text:p>857</text:p>
          </table:table-cell>
          <table:table-cell table:style-name="ce4" office:value-type="string">
            <text:p>认购</text:p>
          </table:table-cell>
          <table:table-cell table:style-name="ce3" office:value-type="float" office:value="11.52">
            <text:p>11.52</text:p>
          </table:table-cell>
          <table:table-cell table:style-name="ce3" office:value-type="float" office:value="8.64">
            <text:p>8.64</text:p>
          </table:table-cell>
          <table:table-cell table:style-name="ce3" office:value-type="float" office:value="0.01">
            <text:p>0.01</text:p>
          </table:table-cell>
          <table:table-cell table:style-name="ce5"/>
          <table:table-cell table:style-name="ce7" office:value-type="date" office:date-value="2015-01-30">
            <text:p>15-01-30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9106">2.16%</text:a></text:span></text:p>
          </table:table-cell>
          <table:table-cell table:style-name="ce10" office:value-type="percentage" office:value="0.35629">
            <text:p>35.63%</text:p>
          </table:table-cell>
          <table:table-cell table:style-name="ce10" office:value-type="percentage" office:value="0.33449">
            <text:p>33.45%</text:p>
          </table:table-cell>
          <table:table-cell table:style-name="ce3" office:value-type="float" office:value="864">
            <text:p>864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29181</text:p>
          </table:table-cell>
          <table:table-cell office:value-type="string">
            <text:p>中油汇丰五一购Ａ</text:p>
          </table:table-cell>
          <table:table-cell table:style-name="ce3" office:value-type="float" office:value="857">
            <text:p>857</text:p>
          </table:table-cell>
          <table:table-cell table:style-name="ce4" office:value-type="string">
            <text:p>认购</text:p>
          </table:table-cell>
          <table:table-cell table:style-name="ce3" office:value-type="float" office:value="11.18">
            <text:p>11.18</text:p>
          </table:table-cell>
          <table:table-cell table:style-name="ce3" office:value-type="float" office:value="8.64">
            <text:p>8.64</text:p>
          </table:table-cell>
          <table:table-cell table:style-name="ce3" office:value-type="float" office:value="0.014">
            <text:p>0.014</text:p>
          </table:table-cell>
          <table:table-cell table:style-name="ce5"/>
          <table:table-cell table:style-name="ce7" office:value-type="date" office:date-value="2015-01-30">
            <text:p>15-01-30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9181">8.46%</text:a></text:span></text:p>
          </table:table-cell>
          <table:table-cell table:style-name="ce10" office:value-type="percentage" office:value="0.34333">
            <text:p>34.33%</text:p>
          </table:table-cell>
          <table:table-cell table:style-name="ce10" office:value-type="percentage" office:value="0.2956">
            <text:p>29.56%</text:p>
          </table:table-cell>
          <table:table-cell table:style-name="ce3" office:value-type="float" office:value="617.143">
            <text:p>617.143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12261</text:p>
          </table:table-cell>
          <table:table-cell office:value-type="string">
            <text:p>中油渣打五一购Ａ</text:p>
          </table:table-cell>
          <table:table-cell table:style-name="ce3" office:value-type="float" office:value="857">
            <text:p>857</text:p>
          </table:table-cell>
          <table:table-cell table:style-name="ce4" office:value-type="string">
            <text:p>认购</text:p>
          </table:table-cell>
          <table:table-cell table:style-name="ce3" office:value-type="float" office:value="11.5">
            <text:p>11.5</text:p>
          </table:table-cell>
          <table:table-cell table:style-name="ce3" office:value-type="float" office:value="8.64">
            <text:p>8.64</text:p>
          </table:table-cell>
          <table:table-cell table:style-name="ce3" office:value-type="float" office:value="0.01">
            <text:p>0.01</text:p>
          </table:table-cell>
          <table:table-cell table:style-name="ce5"/>
          <table:table-cell table:style-name="ce7" office:value-type="date" office:date-value="2015-01-28">
            <text:p>15-01-28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2261">10.31%</text:a></text:span></text:p>
          </table:table-cell>
          <table:table-cell table:style-name="ce10" office:value-type="percentage" office:value="0.36098">
            <text:p>36.10%</text:p>
          </table:table-cell>
          <table:table-cell table:style-name="ce10" office:value-type="percentage" office:value="0.33218">
            <text:p>33.22%</text:p>
          </table:table-cell>
          <table:table-cell table:style-name="ce3" office:value-type="float" office:value="864">
            <text:p>864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29064</text:p>
          </table:table-cell>
          <table:table-cell office:value-type="string">
            <text:p>中油瑞银五一购Ａ</text:p>
          </table:table-cell>
          <table:table-cell table:style-name="ce3" office:value-type="float" office:value="857">
            <text:p>857</text:p>
          </table:table-cell>
          <table:table-cell table:style-name="ce4" office:value-type="string">
            <text:p>认购</text:p>
          </table:table-cell>
          <table:table-cell table:style-name="ce3" office:value-type="float" office:value="11.52">
            <text:p>11.52</text:p>
          </table:table-cell>
          <table:table-cell table:style-name="ce3" office:value-type="float" office:value="8.64">
            <text:p>8.64</text:p>
          </table:table-cell>
          <table:table-cell table:style-name="ce3" office:value-type="float" office:value="0.01">
            <text:p>0.01</text:p>
          </table:table-cell>
          <table:table-cell table:style-name="ce5"/>
          <table:table-cell table:style-name="ce7" office:value-type="date" office:date-value="2015-01-22">
            <text:p>15-01-22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9064">2.08%</text:a></text:span></text:p>
          </table:table-cell>
          <table:table-cell table:style-name="ce10" office:value-type="percentage" office:value="0.38485">
            <text:p>38.49%</text:p>
          </table:table-cell>
          <table:table-cell table:style-name="ce10" office:value-type="percentage" office:value="0.33449">
            <text:p>33.45%</text:p>
          </table:table-cell>
          <table:table-cell table:style-name="ce3" office:value-type="float" office:value="864">
            <text:p>864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12814</text:p>
          </table:table-cell>
          <table:table-cell office:value-type="string">
            <text:p>中油花旗五一购Ａ</text:p>
          </table:table-cell>
          <table:table-cell table:style-name="ce3" office:value-type="float" office:value="857">
            <text:p>857</text:p>
          </table:table-cell>
          <table:table-cell table:style-name="ce4" office:value-type="string">
            <text:p>认购</text:p>
          </table:table-cell>
          <table:table-cell table:style-name="ce3" office:value-type="float" office:value="11.52">
            <text:p>11.52</text:p>
          </table:table-cell>
          <table:table-cell table:style-name="ce3" office:value-type="float" office:value="8.64">
            <text:p>8.64</text:p>
          </table:table-cell>
          <table:table-cell table:style-name="ce3" office:value-type="float" office:value="0.01">
            <text:p>0.01</text:p>
          </table:table-cell>
          <table:table-cell table:style-name="ce5"/>
          <table:table-cell table:style-name="ce7" office:value-type="date" office:date-value="2015-01-15">
            <text:p>15-01-15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2814">2.5%</text:a></text:span></text:p>
          </table:table-cell>
          <table:table-cell table:style-name="ce10" office:value-type="percentage" office:value="0.41634">
            <text:p>41.63%</text:p>
          </table:table-cell>
          <table:table-cell table:style-name="ce10" office:value-type="percentage" office:value="0.33449">
            <text:p>33.45%</text:p>
          </table:table-cell>
          <table:table-cell table:style-name="ce3" office:value-type="float" office:value="864">
            <text:p>864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15595</text:p>
          </table:table-cell>
          <table:table-cell office:value-type="string">
            <text:p>中油野村四乙购Ａ</text:p>
          </table:table-cell>
          <table:table-cell table:style-name="ce3" office:value-type="float" office:value="857">
            <text:p>857</text:p>
          </table:table-cell>
          <table:table-cell table:style-name="ce4" office:value-type="string">
            <text:p>认购</text:p>
          </table:table-cell>
          <table:table-cell table:style-name="ce3" office:value-type="float" office:value="10.88">
            <text:p>10.88</text:p>
          </table:table-cell>
          <table:table-cell table:style-name="ce3" office:value-type="float" office:value="8.64">
            <text:p>8.64</text:p>
          </table:table-cell>
          <table:table-cell table:style-name="ce3" office:value-type="float" office:value="0.01">
            <text:p>0.01</text:p>
          </table:table-cell>
          <table:table-cell table:style-name="ce5"/>
          <table:table-cell table:style-name="ce7" office:value-type="date" office:date-value="2014-12-31">
            <text:p>14-12-31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5595">20.07%</text:a></text:span></text:p>
          </table:table-cell>
          <table:table-cell table:style-name="ce10" office:value-type="percentage" office:value="0.43553">
            <text:p>43.55%</text:p>
          </table:table-cell>
          <table:table-cell table:style-name="ce10" office:value-type="percentage" office:value="0.26042">
            <text:p>26.04%</text:p>
          </table:table-cell>
          <table:table-cell table:style-name="ce3" office:value-type="float" office:value="864">
            <text:p>864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20307</text:p>
          </table:table-cell>
          <table:table-cell office:value-type="string">
            <text:p>中油摩通四乙购Ａ</text:p>
          </table:table-cell>
          <table:table-cell table:style-name="ce3" office:value-type="float" office:value="857">
            <text:p>857</text:p>
          </table:table-cell>
          <table:table-cell table:style-name="ce4" office:value-type="string">
            <text:p>认购</text:p>
          </table:table-cell>
          <table:table-cell table:style-name="ce3" office:value-type="float" office:value="10.68">
            <text:p>10.68</text:p>
          </table:table-cell>
          <table:table-cell table:style-name="ce3" office:value-type="float" office:value="8.64">
            <text:p>8.64</text:p>
          </table:table-cell>
          <table:table-cell table:style-name="ce3" office:value-type="float" office:value="0.01">
            <text:p>0.01</text:p>
          </table:table-cell>
          <table:table-cell table:style-name="ce5"/>
          <table:table-cell table:style-name="ce7" office:value-type="date" office:date-value="2014-12-29">
            <text:p>14-12-29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0307">10.23%</text:a></text:span></text:p>
          </table:table-cell>
          <table:table-cell table:style-name="ce10" office:value-type="percentage" office:value="0.42308">
            <text:p>42.31%</text:p>
          </table:table-cell>
          <table:table-cell table:style-name="ce10" office:value-type="percentage" office:value="0.23727">
            <text:p>23.73%</text:p>
          </table:table-cell>
          <table:table-cell table:style-name="ce3" office:value-type="float" office:value="864">
            <text:p>864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28485</text:p>
          </table:table-cell>
          <table:table-cell office:value-type="string">
            <text:p>中油花旗四乙购Ａ</text:p>
          </table:table-cell>
          <table:table-cell table:style-name="ce3" office:value-type="float" office:value="857">
            <text:p>857</text:p>
          </table:table-cell>
          <table:table-cell table:style-name="ce4" office:value-type="string">
            <text:p>认购</text:p>
          </table:table-cell>
          <table:table-cell table:style-name="ce3" office:value-type="float" office:value="10.88">
            <text:p>10.88</text:p>
          </table:table-cell>
          <table:table-cell table:style-name="ce3" office:value-type="float" office:value="8.64">
            <text:p>8.64</text:p>
          </table:table-cell>
          <table:table-cell table:style-name="ce3" office:value-type="float" office:value="0.018">
            <text:p>0.018</text:p>
          </table:table-cell>
          <table:table-cell table:style-name="ce5"/>
          <table:table-cell table:style-name="ce7" office:value-type="date" office:date-value="2014-12-22">
            <text:p>14-12-22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8485">0.91%</text:a></text:span></text:p>
          </table:table-cell>
          <table:table-cell table:style-name="ce10" office:value-type="percentage" office:value="0.59517">
            <text:p>59.52%</text:p>
          </table:table-cell>
          <table:table-cell table:style-name="ce10" office:value-type="percentage" office:value="0.26134">
            <text:p>26.13%</text:p>
          </table:table-cell>
          <table:table-cell table:style-name="ce3" office:value-type="float" office:value="480">
            <text:p>480</text:p>
          </table:table-cell>
          <table:table-cell table:style-name="ce3" office:value-type="float" office:value="1">
            <text:p>1</text:p>
          </table:table-cell>
        </table:table-row>
        <table:table-row table:style-name="ro2" table:number-rows-repeated="1048517">
          <table:table-cell table:number-columns-repeated="14"/>
        </table:table-row>
        <table:table-row table:style-name="ro2">
          <table:table-cell table:number-columns-repeated="14"/>
        </table:table-row>
        <table:named-expressions/>
      </table:table>
      <table:table table:name="6837" table:style-name="ta2" table:print="false"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6" table:number-columns-repeated="8" table:default-cell-style-name="Default"/>
        <table:table-column table:style-name="co11" table:default-cell-style-name="Default"/>
        <table:table-column table:style-name="co6" table:number-columns-repeated="1009" table:default-cell-style-name="Default"/>
        <table:table-row table:style-name="ro1">
          <table:table-cell office:value-type="string">
            <text:p>认股证编号</text:p>
          </table:table-cell>
          <table:table-cell office:value-type="string">
            <text:p>认股证名称</text:p>
          </table:table-cell>
          <table:table-cell office:value-type="string">
            <text:p>正股编号<text:span text:style-name="T1">/</text:span><text:span text:style-name="T2">指</text:span><text:span text:style-name="T2">数</text:span></text:p>
          </table:table-cell>
          <table:table-cell office:value-type="string">
            <text:p>性质</text:p>
          </table:table-cell>
          <table:table-cell office:value-type="string">
            <text:p>行使价</text:p>
          </table:table-cell>
          <table:table-cell office:value-type="string">
            <text:p>正股价</text:p>
          </table:table-cell>
          <table:table-cell office:value-type="string">
            <text:p>窝轮价</text:p>
          </table:table-cell>
          <table:table-cell office:value-type="string">
            <text:p>成交额</text:p>
          </table:table-cell>
          <table:table-cell office:value-type="string">
            <text:p>到期日</text:p>
          </table:table-cell>
          <table:table-cell office:value-type="string">
            <text:p>街货量<text:span text:style-name="T1">(%)</text:span></text:p>
          </table:table-cell>
          <table:table-cell office:value-type="string">
            <text:p>引伸波幅</text:p>
          </table:table-cell>
          <table:table-cell office:value-type="string">
            <text:p>溢价</text:p>
          </table:table-cell>
          <table:table-cell office:value-type="string">
            <text:p>杠杆比率</text:p>
          </table:table-cell>
          <table:table-cell office:value-type="string">
            <text:p>换股比率</text:p>
          </table:table-cell>
          <table:table-cell table:style-name="ce2" office:value-type="string">
            <text:p>priority</text:p>
          </table:table-cell>
          <table:table-cell table:style-name="ce2" office:value-type="string">
            <text:p>url_sina</text:p>
          </table:table-cell>
          <table:table-cell table:style-name="ce2" office:value-type="string">
            <text:p>url</text:p>
          </table:table-cell>
          <table:table-cell table:number-columns-repeated="1007"/>
        </table:table-row>
        <table:table-row table:style-name="ro2">
          <table:table-cell table:style-name="ce11" office:value-type="string">
            <text:p>17782</text:p>
          </table:table-cell>
          <table:table-cell table:style-name="ce13" office:value-type="string">
            <text:p>海通摩通五乙购Ｂ</text:p>
          </table:table-cell>
          <table:table-cell table:style-name="ce16" office:value-type="float" office:value="6837">
            <text:p>6837</text:p>
          </table:table-cell>
          <table:table-cell table:style-name="ce19" office:value-type="string">
            <text:p>认购</text:p>
          </table:table-cell>
          <table:table-cell table:style-name="ce16" office:value-type="float" office:value="18.88">
            <text:p>18.88</text:p>
          </table:table-cell>
          <table:table-cell table:style-name="ce16" office:value-type="float" office:value="19.18">
            <text:p>19.18</text:p>
          </table:table-cell>
          <table:table-cell table:style-name="ce16" office:value-type="float" office:value="0.415">
            <text:p>0.415</text:p>
          </table:table-cell>
          <table:table-cell table:style-name="ce16" office:value-type="string">
            <text:p>1,596.54K</text:p>
          </table:table-cell>
          <table:table-cell table:style-name="ce22" office:value-type="date" office:date-value="2015-12-30">
            <text:p>15／12／30</text:p>
          </table:table-cell>
          <table:table-cell table:style-name="ce26" office:value-type="string">
            <text:p><text:span text:style-name="T3"><text:a xlink:href="http://bank.hangseng.com/1/PA_1_1_P1/ComSvlet_MiniSite_schi_gif?app=EinvcWarrantOSQty&amp;WarrCode2=17782">0%</text:a></text:span></text:p>
          </table:table-cell>
          <table:table-cell table:style-name="ce29" office:value-type="percentage" office:value="0.52728">
            <text:p>52.73%</text:p>
          </table:table-cell>
          <table:table-cell table:style-name="ce29" office:value-type="percentage" office:value="0.20073">
            <text:p>20.07%</text:p>
          </table:table-cell>
          <table:table-cell table:style-name="ce16" office:value-type="float" office:value="4.622">
            <text:p>4.622</text:p>
          </table:table-cell>
          <table:table-cell table:style-name="ce16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IF([.O2]&gt;0;CONCATENATE(&quot;http://stock.finance.sina.com.cn/hkstock/quotes/&quot;;[.A2];&quot;.html&quot;);&quot;&quot;)" office:value-type="string" office:string-value="http://stock.finance.sina.com.cn/hkstock/quotes/17782.html">
            <text:p>http://stock.finance.sina.com.cn/hkstock/quotes/17782.html</text:p>
          </table:table-cell>
          <table:table-cell table:formula="of:=IF([.O2]&gt;0;CONCATENATE(&quot;http://hq.sinajs.cn/list=hk&quot;;[.A2]);&quot;&quot;)" office:value-type="string" office:string-value="http://hq.sinajs.cn/list=hk17782">
            <text:p>http://hq.sinajs.cn/list=hk17782</text:p>
          </table:table-cell>
          <table:table-cell table:number-columns-repeated="1007"/>
        </table:table-row>
        <table:table-row table:style-name="ro2">
          <table:table-cell table:style-name="ce11" office:value-type="string">
            <text:p>17759</text:p>
          </table:table-cell>
          <table:table-cell table:style-name="ce13" office:value-type="string">
            <text:p>海通渣打五乙购Ｂ</text:p>
          </table:table-cell>
          <table:table-cell table:style-name="ce16" office:value-type="float" office:value="6837">
            <text:p>6837</text:p>
          </table:table-cell>
          <table:table-cell table:style-name="ce19" office:value-type="string">
            <text:p>认购</text:p>
          </table:table-cell>
          <table:table-cell table:style-name="ce16" office:value-type="float" office:value="18.88">
            <text:p>18.88</text:p>
          </table:table-cell>
          <table:table-cell table:style-name="ce16" office:value-type="float" office:value="19.18">
            <text:p>19.18</text:p>
          </table:table-cell>
          <table:table-cell table:style-name="ce16" office:value-type="float" office:value="0.465">
            <text:p>0.465</text:p>
          </table:table-cell>
          <table:table-cell table:style-name="ce16" office:value-type="string">
            <text:p>7,673.76K</text:p>
          </table:table-cell>
          <table:table-cell table:style-name="ce22" office:value-type="date" office:date-value="2015-12-31">
            <text:p>15／12／31</text:p>
          </table:table-cell>
          <table:table-cell table:style-name="ce26" office:value-type="string">
            <text:p><text:span text:style-name="T3"><text:a xlink:href="http://bank.hangseng.com/1/PA_1_1_P1/ComSvlet_MiniSite_schi_gif?app=EinvcWarrantOSQty&amp;WarrCode2=17759">0.32%</text:a></text:span></text:p>
          </table:table-cell>
          <table:table-cell table:style-name="ce29" office:value-type="percentage" office:value="0.59326">
            <text:p>59.33%</text:p>
          </table:table-cell>
          <table:table-cell table:style-name="ce29" office:value-type="percentage" office:value="0.2268">
            <text:p>22.68%</text:p>
          </table:table-cell>
          <table:table-cell table:style-name="ce16" office:value-type="float" office:value="4.125">
            <text:p>4.125</text:p>
          </table:table-cell>
          <table:table-cell table:style-name="ce16"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IF([.O3]&gt;0;CONCATENATE(&quot;http://stock.finance.sina.com.cn/hkstock/quotes/&quot;;[.A3];&quot;.html&quot;);&quot;&quot;)" office:value-type="string" office:string-value="http://stock.finance.sina.com.cn/hkstock/quotes/17759.html">
            <text:p>http://stock.finance.sina.com.cn/hkstock/quotes/17759.html</text:p>
          </table:table-cell>
          <table:table-cell table:formula="of:=IF([.O3]&gt;0;CONCATENATE(&quot;http://hq.sinajs.cn/list=hk&quot;;[.A3]);&quot;&quot;)" office:value-type="string" office:string-value="http://hq.sinajs.cn/list=hk17759">
            <text:p>http://hq.sinajs.cn/list=hk17759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17853</text:p>
          </table:table-cell>
          <table:table-cell office:value-type="string">
            <text:p>海通瑞信五十购Ａ</text:p>
          </table:table-cell>
          <table:table-cell table:style-name="ce3" office:value-type="float" office:value="6837">
            <text:p>6837</text:p>
          </table:table-cell>
          <table:table-cell table:style-name="ce4" office:value-type="string">
            <text:p>认购</text:p>
          </table:table-cell>
          <table:table-cell table:style-name="ce3" office:value-type="float" office:value="18.88">
            <text:p>18.88</text:p>
          </table:table-cell>
          <table:table-cell table:style-name="ce3" office:value-type="float" office:value="19.18">
            <text:p>19.18</text:p>
          </table:table-cell>
          <table:table-cell table:style-name="ce3" office:value-type="float" office:value="0.42">
            <text:p>0.42</text:p>
          </table:table-cell>
          <table:table-cell table:style-name="ce3" office:value-type="string">
            <text:p>2,111.24K</text:p>
          </table:table-cell>
          <table:table-cell table:style-name="ce23" office:value-type="date" office:date-value="2015-10-26">
            <text:p>15／10／26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7853">0%</text:a></text:span></text:p>
          </table:table-cell>
          <table:table-cell table:style-name="ce10" office:value-type="percentage" office:value="0.58498">
            <text:p>58.50%</text:p>
          </table:table-cell>
          <table:table-cell table:style-name="ce10" office:value-type="percentage" office:value="0.20334">
            <text:p>20.33%</text:p>
          </table:table-cell>
          <table:table-cell table:style-name="ce3" office:value-type="float" office:value="4.567">
            <text:p>4.567</text:p>
          </table:table-cell>
          <table:table-cell table:style-name="ce3"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IF([.O4]&gt;0;CONCATENATE(&quot;http://stock.finance.sina.com.cn/hkstock/quotes/&quot;;[.A4];&quot;.html&quot;);&quot;&quot;)" office:value-type="string" office:string-value="http://stock.finance.sina.com.cn/hkstock/quotes/17853.html">
            <text:p>http://stock.finance.sina.com.cn/hkstock/quotes/17853.html</text:p>
          </table:table-cell>
          <table:table-cell table:formula="of:=IF([.O4]&gt;0;CONCATENATE(&quot;http://hq.sinajs.cn/list=hk&quot;;[.A4]);&quot;&quot;)" office:value-type="string" office:string-value="http://hq.sinajs.cn/list=hk17853">
            <text:p>http://hq.sinajs.cn/list=hk17853</text:p>
          </table:table-cell>
          <table:table-cell table:number-columns-repeated="1007"/>
        </table:table-row>
        <table:table-row table:style-name="ro2">
          <table:table-cell table:style-name="ce1" office:value-type="string">
            <text:p>17538</text:p>
          </table:table-cell>
          <table:table-cell table:style-name="ce14" office:value-type="string">
            <text:p>海通中银五八购Ａ</text:p>
          </table:table-cell>
          <table:table-cell table:style-name="ce17" office:value-type="float" office:value="6837">
            <text:p>6837</text:p>
          </table:table-cell>
          <table:table-cell table:style-name="ce20" office:value-type="string">
            <text:p>认购</text:p>
          </table:table-cell>
          <table:table-cell table:style-name="ce17" office:value-type="float" office:value="15.82">
            <text:p>15.82</text:p>
          </table:table-cell>
          <table:table-cell table:style-name="ce17" office:value-type="float" office:value="19.18">
            <text:p>19.18</text:p>
          </table:table-cell>
          <table:table-cell table:style-name="ce17" office:value-type="float" office:value="0.45">
            <text:p>0.45</text:p>
          </table:table-cell>
          <table:table-cell table:style-name="ce17" office:value-type="string">
            <text:p>4,677.24K</text:p>
          </table:table-cell>
          <table:table-cell table:style-name="ce24" office:value-type="date" office:date-value="2015-08-17">
            <text:p>15／8／17</text:p>
          </table:table-cell>
          <table:table-cell table:style-name="ce27" office:value-type="string">
            <text:p><text:span text:style-name="T3"><text:a xlink:href="http://bank.hangseng.com/1/PA_1_1_P1/ComSvlet_MiniSite_schi_gif?app=EinvcWarrantOSQty&amp;WarrCode2=17538">6.21%</text:a></text:span></text:p>
          </table:table-cell>
          <table:table-cell table:style-name="ce30" office:value-type="percentage" office:value="0.44805">
            <text:p>44.81%</text:p>
          </table:table-cell>
          <table:table-cell table:style-name="ce30" office:value-type="percentage" office:value="0.05944">
            <text:p>5.94%</text:p>
          </table:table-cell>
          <table:table-cell table:style-name="ce17" office:value-type="float" office:value="4.262">
            <text:p>4.262</text:p>
          </table:table-cell>
          <table:table-cell table:style-name="ce17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IF([.O5]&gt;0;CONCATENATE(&quot;http://stock.finance.sina.com.cn/hkstock/quotes/&quot;;[.A5];&quot;.html&quot;);&quot;&quot;)" office:value-type="string" office:string-value="http://stock.finance.sina.com.cn/hkstock/quotes/17538.html">
            <text:p>http://stock.finance.sina.com.cn/hkstock/quotes/17538.html</text:p>
          </table:table-cell>
          <table:table-cell table:formula="of:=IF([.O5]&gt;0;CONCATENATE(&quot;http://hq.sinajs.cn/list=hk&quot;;[.A5]);&quot;&quot;)" office:value-type="string" office:string-value="http://hq.sinajs.cn/list=hk17538">
            <text:p>http://hq.sinajs.cn/list=hk17538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17070</text:p>
          </table:table-cell>
          <table:table-cell office:value-type="string">
            <text:p>海通法兴六九购Ａ</text:p>
          </table:table-cell>
          <table:table-cell table:style-name="ce3" office:value-type="float" office:value="6837">
            <text:p>6837</text:p>
          </table:table-cell>
          <table:table-cell table:style-name="ce4" office:value-type="string">
            <text:p>认购</text:p>
          </table:table-cell>
          <table:table-cell table:style-name="ce3" office:value-type="float" office:value="13.5">
            <text:p>13.5</text:p>
          </table:table-cell>
          <table:table-cell table:style-name="ce3" office:value-type="float" office:value="19.18">
            <text:p>19.18</text:p>
          </table:table-cell>
          <table:table-cell table:style-name="ce3" office:value-type="float" office:value="0.77">
            <text:p>0.77</text:p>
          </table:table-cell>
          <table:table-cell table:style-name="ce3" office:value-type="string">
            <text:p>37.92K</text:p>
          </table:table-cell>
          <table:table-cell table:style-name="ce23" office:value-type="date" office:date-value="2016-09-05">
            <text:p>16／9／5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7070">0.87%</text:a></text:span></text:p>
          </table:table-cell>
          <table:table-cell table:style-name="ce10" office:value-type="percentage" office:value="0.54287">
            <text:p>54.29%</text:p>
          </table:table-cell>
          <table:table-cell table:style-name="ce10" office:value-type="percentage" office:value="0.10532">
            <text:p>10.53%</text:p>
          </table:table-cell>
          <table:table-cell table:style-name="ce3" office:value-type="float" office:value="2.491">
            <text:p>2.491</text:p>
          </table:table-cell>
          <table:table-cell table:style-name="ce3" office:value-type="float" office:value="10">
            <text:p>10</text:p>
          </table:table-cell>
          <table:table-cell/>
          <table:table-cell table:formula="of:=IF([.O6]&gt;0;CONCATENATE(&quot;http://stock.finance.sina.com.cn/hkstock/quotes/&quot;;[.A6];&quot;.html&quot;);&quot;&quot;)">
            <text:p/>
          </table:table-cell>
          <table:table-cell table:formula="of:=IF([.O6]&gt;0;CONCATENATE(&quot;http://hq.sinajs.cn/list=hk&quot;;[.A6])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>
            <text:p>17091</text:p>
          </table:table-cell>
          <table:table-cell office:value-type="string">
            <text:p>海通摩通五乙购Ａ</text:p>
          </table:table-cell>
          <table:table-cell table:style-name="ce3" office:value-type="float" office:value="6837">
            <text:p>6837</text:p>
          </table:table-cell>
          <table:table-cell table:style-name="ce4" office:value-type="string">
            <text:p>认购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9.18">
            <text:p>19.18</text:p>
          </table:table-cell>
          <table:table-cell table:style-name="ce3" office:value-type="float" office:value="0.57">
            <text:p>0.57</text:p>
          </table:table-cell>
          <table:table-cell table:style-name="ce3" office:value-type="string">
            <text:p>---</text:p>
          </table:table-cell>
          <table:table-cell table:style-name="ce23" office:value-type="date" office:date-value="2015-12-30">
            <text:p>15／12／30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7091">0.4%</text:a></text:span></text:p>
          </table:table-cell>
          <table:table-cell table:style-name="ce10" office:value-type="percentage" office:value="0.35438">
            <text:p>35.44%</text:p>
          </table:table-cell>
          <table:table-cell table:style-name="ce10" office:value-type="percentage" office:value="0.02711">
            <text:p>2.71%</text:p>
          </table:table-cell>
          <table:table-cell table:style-name="ce3" office:value-type="float" office:value="3.365">
            <text:p>3.365</text:p>
          </table:table-cell>
          <table:table-cell table:style-name="ce3" office:value-type="float" office:value="10">
            <text:p>10</text:p>
          </table:table-cell>
          <table:table-cell/>
          <table:table-cell/>
          <table:table-cell table:formula="of:=IF([.O7]&gt;0;CONCATENATE(&quot;http://hq.sinajs.cn/list=hk&quot;;[.A7])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>
            <text:p>17203</text:p>
          </table:table-cell>
          <table:table-cell office:value-type="string">
            <text:p>海通汇丰五乙购Ａ</text:p>
          </table:table-cell>
          <table:table-cell table:style-name="ce3" office:value-type="float" office:value="6837">
            <text:p>6837</text:p>
          </table:table-cell>
          <table:table-cell table:style-name="ce4" office:value-type="string">
            <text:p>认购</text:p>
          </table:table-cell>
          <table:table-cell table:style-name="ce3" office:value-type="float" office:value="14.02">
            <text:p>14.02</text:p>
          </table:table-cell>
          <table:table-cell table:style-name="ce3" office:value-type="float" office:value="19.18">
            <text:p>19.18</text:p>
          </table:table-cell>
          <table:table-cell table:style-name="ce3" office:value-type="float" office:value="0.66">
            <text:p>0.66</text:p>
          </table:table-cell>
          <table:table-cell table:style-name="ce3" office:value-type="string">
            <text:p>14.8K</text:p>
          </table:table-cell>
          <table:table-cell table:style-name="ce23" office:value-type="date" office:date-value="2015-12-22">
            <text:p>15／12／22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7203">0.01%</text:a></text:span></text:p>
          </table:table-cell>
          <table:table-cell table:style-name="ce10" office:value-type="percentage" office:value="0.53586">
            <text:p>53.59%</text:p>
          </table:table-cell>
          <table:table-cell table:style-name="ce10" office:value-type="percentage" office:value="0.07508">
            <text:p>7.51%</text:p>
          </table:table-cell>
          <table:table-cell table:style-name="ce3" office:value-type="float" office:value="2.906">
            <text:p>2.906</text:p>
          </table:table-cell>
          <table:table-cell table:style-name="ce3" office:value-type="float" office:value="10">
            <text:p>10</text:p>
          </table:table-cell>
          <table:table-cell/>
          <table:table-cell/>
          <table:table-cell table:formula="of:=IF([.O8]&gt;0;CONCATENATE(&quot;http://hq.sinajs.cn/list=hk&quot;;[.A8]);&quot;&quot;)">
            <text:p/>
          </table:table-cell>
          <table:table-cell table:number-columns-repeated="1007"/>
        </table:table-row>
        <table:table-row table:style-name="ro2">
          <table:table-cell table:style-name="ce12" office:value-type="string">
            <text:p>17496</text:p>
          </table:table-cell>
          <table:table-cell table:style-name="ce15" office:value-type="string">
            <text:p>海通渣打五乙购Ａ</text:p>
          </table:table-cell>
          <table:table-cell table:style-name="ce18" office:value-type="float" office:value="6837">
            <text:p>6837</text:p>
          </table:table-cell>
          <table:table-cell table:style-name="ce21" office:value-type="string">
            <text:p>认购</text:p>
          </table:table-cell>
          <table:table-cell table:style-name="ce18" office:value-type="float" office:value="14.02">
            <text:p>14.02</text:p>
          </table:table-cell>
          <table:table-cell table:style-name="ce18" office:value-type="float" office:value="19.18">
            <text:p>19.18</text:p>
          </table:table-cell>
          <table:table-cell table:style-name="ce18" office:value-type="float" office:value="0.71">
            <text:p>0.71</text:p>
          </table:table-cell>
          <table:table-cell table:style-name="ce18" office:value-type="string">
            <text:p>19.28K</text:p>
          </table:table-cell>
          <table:table-cell table:style-name="ce25" office:value-type="date" office:date-value="2015-12-22">
            <text:p>15／12／22</text:p>
          </table:table-cell>
          <table:table-cell table:style-name="ce28" office:value-type="string">
            <text:p><text:span text:style-name="T3"><text:a xlink:href="http://bank.hangseng.com/1/PA_1_1_P1/ComSvlet_MiniSite_schi_gif?app=EinvcWarrantOSQty&amp;WarrCode2=17496">0%</text:a></text:span></text:p>
          </table:table-cell>
          <table:table-cell table:style-name="ce31" office:value-type="percentage" office:value="0.62546">
            <text:p>62.55%</text:p>
          </table:table-cell>
          <table:table-cell table:style-name="ce31" office:value-type="percentage" office:value="0.10115">
            <text:p>10.12%</text:p>
          </table:table-cell>
          <table:table-cell table:style-name="ce18" office:value-type="float" office:value="2.701">
            <text:p>2.701</text:p>
          </table:table-cell>
          <table:table-cell table:style-name="ce18" office:value-type="float" office:value="10">
            <text:p>10</text:p>
          </table:table-cell>
          <table:table-cell table:style-name="ce12"/>
          <table:table-cell/>
          <table:table-cell table:formula="of:=IF([.O9]&gt;0;CONCATENATE(&quot;http://hq.sinajs.cn/list=hk&quot;;[.A9]);&quot;&quot;)">
            <text:p/>
          </table:table-cell>
          <table:table-cell table:style-name="ce12" table:number-columns-repeated="1007"/>
        </table:table-row>
        <table:table-row table:style-name="ro2">
          <table:table-cell table:style-name="ce2" office:value-type="string">
            <text:p>14582</text:p>
          </table:table-cell>
          <table:table-cell office:value-type="string">
            <text:p>海通法巴五乙购Ａ</text:p>
          </table:table-cell>
          <table:table-cell table:style-name="ce3" office:value-type="float" office:value="6837">
            <text:p>6837</text:p>
          </table:table-cell>
          <table:table-cell table:style-name="ce4" office:value-type="string">
            <text:p>认购</text:p>
          </table:table-cell>
          <table:table-cell table:style-name="ce3" office:value-type="float" office:value="11.8">
            <text:p>11.8</text:p>
          </table:table-cell>
          <table:table-cell table:style-name="ce3" office:value-type="float" office:value="19.18">
            <text:p>19.18</text:p>
          </table:table-cell>
          <table:table-cell table:style-name="ce3" office:value-type="float" office:value="0.61">
            <text:p>0.61</text:p>
          </table:table-cell>
          <table:table-cell table:style-name="ce3" office:value-type="string">
            <text:p>---</text:p>
          </table:table-cell>
          <table:table-cell table:style-name="ce23" office:value-type="date" office:date-value="2015-12-02">
            <text:p>15／12／2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4582">0.3%</text:a></text:span></text:p>
          </table:table-cell>
          <table:table-cell table:style-name="ce10" office:value-type="percentage" office:value="0.5087">
            <text:p>50.87%</text:p>
          </table:table-cell>
          <table:table-cell table:style-name="ce10" office:value-type="percentage" office:value="-0.06673">
            <text:p>-6.67%</text:p>
          </table:table-cell>
          <table:table-cell table:style-name="ce3" office:value-type="float" office:value="3.144">
            <text:p>3.144</text:p>
          </table:table-cell>
          <table:table-cell table:style-name="ce3" office:value-type="float" office:value="10">
            <text:p>10</text:p>
          </table:table-cell>
          <table:table-cell/>
          <table:table-cell/>
          <table:table-cell table:formula="of:=IF([.O10]&gt;0;CONCATENATE(&quot;http://hq.sinajs.cn/list=hk&quot;;[.A10])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>
            <text:p>15154</text:p>
          </table:table-cell>
          <table:table-cell office:value-type="string">
            <text:p>海通汇丰五甲购Ａ</text:p>
          </table:table-cell>
          <table:table-cell table:style-name="ce3" office:value-type="float" office:value="6837">
            <text:p>6837</text:p>
          </table:table-cell>
          <table:table-cell table:style-name="ce4" office:value-type="string">
            <text:p>认购</text:p>
          </table:table-cell>
          <table:table-cell table:style-name="ce3" office:value-type="float" office:value="11.82">
            <text:p>11.82</text:p>
          </table:table-cell>
          <table:table-cell table:style-name="ce3" office:value-type="float" office:value="19.18">
            <text:p>19.18</text:p>
          </table:table-cell>
          <table:table-cell table:style-name="ce3" office:value-type="float" office:value="0.81">
            <text:p>0.81</text:p>
          </table:table-cell>
          <table:table-cell table:style-name="ce3" office:value-type="string">
            <text:p>495.72K</text:p>
          </table:table-cell>
          <table:table-cell table:style-name="ce23" office:value-type="date" office:date-value="2015-11-25">
            <text:p>15／11／25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5154">0.29%</text:a></text:span></text:p>
          </table:table-cell>
          <table:table-cell table:style-name="ce10" office:value-type="percentage" office:value="0.56406">
            <text:p>56.41%</text:p>
          </table:table-cell>
          <table:table-cell table:style-name="ce10" office:value-type="percentage" office:value="0.03858">
            <text:p>3.86%</text:p>
          </table:table-cell>
          <table:table-cell table:style-name="ce3" office:value-type="float" office:value="2.368">
            <text:p>2.368</text:p>
          </table:table-cell>
          <table:table-cell table:style-name="ce3" office:value-type="float" office:value="10">
            <text:p>10</text:p>
          </table:table-cell>
          <table:table-cell/>
          <table:table-cell/>
          <table:table-cell table:formula="of:=IF([.O11]&gt;0;CONCATENATE(&quot;http://hq.sinajs.cn/list=hk&quot;;[.A11])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>
            <text:p>17747</text:p>
          </table:table-cell>
          <table:table-cell office:value-type="string">
            <text:p>海通汇丰五九购Ａ</text:p>
          </table:table-cell>
          <table:table-cell table:style-name="ce3" office:value-type="float" office:value="6837">
            <text:p>6837</text:p>
          </table:table-cell>
          <table:table-cell table:style-name="ce4" office:value-type="string">
            <text:p>认购</text:p>
          </table:table-cell>
          <table:table-cell table:style-name="ce3" office:value-type="float" office:value="16.88">
            <text:p>16.88</text:p>
          </table:table-cell>
          <table:table-cell table:style-name="ce3" office:value-type="float" office:value="19.18">
            <text:p>19.18</text:p>
          </table:table-cell>
          <table:table-cell table:style-name="ce3" office:value-type="float" office:value="0.435">
            <text:p>0.435</text:p>
          </table:table-cell>
          <table:table-cell table:style-name="ce3" office:value-type="string">
            <text:p>1,165.6K</text:p>
          </table:table-cell>
          <table:table-cell table:style-name="ce23" office:value-type="date" office:date-value="2015-09-30">
            <text:p>15／9／30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7747">0.08%</text:a></text:span></text:p>
          </table:table-cell>
          <table:table-cell table:style-name="ce10" office:value-type="percentage" office:value="0.49143">
            <text:p>49.14%</text:p>
          </table:table-cell>
          <table:table-cell table:style-name="ce10" office:value-type="percentage" office:value="0.10688">
            <text:p>10.69%</text:p>
          </table:table-cell>
          <table:table-cell table:style-name="ce3" office:value-type="float" office:value="4.409">
            <text:p>4.409</text:p>
          </table:table-cell>
          <table:table-cell table:style-name="ce3" office:value-type="float" office:value="10">
            <text:p>10</text:p>
          </table:table-cell>
          <table:table-cell/>
          <table:table-cell/>
          <table:table-cell table:formula="of:=IF([.O12]&gt;0;CONCATENATE(&quot;http://hq.sinajs.cn/list=hk&quot;;[.A12])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>
            <text:p>11236</text:p>
          </table:table-cell>
          <table:table-cell office:value-type="string">
            <text:p>海通野村五八购Ａ</text:p>
          </table:table-cell>
          <table:table-cell table:style-name="ce3" office:value-type="float" office:value="6837">
            <text:p>6837</text:p>
          </table:table-cell>
          <table:table-cell table:style-name="ce4" office:value-type="string">
            <text:p>认购</text:p>
          </table:table-cell>
          <table:table-cell table:style-name="ce3" office:value-type="float" office:value="15.8">
            <text:p>15.8</text:p>
          </table:table-cell>
          <table:table-cell table:style-name="ce3" office:value-type="float" office:value="19.18">
            <text:p>19.18</text:p>
          </table:table-cell>
          <table:table-cell table:style-name="ce3" office:value-type="float" office:value="0.43">
            <text:p>0.43</text:p>
          </table:table-cell>
          <table:table-cell table:style-name="ce3" office:value-type="string">
            <text:p>85.1K</text:p>
          </table:table-cell>
          <table:table-cell table:style-name="ce23" office:value-type="date" office:date-value="2015-08-18">
            <text:p>15／8／18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1236">0.88%</text:a></text:span></text:p>
          </table:table-cell>
          <table:table-cell table:style-name="ce10" office:value-type="percentage" office:value="0.40444">
            <text:p>40.44%</text:p>
          </table:table-cell>
          <table:table-cell table:style-name="ce10" office:value-type="percentage" office:value="0.04797">
            <text:p>4.80%</text:p>
          </table:table-cell>
          <table:table-cell table:style-name="ce3" office:value-type="float" office:value="4.46">
            <text:p>4.46</text:p>
          </table:table-cell>
          <table:table-cell table:style-name="ce3" office:value-type="float" office:value="10">
            <text:p>10</text:p>
          </table:table-cell>
          <table:table-cell/>
          <table:table-cell/>
          <table:table-cell table:formula="of:=IF([.O13]&gt;0;CONCATENATE(&quot;http://hq.sinajs.cn/list=hk&quot;;[.A13])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>
            <text:p>29920</text:p>
          </table:table-cell>
          <table:table-cell office:value-type="string">
            <text:p>海通法兴五八购Ａ</text:p>
          </table:table-cell>
          <table:table-cell table:style-name="ce3" office:value-type="float" office:value="6837">
            <text:p>6837</text:p>
          </table:table-cell>
          <table:table-cell table:style-name="ce4" office:value-type="string">
            <text:p>认购</text:p>
          </table:table-cell>
          <table:table-cell table:style-name="ce3" office:value-type="float" office:value="15.8">
            <text:p>15.8</text:p>
          </table:table-cell>
          <table:table-cell table:style-name="ce3" office:value-type="float" office:value="19.18">
            <text:p>19.18</text:p>
          </table:table-cell>
          <table:table-cell table:style-name="ce3" office:value-type="float" office:value="0.51">
            <text:p>0.51</text:p>
          </table:table-cell>
          <table:table-cell table:style-name="ce3" office:value-type="string">
            <text:p>590.22K</text:p>
          </table:table-cell>
          <table:table-cell table:style-name="ce23" office:value-type="date" office:date-value="2015-08-12">
            <text:p>15／8／12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9920">2.2%</text:a></text:span></text:p>
          </table:table-cell>
          <table:table-cell table:style-name="ce10" office:value-type="percentage" office:value="0.56836">
            <text:p>56.84%</text:p>
          </table:table-cell>
          <table:table-cell table:style-name="ce10" office:value-type="percentage" office:value="0.08968">
            <text:p>8.97%</text:p>
          </table:table-cell>
          <table:table-cell table:style-name="ce3" office:value-type="float" office:value="3.761">
            <text:p>3.761</text:p>
          </table:table-cell>
          <table:table-cell table:style-name="ce3" office:value-type="float" office:value="10">
            <text:p>10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15581</text:p>
          </table:table-cell>
          <table:table-cell office:value-type="string">
            <text:p>海通花旗五八购Ａ</text:p>
          </table:table-cell>
          <table:table-cell table:style-name="ce3" office:value-type="float" office:value="6837">
            <text:p>6837</text:p>
          </table:table-cell>
          <table:table-cell table:style-name="ce4" office:value-type="string">
            <text:p>认购</text:p>
          </table:table-cell>
          <table:table-cell table:style-name="ce3" office:value-type="float" office:value="15.8">
            <text:p>15.8</text:p>
          </table:table-cell>
          <table:table-cell table:style-name="ce3" office:value-type="float" office:value="19.18">
            <text:p>19.18</text:p>
          </table:table-cell>
          <table:table-cell table:style-name="ce3" office:value-type="float" office:value="0.335">
            <text:p>0.335</text:p>
          </table:table-cell>
          <table:table-cell table:style-name="ce3" office:value-type="string">
            <text:p>---</text:p>
          </table:table-cell>
          <table:table-cell table:style-name="ce23" office:value-type="date" office:date-value="2015-08-11">
            <text:p>15／8／11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5581">0%</text:a></text:span></text:p>
          </table:table-cell>
          <table:table-cell table:style-name="ce10" office:value-type="percentage" office:value="0.17455">
            <text:p>17.46%</text:p>
          </table:table-cell>
          <table:table-cell table:style-name="ce10" office:value-type="percentage" office:value="-0.00156">
            <text:p>-0.16%</text:p>
          </table:table-cell>
          <table:table-cell table:style-name="ce3" office:value-type="float" office:value="5.725">
            <text:p>5.725</text:p>
          </table:table-cell>
          <table:table-cell table:style-name="ce3" office:value-type="float" office:value="10">
            <text:p>10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17479</text:p>
          </table:table-cell>
          <table:table-cell office:value-type="string">
            <text:p>海通摩通五八购Ａ</text:p>
          </table:table-cell>
          <table:table-cell table:style-name="ce3" office:value-type="float" office:value="6837">
            <text:p>6837</text:p>
          </table:table-cell>
          <table:table-cell table:style-name="ce4" office:value-type="string">
            <text:p>认购</text:p>
          </table:table-cell>
          <table:table-cell table:style-name="ce3" office:value-type="float" office:value="15.8">
            <text:p>15.8</text:p>
          </table:table-cell>
          <table:table-cell table:style-name="ce3" office:value-type="float" office:value="19.18">
            <text:p>19.18</text:p>
          </table:table-cell>
          <table:table-cell table:style-name="ce3" office:value-type="float" office:value="0.46">
            <text:p>0.46</text:p>
          </table:table-cell>
          <table:table-cell table:style-name="ce3" office:value-type="string">
            <text:p>92.88K</text:p>
          </table:table-cell>
          <table:table-cell table:style-name="ce23" office:value-type="date" office:date-value="2015-08-11">
            <text:p>15／8／11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7479">0.08%</text:a></text:span></text:p>
          </table:table-cell>
          <table:table-cell table:style-name="ce10" office:value-type="percentage" office:value="0.47102">
            <text:p>47.10%</text:p>
          </table:table-cell>
          <table:table-cell table:style-name="ce10" office:value-type="percentage" office:value="0.06361">
            <text:p>6.36%</text:p>
          </table:table-cell>
          <table:table-cell table:style-name="ce3" office:value-type="float" office:value="4.17">
            <text:p>4.17</text:p>
          </table:table-cell>
          <table:table-cell table:style-name="ce3" office:value-type="float" office:value="10">
            <text:p>10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11465</text:p>
          </table:table-cell>
          <table:table-cell office:value-type="string">
            <text:p>海通瑞信五八购Ａ</text:p>
          </table:table-cell>
          <table:table-cell table:style-name="ce3" office:value-type="float" office:value="6837">
            <text:p>6837</text:p>
          </table:table-cell>
          <table:table-cell table:style-name="ce4" office:value-type="string">
            <text:p>认购</text:p>
          </table:table-cell>
          <table:table-cell table:style-name="ce3" office:value-type="float" office:value="15.82">
            <text:p>15.82</text:p>
          </table:table-cell>
          <table:table-cell table:style-name="ce3" office:value-type="float" office:value="19.18">
            <text:p>19.18</text:p>
          </table:table-cell>
          <table:table-cell table:style-name="ce3" office:value-type="float" office:value="0.46">
            <text:p>0.46</text:p>
          </table:table-cell>
          <table:table-cell table:style-name="ce3" office:value-type="string">
            <text:p>---</text:p>
          </table:table-cell>
          <table:table-cell table:style-name="ce23" office:value-type="date" office:date-value="2015-08-11">
            <text:p>15／8／11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1465">0.71%</text:a></text:span></text:p>
          </table:table-cell>
          <table:table-cell table:style-name="ce10" office:value-type="percentage" office:value="0.47346">
            <text:p>47.35%</text:p>
          </table:table-cell>
          <table:table-cell table:style-name="ce10" office:value-type="percentage" office:value="0.06465">
            <text:p>6.47%</text:p>
          </table:table-cell>
          <table:table-cell table:style-name="ce3" office:value-type="float" office:value="4.17">
            <text:p>4.17</text:p>
          </table:table-cell>
          <table:table-cell table:style-name="ce3" office:value-type="float" office:value="10">
            <text:p>10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29979</text:p>
          </table:table-cell>
          <table:table-cell office:value-type="string">
            <text:p>海通渣打五八购Ａ</text:p>
          </table:table-cell>
          <table:table-cell table:style-name="ce3" office:value-type="float" office:value="6837">
            <text:p>6837</text:p>
          </table:table-cell>
          <table:table-cell table:style-name="ce4" office:value-type="string">
            <text:p>认购</text:p>
          </table:table-cell>
          <table:table-cell table:style-name="ce3" office:value-type="float" office:value="15.82">
            <text:p>15.82</text:p>
          </table:table-cell>
          <table:table-cell table:style-name="ce3" office:value-type="float" office:value="19.18">
            <text:p>19.18</text:p>
          </table:table-cell>
          <table:table-cell table:style-name="ce3" office:value-type="float" office:value="0.465">
            <text:p>0.465</text:p>
          </table:table-cell>
          <table:table-cell table:style-name="ce3" office:value-type="string">
            <text:p>439.5K</text:p>
          </table:table-cell>
          <table:table-cell table:style-name="ce23" office:value-type="date" office:date-value="2015-08-11">
            <text:p>15／8／11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9979">2.16%</text:a></text:span></text:p>
          </table:table-cell>
          <table:table-cell table:style-name="ce10" office:value-type="percentage" office:value="0.48341">
            <text:p>48.34%</text:p>
          </table:table-cell>
          <table:table-cell table:style-name="ce10" office:value-type="percentage" office:value="0.06726">
            <text:p>6.73%</text:p>
          </table:table-cell>
          <table:table-cell table:style-name="ce3" office:value-type="float" office:value="4.125">
            <text:p>4.125</text:p>
          </table:table-cell>
          <table:table-cell table:style-name="ce3" office:value-type="float" office:value="10">
            <text:p>10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12726</text:p>
          </table:table-cell>
          <table:table-cell office:value-type="string">
            <text:p>海通高盛五八购Ａ</text:p>
          </table:table-cell>
          <table:table-cell table:style-name="ce3" office:value-type="float" office:value="6837">
            <text:p>6837</text:p>
          </table:table-cell>
          <table:table-cell table:style-name="ce4" office:value-type="string">
            <text:p>认购</text:p>
          </table:table-cell>
          <table:table-cell table:style-name="ce3" office:value-type="float" office:value="15.82">
            <text:p>15.82</text:p>
          </table:table-cell>
          <table:table-cell table:style-name="ce3" office:value-type="float" office:value="19.18">
            <text:p>19.18</text:p>
          </table:table-cell>
          <table:table-cell table:style-name="ce3" office:value-type="float" office:value="0.495">
            <text:p>0.495</text:p>
          </table:table-cell>
          <table:table-cell table:style-name="ce3" office:value-type="string">
            <text:p>977.86K</text:p>
          </table:table-cell>
          <table:table-cell table:style-name="ce23" office:value-type="date" office:date-value="2015-08-11">
            <text:p>15／8／11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2726">10.43%</text:a></text:span></text:p>
          </table:table-cell>
          <table:table-cell table:style-name="ce10" office:value-type="percentage" office:value="0.54247">
            <text:p>54.25%</text:p>
          </table:table-cell>
          <table:table-cell table:style-name="ce10" office:value-type="percentage" office:value="0.0829">
            <text:p>8.29%</text:p>
          </table:table-cell>
          <table:table-cell table:style-name="ce3" office:value-type="float" office:value="3.875">
            <text:p>3.875</text:p>
          </table:table-cell>
          <table:table-cell table:style-name="ce3" office:value-type="float" office:value="10">
            <text:p>10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29813</text:p>
          </table:table-cell>
          <table:table-cell office:value-type="string">
            <text:p>海通汇丰五八购Ａ</text:p>
          </table:table-cell>
          <table:table-cell table:style-name="ce3" office:value-type="float" office:value="6837">
            <text:p>6837</text:p>
          </table:table-cell>
          <table:table-cell table:style-name="ce4" office:value-type="string">
            <text:p>认购</text:p>
          </table:table-cell>
          <table:table-cell table:style-name="ce3" office:value-type="float" office:value="15.82">
            <text:p>15.82</text:p>
          </table:table-cell>
          <table:table-cell table:style-name="ce3" office:value-type="float" office:value="19.18">
            <text:p>19.18</text:p>
          </table:table-cell>
          <table:table-cell table:style-name="ce3" office:value-type="float" office:value="0.5">
            <text:p>0.5</text:p>
          </table:table-cell>
          <table:table-cell table:style-name="ce3" office:value-type="string">
            <text:p>8,373.76K</text:p>
          </table:table-cell>
          <table:table-cell table:style-name="ce23" office:value-type="date" office:date-value="2015-08-11">
            <text:p>15／8／11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9813">35.16%</text:a></text:span></text:p>
          </table:table-cell>
          <table:table-cell table:style-name="ce10" office:value-type="percentage" office:value="0.55223">
            <text:p>55.22%</text:p>
          </table:table-cell>
          <table:table-cell table:style-name="ce10" office:value-type="percentage" office:value="0.08551">
            <text:p>8.55%</text:p>
          </table:table-cell>
          <table:table-cell table:style-name="ce3" office:value-type="float" office:value="3.836">
            <text:p>3.836</text:p>
          </table:table-cell>
          <table:table-cell table:style-name="ce3" office:value-type="float" office:value="10">
            <text:p>10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17419</text:p>
          </table:table-cell>
          <table:table-cell office:value-type="string">
            <text:p>海通瑞银五八购Ａ</text:p>
          </table:table-cell>
          <table:table-cell table:style-name="ce3" office:value-type="float" office:value="6837">
            <text:p>6837</text:p>
          </table:table-cell>
          <table:table-cell table:style-name="ce4" office:value-type="string">
            <text:p>认购</text:p>
          </table:table-cell>
          <table:table-cell table:style-name="ce3" office:value-type="float" office:value="15.82">
            <text:p>15.82</text:p>
          </table:table-cell>
          <table:table-cell table:style-name="ce3" office:value-type="float" office:value="19.18">
            <text:p>19.18</text:p>
          </table:table-cell>
          <table:table-cell table:style-name="ce3" office:value-type="float" office:value="0.5">
            <text:p>0.5</text:p>
          </table:table-cell>
          <table:table-cell table:style-name="ce3" office:value-type="string">
            <text:p>143.04K</text:p>
          </table:table-cell>
          <table:table-cell table:style-name="ce23" office:value-type="date" office:date-value="2015-08-11">
            <text:p>15／8／11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7419">0.13%</text:a></text:span></text:p>
          </table:table-cell>
          <table:table-cell table:style-name="ce10" office:value-type="percentage" office:value="0.55223">
            <text:p>55.22%</text:p>
          </table:table-cell>
          <table:table-cell table:style-name="ce10" office:value-type="percentage" office:value="0.08551">
            <text:p>8.55%</text:p>
          </table:table-cell>
          <table:table-cell table:style-name="ce3" office:value-type="float" office:value="3.836">
            <text:p>3.836</text:p>
          </table:table-cell>
          <table:table-cell table:style-name="ce3" office:value-type="float" office:value="10">
            <text:p>10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14816</text:p>
          </table:table-cell>
          <table:table-cell office:value-type="string">
            <text:p>海通瑞银五七购Ａ</text:p>
          </table:table-cell>
          <table:table-cell table:style-name="ce3" office:value-type="float" office:value="6837">
            <text:p>6837</text:p>
          </table:table-cell>
          <table:table-cell table:style-name="ce4" office:value-type="string">
            <text:p>认购</text:p>
          </table:table-cell>
          <table:table-cell table:style-name="ce3" office:value-type="float" office:value="11.3">
            <text:p>11.3</text:p>
          </table:table-cell>
          <table:table-cell table:style-name="ce3" office:value-type="float" office:value="19.18">
            <text:p>19.18</text:p>
          </table:table-cell>
          <table:table-cell table:style-name="ce3" office:value-type="float" office:value="0.76">
            <text:p>0.76</text:p>
          </table:table-cell>
          <table:table-cell table:style-name="ce3" office:value-type="string">
            <text:p>---</text:p>
          </table:table-cell>
          <table:table-cell table:style-name="ce23" office:value-type="date" office:date-value="2015-07-27">
            <text:p>15／7／27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4816">0%</text:a></text:span></text:p>
          </table:table-cell>
          <table:table-cell table:style-name="ce10" office:value-type="percentage" office:value="0.3577">
            <text:p>35.77%</text:p>
          </table:table-cell>
          <table:table-cell table:style-name="ce10" office:value-type="percentage" office:value="-0.01459">
            <text:p>-1.46%</text:p>
          </table:table-cell>
          <table:table-cell table:style-name="ce3" office:value-type="float" office:value="2.524">
            <text:p>2.524</text:p>
          </table:table-cell>
          <table:table-cell table:style-name="ce3" office:value-type="float" office:value="10">
            <text:p>10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14779</text:p>
          </table:table-cell>
          <table:table-cell office:value-type="string">
            <text:p>海通中银五七购Ａ</text:p>
          </table:table-cell>
          <table:table-cell table:style-name="ce3" office:value-type="float" office:value="6837">
            <text:p>6837</text:p>
          </table:table-cell>
          <table:table-cell table:style-name="ce4" office:value-type="string">
            <text:p>认购</text:p>
          </table:table-cell>
          <table:table-cell table:style-name="ce3" office:value-type="float" office:value="11.28">
            <text:p>11.28</text:p>
          </table:table-cell>
          <table:table-cell table:style-name="ce3" office:value-type="float" office:value="19.18">
            <text:p>19.18</text:p>
          </table:table-cell>
          <table:table-cell table:style-name="ce3" office:value-type="float" office:value="0.93">
            <text:p>0.93</text:p>
          </table:table-cell>
          <table:table-cell table:style-name="ce3" office:value-type="string">
            <text:p>3,361.68K</text:p>
          </table:table-cell>
          <table:table-cell table:style-name="ce23" office:value-type="date" office:date-value="2015-07-27">
            <text:p>15／7／27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4779">0.13%</text:a></text:span></text:p>
          </table:table-cell>
          <table:table-cell table:style-name="ce10" office:value-type="percentage" office:value="0.94617">
            <text:p>94.62%</text:p>
          </table:table-cell>
          <table:table-cell table:style-name="ce10" office:value-type="percentage" office:value="0.07299">
            <text:p>7.30%</text:p>
          </table:table-cell>
          <table:table-cell table:style-name="ce3" office:value-type="float" office:value="2.062">
            <text:p>2.062</text:p>
          </table:table-cell>
          <table:table-cell table:style-name="ce3" office:value-type="float" office:value="10">
            <text:p>10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17563</text:p>
          </table:table-cell>
          <table:table-cell office:value-type="string">
            <text:p>海通瑞银五五购Ａ</text:p>
          </table:table-cell>
          <table:table-cell table:style-name="ce3" office:value-type="float" office:value="6837">
            <text:p>6837</text:p>
          </table:table-cell>
          <table:table-cell table:style-name="ce4" office:value-type="string">
            <text:p>认购</text:p>
          </table:table-cell>
          <table:table-cell table:style-name="ce3" office:value-type="float" office:value="18.18">
            <text:p>18.18</text:p>
          </table:table-cell>
          <table:table-cell table:style-name="ce3" office:value-type="float" office:value="19.18">
            <text:p>19.18</text:p>
          </table:table-cell>
          <table:table-cell table:style-name="ce3" office:value-type="float" office:value="2.88">
            <text:p>2.88</text:p>
          </table:table-cell>
          <table:table-cell table:style-name="ce3" office:value-type="string">
            <text:p>7,132.908K</text:p>
          </table:table-cell>
          <table:table-cell table:style-name="ce23" office:value-type="date" office:date-value="2015-05-19">
            <text:p>15／5／19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7563">1.84%</text:a></text:span></text:p>
          </table:table-cell>
          <table:table-cell table:style-name="ce10" office:value-type="percentage" office:value="0.46989">
            <text:p>46.99%</text:p>
          </table:table-cell>
          <table:table-cell table:style-name="ce10" office:value-type="percentage" office:value="0.09802">
            <text:p>9.80%</text:p>
          </table:table-cell>
          <table:table-cell table:style-name="ce3" office:value-type="float" office:value="6.66">
            <text:p>6.66</text:p>
          </table:table-cell>
          <table:table-cell table:style-name="ce3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17060</text:p>
          </table:table-cell>
          <table:table-cell office:value-type="string">
            <text:p>海通麦银五四购Ａ</text:p>
          </table:table-cell>
          <table:table-cell table:style-name="ce3" office:value-type="float" office:value="6837">
            <text:p>6837</text:p>
          </table:table-cell>
          <table:table-cell table:style-name="ce4" office:value-type="string">
            <text:p>认购</text:p>
          </table:table-cell>
          <table:table-cell table:style-name="ce3" office:value-type="float" office:value="16.8">
            <text:p>16.8</text:p>
          </table:table-cell>
          <table:table-cell table:style-name="ce3" office:value-type="float" office:value="19.18">
            <text:p>19.18</text:p>
          </table:table-cell>
          <table:table-cell table:style-name="ce3" office:value-type="float" office:value="3.7">
            <text:p>3.7</text:p>
          </table:table-cell>
          <table:table-cell table:style-name="ce3" office:value-type="string">
            <text:p>28,116.5K</text:p>
          </table:table-cell>
          <table:table-cell table:style-name="ce23" office:value-type="date" office:date-value="2015-04-24">
            <text:p>15／4／24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7060">15.48%</text:a></text:span></text:p>
          </table:table-cell>
          <table:table-cell table:style-name="ce10" office:value-type="percentage" office:value="0.52413">
            <text:p>52.41%</text:p>
          </table:table-cell>
          <table:table-cell table:style-name="ce10" office:value-type="percentage" office:value="0.06882">
            <text:p>6.88%</text:p>
          </table:table-cell>
          <table:table-cell table:style-name="ce3" office:value-type="float" office:value="5.184">
            <text:p>5.184</text:p>
          </table:table-cell>
          <table:table-cell table:style-name="ce3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28636</text:p>
          </table:table-cell>
          <table:table-cell office:value-type="string">
            <text:p>海通汇丰五二购Ａ</text:p>
          </table:table-cell>
          <table:table-cell table:style-name="ce3" office:value-type="float" office:value="6837">
            <text:p>6837</text:p>
          </table:table-cell>
          <table:table-cell table:style-name="ce4" office:value-type="string">
            <text:p>认购</text:p>
          </table:table-cell>
          <table:table-cell table:style-name="ce3" office:value-type="float" office:value="13.4">
            <text:p>13.4</text:p>
          </table:table-cell>
          <table:table-cell table:style-name="ce3" office:value-type="float" office:value="19.18">
            <text:p>19.18</text:p>
          </table:table-cell>
          <table:table-cell table:style-name="ce3" office:value-type="float" office:value="0.66">
            <text:p>0.66</text:p>
          </table:table-cell>
          <table:table-cell table:style-name="ce3" office:value-type="string">
            <text:p>903.84K</text:p>
          </table:table-cell>
          <table:table-cell table:style-name="ce23" office:value-type="date" office:date-value="2015-02-25">
            <text:p>15／2／25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8636">8.37%</text:a></text:span></text:p>
          </table:table-cell>
          <table:table-cell table:style-name="ce10" office:value-type="percentage" office:value="0.93065">
            <text:p>93.07%</text:p>
          </table:table-cell>
          <table:table-cell table:style-name="ce10" office:value-type="percentage" office:value="0.04275">
            <text:p>4.28%</text:p>
          </table:table-cell>
          <table:table-cell table:style-name="ce3" office:value-type="float" office:value="2.906">
            <text:p>2.906</text:p>
          </table:table-cell>
          <table:table-cell table:style-name="ce3" office:value-type="float" office:value="10">
            <text:p>10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19135</text:p>
          </table:table-cell>
          <table:table-cell office:value-type="string">
            <text:p>海通渣打五二购Ａ</text:p>
          </table:table-cell>
          <table:table-cell table:style-name="ce3" office:value-type="float" office:value="6837">
            <text:p>6837</text:p>
          </table:table-cell>
          <table:table-cell table:style-name="ce4" office:value-type="string">
            <text:p>认购</text:p>
          </table:table-cell>
          <table:table-cell table:style-name="ce3" office:value-type="float" office:value="13.38">
            <text:p>13.38</text:p>
          </table:table-cell>
          <table:table-cell table:style-name="ce3" office:value-type="float" office:value="19.18">
            <text:p>19.18</text:p>
          </table:table-cell>
          <table:table-cell table:style-name="ce3" office:value-type="float" office:value="0.65">
            <text:p>0.65</text:p>
          </table:table-cell>
          <table:table-cell table:style-name="ce3" office:value-type="string">
            <text:p>5.68K</text:p>
          </table:table-cell>
          <table:table-cell table:style-name="ce23" office:value-type="date" office:date-value="2015-02-23">
            <text:p>15／2／23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9135">1.65%</text:a></text:span></text:p>
          </table:table-cell>
          <table:table-cell table:style-name="ce10" office:value-type="percentage" office:value="0.88643">
            <text:p>88.64%</text:p>
          </table:table-cell>
          <table:table-cell table:style-name="ce10" office:value-type="percentage" office:value="0.0365">
            <text:p>3.65%</text:p>
          </table:table-cell>
          <table:table-cell table:style-name="ce3" office:value-type="float" office:value="2.951">
            <text:p>2.951</text:p>
          </table:table-cell>
          <table:table-cell table:style-name="ce3" office:value-type="float" office:value="10">
            <text:p>10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12987</text:p>
          </table:table-cell>
          <table:table-cell office:value-type="string">
            <text:p>海通花旗五二购Ａ</text:p>
          </table:table-cell>
          <table:table-cell table:style-name="ce3" office:value-type="float" office:value="6837">
            <text:p>6837</text:p>
          </table:table-cell>
          <table:table-cell table:style-name="ce4" office:value-type="string">
            <text:p>认购</text:p>
          </table:table-cell>
          <table:table-cell table:style-name="ce3" office:value-type="float" office:value="13.38">
            <text:p>13.38</text:p>
          </table:table-cell>
          <table:table-cell table:style-name="ce3" office:value-type="float" office:value="19.18">
            <text:p>19.18</text:p>
          </table:table-cell>
          <table:table-cell table:style-name="ce3" office:value-type="float" office:value="0.4">
            <text:p>0.4</text:p>
          </table:table-cell>
          <table:table-cell table:style-name="ce3" office:value-type="string">
            <text:p>---</text:p>
          </table:table-cell>
          <table:table-cell table:style-name="ce23" office:value-type="date" office:date-value="2015-02-16">
            <text:p>15／2／16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2987">0.1%</text:a></text:span></text:p>
          </table:table-cell>
          <table:table-cell table:style-name="ce10" office:value-type="percentage" office:value="0.43256">
            <text:p>43.26%</text:p>
          </table:table-cell>
          <table:table-cell table:style-name="ce10" office:value-type="percentage" office:value="-0.09384">
            <text:p>-9.38%</text:p>
          </table:table-cell>
          <table:table-cell table:style-name="ce3" office:value-type="float" office:value="4.795">
            <text:p>4.795</text:p>
          </table:table-cell>
          <table:table-cell table:style-name="ce3" office:value-type="float" office:value="10">
            <text:p>10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11303</text:p>
          </table:table-cell>
          <table:table-cell office:value-type="string">
            <text:p>海通法巴五一购Ａ</text:p>
          </table:table-cell>
          <table:table-cell table:style-name="ce3" office:value-type="float" office:value="6837">
            <text:p>6837</text:p>
          </table:table-cell>
          <table:table-cell table:style-name="ce4" office:value-type="string">
            <text:p>认购</text:p>
          </table:table-cell>
          <table:table-cell table:style-name="ce3" office:value-type="float" office:value="16.8">
            <text:p>16.8</text:p>
          </table:table-cell>
          <table:table-cell table:style-name="ce3" office:value-type="float" office:value="19.18">
            <text:p>19.18</text:p>
          </table:table-cell>
          <table:table-cell table:style-name="ce3" office:value-type="float" office:value="0.315">
            <text:p>0.315</text:p>
          </table:table-cell>
          <table:table-cell table:style-name="ce3" office:value-type="string">
            <text:p>10,195.42K</text:p>
          </table:table-cell>
          <table:table-cell table:style-name="ce23" office:value-type="date" office:date-value="2015-01-05">
            <text:p>15／1／5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1303">18.59%</text:a></text:span></text:p>
          </table:table-cell>
          <table:table-cell table:style-name="ce10" office:value-type="percentage" office:value="0.81648">
            <text:p>81.65%</text:p>
          </table:table-cell>
          <table:table-cell table:style-name="ce10" office:value-type="percentage" office:value="0.04015">
            <text:p>4.02%</text:p>
          </table:table-cell>
          <table:table-cell table:style-name="ce3" office:value-type="float" office:value="6.089">
            <text:p>6.089</text:p>
          </table:table-cell>
          <table:table-cell table:style-name="ce3" office:value-type="float" office:value="10">
            <text:p>10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28488</text:p>
          </table:table-cell>
          <table:table-cell office:value-type="string">
            <text:p>海通摩通五一购Ａ</text:p>
          </table:table-cell>
          <table:table-cell table:style-name="ce3" office:value-type="float" office:value="6837">
            <text:p>6837</text:p>
          </table:table-cell>
          <table:table-cell table:style-name="ce4" office:value-type="string">
            <text:p>认购</text:p>
          </table:table-cell>
          <table:table-cell table:style-name="ce3" office:value-type="float" office:value="12.88">
            <text:p>12.88</text:p>
          </table:table-cell>
          <table:table-cell table:style-name="ce3" office:value-type="float" office:value="19.18">
            <text:p>19.18</text:p>
          </table:table-cell>
          <table:table-cell table:style-name="ce3" office:value-type="float" office:value="0.71">
            <text:p>0.71</text:p>
          </table:table-cell>
          <table:table-cell table:style-name="ce3" office:value-type="string">
            <text:p>15.0K</text:p>
          </table:table-cell>
          <table:table-cell table:style-name="ce23" office:value-type="date" office:date-value="2015-01-02">
            <text:p>15／1／2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8488">1.49%</text:a></text:span></text:p>
          </table:table-cell>
          <table:table-cell table:style-name="ce10" office:value-type="percentage" office:value="1.69407">
            <text:p>169.41%</text:p>
          </table:table-cell>
          <table:table-cell table:style-name="ce10" office:value-type="percentage" office:value="0.04171">
            <text:p>4.17%</text:p>
          </table:table-cell>
          <table:table-cell table:style-name="ce3" office:value-type="float" office:value="2.701">
            <text:p>2.701</text:p>
          </table:table-cell>
          <table:table-cell table:style-name="ce3" office:value-type="float" office:value="10">
            <text:p>10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11290</text:p>
          </table:table-cell>
          <table:table-cell office:value-type="string">
            <text:p>海通汇丰四乙购Ｂ</text:p>
          </table:table-cell>
          <table:table-cell table:style-name="ce3" office:value-type="float" office:value="6837">
            <text:p>6837</text:p>
          </table:table-cell>
          <table:table-cell table:style-name="ce4" office:value-type="string">
            <text:p>认购</text:p>
          </table:table-cell>
          <table:table-cell table:style-name="ce3" office:value-type="float" office:value="15.98">
            <text:p>15.98</text:p>
          </table:table-cell>
          <table:table-cell table:style-name="ce3" office:value-type="float" office:value="19.18">
            <text:p>19.18</text:p>
          </table:table-cell>
          <table:table-cell table:style-name="ce3" office:value-type="float" office:value="0.35">
            <text:p>0.35</text:p>
          </table:table-cell>
          <table:table-cell table:style-name="ce3" office:value-type="string">
            <text:p>62.0K</text:p>
          </table:table-cell>
          <table:table-cell table:style-name="ce23" office:value-type="date" office:date-value="2014-12-31">
            <text:p>14／12／31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1290">7.52%</text:a></text:span></text:p>
          </table:table-cell>
          <table:table-cell table:style-name="ce10" office:value-type="percentage" office:value="0.71349">
            <text:p>71.35%</text:p>
          </table:table-cell>
          <table:table-cell table:style-name="ce10" office:value-type="percentage" office:value="0.01564">
            <text:p>1.56%</text:p>
          </table:table-cell>
          <table:table-cell table:style-name="ce3" office:value-type="float" office:value="5.48">
            <text:p>5.48</text:p>
          </table:table-cell>
          <table:table-cell table:style-name="ce3" office:value-type="float" office:value="10">
            <text:p>10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29344</text:p>
          </table:table-cell>
          <table:table-cell office:value-type="string">
            <text:p>海通高盛四乙购Ａ</text:p>
          </table:table-cell>
          <table:table-cell table:style-name="ce3" office:value-type="float" office:value="6837">
            <text:p>6837</text:p>
          </table:table-cell>
          <table:table-cell table:style-name="ce4" office:value-type="string">
            <text:p>认购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9.18">
            <text:p>19.18</text:p>
          </table:table-cell>
          <table:table-cell table:style-name="ce3" office:value-type="float" office:value="0.58">
            <text:p>0.58</text:p>
          </table:table-cell>
          <table:table-cell table:style-name="ce3" office:value-type="string">
            <text:p>1,946.82K</text:p>
          </table:table-cell>
          <table:table-cell table:style-name="ce23" office:value-type="date" office:date-value="2014-12-31">
            <text:p>14／12／31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9344">6.87%</text:a></text:span></text:p>
          </table:table-cell>
          <table:table-cell table:style-name="ce10" office:value-type="percentage" office:value="1.35312">
            <text:p>135.31%</text:p>
          </table:table-cell>
          <table:table-cell table:style-name="ce10" office:value-type="percentage" office:value="0.03233">
            <text:p>3.23%</text:p>
          </table:table-cell>
          <table:table-cell table:style-name="ce3" office:value-type="float" office:value="3.307">
            <text:p>3.307</text:p>
          </table:table-cell>
          <table:table-cell table:style-name="ce3" office:value-type="float" office:value="10">
            <text:p>10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14456</text:p>
          </table:table-cell>
          <table:table-cell office:value-type="string">
            <text:p>海通汇丰四乙购Ｄ</text:p>
          </table:table-cell>
          <table:table-cell table:style-name="ce3" office:value-type="float" office:value="6837">
            <text:p>6837</text:p>
          </table:table-cell>
          <table:table-cell table:style-name="ce4" office:value-type="string">
            <text:p>认购</text:p>
          </table:table-cell>
          <table:table-cell table:style-name="ce3" office:value-type="float" office:value="9.38">
            <text:p>9.38</text:p>
          </table:table-cell>
          <table:table-cell table:style-name="ce3" office:value-type="float" office:value="19.18">
            <text:p>19.18</text:p>
          </table:table-cell>
          <table:table-cell table:style-name="ce3" office:value-type="float" office:value="0.9">
            <text:p>0.9</text:p>
          </table:table-cell>
          <table:table-cell table:style-name="ce3" office:value-type="string">
            <text:p>---</text:p>
          </table:table-cell>
          <table:table-cell table:style-name="ce23" office:value-type="date" office:date-value="2014-12-31">
            <text:p>14／12／31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4456">1.41%</text:a></text:span></text:p>
          </table:table-cell>
          <table:table-cell table:style-name="ce10" office:value-type="percentage" office:value="1.63027">
            <text:p>163.03%</text:p>
          </table:table-cell>
          <table:table-cell table:style-name="ce10" office:value-type="percentage" office:value="-0.04171">
            <text:p>-4.17%</text:p>
          </table:table-cell>
          <table:table-cell table:style-name="ce3" office:value-type="float" office:value="2.131">
            <text:p>2.131</text:p>
          </table:table-cell>
          <table:table-cell table:style-name="ce3" office:value-type="float" office:value="10">
            <text:p>10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13267</text:p>
          </table:table-cell>
          <table:table-cell office:value-type="string">
            <text:p>海通法兴四乙购Ａ</text:p>
          </table:table-cell>
          <table:table-cell table:style-name="ce3" office:value-type="float" office:value="6837">
            <text:p>6837</text:p>
          </table:table-cell>
          <table:table-cell table:style-name="ce4" office:value-type="string">
            <text:p>认购</text:p>
          </table:table-cell>
          <table:table-cell table:style-name="ce3" office:value-type="float" office:value="12.9">
            <text:p>12.9</text:p>
          </table:table-cell>
          <table:table-cell table:style-name="ce3" office:value-type="float" office:value="19.18">
            <text:p>19.18</text:p>
          </table:table-cell>
          <table:table-cell table:style-name="ce3" office:value-type="float" office:value="0.63">
            <text:p>0.63</text:p>
          </table:table-cell>
          <table:table-cell table:style-name="ce3" office:value-type="string">
            <text:p>---</text:p>
          </table:table-cell>
          <table:table-cell table:style-name="ce23" office:value-type="date" office:date-value="2014-12-29">
            <text:p>14／12／29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3267">0.11%</text:a></text:span></text:p>
          </table:table-cell>
          <table:table-cell table:style-name="ce10" office:value-type="percentage" office:value="0.73905">
            <text:p>73.91%</text:p>
          </table:table-cell>
          <table:table-cell table:style-name="ce10" office:value-type="percentage" office:value="0.00104">
            <text:p>0.10%</text:p>
          </table:table-cell>
          <table:table-cell table:style-name="ce3" office:value-type="float" office:value="3.044">
            <text:p>3.044</text:p>
          </table:table-cell>
          <table:table-cell table:style-name="ce3" office:value-type="float" office:value="10">
            <text:p>10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28820</text:p>
          </table:table-cell>
          <table:table-cell office:value-type="string">
            <text:p>海通汇丰四乙购Ａ</text:p>
          </table:table-cell>
          <table:table-cell table:style-name="ce3" office:value-type="float" office:value="6837">
            <text:p>6837</text:p>
          </table:table-cell>
          <table:table-cell table:style-name="ce4" office:value-type="string">
            <text:p>认购</text:p>
          </table:table-cell>
          <table:table-cell table:style-name="ce3" office:value-type="float" office:value="12.9">
            <text:p>12.9</text:p>
          </table:table-cell>
          <table:table-cell table:style-name="ce3" office:value-type="float" office:value="19.18">
            <text:p>19.18</text:p>
          </table:table-cell>
          <table:table-cell table:style-name="ce3" office:value-type="float" office:value="0.54">
            <text:p>0.54</text:p>
          </table:table-cell>
          <table:table-cell table:style-name="ce3" office:value-type="string">
            <text:p>---</text:p>
          </table:table-cell>
          <table:table-cell table:style-name="ce23" office:value-type="date" office:date-value="2014-12-23">
            <text:p>14／12／23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8820">18.04%</text:a></text:span></text:p>
          </table:table-cell>
          <table:table-cell table:style-name="ce10" office:value-type="percentage" office:value="1.2541">
            <text:p>125.41%</text:p>
          </table:table-cell>
          <table:table-cell table:style-name="ce10" office:value-type="percentage" office:value="-0.04588">
            <text:p>-4.59%</text:p>
          </table:table-cell>
          <table:table-cell table:style-name="ce3" office:value-type="float" office:value="3.552">
            <text:p>3.552</text:p>
          </table:table-cell>
          <table:table-cell table:style-name="ce3" office:value-type="float" office:value="10">
            <text:p>10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15485</text:p>
          </table:table-cell>
          <table:table-cell office:value-type="string">
            <text:p>海通瑞银四乙购Ａ</text:p>
          </table:table-cell>
          <table:table-cell table:style-name="ce3" office:value-type="float" office:value="6837">
            <text:p>6837</text:p>
          </table:table-cell>
          <table:table-cell table:style-name="ce4" office:value-type="string">
            <text:p>认购</text:p>
          </table:table-cell>
          <table:table-cell table:style-name="ce3" office:value-type="float" office:value="12.9">
            <text:p>12.9</text:p>
          </table:table-cell>
          <table:table-cell table:style-name="ce3" office:value-type="float" office:value="19.18">
            <text:p>19.18</text:p>
          </table:table-cell>
          <table:table-cell table:style-name="ce3" office:value-type="float" office:value="0.57">
            <text:p>0.57</text:p>
          </table:table-cell>
          <table:table-cell table:style-name="ce3" office:value-type="string">
            <text:p>---</text:p>
          </table:table-cell>
          <table:table-cell table:style-name="ce23" office:value-type="date" office:date-value="2014-12-23">
            <text:p>14／12／23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5485">6.87%</text:a></text:span></text:p>
          </table:table-cell>
          <table:table-cell table:style-name="ce10" office:value-type="percentage" office:value="1.2541">
            <text:p>125.41%</text:p>
          </table:table-cell>
          <table:table-cell table:style-name="ce10" office:value-type="percentage" office:value="-0.03023">
            <text:p>-3.02%</text:p>
          </table:table-cell>
          <table:table-cell table:style-name="ce3" office:value-type="float" office:value="3.365">
            <text:p>3.365</text:p>
          </table:table-cell>
          <table:table-cell table:style-name="ce3" office:value-type="float" office:value="10">
            <text:p>10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13944</text:p>
          </table:table-cell>
          <table:table-cell office:value-type="string">
            <text:p>海通野村四乙购Ａ</text:p>
          </table:table-cell>
          <table:table-cell table:style-name="ce3" office:value-type="float" office:value="6837">
            <text:p>6837</text:p>
          </table:table-cell>
          <table:table-cell table:style-name="ce4" office:value-type="string">
            <text:p>认购</text:p>
          </table:table-cell>
          <table:table-cell table:style-name="ce3" office:value-type="float" office:value="12.9">
            <text:p>12.9</text:p>
          </table:table-cell>
          <table:table-cell table:style-name="ce3" office:value-type="float" office:value="19.18">
            <text:p>19.18</text:p>
          </table:table-cell>
          <table:table-cell table:style-name="ce3" office:value-type="float" office:value="0.69">
            <text:p>0.69</text:p>
          </table:table-cell>
          <table:table-cell table:style-name="ce3" office:value-type="string">
            <text:p>2.76K</text:p>
          </table:table-cell>
          <table:table-cell table:style-name="ce23" office:value-type="date" office:date-value="2014-12-23">
            <text:p>14／12／23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3944">0.03%</text:a></text:span></text:p>
          </table:table-cell>
          <table:table-cell table:style-name="ce10" office:value-type="percentage" office:value="1.91052">
            <text:p>191.05%</text:p>
          </table:table-cell>
          <table:table-cell table:style-name="ce10" office:value-type="percentage" office:value="0.03233">
            <text:p>3.23%</text:p>
          </table:table-cell>
          <table:table-cell table:style-name="ce3" office:value-type="float" office:value="2.78">
            <text:p>2.78</text:p>
          </table:table-cell>
          <table:table-cell table:style-name="ce3" office:value-type="float" office:value="10">
            <text:p>10</text:p>
          </table:table-cell>
          <table:table-cell table:number-columns-repeated="1010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6030" table:style-name="ta3" table:print="false">
        <table:table-column table:style-name="co6" table:number-columns-repeated="14" table:default-cell-style-name="Default"/>
        <table:table-row table:style-name="ro2">
          <table:table-cell table:number-columns-repeated="14"/>
        </table:table-row>
        <table:table-row table:style-name="ro2">
          <table:table-cell table:style-name="ce9" office:value-type="string">
            <text:p><text:span text:style-name="T3"><text:a xlink:href="javascript:warrantTrade();">17562</text:a></text:span></text:p>
          </table:table-cell>
          <table:table-cell table:style-name="ce32" office:value-type="string">
            <text:p><text:span text:style-name="T4"><text:a xlink:href="javascript:warrantTrade();">中证瑞银五五购Ｂ</text:a></text:span></text:p>
          </table:table-cell>
          <table:table-cell table:style-name="ce3" office:value-type="float" office:value="6030">
            <text:p>6030</text:p>
          </table:table-cell>
          <table:table-cell table:style-name="ce4" office:value-type="string">
            <text:p>认购</text:p>
          </table:table-cell>
          <table:table-cell table:style-name="ce3" office:value-type="float" office:value="27.88">
            <text:p>27.88</text:p>
          </table:table-cell>
          <table:table-cell table:style-name="ce3" office:value-type="float" office:value="29.35">
            <text:p>29.35</text:p>
          </table:table-cell>
          <table:table-cell table:style-name="ce3" office:value-type="float" office:value="4.06">
            <text:p>4.06</text:p>
          </table:table-cell>
          <table:table-cell table:style-name="ce3" office:value-type="string">
            <text:p>19,449.96K</text:p>
          </table:table-cell>
          <table:table-cell table:style-name="ce33" office:value-type="date" office:date-value="2015-05-19">
            <text:p>15年5月19日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7562">7.89%</text:a></text:span></text:p>
          </table:table-cell>
          <table:table-cell table:style-name="ce10" office:value-type="percentage" office:value="0.4328">
            <text:p>43.28%</text:p>
          </table:table-cell>
          <table:table-cell table:style-name="ce10" office:value-type="percentage" office:value="0.08825">
            <text:p>8.83%</text:p>
          </table:table-cell>
          <table:table-cell table:style-name="ce3" office:value-type="float" office:value="7.229">
            <text:p>7.229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table:style-name="ce9" office:value-type="string">
            <text:p><text:span text:style-name="T3"><text:a xlink:href="javascript:warrantTrade();">15539</text:a></text:span></text:p>
          </table:table-cell>
          <table:table-cell table:style-name="ce32" office:value-type="string">
            <text:p><text:span text:style-name="T4"><text:a xlink:href="javascript:warrantTrade();">中证瑞银四乙购Ａ</text:a></text:span></text:p>
          </table:table-cell>
          <table:table-cell table:style-name="ce3" office:value-type="float" office:value="6030">
            <text:p>6030</text:p>
          </table:table-cell>
          <table:table-cell table:style-name="ce4" office:value-type="string">
            <text:p>认购</text:p>
          </table:table-cell>
          <table:table-cell table:style-name="ce3" office:value-type="float" office:value="24.25">
            <text:p>24.25</text:p>
          </table:table-cell>
          <table:table-cell table:style-name="ce3" office:value-type="float" office:value="29.35">
            <text:p>29.35</text:p>
          </table:table-cell>
          <table:table-cell table:style-name="ce3" office:value-type="float" office:value="0.51">
            <text:p>0.51</text:p>
          </table:table-cell>
          <table:table-cell table:style-name="ce3" office:value-type="string">
            <text:p>799.7K</text:p>
          </table:table-cell>
          <table:table-cell table:style-name="ce33" office:value-type="date" office:date-value="2014-12-24">
            <text:p>14年12月24日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5539">1.21%</text:a></text:span></text:p>
          </table:table-cell>
          <table:table-cell table:style-name="ce10" office:value-type="percentage" office:value="0.68781">
            <text:p>68.78%</text:p>
          </table:table-cell>
          <table:table-cell table:style-name="ce10" office:value-type="percentage" office:value="0">
            <text:p>0.00%</text:p>
          </table:table-cell>
          <table:table-cell table:style-name="ce3" office:value-type="float" office:value="5.755">
            <text:p>5.755</text:p>
          </table:table-cell>
          <table:table-cell table:style-name="ce3" office:value-type="float" office:value="10">
            <text:p>10</text:p>
          </table:table-cell>
        </table:table-row>
        <table:table-row table:style-name="ro2">
          <table:table-cell table:style-name="ce9" office:value-type="string">
            <text:p><text:span text:style-name="T3"><text:a xlink:href="javascript:warrantTrade();">11466</text:a></text:span></text:p>
          </table:table-cell>
          <table:table-cell table:style-name="ce32" office:value-type="string">
            <text:p><text:span text:style-name="T4"><text:a xlink:href="javascript:warrantTrade();">中证瑞信四乙购Ａ</text:a></text:span></text:p>
          </table:table-cell>
          <table:table-cell table:style-name="ce3" office:value-type="float" office:value="6030">
            <text:p>6030</text:p>
          </table:table-cell>
          <table:table-cell table:style-name="ce4" office:value-type="string">
            <text:p>认购</text:p>
          </table:table-cell>
          <table:table-cell table:style-name="ce3" office:value-type="float" office:value="24.25">
            <text:p>24.25</text:p>
          </table:table-cell>
          <table:table-cell table:style-name="ce3" office:value-type="float" office:value="29.35">
            <text:p>29.35</text:p>
          </table:table-cell>
          <table:table-cell table:style-name="ce3" office:value-type="float" office:value="0.53">
            <text:p>0.53</text:p>
          </table:table-cell>
          <table:table-cell table:style-name="ce3" office:value-type="string">
            <text:p>66.35K</text:p>
          </table:table-cell>
          <table:table-cell table:style-name="ce33" office:value-type="date" office:date-value="2014-12-24">
            <text:p>14年12月24日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1466">6.14%</text:a></text:span></text:p>
          </table:table-cell>
          <table:table-cell table:style-name="ce10" office:value-type="percentage" office:value="0.74702">
            <text:p>74.70%</text:p>
          </table:table-cell>
          <table:table-cell table:style-name="ce10" office:value-type="percentage" office:value="0.00681">
            <text:p>0.68%</text:p>
          </table:table-cell>
          <table:table-cell table:style-name="ce3" office:value-type="float" office:value="5.538">
            <text:p>5.538</text:p>
          </table:table-cell>
          <table:table-cell table:style-name="ce3" office:value-type="float" office:value="10">
            <text:p>10</text:p>
          </table:table-cell>
        </table:table-row>
        <table:table-row table:style-name="ro2">
          <table:table-cell table:style-name="ce9" office:value-type="string">
            <text:p><text:span text:style-name="T3"><text:a xlink:href="javascript:warrantTrade();">11310</text:a></text:span></text:p>
          </table:table-cell>
          <table:table-cell table:style-name="ce32" office:value-type="string">
            <text:p><text:span text:style-name="T4"><text:a xlink:href="javascript:warrantTrade();">中证法巴五一购Ａ</text:a></text:span></text:p>
          </table:table-cell>
          <table:table-cell table:style-name="ce3" office:value-type="float" office:value="6030">
            <text:p>6030</text:p>
          </table:table-cell>
          <table:table-cell table:style-name="ce4" office:value-type="string">
            <text:p>认购</text:p>
          </table:table-cell>
          <table:table-cell table:style-name="ce3" office:value-type="float" office:value="24.2">
            <text:p>24.2</text:p>
          </table:table-cell>
          <table:table-cell table:style-name="ce3" office:value-type="float" office:value="29.35">
            <text:p>29.35</text:p>
          </table:table-cell>
          <table:table-cell table:style-name="ce3" office:value-type="float" office:value="0.54">
            <text:p>0.54</text:p>
          </table:table-cell>
          <table:table-cell table:style-name="ce3" office:value-type="string">
            <text:p>460.6K</text:p>
          </table:table-cell>
          <table:table-cell table:style-name="ce33" office:value-type="date" office:date-value="2015-01-05">
            <text:p>15年1月5日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1310">8.44%</text:a></text:span></text:p>
          </table:table-cell>
          <table:table-cell table:style-name="ce10" office:value-type="percentage" office:value="0.59777">
            <text:p>59.78%</text:p>
          </table:table-cell>
          <table:table-cell table:style-name="ce10" office:value-type="percentage" office:value="0.00852">
            <text:p>0.85%</text:p>
          </table:table-cell>
          <table:table-cell table:style-name="ce3" office:value-type="float" office:value="5.435">
            <text:p>5.435</text:p>
          </table:table-cell>
          <table:table-cell table:style-name="ce3" office:value-type="float" office:value="10">
            <text:p>10</text:p>
          </table:table-cell>
        </table:table-row>
        <table:table-row table:style-name="ro2">
          <table:table-cell table:style-name="ce9" office:value-type="string">
            <text:p><text:span text:style-name="T3"><text:a xlink:href="javascript:warrantTrade();">29978</text:a></text:span></text:p>
          </table:table-cell>
          <table:table-cell table:style-name="ce32" office:value-type="string">
            <text:p><text:span text:style-name="T4"><text:a xlink:href="javascript:warrantTrade();">中证渣打四乙购Ａ</text:a></text:span></text:p>
          </table:table-cell>
          <table:table-cell table:style-name="ce3" office:value-type="float" office:value="6030">
            <text:p>6030</text:p>
          </table:table-cell>
          <table:table-cell table:style-name="ce4" office:value-type="string">
            <text:p>认购</text:p>
          </table:table-cell>
          <table:table-cell table:style-name="ce3" office:value-type="float" office:value="24.25">
            <text:p>24.25</text:p>
          </table:table-cell>
          <table:table-cell table:style-name="ce3" office:value-type="float" office:value="29.35">
            <text:p>29.35</text:p>
          </table:table-cell>
          <table:table-cell table:style-name="ce3" office:value-type="float" office:value="0.6">
            <text:p>0.6</text:p>
          </table:table-cell>
          <table:table-cell table:style-name="ce3" office:value-type="string">
            <text:p>---</text:p>
          </table:table-cell>
          <table:table-cell table:style-name="ce33" office:value-type="date" office:date-value="2014-12-24">
            <text:p>14年12月24日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9978">0.73%</text:a></text:span></text:p>
          </table:table-cell>
          <table:table-cell table:style-name="ce10" office:value-type="percentage" office:value="1.26358">
            <text:p>126.36%</text:p>
          </table:table-cell>
          <table:table-cell table:style-name="ce10" office:value-type="percentage" office:value="0.03066">
            <text:p>3.07%</text:p>
          </table:table-cell>
          <table:table-cell table:style-name="ce3" office:value-type="float" office:value="4.892">
            <text:p>4.892</text:p>
          </table:table-cell>
          <table:table-cell table:style-name="ce3" office:value-type="float" office:value="10">
            <text:p>10</text:p>
          </table:table-cell>
        </table:table-row>
        <table:table-row table:style-name="ro2">
          <table:table-cell table:style-name="ce9" office:value-type="string">
            <text:p><text:span text:style-name="T3"><text:a xlink:href="javascript:warrantTrade();">17779</text:a></text:span></text:p>
          </table:table-cell>
          <table:table-cell table:style-name="ce32" office:value-type="string">
            <text:p><text:span text:style-name="T4"><text:a xlink:href="javascript:warrantTrade();">中证摩通五九购Ａ</text:a></text:span></text:p>
          </table:table-cell>
          <table:table-cell table:style-name="ce3" office:value-type="float" office:value="6030">
            <text:p>6030</text:p>
          </table:table-cell>
          <table:table-cell table:style-name="ce4" office:value-type="string">
            <text:p>认购</text:p>
          </table:table-cell>
          <table:table-cell table:style-name="ce3" office:value-type="float" office:value="25.88">
            <text:p>25.88</text:p>
          </table:table-cell>
          <table:table-cell table:style-name="ce3" office:value-type="float" office:value="29.35">
            <text:p>29.35</text:p>
          </table:table-cell>
          <table:table-cell table:style-name="ce3" office:value-type="float" office:value="0.64">
            <text:p>0.64</text:p>
          </table:table-cell>
          <table:table-cell table:style-name="ce3" office:value-type="string">
            <text:p>2,025.25K</text:p>
          </table:table-cell>
          <table:table-cell table:style-name="ce33" office:value-type="date" office:date-value="2015-09-30">
            <text:p>15年9月30日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7779">1.34%</text:a></text:span></text:p>
          </table:table-cell>
          <table:table-cell table:style-name="ce10" office:value-type="percentage" office:value="0.46675">
            <text:p>46.68%</text:p>
          </table:table-cell>
          <table:table-cell table:style-name="ce10" office:value-type="percentage" office:value="0.09983">
            <text:p>9.98%</text:p>
          </table:table-cell>
          <table:table-cell table:style-name="ce3" office:value-type="float" office:value="4.586">
            <text:p>4.586</text:p>
          </table:table-cell>
          <table:table-cell table:style-name="ce3" office:value-type="float" office:value="10">
            <text:p>10</text:p>
          </table:table-cell>
        </table:table-row>
        <table:table-row table:style-name="ro2">
          <table:table-cell table:style-name="ce9" office:value-type="string">
            <text:p><text:span text:style-name="T3"><text:a xlink:href="javascript:warrantTrade();">15244</text:a></text:span></text:p>
          </table:table-cell>
          <table:table-cell table:style-name="ce32" office:value-type="string">
            <text:p><text:span text:style-name="T4"><text:a xlink:href="javascript:warrantTrade();">中证摩通五五购Ａ</text:a></text:span></text:p>
          </table:table-cell>
          <table:table-cell table:style-name="ce3" office:value-type="float" office:value="6030">
            <text:p>6030</text:p>
          </table:table-cell>
          <table:table-cell table:style-name="ce4" office:value-type="string">
            <text:p>认购</text:p>
          </table:table-cell>
          <table:table-cell table:style-name="ce3" office:value-type="float" office:value="23.28">
            <text:p>23.28</text:p>
          </table:table-cell>
          <table:table-cell table:style-name="ce3" office:value-type="float" office:value="29.35">
            <text:p>29.35</text:p>
          </table:table-cell>
          <table:table-cell table:style-name="ce3" office:value-type="float" office:value="0.65">
            <text:p>0.65</text:p>
          </table:table-cell>
          <table:table-cell table:style-name="ce3" office:value-type="string">
            <text:p>1,660.55K</text:p>
          </table:table-cell>
          <table:table-cell table:style-name="ce33" office:value-type="date" office:date-value="2015-05-28">
            <text:p>15年5月28日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5244">4.56%</text:a></text:span></text:p>
          </table:table-cell>
          <table:table-cell table:style-name="ce10" office:value-type="percentage" office:value="0.32104">
            <text:p>32.10%</text:p>
          </table:table-cell>
          <table:table-cell table:style-name="ce10" office:value-type="percentage" office:value="0.01465">
            <text:p>1.47%</text:p>
          </table:table-cell>
          <table:table-cell table:style-name="ce3" office:value-type="float" office:value="4.515">
            <text:p>4.515</text:p>
          </table:table-cell>
          <table:table-cell table:style-name="ce3" office:value-type="float" office:value="10">
            <text:p>10</text:p>
          </table:table-cell>
        </table:table-row>
        <table:table-row table:style-name="ro2">
          <table:table-cell table:style-name="ce9" office:value-type="string">
            <text:p><text:span text:style-name="T3"><text:a xlink:href="javascript:warrantTrade();">14921</text:a></text:span></text:p>
          </table:table-cell>
          <table:table-cell table:style-name="ce32" office:value-type="string">
            <text:p><text:span text:style-name="T4"><text:a xlink:href="javascript:warrantTrade();">中证花旗五五购Ａ</text:a></text:span></text:p>
          </table:table-cell>
          <table:table-cell table:style-name="ce3" office:value-type="float" office:value="6030">
            <text:p>6030</text:p>
          </table:table-cell>
          <table:table-cell table:style-name="ce4" office:value-type="string">
            <text:p>认购</text:p>
          </table:table-cell>
          <table:table-cell table:style-name="ce3" office:value-type="float" office:value="23.28">
            <text:p>23.28</text:p>
          </table:table-cell>
          <table:table-cell table:style-name="ce3" office:value-type="float" office:value="29.35">
            <text:p>29.35</text:p>
          </table:table-cell>
          <table:table-cell table:style-name="ce3" office:value-type="float" office:value="0.68">
            <text:p>0.68</text:p>
          </table:table-cell>
          <table:table-cell table:style-name="ce3" office:value-type="string">
            <text:p>30.4K</text:p>
          </table:table-cell>
          <table:table-cell table:style-name="ce33" office:value-type="date" office:date-value="2015-05-21">
            <text:p>15年5月21日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4921">0.13%</text:a></text:span></text:p>
          </table:table-cell>
          <table:table-cell table:style-name="ce10" office:value-type="percentage" office:value="0.39673">
            <text:p>39.67%</text:p>
          </table:table-cell>
          <table:table-cell table:style-name="ce10" office:value-type="percentage" office:value="0.02487">
            <text:p>2.49%</text:p>
          </table:table-cell>
          <table:table-cell table:style-name="ce3" office:value-type="float" office:value="4.316">
            <text:p>4.316</text:p>
          </table:table-cell>
          <table:table-cell table:style-name="ce3" office:value-type="float" office:value="10">
            <text:p>10</text:p>
          </table:table-cell>
        </table:table-row>
        <table:table-row table:style-name="ro2">
          <table:table-cell table:style-name="ce9" office:value-type="string">
            <text:p><text:span text:style-name="T3"><text:a xlink:href="javascript:warrantTrade();">12732</text:a></text:span></text:p>
          </table:table-cell>
          <table:table-cell table:style-name="ce32" office:value-type="string">
            <text:p><text:span text:style-name="T4"><text:a xlink:href="javascript:warrantTrade();">中证高盛五五购Ａ</text:a></text:span></text:p>
          </table:table-cell>
          <table:table-cell table:style-name="ce3" office:value-type="float" office:value="6030">
            <text:p>6030</text:p>
          </table:table-cell>
          <table:table-cell table:style-name="ce4" office:value-type="string">
            <text:p>认购</text:p>
          </table:table-cell>
          <table:table-cell table:style-name="ce3" office:value-type="float" office:value="23.28">
            <text:p>23.28</text:p>
          </table:table-cell>
          <table:table-cell table:style-name="ce3" office:value-type="float" office:value="29.35">
            <text:p>29.35</text:p>
          </table:table-cell>
          <table:table-cell table:style-name="ce3" office:value-type="float" office:value="0.71">
            <text:p>0.71</text:p>
          </table:table-cell>
          <table:table-cell table:style-name="ce3" office:value-type="string">
            <text:p>1,365.9K</text:p>
          </table:table-cell>
          <table:table-cell table:style-name="ce33" office:value-type="date" office:date-value="2015-05-28">
            <text:p>15年5月28日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2732">1.93%</text:a></text:span></text:p>
          </table:table-cell>
          <table:table-cell table:style-name="ce10" office:value-type="percentage" office:value="0.44778">
            <text:p>44.78%</text:p>
          </table:table-cell>
          <table:table-cell table:style-name="ce10" office:value-type="percentage" office:value="0.03509">
            <text:p>3.51%</text:p>
          </table:table-cell>
          <table:table-cell table:style-name="ce3" office:value-type="float" office:value="4.134">
            <text:p>4.134</text:p>
          </table:table-cell>
          <table:table-cell table:style-name="ce3" office:value-type="float" office:value="10">
            <text:p>10</text:p>
          </table:table-cell>
        </table:table-row>
        <table:table-row table:style-name="ro2">
          <table:table-cell table:style-name="ce9" office:value-type="string">
            <text:p><text:span text:style-name="T3"><text:a xlink:href="javascript:warrantTrade();">17815</text:a></text:span></text:p>
          </table:table-cell>
          <table:table-cell table:style-name="ce32" office:value-type="string">
            <text:p><text:span text:style-name="T4"><text:a xlink:href="javascript:warrantTrade();">中证中银五五购Ａ</text:a></text:span></text:p>
          </table:table-cell>
          <table:table-cell table:style-name="ce3" office:value-type="float" office:value="6030">
            <text:p>6030</text:p>
          </table:table-cell>
          <table:table-cell table:style-name="ce4" office:value-type="string">
            <text:p>认购</text:p>
          </table:table-cell>
          <table:table-cell table:style-name="ce3" office:value-type="float" office:value="23.33">
            <text:p>23.33</text:p>
          </table:table-cell>
          <table:table-cell table:style-name="ce3" office:value-type="float" office:value="29.35">
            <text:p>29.35</text:p>
          </table:table-cell>
          <table:table-cell table:style-name="ce3" office:value-type="float" office:value="0.73">
            <text:p>0.73</text:p>
          </table:table-cell>
          <table:table-cell table:style-name="ce3" office:value-type="string">
            <text:p>5,529.55K</text:p>
          </table:table-cell>
          <table:table-cell table:style-name="ce33" office:value-type="date" office:date-value="2015-05-29">
            <text:p>15年5月29日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7815">2.52%</text:a></text:span></text:p>
          </table:table-cell>
          <table:table-cell table:style-name="ce10" office:value-type="percentage" office:value="0.48982">
            <text:p>48.98%</text:p>
          </table:table-cell>
          <table:table-cell table:style-name="ce10" office:value-type="percentage" office:value="0.04361">
            <text:p>4.36%</text:p>
          </table:table-cell>
          <table:table-cell table:style-name="ce3" office:value-type="float" office:value="4.021">
            <text:p>4.021</text:p>
          </table:table-cell>
          <table:table-cell table:style-name="ce3" office:value-type="float" office:value="10">
            <text:p>10</text:p>
          </table:table-cell>
        </table:table-row>
        <table:table-row table:style-name="ro2">
          <table:table-cell table:style-name="ce9" office:value-type="string">
            <text:p><text:span text:style-name="T3"><text:a xlink:href="javascript:warrantTrade();">17583</text:a></text:span></text:p>
          </table:table-cell>
          <table:table-cell table:style-name="ce32" office:value-type="string">
            <text:p><text:span text:style-name="T4"><text:a xlink:href="javascript:warrantTrade();">中证汇丰五五购Ａ</text:a></text:span></text:p>
          </table:table-cell>
          <table:table-cell table:style-name="ce3" office:value-type="float" office:value="6030">
            <text:p>6030</text:p>
          </table:table-cell>
          <table:table-cell table:style-name="ce4" office:value-type="string">
            <text:p>认购</text:p>
          </table:table-cell>
          <table:table-cell table:style-name="ce3" office:value-type="float" office:value="23.3">
            <text:p>23.3</text:p>
          </table:table-cell>
          <table:table-cell table:style-name="ce3" office:value-type="float" office:value="29.35">
            <text:p>29.35</text:p>
          </table:table-cell>
          <table:table-cell table:style-name="ce3" office:value-type="float" office:value="0.74">
            <text:p>0.74</text:p>
          </table:table-cell>
          <table:table-cell table:style-name="ce3" office:value-type="string">
            <text:p>4,564.45K</text:p>
          </table:table-cell>
          <table:table-cell table:style-name="ce33" office:value-type="date" office:date-value="2015-05-29">
            <text:p>15年5月29日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7583">23.96%</text:a></text:span></text:p>
          </table:table-cell>
          <table:table-cell table:style-name="ce10" office:value-type="percentage" office:value="0.50397">
            <text:p>50.40%</text:p>
          </table:table-cell>
          <table:table-cell table:style-name="ce10" office:value-type="percentage" office:value="0.046">
            <text:p>4.60%</text:p>
          </table:table-cell>
          <table:table-cell table:style-name="ce3" office:value-type="float" office:value="3.966">
            <text:p>3.966</text:p>
          </table:table-cell>
          <table:table-cell table:style-name="ce3" office:value-type="float" office:value="10">
            <text:p>10</text:p>
          </table:table-cell>
        </table:table-row>
        <table:table-row table:style-name="ro2">
          <table:table-cell table:style-name="ce9" office:value-type="string">
            <text:p><text:span text:style-name="T3"><text:a xlink:href="javascript:warrantTrade();">15623</text:a></text:span></text:p>
          </table:table-cell>
          <table:table-cell table:style-name="ce32" office:value-type="string">
            <text:p><text:span text:style-name="T4"><text:a xlink:href="javascript:warrantTrade();">中证汇丰五二购Ａ</text:a></text:span></text:p>
          </table:table-cell>
          <table:table-cell table:style-name="ce3" office:value-type="float" office:value="6030">
            <text:p>6030</text:p>
          </table:table-cell>
          <table:table-cell table:style-name="ce4" office:value-type="string">
            <text:p>认购</text:p>
          </table:table-cell>
          <table:table-cell table:style-name="ce3" office:value-type="float" office:value="21.93">
            <text:p>21.93</text:p>
          </table:table-cell>
          <table:table-cell table:style-name="ce3" office:value-type="float" office:value="29.35">
            <text:p>29.35</text:p>
          </table:table-cell>
          <table:table-cell table:style-name="ce3" office:value-type="float" office:value="0.74">
            <text:p>0.74</text:p>
          </table:table-cell>
          <table:table-cell table:style-name="ce3" office:value-type="string">
            <text:p>240.5K</text:p>
          </table:table-cell>
          <table:table-cell table:style-name="ce33" office:value-type="date" office:date-value="2015-02-27">
            <text:p>15年2月27日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5623">2.49%</text:a></text:span></text:p>
          </table:table-cell>
          <table:table-cell table:style-name="ce10" office:value-type="percentage" office:value="0.3614">
            <text:p>36.14%</text:p>
          </table:table-cell>
          <table:table-cell table:style-name="ce10" office:value-type="percentage" office:value="-0.00068">
            <text:p>-0.07%</text:p>
          </table:table-cell>
          <table:table-cell table:style-name="ce3" office:value-type="float" office:value="3.966">
            <text:p>3.966</text:p>
          </table:table-cell>
          <table:table-cell table:style-name="ce3" office:value-type="float" office:value="10">
            <text:p>10</text:p>
          </table:table-cell>
        </table:table-row>
        <table:table-row table:style-name="ro2">
          <table:table-cell table:style-name="ce9" office:value-type="string">
            <text:p><text:span text:style-name="T3"><text:a xlink:href="javascript:warrantTrade();">15876</text:a></text:span></text:p>
          </table:table-cell>
          <table:table-cell table:style-name="ce32" office:value-type="string">
            <text:p><text:span text:style-name="T4"><text:a xlink:href="javascript:warrantTrade();">中证法兴五六购Ｂ</text:a></text:span></text:p>
          </table:table-cell>
          <table:table-cell table:style-name="ce3" office:value-type="float" office:value="6030">
            <text:p>6030</text:p>
          </table:table-cell>
          <table:table-cell table:style-name="ce4" office:value-type="string">
            <text:p>认购</text:p>
          </table:table-cell>
          <table:table-cell table:style-name="ce3" office:value-type="float" office:value="23.28">
            <text:p>23.28</text:p>
          </table:table-cell>
          <table:table-cell table:style-name="ce3" office:value-type="float" office:value="29.35">
            <text:p>29.35</text:p>
          </table:table-cell>
          <table:table-cell table:style-name="ce3" office:value-type="float" office:value="0.75">
            <text:p>0.75</text:p>
          </table:table-cell>
          <table:table-cell table:style-name="ce3" office:value-type="string">
            <text:p>10,746.95K</text:p>
          </table:table-cell>
          <table:table-cell table:style-name="ce33" office:value-type="date" office:date-value="2015-06-03">
            <text:p>15年6月3日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5876">8.61%</text:a></text:span></text:p>
          </table:table-cell>
          <table:table-cell table:style-name="ce10" office:value-type="percentage" office:value="0.51179">
            <text:p>51.18%</text:p>
          </table:table-cell>
          <table:table-cell table:style-name="ce10" office:value-type="percentage" office:value="0.04872">
            <text:p>4.87%</text:p>
          </table:table-cell>
          <table:table-cell table:style-name="ce3" office:value-type="float" office:value="3.913">
            <text:p>3.913</text:p>
          </table:table-cell>
          <table:table-cell table:style-name="ce3" office:value-type="float" office:value="10">
            <text:p>10</text:p>
          </table:table-cell>
        </table:table-row>
        <table:table-row table:style-name="ro2">
          <table:table-cell table:style-name="ce9" office:value-type="string">
            <text:p><text:span text:style-name="T3"><text:a xlink:href="javascript:warrantTrade();">17571</text:a></text:span></text:p>
          </table:table-cell>
          <table:table-cell table:style-name="ce32" office:value-type="string">
            <text:p><text:span text:style-name="T4"><text:a xlink:href="javascript:warrantTrade();">中证瑞信五五购Ａ</text:a></text:span></text:p>
          </table:table-cell>
          <table:table-cell table:style-name="ce3" office:value-type="float" office:value="6030">
            <text:p>6030</text:p>
          </table:table-cell>
          <table:table-cell table:style-name="ce4" office:value-type="string">
            <text:p>认购</text:p>
          </table:table-cell>
          <table:table-cell table:style-name="ce3" office:value-type="float" office:value="23.3">
            <text:p>23.3</text:p>
          </table:table-cell>
          <table:table-cell table:style-name="ce3" office:value-type="float" office:value="29.35">
            <text:p>29.35</text:p>
          </table:table-cell>
          <table:table-cell table:style-name="ce3" office:value-type="float" office:value="0.75">
            <text:p>0.75</text:p>
          </table:table-cell>
          <table:table-cell table:style-name="ce3" office:value-type="string">
            <text:p>82.0K</text:p>
          </table:table-cell>
          <table:table-cell table:style-name="ce33" office:value-type="date" office:date-value="2015-05-26">
            <text:p>15年5月26日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7571">0.43%</text:a></text:span></text:p>
          </table:table-cell>
          <table:table-cell table:style-name="ce10" office:value-type="percentage" office:value="0.52628">
            <text:p>52.63%</text:p>
          </table:table-cell>
          <table:table-cell table:style-name="ce10" office:value-type="percentage" office:value="0.0494">
            <text:p>4.94%</text:p>
          </table:table-cell>
          <table:table-cell table:style-name="ce3" office:value-type="float" office:value="3.913">
            <text:p>3.913</text:p>
          </table:table-cell>
          <table:table-cell table:style-name="ce3" office:value-type="float" office:value="10">
            <text:p>10</text:p>
          </table:table-cell>
        </table:table-row>
        <table:table-row table:style-name="ro2">
          <table:table-cell table:style-name="ce9" office:value-type="string">
            <text:p><text:span text:style-name="T3"><text:a xlink:href="javascript:warrantTrade();">16348</text:a></text:span></text:p>
          </table:table-cell>
          <table:table-cell table:style-name="ce32" office:value-type="string">
            <text:p><text:span text:style-name="T4"><text:a xlink:href="javascript:warrantTrade();">中证汇丰四乙购Ａ</text:a></text:span></text:p>
          </table:table-cell>
          <table:table-cell table:style-name="ce3" office:value-type="float" office:value="6030">
            <text:p>6030</text:p>
          </table:table-cell>
          <table:table-cell table:style-name="ce4" office:value-type="string">
            <text:p>认购</text:p>
          </table:table-cell>
          <table:table-cell table:style-name="ce3" office:value-type="float" office:value="16.28">
            <text:p>16.28</text:p>
          </table:table-cell>
          <table:table-cell table:style-name="ce3" office:value-type="float" office:value="29.35">
            <text:p>29.35</text:p>
          </table:table-cell>
          <table:table-cell table:style-name="ce3" office:value-type="float" office:value="0.75">
            <text:p>0.75</text:p>
          </table:table-cell>
          <table:table-cell table:style-name="ce3" office:value-type="string">
            <text:p>---</text:p>
          </table:table-cell>
          <table:table-cell table:style-name="ce33" office:value-type="date" office:date-value="2014-12-31">
            <text:p>14年12月31日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6348">0%</text:a></text:span></text:p>
          </table:table-cell>
          <table:table-cell table:style-name="ce10" office:value-type="percentage" office:value="0">
            <text:p>0.00%</text:p>
          </table:table-cell>
          <table:table-cell table:style-name="ce10" office:value-type="percentage" office:value="-0.18977">
            <text:p>-18.98%</text:p>
          </table:table-cell>
          <table:table-cell table:style-name="ce3" office:value-type="float" office:value="3.913">
            <text:p>3.913</text:p>
          </table:table-cell>
          <table:table-cell table:style-name="ce3" office:value-type="float" office:value="10">
            <text:p>10</text:p>
          </table:table-cell>
        </table:table-row>
        <table:table-row table:style-name="ro2">
          <table:table-cell table:style-name="ce9" office:value-type="string">
            <text:p><text:span text:style-name="T3"><text:a xlink:href="javascript:warrantTrade();">17495</text:a></text:span></text:p>
          </table:table-cell>
          <table:table-cell table:style-name="ce32" office:value-type="string">
            <text:p><text:span text:style-name="T4"><text:a xlink:href="javascript:warrantTrade();">中证渣打五五购Ａ</text:a></text:span></text:p>
          </table:table-cell>
          <table:table-cell table:style-name="ce3" office:value-type="float" office:value="6030">
            <text:p>6030</text:p>
          </table:table-cell>
          <table:table-cell table:style-name="ce4" office:value-type="string">
            <text:p>认购</text:p>
          </table:table-cell>
          <table:table-cell table:style-name="ce3" office:value-type="float" office:value="23.3">
            <text:p>23.3</text:p>
          </table:table-cell>
          <table:table-cell table:style-name="ce3" office:value-type="float" office:value="29.35">
            <text:p>29.35</text:p>
          </table:table-cell>
          <table:table-cell table:style-name="ce3" office:value-type="float" office:value="0.77">
            <text:p>0.77</text:p>
          </table:table-cell>
          <table:table-cell table:style-name="ce3" office:value-type="string">
            <text:p>8,228.25K</text:p>
          </table:table-cell>
          <table:table-cell table:style-name="ce33" office:value-type="date" office:date-value="2015-05-22">
            <text:p>15年5月22日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7495">19.89%</text:a></text:span></text:p>
          </table:table-cell>
          <table:table-cell table:style-name="ce10" office:value-type="percentage" office:value="0.56808">
            <text:p>56.81%</text:p>
          </table:table-cell>
          <table:table-cell table:style-name="ce10" office:value-type="percentage" office:value="0.05622">
            <text:p>5.62%</text:p>
          </table:table-cell>
          <table:table-cell table:style-name="ce3" office:value-type="float" office:value="3.812">
            <text:p>3.812</text:p>
          </table:table-cell>
          <table:table-cell table:style-name="ce3" office:value-type="float" office:value="10">
            <text:p>10</text:p>
          </table:table-cell>
        </table:table-row>
        <table:table-row table:style-name="ro2">
          <table:table-cell table:style-name="ce9" office:value-type="string">
            <text:p><text:span text:style-name="T3"><text:a xlink:href="javascript:warrantTrade();">17377</text:a></text:span></text:p>
          </table:table-cell>
          <table:table-cell table:style-name="ce32" office:value-type="string">
            <text:p><text:span text:style-name="T4"><text:a xlink:href="javascript:warrantTrade();">中证瑞银五五购Ａ</text:a></text:span></text:p>
          </table:table-cell>
          <table:table-cell table:style-name="ce3" office:value-type="float" office:value="6030">
            <text:p>6030</text:p>
          </table:table-cell>
          <table:table-cell table:style-name="ce4" office:value-type="string">
            <text:p>认购</text:p>
          </table:table-cell>
          <table:table-cell table:style-name="ce3" office:value-type="float" office:value="23.33">
            <text:p>23.33</text:p>
          </table:table-cell>
          <table:table-cell table:style-name="ce3" office:value-type="float" office:value="29.35">
            <text:p>29.35</text:p>
          </table:table-cell>
          <table:table-cell table:style-name="ce3" office:value-type="float" office:value="0.78">
            <text:p>0.78</text:p>
          </table:table-cell>
          <table:table-cell table:style-name="ce3" office:value-type="string">
            <text:p>2,830.95K</text:p>
          </table:table-cell>
          <table:table-cell table:style-name="ce33" office:value-type="date" office:date-value="2015-05-20">
            <text:p>15年5月20日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7377">2.59%</text:a></text:span></text:p>
          </table:table-cell>
          <table:table-cell table:style-name="ce10" office:value-type="percentage" office:value="0.59251">
            <text:p>59.25%</text:p>
          </table:table-cell>
          <table:table-cell table:style-name="ce10" office:value-type="percentage" office:value="0.06065">
            <text:p>6.07%</text:p>
          </table:table-cell>
          <table:table-cell table:style-name="ce3" office:value-type="float" office:value="3.763">
            <text:p>3.763</text:p>
          </table:table-cell>
          <table:table-cell table:style-name="ce3" office:value-type="float" office:value="10">
            <text:p>10</text:p>
          </table:table-cell>
        </table:table-row>
        <table:table-row table:style-name="ro2">
          <table:table-cell table:style-name="ce9" office:value-type="string">
            <text:p><text:span text:style-name="T3"><text:a xlink:href="javascript:warrantTrade();">17854</text:a></text:span></text:p>
          </table:table-cell>
          <table:table-cell table:style-name="ce32" office:value-type="string">
            <text:p><text:span text:style-name="T4"><text:a xlink:href="javascript:warrantTrade();">中证瑞信五七购Ａ</text:a></text:span></text:p>
          </table:table-cell>
          <table:table-cell table:style-name="ce3" office:value-type="float" office:value="6030">
            <text:p>6030</text:p>
          </table:table-cell>
          <table:table-cell table:style-name="ce4" office:value-type="string">
            <text:p>认购</text:p>
          </table:table-cell>
          <table:table-cell table:style-name="ce3" office:value-type="float" office:value="25.38">
            <text:p>25.38</text:p>
          </table:table-cell>
          <table:table-cell table:style-name="ce3" office:value-type="float" office:value="29.35">
            <text:p>29.35</text:p>
          </table:table-cell>
          <table:table-cell table:style-name="ce3" office:value-type="float" office:value="0.79">
            <text:p>0.79</text:p>
          </table:table-cell>
          <table:table-cell table:style-name="ce3" office:value-type="string">
            <text:p>1,240.35K</text:p>
          </table:table-cell>
          <table:table-cell table:style-name="ce33" office:value-type="date" office:date-value="2015-07-27">
            <text:p>15年7月27日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7854">2.66%</text:a></text:span></text:p>
          </table:table-cell>
          <table:table-cell table:style-name="ce10" office:value-type="percentage" office:value="0.68221">
            <text:p>68.22%</text:p>
          </table:table-cell>
          <table:table-cell table:style-name="ce10" office:value-type="percentage" office:value="0.1339">
            <text:p>13.39%</text:p>
          </table:table-cell>
          <table:table-cell table:style-name="ce3" office:value-type="float" office:value="3.715">
            <text:p>3.715</text:p>
          </table:table-cell>
          <table:table-cell table:style-name="ce3" office:value-type="float" office:value="10">
            <text:p>10</text:p>
          </table:table-cell>
        </table:table-row>
        <table:table-row table:style-name="ro2">
          <table:table-cell table:style-name="ce9" office:value-type="string">
            <text:p><text:span text:style-name="T3"><text:a xlink:href="javascript:warrantTrade();">29574</text:a></text:span></text:p>
          </table:table-cell>
          <table:table-cell table:style-name="ce32" office:value-type="string">
            <text:p><text:span text:style-name="T4"><text:a xlink:href="javascript:warrantTrade();">中证麦银五三购Ａ</text:a></text:span></text:p>
          </table:table-cell>
          <table:table-cell table:style-name="ce3" office:value-type="float" office:value="6030">
            <text:p>6030</text:p>
          </table:table-cell>
          <table:table-cell table:style-name="ce4" office:value-type="string">
            <text:p>认购</text:p>
          </table:table-cell>
          <table:table-cell table:style-name="ce3" office:value-type="float" office:value="21.88">
            <text:p>21.88</text:p>
          </table:table-cell>
          <table:table-cell table:style-name="ce3" office:value-type="float" office:value="29.35">
            <text:p>29.35</text:p>
          </table:table-cell>
          <table:table-cell table:style-name="ce3" office:value-type="float" office:value="0.81">
            <text:p>0.81</text:p>
          </table:table-cell>
          <table:table-cell table:style-name="ce3" office:value-type="string">
            <text:p>92.6K</text:p>
          </table:table-cell>
          <table:table-cell table:style-name="ce33" office:value-type="date" office:date-value="2015-03-03">
            <text:p>15年3月3日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9574">3.54%</text:a></text:span></text:p>
          </table:table-cell>
          <table:table-cell table:style-name="ce10" office:value-type="percentage" office:value="0.6164">
            <text:p>61.64%</text:p>
          </table:table-cell>
          <table:table-cell table:style-name="ce10" office:value-type="percentage" office:value="0.02147">
            <text:p>2.15%</text:p>
          </table:table-cell>
          <table:table-cell table:style-name="ce3" office:value-type="float" office:value="3.623">
            <text:p>3.623</text:p>
          </table:table-cell>
          <table:table-cell table:style-name="ce3" office:value-type="float" office:value="10">
            <text:p>10</text:p>
          </table:table-cell>
        </table:table-row>
        <table:table-row table:style-name="ro2">
          <table:table-cell table:style-name="ce9" office:value-type="string">
            <text:p><text:span text:style-name="T3"><text:a xlink:href="javascript:warrantTrade();">18473</text:a></text:span></text:p>
          </table:table-cell>
          <table:table-cell table:style-name="ce32" office:value-type="string">
            <text:p><text:span text:style-name="T4"><text:a xlink:href="javascript:warrantTrade();">中证渣打五三购Ａ</text:a></text:span></text:p>
          </table:table-cell>
          <table:table-cell table:style-name="ce3" office:value-type="float" office:value="6030">
            <text:p>6030</text:p>
          </table:table-cell>
          <table:table-cell table:style-name="ce4" office:value-type="string">
            <text:p>认购</text:p>
          </table:table-cell>
          <table:table-cell table:style-name="ce3" office:value-type="float" office:value="20.6">
            <text:p>20.6</text:p>
          </table:table-cell>
          <table:table-cell table:style-name="ce3" office:value-type="float" office:value="29.35">
            <text:p>29.35</text:p>
          </table:table-cell>
          <table:table-cell table:style-name="ce3" office:value-type="float" office:value="0.83">
            <text:p>0.83</text:p>
          </table:table-cell>
          <table:table-cell table:style-name="ce3" office:value-type="string">
            <text:p>474.6K</text:p>
          </table:table-cell>
          <table:table-cell table:style-name="ce33" office:value-type="date" office:date-value="2015-03-26">
            <text:p>15年3月26日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8473">0.93%</text:a></text:span></text:p>
          </table:table-cell>
          <table:table-cell table:style-name="ce10" office:value-type="percentage" office:value="0.63406">
            <text:p>63.41%</text:p>
          </table:table-cell>
          <table:table-cell table:style-name="ce10" office:value-type="percentage" office:value="-0.01533">
            <text:p>-1.53%</text:p>
          </table:table-cell>
          <table:table-cell table:style-name="ce3" office:value-type="float" office:value="3.536">
            <text:p>3.536</text:p>
          </table:table-cell>
          <table:table-cell table:style-name="ce3" office:value-type="float" office:value="10">
            <text:p>10</text:p>
          </table:table-cell>
        </table:table-row>
        <table:table-row table:style-name="ro2">
          <table:table-cell table:style-name="ce9" office:value-type="string">
            <text:p><text:span text:style-name="T3"><text:a xlink:href="javascript:warrantTrade();">27946</text:a></text:span></text:p>
          </table:table-cell>
          <table:table-cell table:style-name="ce32" office:value-type="string">
            <text:p><text:span text:style-name="T4"><text:a xlink:href="javascript:warrantTrade();">中证中银五三购Ａ</text:a></text:span></text:p>
          </table:table-cell>
          <table:table-cell table:style-name="ce3" office:value-type="float" office:value="6030">
            <text:p>6030</text:p>
          </table:table-cell>
          <table:table-cell table:style-name="ce4" office:value-type="string">
            <text:p>认购</text:p>
          </table:table-cell>
          <table:table-cell table:style-name="ce3" office:value-type="float" office:value="20.6">
            <text:p>20.6</text:p>
          </table:table-cell>
          <table:table-cell table:style-name="ce3" office:value-type="float" office:value="29.35">
            <text:p>29.35</text:p>
          </table:table-cell>
          <table:table-cell table:style-name="ce3" office:value-type="float" office:value="0.89">
            <text:p>0.89</text:p>
          </table:table-cell>
          <table:table-cell table:style-name="ce3" office:value-type="string">
            <text:p>3,396.45K</text:p>
          </table:table-cell>
          <table:table-cell table:style-name="ce33" office:value-type="date" office:date-value="2015-03-30">
            <text:p>15年3月30日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7946">0.63%</text:a></text:span></text:p>
          </table:table-cell>
          <table:table-cell table:style-name="ce10" office:value-type="percentage" office:value="0.41482">
            <text:p>41.48%</text:p>
          </table:table-cell>
          <table:table-cell table:style-name="ce10" office:value-type="percentage" office:value="0.00511">
            <text:p>0.51%</text:p>
          </table:table-cell>
          <table:table-cell table:style-name="ce3" office:value-type="float" office:value="3.298">
            <text:p>3.298</text:p>
          </table:table-cell>
          <table:table-cell table:style-name="ce3" office:value-type="float" office:value="10">
            <text:p>10</text:p>
          </table:table-cell>
        </table:table-row>
        <table:table-row table:style-name="ro2">
          <table:table-cell table:style-name="ce9" office:value-type="string">
            <text:p><text:span text:style-name="T3"><text:a xlink:href="javascript:warrantTrade();">28591</text:a></text:span></text:p>
          </table:table-cell>
          <table:table-cell table:style-name="ce32" office:value-type="string">
            <text:p><text:span text:style-name="T4"><text:a xlink:href="javascript:warrantTrade();">中证瑞信五三购Ａ</text:a></text:span></text:p>
          </table:table-cell>
          <table:table-cell table:style-name="ce3" office:value-type="float" office:value="6030">
            <text:p>6030</text:p>
          </table:table-cell>
          <table:table-cell table:style-name="ce4" office:value-type="string">
            <text:p>认购</text:p>
          </table:table-cell>
          <table:table-cell table:style-name="ce3" office:value-type="float" office:value="20.65">
            <text:p>20.65</text:p>
          </table:table-cell>
          <table:table-cell table:style-name="ce3" office:value-type="float" office:value="29.35">
            <text:p>29.35</text:p>
          </table:table-cell>
          <table:table-cell table:style-name="ce3" office:value-type="float" office:value="0.92">
            <text:p>0.92</text:p>
          </table:table-cell>
          <table:table-cell table:style-name="ce3" office:value-type="string">
            <text:p>145.6K</text:p>
          </table:table-cell>
          <table:table-cell table:style-name="ce33" office:value-type="date" office:date-value="2015-03-30">
            <text:p>15年3月30日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8591">0%</text:a></text:span></text:p>
          </table:table-cell>
          <table:table-cell table:style-name="ce10" office:value-type="percentage" office:value="0.56637">
            <text:p>56.64%</text:p>
          </table:table-cell>
          <table:table-cell table:style-name="ce10" office:value-type="percentage" office:value="0.01704">
            <text:p>1.70%</text:p>
          </table:table-cell>
          <table:table-cell table:style-name="ce3" office:value-type="float" office:value="3.19">
            <text:p>3.19</text:p>
          </table:table-cell>
          <table:table-cell table:style-name="ce3" office:value-type="float" office:value="10">
            <text:p>10</text:p>
          </table:table-cell>
        </table:table-row>
        <table:table-row table:style-name="ro2">
          <table:table-cell table:style-name="ce9" office:value-type="string">
            <text:p><text:span text:style-name="T3"><text:a xlink:href="javascript:warrantTrade();">26690</text:a></text:span></text:p>
          </table:table-cell>
          <table:table-cell table:style-name="ce32" office:value-type="string">
            <text:p><text:span text:style-name="T4"><text:a xlink:href="javascript:warrantTrade();">中证野村五三购Ａ</text:a></text:span></text:p>
          </table:table-cell>
          <table:table-cell table:style-name="ce3" office:value-type="float" office:value="6030">
            <text:p>6030</text:p>
          </table:table-cell>
          <table:table-cell table:style-name="ce4" office:value-type="string">
            <text:p>认购</text:p>
          </table:table-cell>
          <table:table-cell table:style-name="ce3" office:value-type="float" office:value="20.65">
            <text:p>20.65</text:p>
          </table:table-cell>
          <table:table-cell table:style-name="ce3" office:value-type="float" office:value="29.35">
            <text:p>29.35</text:p>
          </table:table-cell>
          <table:table-cell table:style-name="ce3" office:value-type="float" office:value="0.93">
            <text:p>0.93</text:p>
          </table:table-cell>
          <table:table-cell table:style-name="ce3" office:value-type="string">
            <text:p>5.25K</text:p>
          </table:table-cell>
          <table:table-cell table:style-name="ce33" office:value-type="date" office:date-value="2015-03-26">
            <text:p>15年3月26日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6690">0.86%</text:a></text:span></text:p>
          </table:table-cell>
          <table:table-cell table:style-name="ce10" office:value-type="percentage" office:value="0.61153">
            <text:p>61.15%</text:p>
          </table:table-cell>
          <table:table-cell table:style-name="ce10" office:value-type="percentage" office:value="0.02044">
            <text:p>2.04%</text:p>
          </table:table-cell>
          <table:table-cell table:style-name="ce3" office:value-type="float" office:value="3.156">
            <text:p>3.156</text:p>
          </table:table-cell>
          <table:table-cell table:style-name="ce3" office:value-type="float" office:value="10">
            <text:p>10</text:p>
          </table:table-cell>
        </table:table-row>
        <table:table-row table:style-name="ro2">
          <table:table-cell table:style-name="ce9" office:value-type="string">
            <text:p><text:span text:style-name="T3"><text:a xlink:href="javascript:warrantTrade();">17018</text:a></text:span></text:p>
          </table:table-cell>
          <table:table-cell table:style-name="ce32" office:value-type="string">
            <text:p><text:span text:style-name="T4"><text:a xlink:href="javascript:warrantTrade();">中证瑞银五三购Ａ</text:a></text:span></text:p>
          </table:table-cell>
          <table:table-cell table:style-name="ce3" office:value-type="float" office:value="6030">
            <text:p>6030</text:p>
          </table:table-cell>
          <table:table-cell table:style-name="ce4" office:value-type="string">
            <text:p>认购</text:p>
          </table:table-cell>
          <table:table-cell table:style-name="ce3" office:value-type="float" office:value="20.65">
            <text:p>20.65</text:p>
          </table:table-cell>
          <table:table-cell table:style-name="ce3" office:value-type="float" office:value="29.35">
            <text:p>29.35</text:p>
          </table:table-cell>
          <table:table-cell table:style-name="ce3" office:value-type="float" office:value="0.94">
            <text:p>0.94</text:p>
          </table:table-cell>
          <table:table-cell table:style-name="ce3" office:value-type="string">
            <text:p>24.9K</text:p>
          </table:table-cell>
          <table:table-cell table:style-name="ce33" office:value-type="date" office:date-value="2015-03-26">
            <text:p>15年3月26日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7018">1.14%</text:a></text:span></text:p>
          </table:table-cell>
          <table:table-cell table:style-name="ce10" office:value-type="percentage" office:value="0.64413">
            <text:p>64.41%</text:p>
          </table:table-cell>
          <table:table-cell table:style-name="ce10" office:value-type="percentage" office:value="0.02385">
            <text:p>2.39%</text:p>
          </table:table-cell>
          <table:table-cell table:style-name="ce3" office:value-type="float" office:value="3.122">
            <text:p>3.122</text:p>
          </table:table-cell>
          <table:table-cell table:style-name="ce3" office:value-type="float" office:value="10">
            <text:p>10</text:p>
          </table:table-cell>
        </table:table-row>
        <table:table-row table:style-name="ro2">
          <table:table-cell table:style-name="ce9" office:value-type="string">
            <text:p><text:span text:style-name="T3"><text:a xlink:href="javascript:warrantTrade();">17189</text:a></text:span></text:p>
          </table:table-cell>
          <table:table-cell table:style-name="ce32" office:value-type="string">
            <text:p><text:span text:style-name="T4"><text:a xlink:href="javascript:warrantTrade();">中证汇丰五三购Ａ</text:a></text:span></text:p>
          </table:table-cell>
          <table:table-cell table:style-name="ce3" office:value-type="float" office:value="6030">
            <text:p>6030</text:p>
          </table:table-cell>
          <table:table-cell table:style-name="ce4" office:value-type="string">
            <text:p>认购</text:p>
          </table:table-cell>
          <table:table-cell table:style-name="ce3" office:value-type="float" office:value="20.65">
            <text:p>20.65</text:p>
          </table:table-cell>
          <table:table-cell table:style-name="ce3" office:value-type="float" office:value="29.35">
            <text:p>29.35</text:p>
          </table:table-cell>
          <table:table-cell table:style-name="ce3" office:value-type="float" office:value="0.94">
            <text:p>0.94</text:p>
          </table:table-cell>
          <table:table-cell table:style-name="ce3" office:value-type="string">
            <text:p>---</text:p>
          </table:table-cell>
          <table:table-cell table:style-name="ce33" office:value-type="date" office:date-value="2015-03-26">
            <text:p>15年3月26日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7189">0%</text:a></text:span></text:p>
          </table:table-cell>
          <table:table-cell table:style-name="ce10" office:value-type="percentage" office:value="0.64413">
            <text:p>64.41%</text:p>
          </table:table-cell>
          <table:table-cell table:style-name="ce10" office:value-type="percentage" office:value="0.02385">
            <text:p>2.39%</text:p>
          </table:table-cell>
          <table:table-cell table:style-name="ce3" office:value-type="float" office:value="3.122">
            <text:p>3.122</text:p>
          </table:table-cell>
          <table:table-cell table:style-name="ce3" office:value-type="float" office:value="10">
            <text:p>10</text:p>
          </table:table-cell>
        </table:table-row>
        <table:table-row table:style-name="ro2">
          <table:table-cell table:style-name="ce9" office:value-type="string">
            <text:p><text:span text:style-name="T3"><text:a xlink:href="javascript:warrantTrade();">23526</text:a></text:span></text:p>
          </table:table-cell>
          <table:table-cell table:style-name="ce32" office:value-type="string">
            <text:p><text:span text:style-name="T4"><text:a xlink:href="javascript:warrantTrade();">中证东亚五五购Ａ</text:a></text:span></text:p>
          </table:table-cell>
          <table:table-cell table:style-name="ce3" office:value-type="float" office:value="6030">
            <text:p>6030</text:p>
          </table:table-cell>
          <table:table-cell table:style-name="ce4" office:value-type="string">
            <text:p>认购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9.35">
            <text:p>29.35</text:p>
          </table:table-cell>
          <table:table-cell table:style-name="ce3" office:value-type="float" office:value="0.94">
            <text:p>0.94</text:p>
          </table:table-cell>
          <table:table-cell table:style-name="ce3" office:value-type="string">
            <text:p>---</text:p>
          </table:table-cell>
          <table:table-cell table:style-name="ce33" office:value-type="date" office:date-value="2015-05-29">
            <text:p>15年5月29日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3526">0.51%</text:a></text:span></text:p>
          </table:table-cell>
          <table:table-cell table:style-name="ce10" office:value-type="percentage" office:value="0.28678">
            <text:p>28.68%</text:p>
          </table:table-cell>
          <table:table-cell table:style-name="ce10" office:value-type="percentage" office:value="0.0017">
            <text:p>0.17%</text:p>
          </table:table-cell>
          <table:table-cell table:style-name="ce3" office:value-type="float" office:value="3.122">
            <text:p>3.122</text:p>
          </table:table-cell>
          <table:table-cell table:style-name="ce3" office:value-type="float" office:value="10">
            <text:p>10</text:p>
          </table:table-cell>
        </table:table-row>
        <table:table-row table:style-name="ro2">
          <table:table-cell table:style-name="ce9" office:value-type="string">
            <text:p><text:span text:style-name="T3"><text:a xlink:href="javascript:warrantTrade();">25845</text:a></text:span></text:p>
          </table:table-cell>
          <table:table-cell table:style-name="ce32" office:value-type="string">
            <text:p><text:span text:style-name="T4"><text:a xlink:href="javascript:warrantTrade();">中证摩通五三购Ａ</text:a></text:span></text:p>
          </table:table-cell>
          <table:table-cell table:style-name="ce3" office:value-type="float" office:value="6030">
            <text:p>6030</text:p>
          </table:table-cell>
          <table:table-cell table:style-name="ce4" office:value-type="string">
            <text:p>认购</text:p>
          </table:table-cell>
          <table:table-cell table:style-name="ce3" office:value-type="float" office:value="20.6">
            <text:p>20.6</text:p>
          </table:table-cell>
          <table:table-cell table:style-name="ce3" office:value-type="float" office:value="29.35">
            <text:p>29.35</text:p>
          </table:table-cell>
          <table:table-cell table:style-name="ce3" office:value-type="float" office:value="0.96">
            <text:p>0.96</text:p>
          </table:table-cell>
          <table:table-cell table:style-name="ce3" office:value-type="string">
            <text:p>282.5K</text:p>
          </table:table-cell>
          <table:table-cell table:style-name="ce33" office:value-type="date" office:date-value="2015-03-31">
            <text:p>15年3月31日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5845">1.12%</text:a></text:span></text:p>
          </table:table-cell>
          <table:table-cell table:style-name="ce10" office:value-type="percentage" office:value="0.67788">
            <text:p>67.79%</text:p>
          </table:table-cell>
          <table:table-cell table:style-name="ce10" office:value-type="percentage" office:value="0.02896">
            <text:p>2.90%</text:p>
          </table:table-cell>
          <table:table-cell table:style-name="ce3" office:value-type="float" office:value="3.057">
            <text:p>3.057</text:p>
          </table:table-cell>
          <table:table-cell table:style-name="ce3" office:value-type="float" office:value="10">
            <text:p>10</text:p>
          </table:table-cell>
        </table:table-row>
        <table:table-row table:style-name="ro2">
          <table:table-cell table:style-name="ce9" office:value-type="string">
            <text:p><text:span text:style-name="T3"><text:a xlink:href="javascript:warrantTrade();">25678</text:a></text:span></text:p>
          </table:table-cell>
          <table:table-cell table:style-name="ce32" office:value-type="string">
            <text:p><text:span text:style-name="T4"><text:a xlink:href="javascript:warrantTrade();">中证渣打五六购Ａ</text:a></text:span></text:p>
          </table:table-cell>
          <table:table-cell table:style-name="ce3" office:value-type="float" office:value="6030">
            <text:p>6030</text:p>
          </table:table-cell>
          <table:table-cell table:style-name="ce4" office:value-type="string">
            <text:p>认购</text:p>
          </table:table-cell>
          <table:table-cell table:style-name="ce3" office:value-type="float" office:value="18.88">
            <text:p>18.88</text:p>
          </table:table-cell>
          <table:table-cell table:style-name="ce3" office:value-type="float" office:value="29.35">
            <text:p>29.35</text:p>
          </table:table-cell>
          <table:table-cell table:style-name="ce3" office:value-type="float" office:value="1.03">
            <text:p>1.03</text:p>
          </table:table-cell>
          <table:table-cell table:style-name="ce3" office:value-type="string">
            <text:p>53.8K</text:p>
          </table:table-cell>
          <table:table-cell table:style-name="ce33" office:value-type="date" office:date-value="2015-06-19">
            <text:p>15年6月19日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5678">1.87%</text:a></text:span></text:p>
          </table:table-cell>
          <table:table-cell table:style-name="ce10" office:value-type="percentage" office:value="0.6073">
            <text:p>60.73%</text:p>
          </table:table-cell>
          <table:table-cell table:style-name="ce10" office:value-type="percentage" office:value="-0.00579">
            <text:p>-0.58%</text:p>
          </table:table-cell>
          <table:table-cell table:style-name="ce3" office:value-type="float" office:value="2.85">
            <text:p>2.85</text:p>
          </table:table-cell>
          <table:table-cell table:style-name="ce3" office:value-type="float" office:value="10">
            <text:p>10</text:p>
          </table:table-cell>
        </table:table-row>
        <table:table-row table:style-name="ro2">
          <table:table-cell table:style-name="ce9" office:value-type="string">
            <text:p><text:span text:style-name="T3"><text:a xlink:href="javascript:warrantTrade();">29210</text:a></text:span></text:p>
          </table:table-cell>
          <table:table-cell table:style-name="ce32" office:value-type="string">
            <text:p><text:span text:style-name="T4"><text:a xlink:href="javascript:warrantTrade();">中证法兴五六购Ａ</text:a></text:span></text:p>
          </table:table-cell>
          <table:table-cell table:style-name="ce3" office:value-type="float" office:value="6030">
            <text:p>6030</text:p>
          </table:table-cell>
          <table:table-cell table:style-name="ce4" office:value-type="string">
            <text:p>认购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9.35">
            <text:p>29.35</text:p>
          </table:table-cell>
          <table:table-cell table:style-name="ce3" office:value-type="float" office:value="1.11">
            <text:p>1.11</text:p>
          </table:table-cell>
          <table:table-cell table:style-name="ce3" office:value-type="string">
            <text:p>125.0K</text:p>
          </table:table-cell>
          <table:table-cell table:style-name="ce33" office:value-type="date" office:date-value="2015-06-03">
            <text:p>15年6月3日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9210">0.44%</text:a></text:span></text:p>
          </table:table-cell>
          <table:table-cell table:style-name="ce10" office:value-type="percentage" office:value="0.76715">
            <text:p>76.72%</text:p>
          </table:table-cell>
          <table:table-cell table:style-name="ce10" office:value-type="percentage" office:value="0.05963">
            <text:p>5.96%</text:p>
          </table:table-cell>
          <table:table-cell table:style-name="ce3" office:value-type="float" office:value="2.644">
            <text:p>2.644</text:p>
          </table:table-cell>
          <table:table-cell table:style-name="ce3" office:value-type="float" office:value="10">
            <text:p>10</text:p>
          </table:table-cell>
        </table:table-row>
        <table:table-row table:style-name="ro2">
          <table:table-cell table:style-name="ce9" office:value-type="string">
            <text:p><text:span text:style-name="T3"><text:a xlink:href="javascript:warrantTrade();">15880</text:a></text:span></text:p>
          </table:table-cell>
          <table:table-cell table:style-name="ce32" office:value-type="string">
            <text:p><text:span text:style-name="T4"><text:a xlink:href="javascript:warrantTrade();">中证法巴五四购Ａ</text:a></text:span></text:p>
          </table:table-cell>
          <table:table-cell table:style-name="ce3" office:value-type="float" office:value="6030">
            <text:p>6030</text:p>
          </table:table-cell>
          <table:table-cell table:style-name="ce4" office:value-type="string">
            <text:p>认购</text:p>
          </table:table-cell>
          <table:table-cell table:style-name="ce3" office:value-type="float" office:value="20.6">
            <text:p>20.6</text:p>
          </table:table-cell>
          <table:table-cell table:style-name="ce3" office:value-type="float" office:value="29.35">
            <text:p>29.35</text:p>
          </table:table-cell>
          <table:table-cell table:style-name="ce3" office:value-type="float" office:value="1.13">
            <text:p>1.13</text:p>
          </table:table-cell>
          <table:table-cell table:style-name="ce3" office:value-type="string">
            <text:p>11.3K</text:p>
          </table:table-cell>
          <table:table-cell table:style-name="ce33" office:value-type="date" office:date-value="2015-04-02">
            <text:p>15年4月2日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5880">0.12%</text:a></text:span></text:p>
          </table:table-cell>
          <table:table-cell table:style-name="ce10" office:value-type="percentage" office:value="1.0915">
            <text:p>109.15%</text:p>
          </table:table-cell>
          <table:table-cell table:style-name="ce10" office:value-type="percentage" office:value="0.08688">
            <text:p>8.69%</text:p>
          </table:table-cell>
          <table:table-cell table:style-name="ce3" office:value-type="float" office:value="2.597">
            <text:p>2.597</text:p>
          </table:table-cell>
          <table:table-cell table:style-name="ce3" office:value-type="float" office:value="10">
            <text:p>10</text:p>
          </table:table-cell>
        </table:table-row>
        <table:table-row table:style-name="ro2">
          <table:table-cell table:style-name="ce9" office:value-type="string">
            <text:p><text:span text:style-name="T3"><text:a xlink:href="javascript:warrantTrade();">14513</text:a></text:span></text:p>
          </table:table-cell>
          <table:table-cell table:style-name="ce32" office:value-type="string">
            <text:p><text:span text:style-name="T4"><text:a xlink:href="javascript:warrantTrade();">中证法兴五三购Ａ</text:a></text:span></text:p>
          </table:table-cell>
          <table:table-cell table:style-name="ce3" office:value-type="float" office:value="6030">
            <text:p>6030</text:p>
          </table:table-cell>
          <table:table-cell table:style-name="ce4" office:value-type="string">
            <text:p>认购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29.35">
            <text:p>29.35</text:p>
          </table:table-cell>
          <table:table-cell table:style-name="ce3" office:value-type="float" office:value="1.49">
            <text:p>1.49</text:p>
          </table:table-cell>
          <table:table-cell table:style-name="ce3" office:value-type="string">
            <text:p>82.0K</text:p>
          </table:table-cell>
          <table:table-cell table:style-name="ce33" office:value-type="date" office:date-value="2015-03-04">
            <text:p>15年3月4日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4513">0.08%</text:a></text:span></text:p>
          </table:table-cell>
          <table:table-cell table:style-name="ce10" office:value-type="percentage" office:value="1.44642">
            <text:p>144.64%</text:p>
          </table:table-cell>
          <table:table-cell table:style-name="ce10" office:value-type="percentage" office:value="0.05281">
            <text:p>5.28%</text:p>
          </table:table-cell>
          <table:table-cell table:style-name="ce3" office:value-type="float" office:value="1.97">
            <text:p>1.97</text:p>
          </table:table-cell>
          <table:table-cell table:style-name="ce3" office:value-type="float" office:value="10">
            <text:p>10</text:p>
          </table:table-cell>
        </table:table-row>
        <table:table-row table:style-name="ro2">
          <table:table-cell table:style-name="ce9" office:value-type="string">
            <text:p><text:span text:style-name="T3"><text:a xlink:href="javascript:warrantTrade();">18038</text:a></text:span></text:p>
          </table:table-cell>
          <table:table-cell table:style-name="ce32" office:value-type="string">
            <text:p><text:span text:style-name="T4"><text:a xlink:href="javascript:warrantTrade();">中证高盛五九购Ａ</text:a></text:span></text:p>
          </table:table-cell>
          <table:table-cell table:style-name="ce3" office:value-type="float" office:value="6030">
            <text:p>6030</text:p>
          </table:table-cell>
          <table:table-cell table:style-name="ce4" office:value-type="string">
            <text:p>认购</text:p>
          </table:table-cell>
          <table:table-cell table:style-name="ce3" office:value-type="float" office:value="28">
            <text:p>28</text:p>
          </table:table-cell>
          <table:table-cell table:style-name="ce3" office:value-type="string">
            <text:p>--- </text:p>
          </table:table-cell>
          <table:table-cell table:number-columns-repeated="2" table:style-name="ce3" office:value-type="string">
            <text:p>---</text:p>
          </table:table-cell>
          <table:table-cell table:style-name="ce33" office:value-type="date" office:date-value="2015-09-29">
            <text:p>15年9月29日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8038">0%</text:a></text:span></text:p>
          </table:table-cell>
          <table:table-cell table:number-columns-repeated="2" table:style-name="ce10" office:value-type="percentage" office:value="0">
            <text:p>0.00%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</table:table-row>
        <table:table-row table:style-name="ro2">
          <table:table-cell table:style-name="ce9" office:value-type="string">
            <text:p><text:span text:style-name="T3"><text:a xlink:href="javascript:warrantTrade();">18054</text:a></text:span></text:p>
          </table:table-cell>
          <table:table-cell table:style-name="ce32" office:value-type="string">
            <text:p><text:span text:style-name="T4"><text:a xlink:href="javascript:warrantTrade();">中证汇丰五七购Ａ</text:a></text:span></text:p>
          </table:table-cell>
          <table:table-cell table:style-name="ce3" office:value-type="float" office:value="6030">
            <text:p>6030</text:p>
          </table:table-cell>
          <table:table-cell table:style-name="ce4" office:value-type="string">
            <text:p>认购</text:p>
          </table:table-cell>
          <table:table-cell table:style-name="ce3" office:value-type="float" office:value="25.98">
            <text:p>25.98</text:p>
          </table:table-cell>
          <table:table-cell table:style-name="ce3" office:value-type="string">
            <text:p>--- </text:p>
          </table:table-cell>
          <table:table-cell table:number-columns-repeated="2" table:style-name="ce3" office:value-type="string">
            <text:p>---</text:p>
          </table:table-cell>
          <table:table-cell table:style-name="ce33" office:value-type="date" office:date-value="2015-07-31">
            <text:p>15年7月31日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8054">0%</text:a></text:span></text:p>
          </table:table-cell>
          <table:table-cell table:number-columns-repeated="2" table:style-name="ce10" office:value-type="percentage" office:value="0">
            <text:p>0.00%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</table:table-row>
        <table:table-row table:style-name="ro2">
          <table:table-cell table:style-name="ce9" office:value-type="string">
            <text:p><text:span text:style-name="T3"><text:a xlink:href="javascript:warrantTrade();">18063</text:a></text:span></text:p>
          </table:table-cell>
          <table:table-cell table:style-name="ce32" office:value-type="string">
            <text:p><text:span text:style-name="T4"><text:a xlink:href="javascript:warrantTrade();">中证法兴五九购Ａ</text:a></text:span></text:p>
          </table:table-cell>
          <table:table-cell table:style-name="ce3" office:value-type="float" office:value="6030">
            <text:p>6030</text:p>
          </table:table-cell>
          <table:table-cell table:style-name="ce4" office:value-type="string">
            <text:p>认购</text:p>
          </table:table-cell>
          <table:table-cell table:style-name="ce3" office:value-type="float" office:value="28">
            <text:p>28</text:p>
          </table:table-cell>
          <table:table-cell table:style-name="ce3" office:value-type="string">
            <text:p>--- </text:p>
          </table:table-cell>
          <table:table-cell table:number-columns-repeated="2" table:style-name="ce3" office:value-type="string">
            <text:p>---</text:p>
          </table:table-cell>
          <table:table-cell table:style-name="ce33" office:value-type="date" office:date-value="2015-09-02">
            <text:p>15年9月2日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8063">0%</text:a></text:span></text:p>
          </table:table-cell>
          <table:table-cell table:number-columns-repeated="2" table:style-name="ce10" office:value-type="percentage" office:value="0">
            <text:p>0.00%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</table:table-row>
        <table:table-row table:style-name="ro2" table:number-rows-repeated="1048540">
          <table:table-cell table:number-columns-repeated="14"/>
        </table:table-row>
        <table:table-row table:style-name="ro2">
          <table:table-cell table:number-columns-repeated="14"/>
        </table:table-row>
        <table:named-expressions/>
      </table:table>
      <table:table table:name="2823" table:style-name="ta4" table:print="false">
        <table:table-column table:style-name="co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ce6"/>
        <table:table-column table:style-name="co6" table:default-cell-style-name="ce8"/>
        <table:table-column table:style-name="co6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number-columns-repeated="3" table:default-cell-style-name="Default"/>
        <table:table-row table:style-name="ro1">
          <table:table-cell table:style-name="ce34" office:value-type="string">
            <text:p>认股证编号</text:p>
          </table:table-cell>
          <table:table-cell table:style-name="ce34" office:value-type="string">
            <text:p>认股证名称</text:p>
          </table:table-cell>
          <table:table-cell table:style-name="ce34" office:value-type="string">
            <text:p>正股编号<text:span text:style-name="T1">/</text:span><text:span text:style-name="T2">指</text:span><text:span text:style-name="T2">数</text:span></text:p>
          </table:table-cell>
          <table:table-cell table:style-name="ce34" office:value-type="string">
            <text:p>性质</text:p>
          </table:table-cell>
          <table:table-cell table:style-name="ce34" office:value-type="string">
            <text:p>行使价</text:p>
          </table:table-cell>
          <table:table-cell table:style-name="ce34" office:value-type="string">
            <text:p>正股价</text:p>
          </table:table-cell>
          <table:table-cell table:style-name="ce34" office:value-type="string">
            <text:p>窝轮价</text:p>
          </table:table-cell>
          <table:table-cell table:style-name="ce34" office:value-type="string">
            <text:p>成交额</text:p>
          </table:table-cell>
          <table:table-cell table:style-name="ce34" office:value-type="string">
            <text:p>到期日</text:p>
          </table:table-cell>
          <table:table-cell table:style-name="ce34" office:value-type="string">
            <text:p>街货量<text:span text:style-name="T1">(%)</text:span></text:p>
          </table:table-cell>
          <table:table-cell table:style-name="ce34" office:value-type="string">
            <text:p>引伸波幅</text:p>
          </table:table-cell>
          <table:table-cell table:style-name="ce34" office:value-type="string">
            <text:p>溢价</text:p>
          </table:table-cell>
          <table:table-cell table:style-name="ce34" office:value-type="string">
            <text:p>杠杆比率</text:p>
          </table:table-cell>
          <table:table-cell table:style-name="ce34" office:value-type="string">
            <text:p>换股比率</text:p>
          </table:table-cell>
          <table:table-cell table:style-name="ce2" office:value-type="string">
            <text:p>priority</text:p>
          </table:table-cell>
          <table:table-cell table:style-name="ce2" office:value-type="string">
            <text:p>url_sina</text:p>
          </table:table-cell>
          <table:table-cell table:style-name="ce2" office:value-type="string">
            <text:p>url_locoy</text:p>
          </table:table-cell>
        </table:table-row>
        <table:table-row table:style-name="ro3">
          <table:table-cell table:style-name="ce2" office:value-type="string">
            <text:p>11253</text:p>
          </table:table-cell>
          <table:table-cell table:style-name="ce32" office:value-type="string">
            <text:p><text:span text:style-name="T4"><text:a xlink:href="javascript:warrantTrade();">Ａ中法巴八十购Ａ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12.1">
            <text:p>12.1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0.181">
            <text:p>0.181</text:p>
          </table:table-cell>
          <table:table-cell table:style-name="ce3" office:value-type="string">
            <text:p>836.785K</text:p>
          </table:table-cell>
          <table:table-cell table:style-name="ce23" office:value-type="date" office:date-value="2018-10-03">
            <text:p>18／10／3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1253">12.98%</text:a></text:span></text:p>
          </table:table-cell>
          <table:table-cell table:style-name="ce10" office:value-type="percentage" office:value="0.26843">
            <text:p>26.84%</text:p>
          </table:table-cell>
          <table:table-cell table:style-name="ce10" office:value-type="percentage" office:value="0.19914">
            <text:p>19.91%</text:p>
          </table:table-cell>
          <table:table-cell table:style-name="ce3" office:value-type="float" office:value="6.409">
            <text:p>6.409</text:p>
          </table:table-cell>
          <table:table-cell table:style-name="ce3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IF([.O2]&gt;0;CONCATENATE(&quot;http://stock.finance.sina.com.cn/hkstock/quotes/&quot;;[.A2];&quot;.html&quot;);&quot;&quot;)" office:value-type="string" office:string-value="http://stock.finance.sina.com.cn/hkstock/quotes/11253.html">
            <text:p>http://stock.finance.sina.com.cn/hkstock/quotes/11253.html</text:p>
          </table:table-cell>
          <table:table-cell table:style-name="ce2" table:formula="of:=IF([.O2]&gt;0;CONCATENATE(&quot;http://hq.sinajs.cn/list=hk&quot;;[.A2]);&quot;&quot;)" office:value-type="string" office:string-value="http://hq.sinajs.cn/list=hk11253">
            <text:p>http://hq.sinajs.cn/list=hk11253</text:p>
          </table:table-cell>
        </table:table-row>
        <table:table-row table:style-name="ro3">
          <table:table-cell table:style-name="ce2" office:value-type="string">
            <text:p>15048</text:p>
          </table:table-cell>
          <table:table-cell table:style-name="ce32" office:value-type="string">
            <text:p><text:span text:style-name="T4"><text:a xlink:href="javascript:warrantTrade();">Ａ中法兴八十购Ａ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12.1">
            <text:p>12.1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0.209">
            <text:p>0.209</text:p>
          </table:table-cell>
          <table:table-cell table:style-name="ce3" office:value-type="string">
            <text:p>143,509.928K</text:p>
          </table:table-cell>
          <table:table-cell table:style-name="ce23" office:value-type="date" office:date-value="2018-10-03">
            <text:p>18／10／3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5048">1.07%</text:a></text:span></text:p>
          </table:table-cell>
          <table:table-cell table:style-name="ce10" office:value-type="percentage" office:value="0.30162">
            <text:p>30.16%</text:p>
          </table:table-cell>
          <table:table-cell table:style-name="ce10" office:value-type="percentage" office:value="0.22328">
            <text:p>22.33%</text:p>
          </table:table-cell>
          <table:table-cell table:style-name="ce3" office:value-type="float" office:value="5.55">
            <text:p>5.55</text:p>
          </table:table-cell>
          <table:table-cell table:style-name="ce3"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IF([.O3]&gt;0;CONCATENATE(&quot;http://stock.finance.sina.com.cn/hkstock/quotes/&quot;;[.A3];&quot;.html&quot;);&quot;&quot;)" office:value-type="string" office:string-value="http://stock.finance.sina.com.cn/hkstock/quotes/15048.html">
            <text:p>http://stock.finance.sina.com.cn/hkstock/quotes/15048.html</text:p>
          </table:table-cell>
          <table:table-cell table:style-name="ce2" table:formula="of:=IF([.O3]&gt;0;CONCATENATE(&quot;http://hq.sinajs.cn/list=hk&quot;;[.A3]);&quot;&quot;)" office:value-type="string" office:string-value="http://hq.sinajs.cn/list=hk15048">
            <text:p>http://hq.sinajs.cn/list=hk15048</text:p>
          </table:table-cell>
        </table:table-row>
        <table:table-row table:style-name="ro3">
          <table:table-cell table:style-name="ce2" office:value-type="string">
            <text:p>14076</text:p>
          </table:table-cell>
          <table:table-cell table:style-name="ce32" office:value-type="string">
            <text:p><text:span text:style-name="T4"><text:a xlink:href="javascript:warrantTrade();">Ａ中摩通八十购Ａ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12.1">
            <text:p>12.1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0.228">
            <text:p>0.228</text:p>
          </table:table-cell>
          <table:table-cell table:style-name="ce3" office:value-type="string">
            <text:p>8,547.303K</text:p>
          </table:table-cell>
          <table:table-cell table:style-name="ce23" office:value-type="date" office:date-value="2018-10-02">
            <text:p>18／10／2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4076">0.14%</text:a></text:span></text:p>
          </table:table-cell>
          <table:table-cell table:style-name="ce10" office:value-type="percentage" office:value="0.32436">
            <text:p>32.44%</text:p>
          </table:table-cell>
          <table:table-cell table:style-name="ce10" office:value-type="percentage" office:value="0.23966">
            <text:p>23.97%</text:p>
          </table:table-cell>
          <table:table-cell table:style-name="ce3" office:value-type="float" office:value="5.088">
            <text:p>5.088</text:p>
          </table:table-cell>
          <table:table-cell table:style-name="ce3"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IF([.O4]&gt;0;CONCATENATE(&quot;http://stock.finance.sina.com.cn/hkstock/quotes/&quot;;[.A4];&quot;.html&quot;);&quot;&quot;)" office:value-type="string" office:string-value="http://stock.finance.sina.com.cn/hkstock/quotes/14076.html">
            <text:p>http://stock.finance.sina.com.cn/hkstock/quotes/14076.html</text:p>
          </table:table-cell>
          <table:table-cell table:style-name="ce2" table:formula="of:=IF([.O4]&gt;0;CONCATENATE(&quot;http://hq.sinajs.cn/list=hk&quot;;[.A4]);&quot;&quot;)" office:value-type="string" office:string-value="http://hq.sinajs.cn/list=hk14076">
            <text:p>http://hq.sinajs.cn/list=hk14076</text:p>
          </table:table-cell>
        </table:table-row>
        <table:table-row table:style-name="ro3">
          <table:table-cell table:style-name="ce2" office:value-type="string">
            <text:p>17834</text:p>
          </table:table-cell>
          <table:table-cell table:style-name="ce32" office:value-type="string">
            <text:p><text:span text:style-name="T4"><text:a xlink:href="javascript:warrantTrade();">Ａ中渣打八九购Ａ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12.12">
            <text:p>12.12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0.239">
            <text:p>0.239</text:p>
          </table:table-cell>
          <table:table-cell table:style-name="ce3" office:value-type="string">
            <text:p>2,356.725K</text:p>
          </table:table-cell>
          <table:table-cell table:style-name="ce23" office:value-type="date" office:date-value="2018-09-28">
            <text:p>18／9／28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7834">0%</text:a></text:span></text:p>
          </table:table-cell>
          <table:table-cell table:style-name="ce10" office:value-type="percentage" office:value="0.33874">
            <text:p>33.87%</text:p>
          </table:table-cell>
          <table:table-cell table:style-name="ce10" office:value-type="percentage" office:value="0.25086">
            <text:p>25.09%</text:p>
          </table:table-cell>
          <table:table-cell table:style-name="ce3" office:value-type="float" office:value="4.854">
            <text:p>4.854</text:p>
          </table:table-cell>
          <table:table-cell table:style-name="ce3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IF([.O5]&gt;0;CONCATENATE(&quot;http://stock.finance.sina.com.cn/hkstock/quotes/&quot;;[.A5];&quot;.html&quot;);&quot;&quot;)" office:value-type="string" office:string-value="http://stock.finance.sina.com.cn/hkstock/quotes/17834.html">
            <text:p>http://stock.finance.sina.com.cn/hkstock/quotes/17834.html</text:p>
          </table:table-cell>
          <table:table-cell table:style-name="ce2" table:formula="of:=IF([.O5]&gt;0;CONCATENATE(&quot;http://hq.sinajs.cn/list=hk&quot;;[.A5]);&quot;&quot;)" office:value-type="string" office:string-value="http://hq.sinajs.cn/list=hk17834">
            <text:p>http://hq.sinajs.cn/list=hk17834</text:p>
          </table:table-cell>
        </table:table-row>
        <table:table-row table:style-name="ro3">
          <table:table-cell table:style-name="ce2" office:value-type="string">
            <text:p>17845</text:p>
          </table:table-cell>
          <table:table-cell table:style-name="ce32" office:value-type="string">
            <text:p><text:span text:style-name="T4"><text:a xlink:href="javascript:warrantTrade();">Ａ中瑞信八九购Ａ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12.12">
            <text:p>12.12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0.265">
            <text:p>0.265</text:p>
          </table:table-cell>
          <table:table-cell table:style-name="ce3" office:value-type="string">
            <text:p>945.432K</text:p>
          </table:table-cell>
          <table:table-cell table:style-name="ce23" office:value-type="date" office:date-value="2018-09-28">
            <text:p>18／9／28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7845">0%</text:a></text:span></text:p>
          </table:table-cell>
          <table:table-cell table:style-name="ce10" office:value-type="percentage" office:value="0.37004">
            <text:p>37.00%</text:p>
          </table:table-cell>
          <table:table-cell table:style-name="ce10" office:value-type="percentage" office:value="0.27328">
            <text:p>27.33%</text:p>
          </table:table-cell>
          <table:table-cell table:style-name="ce3" office:value-type="float" office:value="4.377">
            <text:p>4.377</text:p>
          </table:table-cell>
          <table:table-cell table:style-name="ce3"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IF([.O6]&gt;0;CONCATENATE(&quot;http://stock.finance.sina.com.cn/hkstock/quotes/&quot;;[.A6];&quot;.html&quot;);&quot;&quot;)" office:value-type="string" office:string-value="http://stock.finance.sina.com.cn/hkstock/quotes/17845.html">
            <text:p>http://stock.finance.sina.com.cn/hkstock/quotes/17845.html</text:p>
          </table:table-cell>
          <table:table-cell table:style-name="ce2" table:formula="of:=IF([.O6]&gt;0;CONCATENATE(&quot;http://hq.sinajs.cn/list=hk&quot;;[.A6]);&quot;&quot;)" office:value-type="string" office:string-value="http://hq.sinajs.cn/list=hk17845">
            <text:p>http://hq.sinajs.cn/list=hk17845</text:p>
          </table:table-cell>
        </table:table-row>
        <table:table-row table:style-name="ro3">
          <table:table-cell table:style-name="ce2" office:value-type="string">
            <text:p>24175</text:p>
          </table:table-cell>
          <table:table-cell table:style-name="ce32" office:value-type="string">
            <text:p><text:span text:style-name="T4"><text:a xlink:href="javascript:warrantTrade();">Ａ中法兴八八购Ａ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7.8">
            <text:p>7.8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0.395">
            <text:p>0.395</text:p>
          </table:table-cell>
          <table:table-cell table:style-name="ce3" office:value-type="string">
            <text:p>538.0K</text:p>
          </table:table-cell>
          <table:table-cell table:style-name="ce23" office:value-type="date" office:date-value="2018-08-01">
            <text:p>18／8／1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4175">15.14%</text:a></text:span></text:p>
          </table:table-cell>
          <table:table-cell table:style-name="ce10" office:value-type="percentage" office:value="0.29724">
            <text:p>29.72%</text:p>
          </table:table-cell>
          <table:table-cell table:style-name="ce10" office:value-type="percentage" office:value="0.01293">
            <text:p>1.29%</text:p>
          </table:table-cell>
          <table:table-cell table:style-name="ce3" office:value-type="float" office:value="2.937">
            <text:p>2.937</text:p>
          </table:table-cell>
          <table:table-cell table:style-name="ce3" office:value-type="float" office:value="10">
            <text:p>10</text:p>
          </table:table-cell>
          <table:table-cell table:number-columns-repeated="3"/>
        </table:table-row>
        <table:table-row table:style-name="ro3">
          <table:table-cell table:style-name="ce2" office:value-type="string">
            <text:p>12793</text:p>
          </table:table-cell>
          <table:table-cell table:style-name="ce32" office:value-type="string">
            <text:p><text:span text:style-name="T4"><text:a xlink:href="javascript:warrantTrade();">Ａ中法兴七一购Ａ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8.87">
            <text:p>8.87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0.295">
            <text:p>0.295</text:p>
          </table:table-cell>
          <table:table-cell table:style-name="ce3" office:value-type="string">
            <text:p>1,480.075K</text:p>
          </table:table-cell>
          <table:table-cell table:style-name="ce23" office:value-type="date" office:date-value="2017-01-04">
            <text:p>17／1／4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2793">53.16%</text:a></text:span></text:p>
          </table:table-cell>
          <table:table-cell table:style-name="ce10" office:value-type="percentage" office:value="0.31757">
            <text:p>31.76%</text:p>
          </table:table-cell>
          <table:table-cell table:style-name="ce10" office:value-type="percentage" office:value="0.01897">
            <text:p>1.90%</text:p>
          </table:table-cell>
          <table:table-cell table:style-name="ce3" office:value-type="float" office:value="3.932">
            <text:p>3.932</text:p>
          </table:table-cell>
          <table:table-cell table:style-name="ce3" office:value-type="float" office:value="10">
            <text:p>10</text:p>
          </table:table-cell>
          <table:table-cell table:number-columns-repeated="3"/>
        </table:table-row>
        <table:table-row table:style-name="ro3">
          <table:table-cell table:style-name="ce2" office:value-type="string">
            <text:p>12293</text:p>
          </table:table-cell>
          <table:table-cell table:style-name="ce32" office:value-type="string">
            <text:p><text:span text:style-name="T4"><text:a xlink:href="javascript:warrantTrade();">Ａ中法巴七一购Ａ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8.86">
            <text:p>8.86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0.3">
            <text:p>0.3</text:p>
          </table:table-cell>
          <table:table-cell table:style-name="ce3" office:value-type="string">
            <text:p>1,128.6K</text:p>
          </table:table-cell>
          <table:table-cell table:style-name="ce23" office:value-type="date" office:date-value="2017-01-04">
            <text:p>17／1／4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2293">87.52%</text:a></text:span></text:p>
          </table:table-cell>
          <table:table-cell table:style-name="ce10" office:value-type="percentage" office:value="0.32642">
            <text:p>32.64%</text:p>
          </table:table-cell>
          <table:table-cell table:style-name="ce10" office:value-type="percentage" office:value="0.02241">
            <text:p>2.24%</text:p>
          </table:table-cell>
          <table:table-cell table:style-name="ce3" office:value-type="float" office:value="3.867">
            <text:p>3.867</text:p>
          </table:table-cell>
          <table:table-cell table:style-name="ce3" office:value-type="float" office:value="10">
            <text:p>10</text:p>
          </table:table-cell>
          <table:table-cell table:number-columns-repeated="3"/>
        </table:table-row>
        <table:table-row table:style-name="ro3">
          <table:table-cell table:style-name="ce2" office:value-type="string">
            <text:p>15565</text:p>
          </table:table-cell>
          <table:table-cell table:style-name="ce32" office:value-type="string">
            <text:p><text:span text:style-name="T4"><text:a xlink:href="javascript:warrantTrade();">Ａ中中银六乙购Ａ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8.87">
            <text:p>8.87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0.285">
            <text:p>0.285</text:p>
          </table:table-cell>
          <table:table-cell table:style-name="ce3" office:value-type="string">
            <text:p>2,274.35K</text:p>
          </table:table-cell>
          <table:table-cell table:style-name="ce23" office:value-type="date" office:date-value="2016-12-28">
            <text:p>16／12／28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5565">23.48%</text:a></text:span></text:p>
          </table:table-cell>
          <table:table-cell table:style-name="ce10" office:value-type="percentage" office:value="0.29882">
            <text:p>29.88%</text:p>
          </table:table-cell>
          <table:table-cell table:style-name="ce10" office:value-type="percentage" office:value="0.01034">
            <text:p>1.03%</text:p>
          </table:table-cell>
          <table:table-cell table:style-name="ce3" office:value-type="float" office:value="4.07">
            <text:p>4.07</text:p>
          </table:table-cell>
          <table:table-cell table:style-name="ce3" office:value-type="float" office:value="10">
            <text:p>10</text:p>
          </table:table-cell>
          <table:table-cell table:number-columns-repeated="3"/>
        </table:table-row>
        <table:table-row table:style-name="ro3">
          <table:table-cell table:style-name="ce2" office:value-type="string">
            <text:p>26378</text:p>
          </table:table-cell>
          <table:table-cell table:style-name="ce32" office:value-type="string">
            <text:p><text:span text:style-name="T4"><text:a xlink:href="javascript:warrantTrade();">Ａ中高盛六乙购Ａ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8.87">
            <text:p>8.87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0.28">
            <text:p>0.28</text:p>
          </table:table-cell>
          <table:table-cell table:style-name="ce3" office:value-type="string">
            <text:p>546.4K</text:p>
          </table:table-cell>
          <table:table-cell table:style-name="ce23" office:value-type="date" office:date-value="2016-12-28">
            <text:p>16／12／28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6378">37.42%</text:a></text:span></text:p>
          </table:table-cell>
          <table:table-cell table:style-name="ce10" office:value-type="percentage" office:value="0.28862">
            <text:p>28.86%</text:p>
          </table:table-cell>
          <table:table-cell table:style-name="ce10" office:value-type="percentage" office:value="0.00603">
            <text:p>0.60%</text:p>
          </table:table-cell>
          <table:table-cell table:style-name="ce3" office:value-type="float" office:value="4.143">
            <text:p>4.143</text:p>
          </table:table-cell>
          <table:table-cell table:style-name="ce3" office:value-type="float" office:value="10">
            <text:p>10</text:p>
          </table:table-cell>
          <table:table-cell table:number-columns-repeated="3"/>
        </table:table-row>
        <table:table-row table:style-name="ro3">
          <table:table-cell table:style-name="ce2" office:value-type="string">
            <text:p>13277</text:p>
          </table:table-cell>
          <table:table-cell table:style-name="ce32" office:value-type="string">
            <text:p><text:span text:style-name="T4"><text:a xlink:href="javascript:warrantTrade();">Ａ中瑞银六乙购Ａ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8.87">
            <text:p>8.87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0.285">
            <text:p>0.285</text:p>
          </table:table-cell>
          <table:table-cell table:style-name="ce3" office:value-type="string">
            <text:p>208.7K</text:p>
          </table:table-cell>
          <table:table-cell table:style-name="ce23" office:value-type="date" office:date-value="2016-12-28">
            <text:p>16／12／28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3277">8.22%</text:a></text:span></text:p>
          </table:table-cell>
          <table:table-cell table:style-name="ce10" office:value-type="percentage" office:value="0.29882">
            <text:p>29.88%</text:p>
          </table:table-cell>
          <table:table-cell table:style-name="ce10" office:value-type="percentage" office:value="0.01034">
            <text:p>1.03%</text:p>
          </table:table-cell>
          <table:table-cell table:style-name="ce3" office:value-type="float" office:value="4.07">
            <text:p>4.07</text:p>
          </table:table-cell>
          <table:table-cell table:style-name="ce3" office:value-type="float" office:value="10">
            <text:p>10</text:p>
          </table:table-cell>
          <table:table-cell table:number-columns-repeated="3"/>
        </table:table-row>
        <table:table-row table:style-name="ro3">
          <table:table-cell table:style-name="ce2" office:value-type="string">
            <text:p>14016</text:p>
          </table:table-cell>
          <table:table-cell table:style-name="ce32" office:value-type="string">
            <text:p><text:span text:style-name="T4"><text:a xlink:href="javascript:warrantTrade();">Ａ中摩通六零八购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0.074">
            <text:p>0.074</text:p>
          </table:table-cell>
          <table:table-cell table:style-name="ce3" office:value-type="string">
            <text:p>5,516.135K</text:p>
          </table:table-cell>
          <table:table-cell table:style-name="ce23" office:value-type="date" office:date-value="2016-08-08">
            <text:p>16／8／8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4016">60.19%</text:a></text:span></text:p>
          </table:table-cell>
          <table:table-cell table:style-name="ce10" office:value-type="percentage" office:value="0.32331">
            <text:p>32.33%</text:p>
          </table:table-cell>
          <table:table-cell table:style-name="ce10" office:value-type="percentage" office:value="0.3569">
            <text:p>35.69%</text:p>
          </table:table-cell>
          <table:table-cell table:style-name="ce3" office:value-type="float" office:value="15.676">
            <text:p>15.676</text:p>
          </table:table-cell>
          <table:table-cell table:style-name="ce3" office:value-type="float" office:value="10">
            <text:p>10</text:p>
          </table:table-cell>
          <table:table-cell table:number-columns-repeated="3"/>
        </table:table-row>
        <table:table-row table:style-name="ro3">
          <table:table-cell table:style-name="ce2" office:value-type="string">
            <text:p>20353</text:p>
          </table:table-cell>
          <table:table-cell table:style-name="ce32" office:value-type="string">
            <text:p><text:span text:style-name="T4"><text:a xlink:href="javascript:warrantTrade();">Ａ中渣打六八购Ａ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8.48">
            <text:p>8.48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0.295">
            <text:p>0.295</text:p>
          </table:table-cell>
          <table:table-cell table:style-name="ce3" office:value-type="string">
            <text:p>470.5K</text:p>
          </table:table-cell>
          <table:table-cell table:style-name="ce23" office:value-type="date" office:date-value="2016-08-08">
            <text:p>16／8／8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0353">15.39%</text:a></text:span></text:p>
          </table:table-cell>
          <table:table-cell table:style-name="ce10" office:value-type="percentage" office:value="0.24143">
            <text:p>24.14%</text:p>
          </table:table-cell>
          <table:table-cell table:style-name="ce10" office:value-type="percentage" office:value="-0.01465">
            <text:p>-1.47%</text:p>
          </table:table-cell>
          <table:table-cell table:style-name="ce3" office:value-type="float" office:value="3.932">
            <text:p>3.932</text:p>
          </table:table-cell>
          <table:table-cell table:style-name="ce3" office:value-type="float" office:value="10">
            <text:p>10</text:p>
          </table:table-cell>
          <table:table-cell table:number-columns-repeated="3"/>
        </table:table-row>
        <table:table-row table:style-name="ro3">
          <table:table-cell table:style-name="ce2" office:value-type="string">
            <text:p>13896</text:p>
          </table:table-cell>
          <table:table-cell table:style-name="ce32" office:value-type="string">
            <text:p><text:span text:style-name="T4"><text:a xlink:href="javascript:warrantTrade();">Ａ中法兴六八购Ａ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8.49">
            <text:p>8.49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0.33">
            <text:p>0.33</text:p>
          </table:table-cell>
          <table:table-cell table:style-name="ce3" office:value-type="string">
            <text:p>2,003.925K</text:p>
          </table:table-cell>
          <table:table-cell table:style-name="ce23" office:value-type="date" office:date-value="2016-08-03">
            <text:p>16／8／3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3896">1.72%</text:a></text:span></text:p>
          </table:table-cell>
          <table:table-cell table:style-name="ce10" office:value-type="percentage" office:value="0.33742">
            <text:p>33.74%</text:p>
          </table:table-cell>
          <table:table-cell table:style-name="ce10" office:value-type="percentage" office:value="0.01638">
            <text:p>1.64%</text:p>
          </table:table-cell>
          <table:table-cell table:style-name="ce3" office:value-type="float" office:value="3.515">
            <text:p>3.515</text:p>
          </table:table-cell>
          <table:table-cell table:style-name="ce3" office:value-type="float" office:value="10">
            <text:p>10</text:p>
          </table:table-cell>
          <table:table-cell table:number-columns-repeated="3"/>
        </table:table-row>
        <table:table-row table:style-name="ro3">
          <table:table-cell table:style-name="ce2" office:value-type="string">
            <text:p>22888</text:p>
          </table:table-cell>
          <table:table-cell table:style-name="ce32" office:value-type="string">
            <text:p><text:span text:style-name="T4"><text:a xlink:href="javascript:warrantTrade();">Ａ中瑞银六八购Ａ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15.02">
            <text:p>15.02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0.082">
            <text:p>0.082</text:p>
          </table:table-cell>
          <table:table-cell table:style-name="ce3" office:value-type="string">
            <text:p>9,228.995K</text:p>
          </table:table-cell>
          <table:table-cell table:style-name="ce23" office:value-type="date" office:date-value="2016-08-01">
            <text:p>16／8／1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2888">13.4%</text:a></text:span></text:p>
          </table:table-cell>
          <table:table-cell table:style-name="ce10" office:value-type="percentage" office:value="0.34168">
            <text:p>34.17%</text:p>
          </table:table-cell>
          <table:table-cell table:style-name="ce10" office:value-type="percentage" office:value="0.36552">
            <text:p>36.55%</text:p>
          </table:table-cell>
          <table:table-cell table:style-name="ce3" office:value-type="float" office:value="14.146">
            <text:p>14.146</text:p>
          </table:table-cell>
          <table:table-cell table:style-name="ce3" office:value-type="float" office:value="10">
            <text:p>10</text:p>
          </table:table-cell>
          <table:table-cell table:number-columns-repeated="3"/>
        </table:table-row>
        <table:table-row table:style-name="ro3">
          <table:table-cell table:style-name="ce2" office:value-type="string">
            <text:p>29430</text:p>
          </table:table-cell>
          <table:table-cell table:style-name="ce32" office:value-type="string">
            <text:p><text:span text:style-name="T4"><text:a xlink:href="javascript:warrantTrade();">Ａ中中银六八购Ａ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8.49">
            <text:p>8.49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0.3">
            <text:p>0.3</text:p>
          </table:table-cell>
          <table:table-cell table:style-name="ce3" office:value-type="string">
            <text:p>1,504.22K</text:p>
          </table:table-cell>
          <table:table-cell table:style-name="ce23" office:value-type="date" office:date-value="2016-08-01">
            <text:p>16／8／1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9430">19.67%</text:a></text:span></text:p>
          </table:table-cell>
          <table:table-cell table:style-name="ce10" office:value-type="percentage" office:value="0.25939">
            <text:p>25.94%</text:p>
          </table:table-cell>
          <table:table-cell table:style-name="ce10" office:value-type="percentage" office:value="-0.00948">
            <text:p>-0.95%</text:p>
          </table:table-cell>
          <table:table-cell table:style-name="ce3" office:value-type="float" office:value="3.867">
            <text:p>3.867</text:p>
          </table:table-cell>
          <table:table-cell table:style-name="ce3" office:value-type="float" office:value="10">
            <text:p>10</text:p>
          </table:table-cell>
          <table:table-cell table:number-columns-repeated="3"/>
        </table:table-row>
        <table:table-row table:style-name="ro3">
          <table:table-cell table:style-name="ce2" office:value-type="string">
            <text:p>23376</text:p>
          </table:table-cell>
          <table:table-cell table:style-name="ce32" office:value-type="string">
            <text:p><text:span text:style-name="T4"><text:a xlink:href="javascript:warrantTrade();">Ａ中汇丰六八购Ａ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0.068">
            <text:p>0.068</text:p>
          </table:table-cell>
          <table:table-cell table:style-name="ce3" office:value-type="string">
            <text:p>387.27K</text:p>
          </table:table-cell>
          <table:table-cell table:style-name="ce23" office:value-type="date" office:date-value="2016-08-01">
            <text:p>16／8／1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3376">46.37%</text:a></text:span></text:p>
          </table:table-cell>
          <table:table-cell table:style-name="ce10" office:value-type="percentage" office:value="0.31309">
            <text:p>31.31%</text:p>
          </table:table-cell>
          <table:table-cell table:style-name="ce10" office:value-type="percentage" office:value="0.35172">
            <text:p>35.17%</text:p>
          </table:table-cell>
          <table:table-cell table:style-name="ce3" office:value-type="float" office:value="17.059">
            <text:p>17.059</text:p>
          </table:table-cell>
          <table:table-cell table:style-name="ce3" office:value-type="float" office:value="10">
            <text:p>10</text:p>
          </table:table-cell>
          <table:table-cell table:number-columns-repeated="3"/>
        </table:table-row>
        <table:table-row table:style-name="ro3">
          <table:table-cell table:style-name="ce2" office:value-type="string">
            <text:p>25541</text:p>
          </table:table-cell>
          <table:table-cell table:style-name="ce32" office:value-type="string">
            <text:p><text:span text:style-name="T4"><text:a xlink:href="javascript:warrantTrade();">Ａ中瑞银六八购Ｂ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8.49">
            <text:p>8.49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0.32">
            <text:p>0.32</text:p>
          </table:table-cell>
          <table:table-cell table:style-name="ce3" office:value-type="string">
            <text:p>320.5K</text:p>
          </table:table-cell>
          <table:table-cell table:style-name="ce23" office:value-type="date" office:date-value="2016-08-01">
            <text:p>16／8／1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5541">2.95%</text:a></text:span></text:p>
          </table:table-cell>
          <table:table-cell table:style-name="ce10" office:value-type="percentage" office:value="0.31278">
            <text:p>31.28%</text:p>
          </table:table-cell>
          <table:table-cell table:style-name="ce10" office:value-type="percentage" office:value="0.00776">
            <text:p>0.78%</text:p>
          </table:table-cell>
          <table:table-cell table:style-name="ce3" office:value-type="float" office:value="3.625">
            <text:p>3.625</text:p>
          </table:table-cell>
          <table:table-cell table:style-name="ce3" office:value-type="float" office:value="10">
            <text:p>10</text:p>
          </table:table-cell>
          <table:table-cell table:number-columns-repeated="3"/>
        </table:table-row>
        <table:table-row table:style-name="ro3">
          <table:table-cell table:style-name="ce2" office:value-type="string">
            <text:p>28874</text:p>
          </table:table-cell>
          <table:table-cell table:style-name="ce32" office:value-type="string">
            <text:p><text:span text:style-name="T4"><text:a xlink:href="javascript:warrantTrade();">Ａ中瑞信六八购Ａ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8.49">
            <text:p>8.49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0.31">
            <text:p>0.31</text:p>
          </table:table-cell>
          <table:table-cell table:style-name="ce3" office:value-type="string">
            <text:p>255.0K</text:p>
          </table:table-cell>
          <table:table-cell table:style-name="ce23" office:value-type="date" office:date-value="2016-08-01">
            <text:p>16／8／1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8874">0.05%</text:a></text:span></text:p>
          </table:table-cell>
          <table:table-cell table:style-name="ce10" office:value-type="percentage" office:value="0.28671">
            <text:p>28.67%</text:p>
          </table:table-cell>
          <table:table-cell table:style-name="ce10" office:value-type="percentage" office:value="-0.00086">
            <text:p>-0.09%</text:p>
          </table:table-cell>
          <table:table-cell table:style-name="ce3" office:value-type="float" office:value="3.742">
            <text:p>3.742</text:p>
          </table:table-cell>
          <table:table-cell table:style-name="ce3" office:value-type="float" office:value="10">
            <text:p>10</text:p>
          </table:table-cell>
          <table:table-cell table:number-columns-repeated="3"/>
        </table:table-row>
        <table:table-row table:style-name="ro3">
          <table:table-cell table:style-name="ce2" office:value-type="string">
            <text:p>13583</text:p>
          </table:table-cell>
          <table:table-cell table:style-name="ce32" office:value-type="string">
            <text:p><text:span text:style-name="T4"><text:a xlink:href="javascript:warrantTrade();">Ａ中法兴六四购Ａ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7.78">
            <text:p>7.78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0.35">
            <text:p>0.35</text:p>
          </table:table-cell>
          <table:table-cell table:style-name="ce3" office:value-type="string">
            <text:p>1,021.505K</text:p>
          </table:table-cell>
          <table:table-cell table:style-name="ce23" office:value-type="date" office:date-value="2016-04-06">
            <text:p>16／4／6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3583">12.79%</text:a></text:span></text:p>
          </table:table-cell>
          <table:table-cell table:style-name="ce10" office:value-type="percentage" office:value="0.26661">
            <text:p>26.66%</text:p>
          </table:table-cell>
          <table:table-cell table:style-name="ce10" office:value-type="percentage" office:value="-0.02758">
            <text:p>-2.76%</text:p>
          </table:table-cell>
          <table:table-cell table:style-name="ce3" office:value-type="float" office:value="3.314">
            <text:p>3.314</text:p>
          </table:table-cell>
          <table:table-cell table:style-name="ce3" office:value-type="float" office:value="10">
            <text:p>10</text:p>
          </table:table-cell>
          <table:table-cell table:number-columns-repeated="3"/>
        </table:table-row>
        <table:table-row table:style-name="ro3">
          <table:table-cell table:style-name="ce2" office:value-type="string">
            <text:p>28102</text:p>
          </table:table-cell>
          <table:table-cell table:style-name="ce32" office:value-type="string">
            <text:p><text:span text:style-name="T4"><text:a xlink:href="javascript:warrantTrade();">Ａ中中银六四购Ａ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7.78">
            <text:p>7.78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0.355">
            <text:p>0.355</text:p>
          </table:table-cell>
          <table:table-cell table:style-name="ce3" office:value-type="string">
            <text:p>2,076.4K</text:p>
          </table:table-cell>
          <table:table-cell table:style-name="ce23" office:value-type="date" office:date-value="2016-04-01">
            <text:p>16／4／1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8102">44.93%</text:a></text:span></text:p>
          </table:table-cell>
          <table:table-cell table:style-name="ce10" office:value-type="percentage" office:value="0.29">
            <text:p>29.00%</text:p>
          </table:table-cell>
          <table:table-cell table:style-name="ce10" office:value-type="percentage" office:value="-0.02327">
            <text:p>-2.33%</text:p>
          </table:table-cell>
          <table:table-cell table:style-name="ce3" office:value-type="float" office:value="3.268">
            <text:p>3.268</text:p>
          </table:table-cell>
          <table:table-cell table:style-name="ce3" office:value-type="float" office:value="10">
            <text:p>10</text:p>
          </table:table-cell>
          <table:table-cell table:number-columns-repeated="3"/>
        </table:table-row>
        <table:table-row table:style-name="ro3">
          <table:table-cell table:style-name="ce2" office:value-type="string">
            <text:p>13664</text:p>
          </table:table-cell>
          <table:table-cell table:style-name="ce32" office:value-type="string">
            <text:p><text:span text:style-name="T4"><text:a xlink:href="javascript:warrantTrade();">Ａ中汇丰六三购Ａ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7.79">
            <text:p>7.79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0.36">
            <text:p>0.36</text:p>
          </table:table-cell>
          <table:table-cell table:style-name="ce3" office:value-type="string">
            <text:p>2,393.785K</text:p>
          </table:table-cell>
          <table:table-cell table:style-name="ce23" office:value-type="date" office:date-value="2016-03-23">
            <text:p>16／3／23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3664">28.8%</text:a></text:span></text:p>
          </table:table-cell>
          <table:table-cell table:style-name="ce10" office:value-type="percentage" office:value="0.31634">
            <text:p>31.63%</text:p>
          </table:table-cell>
          <table:table-cell table:style-name="ce10" office:value-type="percentage" office:value="-0.0181">
            <text:p>-1.81%</text:p>
          </table:table-cell>
          <table:table-cell table:style-name="ce3" office:value-type="float" office:value="3.222">
            <text:p>3.222</text:p>
          </table:table-cell>
          <table:table-cell table:style-name="ce3" office:value-type="float" office:value="10">
            <text:p>10</text:p>
          </table:table-cell>
          <table:table-cell table:number-columns-repeated="3"/>
        </table:table-row>
        <table:table-row table:style-name="ro3">
          <table:table-cell table:style-name="ce2" office:value-type="string">
            <text:p>11708</text:p>
          </table:table-cell>
          <table:table-cell table:style-name="ce32" office:value-type="string">
            <text:p><text:span text:style-name="T4"><text:a xlink:href="javascript:warrantTrade();">Ａ中法兴六一购Ａ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9.39">
            <text:p>9.39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0.229">
            <text:p>0.229</text:p>
          </table:table-cell>
          <table:table-cell table:style-name="ce3" office:value-type="string">
            <text:p>2,132.455K</text:p>
          </table:table-cell>
          <table:table-cell table:style-name="ce23" office:value-type="date" office:date-value="2016-01-06">
            <text:p>16／1／6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1708">40.86%</text:a></text:span></text:p>
          </table:table-cell>
          <table:table-cell table:style-name="ce10" office:value-type="percentage" office:value="0.29507">
            <text:p>29.51%</text:p>
          </table:table-cell>
          <table:table-cell table:style-name="ce10" office:value-type="percentage" office:value="0.0069">
            <text:p>0.69%</text:p>
          </table:table-cell>
          <table:table-cell table:style-name="ce3" office:value-type="float" office:value="5.066">
            <text:p>5.066</text:p>
          </table:table-cell>
          <table:table-cell table:style-name="ce3" office:value-type="float" office:value="10">
            <text:p>10</text:p>
          </table:table-cell>
          <table:table-cell table:number-columns-repeated="3"/>
        </table:table-row>
        <table:table-row table:style-name="ro3">
          <table:table-cell table:style-name="ce2" office:value-type="string">
            <text:p>27496</text:p>
          </table:table-cell>
          <table:table-cell table:style-name="ce32" office:value-type="string">
            <text:p><text:span text:style-name="T4"><text:a xlink:href="javascript:warrantTrade();">Ａ中汇丰五乙购Ａ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9.38">
            <text:p>9.38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0.218">
            <text:p>0.218</text:p>
          </table:table-cell>
          <table:table-cell table:style-name="ce3" office:value-type="string">
            <text:p>2,460.799K</text:p>
          </table:table-cell>
          <table:table-cell table:style-name="ce23" office:value-type="date" office:date-value="2015-12-31">
            <text:p>15／12／31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7496">58.33%</text:a></text:span></text:p>
          </table:table-cell>
          <table:table-cell table:style-name="ce10" office:value-type="percentage" office:value="0.26421">
            <text:p>26.42%</text:p>
          </table:table-cell>
          <table:table-cell table:style-name="ce10" office:value-type="percentage" office:value="-0.00344">
            <text:p>-0.34%</text:p>
          </table:table-cell>
          <table:table-cell table:style-name="ce3" office:value-type="float" office:value="5.321">
            <text:p>5.321</text:p>
          </table:table-cell>
          <table:table-cell table:style-name="ce3" office:value-type="float" office:value="10">
            <text:p>10</text:p>
          </table:table-cell>
          <table:table-cell table:number-columns-repeated="3"/>
        </table:table-row>
        <table:table-row table:style-name="ro3">
          <table:table-cell table:style-name="ce2" office:value-type="string">
            <text:p>28873</text:p>
          </table:table-cell>
          <table:table-cell table:style-name="ce32" office:value-type="string">
            <text:p><text:span text:style-name="T4"><text:a xlink:href="javascript:warrantTrade();">Ａ中瑞信五乙购Ａ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9.39">
            <text:p>9.39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0.215">
            <text:p>0.215</text:p>
          </table:table-cell>
          <table:table-cell table:style-name="ce3" office:value-type="string">
            <text:p>9,578.05K</text:p>
          </table:table-cell>
          <table:table-cell table:style-name="ce23" office:value-type="date" office:date-value="2015-12-24">
            <text:p>15／12／24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8873">95.15%</text:a></text:span></text:p>
          </table:table-cell>
          <table:table-cell table:style-name="ce10" office:value-type="percentage" office:value="0.25984">
            <text:p>25.98%</text:p>
          </table:table-cell>
          <table:table-cell table:style-name="ce10" office:value-type="percentage" office:value="-0.00517">
            <text:p>-0.52%</text:p>
          </table:table-cell>
          <table:table-cell table:style-name="ce3" office:value-type="float" office:value="5.395">
            <text:p>5.395</text:p>
          </table:table-cell>
          <table:table-cell table:style-name="ce3" office:value-type="float" office:value="10">
            <text:p>10</text:p>
          </table:table-cell>
          <table:table-cell table:number-columns-repeated="3"/>
        </table:table-row>
        <table:table-row table:style-name="ro3">
          <table:table-cell table:style-name="ce2" office:value-type="string">
            <text:p>12414</text:p>
          </table:table-cell>
          <table:table-cell table:style-name="ce32" office:value-type="string">
            <text:p><text:span text:style-name="T4"><text:a xlink:href="javascript:warrantTrade();">Ａ中摩通五乙购Ａ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9.38">
            <text:p>9.38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0.218">
            <text:p>0.218</text:p>
          </table:table-cell>
          <table:table-cell table:style-name="ce3" office:value-type="string">
            <text:p>1,506.199K</text:p>
          </table:table-cell>
          <table:table-cell table:style-name="ce23" office:value-type="date" office:date-value="2015-12-23">
            <text:p>15／12／23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2414">12.72%</text:a></text:span></text:p>
          </table:table-cell>
          <table:table-cell table:style-name="ce10" office:value-type="percentage" office:value="0.26698">
            <text:p>26.70%</text:p>
          </table:table-cell>
          <table:table-cell table:style-name="ce10" office:value-type="percentage" office:value="-0.00344">
            <text:p>-0.34%</text:p>
          </table:table-cell>
          <table:table-cell table:style-name="ce3" office:value-type="float" office:value="5.321">
            <text:p>5.321</text:p>
          </table:table-cell>
          <table:table-cell table:style-name="ce3" office:value-type="float" office:value="10">
            <text:p>10</text:p>
          </table:table-cell>
          <table:table-cell table:number-columns-repeated="3"/>
        </table:table-row>
        <table:table-row table:style-name="ro3">
          <table:table-cell table:style-name="ce2" office:value-type="string">
            <text:p>29461</text:p>
          </table:table-cell>
          <table:table-cell table:style-name="ce32" office:value-type="string">
            <text:p><text:span text:style-name="T4"><text:a xlink:href="javascript:warrantTrade();">Ａ中瑞银五乙购Ａ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9.39">
            <text:p>9.39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0.219">
            <text:p>0.219</text:p>
          </table:table-cell>
          <table:table-cell table:style-name="ce3" office:value-type="string">
            <text:p>237.645K</text:p>
          </table:table-cell>
          <table:table-cell table:style-name="ce23" office:value-type="date" office:date-value="2015-12-23">
            <text:p>15／12／23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9461">35.42%</text:a></text:span></text:p>
          </table:table-cell>
          <table:table-cell table:style-name="ce10" office:value-type="percentage" office:value="0.27188">
            <text:p>27.19%</text:p>
          </table:table-cell>
          <table:table-cell table:style-name="ce10" office:value-type="percentage" office:value="-0.00172">
            <text:p>-0.17%</text:p>
          </table:table-cell>
          <table:table-cell table:style-name="ce3" office:value-type="float" office:value="5.297">
            <text:p>5.297</text:p>
          </table:table-cell>
          <table:table-cell table:style-name="ce3" office:value-type="float" office:value="10">
            <text:p>10</text:p>
          </table:table-cell>
          <table:table-cell table:number-columns-repeated="3"/>
        </table:table-row>
        <table:table-row table:style-name="ro3">
          <table:table-cell table:style-name="ce2" office:value-type="string">
            <text:p>25786</text:p>
          </table:table-cell>
          <table:table-cell table:style-name="ce32" office:value-type="string">
            <text:p><text:span text:style-name="T4"><text:a xlink:href="javascript:warrantTrade();">Ａ中渣打五乙购Ａ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0.43">
            <text:p>0.43</text:p>
          </table:table-cell>
          <table:table-cell table:style-name="ce3" office:value-type="string">
            <text:p>534.1K</text:p>
          </table:table-cell>
          <table:table-cell table:style-name="ce23" office:value-type="date" office:date-value="2015-12-02">
            <text:p>15／12／2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5786">28.62%</text:a></text:span></text:p>
          </table:table-cell>
          <table:table-cell table:style-name="ce10" office:value-type="percentage" office:value="0.40149">
            <text:p>40.15%</text:p>
          </table:table-cell>
          <table:table-cell table:style-name="ce10" office:value-type="percentage" office:value="-0.02586">
            <text:p>-2.59%</text:p>
          </table:table-cell>
          <table:table-cell table:style-name="ce3" office:value-type="float" office:value="2.698">
            <text:p>2.698</text:p>
          </table:table-cell>
          <table:table-cell table:style-name="ce3" office:value-type="float" office:value="10">
            <text:p>10</text:p>
          </table:table-cell>
          <table:table-cell table:number-columns-repeated="3"/>
        </table:table-row>
        <table:table-row table:style-name="ro3">
          <table:table-cell table:style-name="ce2" office:value-type="string">
            <text:p>17879</text:p>
          </table:table-cell>
          <table:table-cell table:style-name="ce32" office:value-type="string">
            <text:p><text:span text:style-name="T4"><text:a xlink:href="javascript:warrantTrade();">Ａ中野村五七购Ａ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0.88">
            <text:p>0.88</text:p>
          </table:table-cell>
          <table:table-cell table:style-name="ce3" office:value-type="string">
            <text:p>3,352.9K</text:p>
          </table:table-cell>
          <table:table-cell table:style-name="ce23" office:value-type="date" office:date-value="2015-07-31">
            <text:p>15／7／31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7879">0%</text:a></text:span></text:p>
          </table:table-cell>
          <table:table-cell table:style-name="ce10" office:value-type="percentage" office:value="0.31335">
            <text:p>31.34%</text:p>
          </table:table-cell>
          <table:table-cell table:style-name="ce10" office:value-type="percentage" office:value="0.11034">
            <text:p>11.03%</text:p>
          </table:table-cell>
          <table:table-cell table:style-name="ce3" office:value-type="float" office:value="13.182">
            <text:p>13.182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style-name="ce2" office:value-type="string">
            <text:p>24458</text:p>
          </table:table-cell>
          <table:table-cell table:style-name="ce32" office:value-type="string">
            <text:p><text:span text:style-name="T4"><text:a xlink:href="javascript:warrantTrade();">Ａ中中银五七购Ａ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1.22">
            <text:p>1.22</text:p>
          </table:table-cell>
          <table:table-cell table:style-name="ce3" office:value-type="string">
            <text:p>3,899.889K</text:p>
          </table:table-cell>
          <table:table-cell table:style-name="ce23" office:value-type="date" office:date-value="2015-07-27">
            <text:p>15／7／27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4458">0.3%</text:a></text:span></text:p>
          </table:table-cell>
          <table:table-cell table:style-name="ce10" office:value-type="percentage" office:value="0.29029">
            <text:p>29.03%</text:p>
          </table:table-cell>
          <table:table-cell table:style-name="ce10" office:value-type="percentage" office:value="0.05345">
            <text:p>5.35%</text:p>
          </table:table-cell>
          <table:table-cell table:style-name="ce3" office:value-type="float" office:value="9.508">
            <text:p>9.508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style-name="ce2" office:value-type="string">
            <text:p>17889</text:p>
          </table:table-cell>
          <table:table-cell table:style-name="ce32" office:value-type="string">
            <text:p><text:span text:style-name="T4"><text:a xlink:href="javascript:warrantTrade();">Ａ中法兴五七购Ａ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11.8">
            <text:p>11.8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1.01">
            <text:p>1.01</text:p>
          </table:table-cell>
          <table:table-cell table:style-name="ce3" office:value-type="string">
            <text:p>21,425.308K</text:p>
          </table:table-cell>
          <table:table-cell table:style-name="ce23" office:value-type="date" office:date-value="2015-07-06">
            <text:p>15／7／6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7889">0%</text:a></text:span></text:p>
          </table:table-cell>
          <table:table-cell table:style-name="ce10" office:value-type="percentage" office:value="0.34704">
            <text:p>34.70%</text:p>
          </table:table-cell>
          <table:table-cell table:style-name="ce10" office:value-type="percentage" office:value="0.10431">
            <text:p>10.43%</text:p>
          </table:table-cell>
          <table:table-cell table:style-name="ce3" office:value-type="float" office:value="11.485">
            <text:p>11.485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style-name="ce2" office:value-type="string">
            <text:p>17877</text:p>
          </table:table-cell>
          <table:table-cell table:style-name="ce32" office:value-type="string">
            <text:p><text:span text:style-name="T4"><text:a xlink:href="javascript:warrantTrade();">Ａ中野村五六购Ｂ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11.5">
            <text:p>11.5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1.03">
            <text:p>1.03</text:p>
          </table:table-cell>
          <table:table-cell table:style-name="ce3" office:value-type="string">
            <text:p>1,624.35K</text:p>
          </table:table-cell>
          <table:table-cell table:style-name="ce23" office:value-type="date" office:date-value="2015-06-30">
            <text:p>15／6／30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7877">0%</text:a></text:span></text:p>
          </table:table-cell>
          <table:table-cell table:style-name="ce10" office:value-type="percentage" office:value="0.32184">
            <text:p>32.18%</text:p>
          </table:table-cell>
          <table:table-cell table:style-name="ce10" office:value-type="percentage" office:value="0.08017">
            <text:p>8.02%</text:p>
          </table:table-cell>
          <table:table-cell table:style-name="ce3" office:value-type="float" office:value="11.262">
            <text:p>11.262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style-name="ce2" office:value-type="string">
            <text:p>16847</text:p>
          </table:table-cell>
          <table:table-cell table:style-name="ce32" office:value-type="string">
            <text:p><text:span text:style-name="T4"><text:a xlink:href="javascript:warrantTrade();">Ａ中渣打五六购Ａ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1.68">
            <text:p>1.68</text:p>
          </table:table-cell>
          <table:table-cell table:style-name="ce3" office:value-type="string">
            <text:p>659.1K</text:p>
          </table:table-cell>
          <table:table-cell table:style-name="ce23" office:value-type="date" office:date-value="2015-06-30">
            <text:p>15／6／30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6847">0.19%</text:a></text:span></text:p>
          </table:table-cell>
          <table:table-cell table:style-name="ce10" office:value-type="percentage" office:value="0.26116">
            <text:p>26.12%</text:p>
          </table:table-cell>
          <table:table-cell table:style-name="ce10" office:value-type="percentage" office:value="0.0069">
            <text:p>0.69%</text:p>
          </table:table-cell>
          <table:table-cell table:style-name="ce3" office:value-type="float" office:value="6.905">
            <text:p>6.905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style-name="ce2" office:value-type="string">
            <text:p>17673</text:p>
          </table:table-cell>
          <table:table-cell table:style-name="ce32" office:value-type="string">
            <text:p><text:span text:style-name="T4"><text:a xlink:href="javascript:warrantTrade();">Ａ中中银五六购Ａ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1.74">
            <text:p>1.74</text:p>
          </table:table-cell>
          <table:table-cell table:style-name="ce3" office:value-type="string">
            <text:p>1,840.07K</text:p>
          </table:table-cell>
          <table:table-cell table:style-name="ce23" office:value-type="date" office:date-value="2015-06-29">
            <text:p>15／6／29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7673">1.96%</text:a></text:span></text:p>
          </table:table-cell>
          <table:table-cell table:style-name="ce10" office:value-type="percentage" office:value="0.28467">
            <text:p>28.47%</text:p>
          </table:table-cell>
          <table:table-cell table:style-name="ce10" office:value-type="percentage" office:value="0.01207">
            <text:p>1.21%</text:p>
          </table:table-cell>
          <table:table-cell table:style-name="ce3" office:value-type="float" office:value="6.667">
            <text:p>6.667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style-name="ce2" office:value-type="string">
            <text:p>17833</text:p>
          </table:table-cell>
          <table:table-cell table:style-name="ce32" office:value-type="string">
            <text:p><text:span text:style-name="T4"><text:a xlink:href="javascript:warrantTrade();">Ａ中渣打五六购Ｂ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number-columns-repeated="2" table:style-name="ce3" office:value-type="float" office:value="11.6">
            <text:p>11.6</text:p>
          </table:table-cell>
          <table:table-cell table:style-name="ce3" office:value-type="float" office:value="0.98">
            <text:p>0.98</text:p>
          </table:table-cell>
          <table:table-cell table:style-name="ce3" office:value-type="string">
            <text:p>3,772.524K</text:p>
          </table:table-cell>
          <table:table-cell table:style-name="ce23" office:value-type="date" office:date-value="2015-06-26">
            <text:p>15／6／26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7833">0%</text:a></text:span></text:p>
          </table:table-cell>
          <table:table-cell table:style-name="ce10" office:value-type="percentage" office:value="0.32274">
            <text:p>32.27%</text:p>
          </table:table-cell>
          <table:table-cell table:style-name="ce10" office:value-type="percentage" office:value="0.08448">
            <text:p>8.45%</text:p>
          </table:table-cell>
          <table:table-cell table:style-name="ce3" office:value-type="float" office:value="11.837">
            <text:p>11.837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style-name="ce2" office:value-type="string">
            <text:p>25262</text:p>
          </table:table-cell>
          <table:table-cell table:style-name="ce32" office:value-type="string">
            <text:p><text:span text:style-name="T4"><text:a xlink:href="javascript:warrantTrade();">Ａ中东亚五六购Ａ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10.28">
            <text:p>10.28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1.59">
            <text:p>1.59</text:p>
          </table:table-cell>
          <table:table-cell table:style-name="ce3" office:value-type="string">
            <text:p>390.776K</text:p>
          </table:table-cell>
          <table:table-cell table:style-name="ce23" office:value-type="date" office:date-value="2015-06-26">
            <text:p>15／6／26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5262">1%</text:a></text:span></text:p>
          </table:table-cell>
          <table:table-cell table:style-name="ce10" office:value-type="percentage" office:value="0.29916">
            <text:p>29.92%</text:p>
          </table:table-cell>
          <table:table-cell table:style-name="ce10" office:value-type="percentage" office:value="0.02328">
            <text:p>2.33%</text:p>
          </table:table-cell>
          <table:table-cell table:style-name="ce3" office:value-type="float" office:value="7.296">
            <text:p>7.296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style-name="ce2" office:value-type="string">
            <text:p>17796</text:p>
          </table:table-cell>
          <table:table-cell table:style-name="ce32" office:value-type="string">
            <text:p><text:span text:style-name="T4"><text:a xlink:href="javascript:warrantTrade();">Ａ中法兴五六购Ａ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1.26">
            <text:p>1.26</text:p>
          </table:table-cell>
          <table:table-cell table:style-name="ce3" office:value-type="string">
            <text:p>22,123.428K</text:p>
          </table:table-cell>
          <table:table-cell table:style-name="ce23" office:value-type="date" office:date-value="2015-06-03">
            <text:p>15／6／3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7796">0%</text:a></text:span></text:p>
          </table:table-cell>
          <table:table-cell table:style-name="ce10" office:value-type="percentage" office:value="0.3441">
            <text:p>34.41%</text:p>
          </table:table-cell>
          <table:table-cell table:style-name="ce10" office:value-type="percentage" office:value="0.0569">
            <text:p>5.69%</text:p>
          </table:table-cell>
          <table:table-cell table:style-name="ce3" office:value-type="float" office:value="9.206">
            <text:p>9.206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style-name="ce2" office:value-type="string">
            <text:p>17750</text:p>
          </table:table-cell>
          <table:table-cell table:style-name="ce32" office:value-type="string">
            <text:p><text:span text:style-name="T4"><text:a xlink:href="javascript:warrantTrade();">Ａ中汇丰五六购Ａ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10.68">
            <text:p>10.68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1.29">
            <text:p>1.29</text:p>
          </table:table-cell>
          <table:table-cell table:style-name="ce3" office:value-type="string">
            <text:p>3,170.429K</text:p>
          </table:table-cell>
          <table:table-cell table:style-name="ce23" office:value-type="date" office:date-value="2015-06-02">
            <text:p>15／6／2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7750">0.52%</text:a></text:span></text:p>
          </table:table-cell>
          <table:table-cell table:style-name="ce10" office:value-type="percentage" office:value="0.29788">
            <text:p>29.79%</text:p>
          </table:table-cell>
          <table:table-cell table:style-name="ce10" office:value-type="percentage" office:value="0.0319">
            <text:p>3.19%</text:p>
          </table:table-cell>
          <table:table-cell table:style-name="ce3" office:value-type="float" office:value="8.992">
            <text:p>8.992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style-name="ce2" office:value-type="string">
            <text:p>17522</text:p>
          </table:table-cell>
          <table:table-cell table:style-name="ce32" office:value-type="string">
            <text:p><text:span text:style-name="T4"><text:a xlink:href="javascript:warrantTrade();">Ａ中摩通五六购Ａ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10.5">
            <text:p>10.5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1.39">
            <text:p>1.39</text:p>
          </table:table-cell>
          <table:table-cell table:style-name="ce3" office:value-type="string">
            <text:p>1,640.359K</text:p>
          </table:table-cell>
          <table:table-cell table:style-name="ce23" office:value-type="date" office:date-value="2015-06-02">
            <text:p>15／6／2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7522">4.89%</text:a></text:span></text:p>
          </table:table-cell>
          <table:table-cell table:style-name="ce10" office:value-type="percentage" office:value="0.29565">
            <text:p>29.57%</text:p>
          </table:table-cell>
          <table:table-cell table:style-name="ce10" office:value-type="percentage" office:value="0.025">
            <text:p>2.50%</text:p>
          </table:table-cell>
          <table:table-cell table:style-name="ce3" office:value-type="float" office:value="8.345">
            <text:p>8.345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style-name="ce2" office:value-type="string">
            <text:p>17637</text:p>
          </table:table-cell>
          <table:table-cell table:style-name="ce32" office:value-type="string">
            <text:p><text:span text:style-name="T4"><text:a xlink:href="javascript:warrantTrade();">Ａ中高盛五五购Ｂ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1.08">
            <text:p>1.08</text:p>
          </table:table-cell>
          <table:table-cell table:style-name="ce3" office:value-type="string">
            <text:p>12,764.64K</text:p>
          </table:table-cell>
          <table:table-cell table:style-name="ce23" office:value-type="date" office:date-value="2015-05-29">
            <text:p>15／5／29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7637">3.79%</text:a></text:span></text:p>
          </table:table-cell>
          <table:table-cell table:style-name="ce10" office:value-type="percentage" office:value="0.2897">
            <text:p>28.97%</text:p>
          </table:table-cell>
          <table:table-cell table:style-name="ce10" office:value-type="percentage" office:value="0.04138">
            <text:p>4.14%</text:p>
          </table:table-cell>
          <table:table-cell table:style-name="ce3" office:value-type="float" office:value="10.741">
            <text:p>10.741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style-name="ce2" office:value-type="string">
            <text:p>17425</text:p>
          </table:table-cell>
          <table:table-cell table:style-name="ce32" office:value-type="string">
            <text:p><text:span text:style-name="T4"><text:a xlink:href="javascript:warrantTrade();">Ａ中高盛五五购Ａ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10.18">
            <text:p>10.18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1.58">
            <text:p>1.58</text:p>
          </table:table-cell>
          <table:table-cell table:style-name="ce3" office:value-type="string">
            <text:p>753.316K</text:p>
          </table:table-cell>
          <table:table-cell table:style-name="ce23" office:value-type="date" office:date-value="2015-05-29">
            <text:p>15／5／29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7425">1.85%</text:a></text:span></text:p>
          </table:table-cell>
          <table:table-cell table:style-name="ce10" office:value-type="percentage" office:value="0.29378">
            <text:p>29.38%</text:p>
          </table:table-cell>
          <table:table-cell table:style-name="ce10" office:value-type="percentage" office:value="0.01379">
            <text:p>1.38%</text:p>
          </table:table-cell>
          <table:table-cell table:style-name="ce3" office:value-type="float" office:value="7.342">
            <text:p>7.342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style-name="ce2" office:value-type="string">
            <text:p>17565</text:p>
          </table:table-cell>
          <table:table-cell table:style-name="ce32" office:value-type="string">
            <text:p><text:span text:style-name="T4"><text:a xlink:href="javascript:warrantTrade();">Ａ中瑞银五五购Ａ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11.38">
            <text:p>11.38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0.87">
            <text:p>0.87</text:p>
          </table:table-cell>
          <table:table-cell table:style-name="ce3" office:value-type="string">
            <text:p>1,973.263K</text:p>
          </table:table-cell>
          <table:table-cell table:style-name="ce23" office:value-type="date" office:date-value="2015-05-19">
            <text:p>15／5／19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7565">3.08%</text:a></text:span></text:p>
          </table:table-cell>
          <table:table-cell table:style-name="ce10" office:value-type="percentage" office:value="0.29036">
            <text:p>29.04%</text:p>
          </table:table-cell>
          <table:table-cell table:style-name="ce10" office:value-type="percentage" office:value="0.05603">
            <text:p>5.60%</text:p>
          </table:table-cell>
          <table:table-cell table:style-name="ce3" office:value-type="float" office:value="13.333">
            <text:p>13.333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style-name="ce2" office:value-type="string">
            <text:p>17275</text:p>
          </table:table-cell>
          <table:table-cell table:style-name="ce32" office:value-type="string">
            <text:p><text:span text:style-name="T4"><text:a xlink:href="javascript:warrantTrade();">Ａ中法兴五五购Ｂ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10.3">
            <text:p>10.3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1.49">
            <text:p>1.49</text:p>
          </table:table-cell>
          <table:table-cell table:style-name="ce3" office:value-type="string">
            <text:p>2,350.311K</text:p>
          </table:table-cell>
          <table:table-cell table:style-name="ce23" office:value-type="date" office:date-value="2015-05-06">
            <text:p>15／5／6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7275">12.59%</text:a></text:span></text:p>
          </table:table-cell>
          <table:table-cell table:style-name="ce10" office:value-type="percentage" office:value="0.31079">
            <text:p>31.08%</text:p>
          </table:table-cell>
          <table:table-cell table:style-name="ce10" office:value-type="percentage" office:value="0.01638">
            <text:p>1.64%</text:p>
          </table:table-cell>
          <table:table-cell table:style-name="ce3" office:value-type="float" office:value="7.785">
            <text:p>7.785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style-name="ce2" office:value-type="string">
            <text:p>16933</text:p>
          </table:table-cell>
          <table:table-cell table:style-name="ce32" office:value-type="string">
            <text:p><text:span text:style-name="T4"><text:a xlink:href="javascript:warrantTrade();">Ａ中摩通五五购Ａ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9.88">
            <text:p>9.88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1.74">
            <text:p>1.74</text:p>
          </table:table-cell>
          <table:table-cell table:style-name="ce3" office:value-type="string">
            <text:p>7,471.356K</text:p>
          </table:table-cell>
          <table:table-cell table:style-name="ce23" office:value-type="date" office:date-value="2015-05-04">
            <text:p>15／5／4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6933">15.32%</text:a></text:span></text:p>
          </table:table-cell>
          <table:table-cell table:style-name="ce10" office:value-type="percentage" office:value="0.29447">
            <text:p>29.45%</text:p>
          </table:table-cell>
          <table:table-cell table:style-name="ce10" office:value-type="percentage" office:value="0.00172">
            <text:p>0.17%</text:p>
          </table:table-cell>
          <table:table-cell table:style-name="ce3" office:value-type="float" office:value="6.667">
            <text:p>6.667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style-name="ce2" office:value-type="string">
            <text:p>17259</text:p>
          </table:table-cell>
          <table:table-cell table:style-name="ce32" office:value-type="string">
            <text:p><text:span text:style-name="T4"><text:a xlink:href="javascript:warrantTrade();">Ａ中渣打五四购Ａ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9.88">
            <text:p>9.88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1.64">
            <text:p>1.64</text:p>
          </table:table-cell>
          <table:table-cell table:style-name="ce3" office:value-type="string">
            <text:p>395.0K</text:p>
          </table:table-cell>
          <table:table-cell table:style-name="ce23" office:value-type="date" office:date-value="2015-04-28">
            <text:p>15／4／28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7259">2.26%</text:a></text:span></text:p>
          </table:table-cell>
          <table:table-cell table:style-name="ce10" office:value-type="percentage" office:value="0.2481">
            <text:p>24.81%</text:p>
          </table:table-cell>
          <table:table-cell table:style-name="ce10" office:value-type="percentage" office:value="-0.00689">
            <text:p>-0.69%</text:p>
          </table:table-cell>
          <table:table-cell table:style-name="ce3" office:value-type="float" office:value="7.073">
            <text:p>7.073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style-name="ce2" office:value-type="string">
            <text:p>29843</text:p>
          </table:table-cell>
          <table:table-cell table:style-name="ce32" office:value-type="string">
            <text:p><text:span text:style-name="T4"><text:a xlink:href="javascript:warrantTrade();">Ａ中法兴五四购Ａ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11.5">
            <text:p>11.5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0.82">
            <text:p>0.82</text:p>
          </table:table-cell>
          <table:table-cell table:style-name="ce3" office:value-type="string">
            <text:p>4,433.28K</text:p>
          </table:table-cell>
          <table:table-cell table:style-name="ce23" office:value-type="date" office:date-value="2015-04-08">
            <text:p>15／4／8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9843">11.03%</text:a></text:span></text:p>
          </table:table-cell>
          <table:table-cell table:style-name="ce10" office:value-type="percentage" office:value="0.33636">
            <text:p>33.64%</text:p>
          </table:table-cell>
          <table:table-cell table:style-name="ce10" office:value-type="percentage" office:value="0.06207">
            <text:p>6.21%</text:p>
          </table:table-cell>
          <table:table-cell table:style-name="ce3" office:value-type="float" office:value="14.146">
            <text:p>14.146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style-name="ce2" office:value-type="string">
            <text:p>28766</text:p>
          </table:table-cell>
          <table:table-cell table:style-name="ce32" office:value-type="string">
            <text:p><text:span text:style-name="T4"><text:a xlink:href="javascript:warrantTrade();">Ａ中大和五四购Ａ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10.28">
            <text:p>10.28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1.39">
            <text:p>1.39</text:p>
          </table:table-cell>
          <table:table-cell table:style-name="ce3" office:value-type="string">
            <text:p>1,220.489K</text:p>
          </table:table-cell>
          <table:table-cell table:style-name="ce23" office:value-type="date" office:date-value="2015-04-08">
            <text:p>15／4／8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8766">1.8%</text:a></text:span></text:p>
          </table:table-cell>
          <table:table-cell table:style-name="ce10" office:value-type="percentage" office:value="0.29202">
            <text:p>29.20%</text:p>
          </table:table-cell>
          <table:table-cell table:style-name="ce10" office:value-type="percentage" office:value="0.00603">
            <text:p>0.60%</text:p>
          </table:table-cell>
          <table:table-cell table:style-name="ce3" office:value-type="float" office:value="8.345">
            <text:p>8.345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style-name="ce2" office:value-type="string">
            <text:p>16374</text:p>
          </table:table-cell>
          <table:table-cell table:style-name="ce32" office:value-type="string">
            <text:p><text:span text:style-name="T4"><text:a xlink:href="javascript:warrantTrade();">Ａ中法兴五四购Ｂ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1.6">
            <text:p>1.6</text:p>
          </table:table-cell>
          <table:table-cell table:style-name="ce3" office:value-type="string">
            <text:p>1,003.31K</text:p>
          </table:table-cell>
          <table:table-cell table:style-name="ce23" office:value-type="date" office:date-value="2015-04-08">
            <text:p>15／4／8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6374">8.96%</text:a></text:span></text:p>
          </table:table-cell>
          <table:table-cell table:style-name="ce10" office:value-type="percentage" office:value="0.29676">
            <text:p>29.68%</text:p>
          </table:table-cell>
          <table:table-cell table:style-name="ce10" office:value-type="percentage" office:value="0">
            <text:p>0.00%</text:p>
          </table:table-cell>
          <table:table-cell table:style-name="ce3" office:value-type="float" office:value="7.25">
            <text:p>7.25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style-name="ce2" office:value-type="string">
            <text:p>12626</text:p>
          </table:table-cell>
          <table:table-cell table:style-name="ce32" office:value-type="string">
            <text:p><text:span text:style-name="T4"><text:a xlink:href="javascript:warrantTrade();">Ａ中麦银五四购Ａ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13.5">
            <text:p>13.5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0.315">
            <text:p>0.315</text:p>
          </table:table-cell>
          <table:table-cell table:style-name="ce3" office:value-type="string">
            <text:p>8,006.6845K</text:p>
          </table:table-cell>
          <table:table-cell table:style-name="ce23" office:value-type="date" office:date-value="2015-04-02">
            <text:p>15／4／2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2626">31.44%</text:a></text:span></text:p>
          </table:table-cell>
          <table:table-cell table:style-name="ce10" office:value-type="percentage" office:value="0.37794">
            <text:p>37.79%</text:p>
          </table:table-cell>
          <table:table-cell table:style-name="ce10" office:value-type="percentage" office:value="0.19095">
            <text:p>19.10%</text:p>
          </table:table-cell>
          <table:table-cell table:style-name="ce3" office:value-type="float" office:value="36.825">
            <text:p>36.825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style-name="ce2" office:value-type="string">
            <text:p>17894</text:p>
          </table:table-cell>
          <table:table-cell table:style-name="ce32" office:value-type="string">
            <text:p><text:span text:style-name="T4"><text:a xlink:href="javascript:warrantTrade();">Ａ中摩通五四购Ａ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11.5">
            <text:p>11.5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0.8">
            <text:p>0.8</text:p>
          </table:table-cell>
          <table:table-cell table:style-name="ce3" office:value-type="string">
            <text:p>7,813.569K</text:p>
          </table:table-cell>
          <table:table-cell table:style-name="ce23" office:value-type="date" office:date-value="2015-04-01">
            <text:p>15／4／1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7894">0%</text:a></text:span></text:p>
          </table:table-cell>
          <table:table-cell table:style-name="ce10" office:value-type="percentage" office:value="0.33849">
            <text:p>33.85%</text:p>
          </table:table-cell>
          <table:table-cell table:style-name="ce10" office:value-type="percentage" office:value="0.06034">
            <text:p>6.03%</text:p>
          </table:table-cell>
          <table:table-cell table:style-name="ce3" office:value-type="float" office:value="14.5">
            <text:p>14.5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style-name="ce2" office:value-type="string">
            <text:p>17119</text:p>
          </table:table-cell>
          <table:table-cell table:style-name="ce32" office:value-type="string">
            <text:p><text:span text:style-name="T4"><text:a xlink:href="javascript:warrantTrade();">Ａ中汇丰五四购Ａ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10.02">
            <text:p>10.02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1.59">
            <text:p>1.59</text:p>
          </table:table-cell>
          <table:table-cell table:style-name="ce3" office:value-type="string">
            <text:p>336.137K</text:p>
          </table:table-cell>
          <table:table-cell table:style-name="ce23" office:value-type="date" office:date-value="2015-04-01">
            <text:p>15／4／1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7119">3.41%</text:a></text:span></text:p>
          </table:table-cell>
          <table:table-cell table:style-name="ce10" office:value-type="percentage" office:value="0.30812">
            <text:p>30.81%</text:p>
          </table:table-cell>
          <table:table-cell table:style-name="ce10" office:value-type="percentage" office:value="0.00086">
            <text:p>0.09%</text:p>
          </table:table-cell>
          <table:table-cell table:style-name="ce3" office:value-type="float" office:value="7.296">
            <text:p>7.296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style-name="ce2" office:value-type="string">
            <text:p>15994</text:p>
          </table:table-cell>
          <table:table-cell table:style-name="ce32" office:value-type="string">
            <text:p><text:span text:style-name="T4"><text:a xlink:href="javascript:warrantTrade();">Ａ中渣打五三购Ａ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10.5">
            <text:p>10.5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1.24">
            <text:p>1.24</text:p>
          </table:table-cell>
          <table:table-cell table:style-name="ce3" office:value-type="string">
            <text:p>1,650.26K</text:p>
          </table:table-cell>
          <table:table-cell table:style-name="ce23" office:value-type="date" office:date-value="2015-03-31">
            <text:p>15／3／31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5994">6.38%</text:a></text:span></text:p>
          </table:table-cell>
          <table:table-cell table:style-name="ce10" office:value-type="percentage" office:value="0.30058">
            <text:p>30.06%</text:p>
          </table:table-cell>
          <table:table-cell table:style-name="ce10" office:value-type="percentage" office:value="0.01207">
            <text:p>1.21%</text:p>
          </table:table-cell>
          <table:table-cell table:style-name="ce3" office:value-type="float" office:value="9.355">
            <text:p>9.355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style-name="ce2" office:value-type="string">
            <text:p>29474</text:p>
          </table:table-cell>
          <table:table-cell table:style-name="ce32" office:value-type="string">
            <text:p><text:span text:style-name="T4"><text:a xlink:href="javascript:warrantTrade();">Ａ中瑞银五三购Ａ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10.88">
            <text:p>10.88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2,805.086K</text:p>
          </table:table-cell>
          <table:table-cell table:style-name="ce23" office:value-type="date" office:date-value="2015-03-30">
            <text:p>15／3／30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9474">37.89%</text:a></text:span></text:p>
          </table:table-cell>
          <table:table-cell table:style-name="ce10" office:value-type="percentage" office:value="0.29787">
            <text:p>29.79%</text:p>
          </table:table-cell>
          <table:table-cell table:style-name="ce10" office:value-type="percentage" office:value="0.02414">
            <text:p>2.41%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style-name="ce2" office:value-type="string">
            <text:p>28692</text:p>
          </table:table-cell>
          <table:table-cell table:style-name="ce32" office:value-type="string">
            <text:p><text:span text:style-name="T4"><text:a xlink:href="javascript:warrantTrade();">Ａ中野村五三购Ａ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10.18">
            <text:p>10.18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1.41">
            <text:p>1.41</text:p>
          </table:table-cell>
          <table:table-cell table:style-name="ce3" office:value-type="string">
            <text:p>1,721.169K</text:p>
          </table:table-cell>
          <table:table-cell table:style-name="ce23" office:value-type="date" office:date-value="2015-03-30">
            <text:p>15／3／30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8692">34.52%</text:a></text:span></text:p>
          </table:table-cell>
          <table:table-cell table:style-name="ce10" office:value-type="percentage" office:value="0.27717">
            <text:p>27.72%</text:p>
          </table:table-cell>
          <table:table-cell table:style-name="ce10" office:value-type="percentage" office:value="-0.00086">
            <text:p>-0.09%</text:p>
          </table:table-cell>
          <table:table-cell table:style-name="ce3" office:value-type="float" office:value="8.227">
            <text:p>8.227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style-name="ce2" office:value-type="string">
            <text:p>17440</text:p>
          </table:table-cell>
          <table:table-cell table:style-name="ce32" office:value-type="string">
            <text:p><text:span text:style-name="T4"><text:a xlink:href="javascript:warrantTrade();">Ａ中瑞信五三购Ｂ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10.89">
            <text:p>10.89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0.97">
            <text:p>0.97</text:p>
          </table:table-cell>
          <table:table-cell table:style-name="ce3" office:value-type="string">
            <text:p>648.427K</text:p>
          </table:table-cell>
          <table:table-cell table:style-name="ce23" office:value-type="date" office:date-value="2015-03-30">
            <text:p>15／3／30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7440">1.33%</text:a></text:span></text:p>
          </table:table-cell>
          <table:table-cell table:style-name="ce10" office:value-type="percentage" office:value="0.28774">
            <text:p>28.77%</text:p>
          </table:table-cell>
          <table:table-cell table:style-name="ce10" office:value-type="percentage" office:value="0.02241">
            <text:p>2.24%</text:p>
          </table:table-cell>
          <table:table-cell table:style-name="ce3" office:value-type="float" office:value="11.959">
            <text:p>11.959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style-name="ce2" office:value-type="string">
            <text:p>16262</text:p>
          </table:table-cell>
          <table:table-cell table:style-name="ce32" office:value-type="string">
            <text:p><text:span text:style-name="T4"><text:a xlink:href="javascript:warrantTrade();">Ａ中瑞信五三购Ａ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10.18">
            <text:p>10.18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1.5">
            <text:p>1.5</text:p>
          </table:table-cell>
          <table:table-cell table:style-name="ce3" office:value-type="string">
            <text:p>253.259K</text:p>
          </table:table-cell>
          <table:table-cell table:style-name="ce23" office:value-type="date" office:date-value="2015-03-23">
            <text:p>15／3／23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6262">2.51%</text:a></text:span></text:p>
          </table:table-cell>
          <table:table-cell table:style-name="ce10" office:value-type="percentage" office:value="0.33382">
            <text:p>33.38%</text:p>
          </table:table-cell>
          <table:table-cell table:style-name="ce10" office:value-type="percentage" office:value="0.0069">
            <text:p>0.69%</text:p>
          </table:table-cell>
          <table:table-cell table:style-name="ce3" office:value-type="float" office:value="7.733">
            <text:p>7.733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style-name="ce2" office:value-type="string">
            <text:p>16565</text:p>
          </table:table-cell>
          <table:table-cell table:style-name="ce32" office:value-type="string">
            <text:p><text:span text:style-name="T4"><text:a xlink:href="javascript:warrantTrade();">Ａ中法兴五三购Ｂ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9.5">
            <text:p>9.5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1.93">
            <text:p>1.93</text:p>
          </table:table-cell>
          <table:table-cell table:style-name="ce3" office:value-type="string">
            <text:p>1,581.085K</text:p>
          </table:table-cell>
          <table:table-cell table:style-name="ce23" office:value-type="date" office:date-value="2015-03-04">
            <text:p>15／3／4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6565">6.89%</text:a></text:span></text:p>
          </table:table-cell>
          <table:table-cell table:style-name="ce10" office:value-type="percentage" office:value="0.29284">
            <text:p>29.28%</text:p>
          </table:table-cell>
          <table:table-cell table:style-name="ce10" office:value-type="percentage" office:value="-0.01465">
            <text:p>-1.47%</text:p>
          </table:table-cell>
          <table:table-cell table:style-name="ce3" office:value-type="float" office:value="6.01">
            <text:p>6.01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style-name="ce2" office:value-type="string">
            <text:p>29520</text:p>
          </table:table-cell>
          <table:table-cell table:style-name="ce32" office:value-type="string">
            <text:p><text:span text:style-name="T4"><text:a xlink:href="javascript:warrantTrade();">Ａ中法兴五三购Ａ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10.5">
            <text:p>10.5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1.22">
            <text:p>1.22</text:p>
          </table:table-cell>
          <table:table-cell table:style-name="ce3" office:value-type="string">
            <text:p>934.412K</text:p>
          </table:table-cell>
          <table:table-cell table:style-name="ce23" office:value-type="date" office:date-value="2015-03-04">
            <text:p>15／3／4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9520">14.15%</text:a></text:span></text:p>
          </table:table-cell>
          <table:table-cell table:style-name="ce10" office:value-type="percentage" office:value="0.33288">
            <text:p>33.29%</text:p>
          </table:table-cell>
          <table:table-cell table:style-name="ce10" office:value-type="percentage" office:value="0.01034">
            <text:p>1.03%</text:p>
          </table:table-cell>
          <table:table-cell table:style-name="ce3" office:value-type="float" office:value="9.508">
            <text:p>9.508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style-name="ce2" office:value-type="string">
            <text:p>29757</text:p>
          </table:table-cell>
          <table:table-cell table:style-name="ce32" office:value-type="string">
            <text:p><text:span text:style-name="T4"><text:a xlink:href="javascript:warrantTrade();">Ａ中麦银五三购Ａ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12.5">
            <text:p>12.5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0.45">
            <text:p>0.45</text:p>
          </table:table-cell>
          <table:table-cell table:style-name="ce3" office:value-type="string">
            <text:p>17,218.2275K</text:p>
          </table:table-cell>
          <table:table-cell table:style-name="ce23" office:value-type="date" office:date-value="2015-03-03">
            <text:p>15／3／3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9757">44.39%</text:a></text:span></text:p>
          </table:table-cell>
          <table:table-cell table:style-name="ce10" office:value-type="percentage" office:value="0.39111">
            <text:p>39.11%</text:p>
          </table:table-cell>
          <table:table-cell table:style-name="ce10" office:value-type="percentage" office:value="0.11638">
            <text:p>11.64%</text:p>
          </table:table-cell>
          <table:table-cell table:style-name="ce3" office:value-type="float" office:value="25.778">
            <text:p>25.778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style-name="ce2" office:value-type="string">
            <text:p>12380</text:p>
          </table:table-cell>
          <table:table-cell table:style-name="ce32" office:value-type="string">
            <text:p><text:span text:style-name="T4"><text:a xlink:href="javascript:warrantTrade();">Ａ中法巴五三购Ａ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11.18">
            <text:p>11.18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0.8">
            <text:p>0.8</text:p>
          </table:table-cell>
          <table:table-cell table:style-name="ce3" office:value-type="string">
            <text:p>7,697.487K</text:p>
          </table:table-cell>
          <table:table-cell table:style-name="ce23" office:value-type="date" office:date-value="2015-03-03">
            <text:p>15／3／3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2380">6.34%</text:a></text:span></text:p>
          </table:table-cell>
          <table:table-cell table:style-name="ce10" office:value-type="percentage" office:value="0.32259">
            <text:p>32.26%</text:p>
          </table:table-cell>
          <table:table-cell table:style-name="ce10" office:value-type="percentage" office:value="0.03276">
            <text:p>3.28%</text:p>
          </table:table-cell>
          <table:table-cell table:style-name="ce3" office:value-type="float" office:value="14.5">
            <text:p>14.5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style-name="ce2" office:value-type="string">
            <text:p>29787</text:p>
          </table:table-cell>
          <table:table-cell table:style-name="ce32" office:value-type="string">
            <text:p><text:span text:style-name="T4"><text:a xlink:href="javascript:warrantTrade();">Ａ中摩通五三购Ａ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10.88">
            <text:p>10.88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0.94">
            <text:p>0.94</text:p>
          </table:table-cell>
          <table:table-cell table:style-name="ce3" office:value-type="string">
            <text:p>4,827.704K</text:p>
          </table:table-cell>
          <table:table-cell table:style-name="ce23" office:value-type="date" office:date-value="2015-03-03">
            <text:p>15／3／3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9787">17.72%</text:a></text:span></text:p>
          </table:table-cell>
          <table:table-cell table:style-name="ce10" office:value-type="percentage" office:value="0.31198">
            <text:p>31.20%</text:p>
          </table:table-cell>
          <table:table-cell table:style-name="ce10" office:value-type="percentage" office:value="0.01897">
            <text:p>1.90%</text:p>
          </table:table-cell>
          <table:table-cell table:style-name="ce3" office:value-type="float" office:value="12.34">
            <text:p>12.34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style-name="ce2" office:value-type="string">
            <text:p>29883</text:p>
          </table:table-cell>
          <table:table-cell table:style-name="ce32" office:value-type="string">
            <text:p><text:span text:style-name="T4"><text:a xlink:href="javascript:warrantTrade();">Ａ中中银五三购Ａ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10.88">
            <text:p>10.88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0.91">
            <text:p>0.91</text:p>
          </table:table-cell>
          <table:table-cell table:style-name="ce3" office:value-type="string">
            <text:p>3,988.647K</text:p>
          </table:table-cell>
          <table:table-cell table:style-name="ce23" office:value-type="date" office:date-value="2015-03-02">
            <text:p>15／3／2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9883">4.52%</text:a></text:span></text:p>
          </table:table-cell>
          <table:table-cell table:style-name="ce10" office:value-type="percentage" office:value="0.2993">
            <text:p>29.93%</text:p>
          </table:table-cell>
          <table:table-cell table:style-name="ce10" office:value-type="percentage" office:value="0.01638">
            <text:p>1.64%</text:p>
          </table:table-cell>
          <table:table-cell table:style-name="ce3" office:value-type="float" office:value="12.747">
            <text:p>12.747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style-name="ce2" office:value-type="string">
            <text:p>29492</text:p>
          </table:table-cell>
          <table:table-cell table:style-name="ce32" office:value-type="string">
            <text:p><text:span text:style-name="T4"><text:a xlink:href="javascript:warrantTrade();">Ａ中大和五三购Ａ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11.08">
            <text:p>11.08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0.83">
            <text:p>0.83</text:p>
          </table:table-cell>
          <table:table-cell table:style-name="ce3" office:value-type="string">
            <text:p>1,514.72K</text:p>
          </table:table-cell>
          <table:table-cell table:style-name="ce23" office:value-type="date" office:date-value="2015-03-02">
            <text:p>15／3／2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9492">3.14%</text:a></text:span></text:p>
          </table:table-cell>
          <table:table-cell table:style-name="ce10" office:value-type="percentage" office:value="0.31431">
            <text:p>31.43%</text:p>
          </table:table-cell>
          <table:table-cell table:style-name="ce10" office:value-type="percentage" office:value="0.02672">
            <text:p>2.67%</text:p>
          </table:table-cell>
          <table:table-cell table:style-name="ce3" office:value-type="float" office:value="13.976">
            <text:p>13.976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style-name="ce2" office:value-type="string">
            <text:p>12184</text:p>
          </table:table-cell>
          <table:table-cell table:style-name="ce32" office:value-type="string">
            <text:p><text:span text:style-name="T4"><text:a xlink:href="javascript:warrantTrade();">Ａ中瑞信五二购Ｃ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11.98">
            <text:p>11.98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0.52">
            <text:p>0.52</text:p>
          </table:table-cell>
          <table:table-cell table:style-name="ce3" office:value-type="string">
            <text:p>6,086.361K</text:p>
          </table:table-cell>
          <table:table-cell table:style-name="ce23" office:value-type="date" office:date-value="2015-02-27">
            <text:p>15／2／27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2184">16.2%</text:a></text:span></text:p>
          </table:table-cell>
          <table:table-cell table:style-name="ce10" office:value-type="percentage" office:value="0.35668">
            <text:p>35.67%</text:p>
          </table:table-cell>
          <table:table-cell table:style-name="ce10" office:value-type="percentage" office:value="0.07759">
            <text:p>7.76%</text:p>
          </table:table-cell>
          <table:table-cell table:style-name="ce3" office:value-type="float" office:value="22.308">
            <text:p>22.308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style-name="ce2" office:value-type="string">
            <text:p>29682</text:p>
          </table:table-cell>
          <table:table-cell table:style-name="ce32" office:value-type="string">
            <text:p><text:span text:style-name="T4"><text:a xlink:href="javascript:warrantTrade();">Ａ中高盛五二购Ｂ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10.5">
            <text:p>10.5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1.13">
            <text:p>1.13</text:p>
          </table:table-cell>
          <table:table-cell table:style-name="ce3" office:value-type="string">
            <text:p>2,528.979K</text:p>
          </table:table-cell>
          <table:table-cell table:style-name="ce23" office:value-type="date" office:date-value="2015-02-27">
            <text:p>15／2／27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9682">8.39%</text:a></text:span></text:p>
          </table:table-cell>
          <table:table-cell table:style-name="ce10" office:value-type="percentage" office:value="0.2934">
            <text:p>29.34%</text:p>
          </table:table-cell>
          <table:table-cell table:style-name="ce10" office:value-type="percentage" office:value="0.00259">
            <text:p>0.26%</text:p>
          </table:table-cell>
          <table:table-cell table:style-name="ce3" office:value-type="float" office:value="10.265">
            <text:p>10.265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style-name="ce2" office:value-type="string">
            <text:p>29750</text:p>
          </table:table-cell>
          <table:table-cell table:style-name="ce32" office:value-type="string">
            <text:p><text:span text:style-name="T4"><text:a xlink:href="javascript:warrantTrade();">Ａ中瑞信五二购Ｂ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11.19">
            <text:p>11.19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0.77">
            <text:p>0.77</text:p>
          </table:table-cell>
          <table:table-cell table:style-name="ce3" office:value-type="string">
            <text:p>2,306.048K</text:p>
          </table:table-cell>
          <table:table-cell table:style-name="ce23" office:value-type="date" office:date-value="2015-02-27">
            <text:p>15／2／27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9750">33.98%</text:a></text:span></text:p>
          </table:table-cell>
          <table:table-cell table:style-name="ce10" office:value-type="percentage" office:value="0.31854">
            <text:p>31.85%</text:p>
          </table:table-cell>
          <table:table-cell table:style-name="ce10" office:value-type="percentage" office:value="0.03103">
            <text:p>3.10%</text:p>
          </table:table-cell>
          <table:table-cell table:style-name="ce3" office:value-type="float" office:value="15.065">
            <text:p>15.065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style-name="ce2" office:value-type="string">
            <text:p>27885</text:p>
          </table:table-cell>
          <table:table-cell table:style-name="ce32" office:value-type="string">
            <text:p><text:span text:style-name="T4"><text:a xlink:href="javascript:warrantTrade();">Ａ中渣打五二购Ａ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9.5">
            <text:p>9.5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1.92">
            <text:p>1.92</text:p>
          </table:table-cell>
          <table:table-cell table:style-name="ce3" office:value-type="string">
            <text:p>1,022.222K</text:p>
          </table:table-cell>
          <table:table-cell table:style-name="ce23" office:value-type="date" office:date-value="2015-02-27">
            <text:p>15／2／27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7885">1.91%</text:a></text:span></text:p>
          </table:table-cell>
          <table:table-cell table:style-name="ce10" office:value-type="percentage" office:value="0.29043">
            <text:p>29.04%</text:p>
          </table:table-cell>
          <table:table-cell table:style-name="ce10" office:value-type="percentage" office:value="-0.01551">
            <text:p>-1.55%</text:p>
          </table:table-cell>
          <table:table-cell table:style-name="ce3" office:value-type="float" office:value="6.042">
            <text:p>6.042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style-name="ce2" office:value-type="string">
            <text:p>15993</text:p>
          </table:table-cell>
          <table:table-cell table:style-name="ce32" office:value-type="string">
            <text:p><text:span text:style-name="T4"><text:a xlink:href="javascript:warrantTrade();">Ａ中渣打五二购Ｃ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11.18">
            <text:p>11.18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0.85">
            <text:p>0.85</text:p>
          </table:table-cell>
          <table:table-cell table:style-name="ce3" office:value-type="string">
            <text:p>261.71K</text:p>
          </table:table-cell>
          <table:table-cell table:style-name="ce23" office:value-type="date" office:date-value="2015-02-26">
            <text:p>15／2／26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5993">3.51%</text:a></text:span></text:p>
          </table:table-cell>
          <table:table-cell table:style-name="ce10" office:value-type="percentage" office:value="0.3557">
            <text:p>35.57%</text:p>
          </table:table-cell>
          <table:table-cell table:style-name="ce10" office:value-type="percentage" office:value="0.03707">
            <text:p>3.71%</text:p>
          </table:table-cell>
          <table:table-cell table:style-name="ce3" office:value-type="float" office:value="13.647">
            <text:p>13.647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style-name="ce2" office:value-type="string">
            <text:p>12194</text:p>
          </table:table-cell>
          <table:table-cell table:style-name="ce32" office:value-type="string">
            <text:p><text:span text:style-name="T4"><text:a xlink:href="javascript:warrantTrade();">Ａ中瑞银五二购Ａ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11.88">
            <text:p>11.88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0.46">
            <text:p>0.46</text:p>
          </table:table-cell>
          <table:table-cell table:style-name="ce3" office:value-type="string">
            <text:p>11,513.415K</text:p>
          </table:table-cell>
          <table:table-cell table:style-name="ce23" office:value-type="date" office:date-value="2015-02-09">
            <text:p>15／2／9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2194">18.81%</text:a></text:span></text:p>
          </table:table-cell>
          <table:table-cell table:style-name="ce10" office:value-type="percentage" office:value="0.35189">
            <text:p>35.19%</text:p>
          </table:table-cell>
          <table:table-cell table:style-name="ce10" office:value-type="percentage" office:value="0.06379">
            <text:p>6.38%</text:p>
          </table:table-cell>
          <table:table-cell table:style-name="ce3" office:value-type="float" office:value="25.217">
            <text:p>25.217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style-name="ce2" office:value-type="string">
            <text:p>14687</text:p>
          </table:table-cell>
          <table:table-cell table:style-name="ce32" office:value-type="string">
            <text:p><text:span text:style-name="T4"><text:a xlink:href="javascript:warrantTrade();">Ａ中法兴五二购Ｂ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10.9">
            <text:p>10.9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0.97">
            <text:p>0.97</text:p>
          </table:table-cell>
          <table:table-cell table:style-name="ce3" office:value-type="string">
            <text:p>44,697.354K</text:p>
          </table:table-cell>
          <table:table-cell table:style-name="ce23" office:value-type="date" office:date-value="2015-02-04">
            <text:p>15／2／4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4687">1.05%</text:a></text:span></text:p>
          </table:table-cell>
          <table:table-cell table:style-name="ce10" office:value-type="percentage" office:value="0.39858">
            <text:p>39.86%</text:p>
          </table:table-cell>
          <table:table-cell table:style-name="ce10" office:value-type="percentage" office:value="0.02328">
            <text:p>2.33%</text:p>
          </table:table-cell>
          <table:table-cell table:style-name="ce3" office:value-type="float" office:value="11.959">
            <text:p>11.959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style-name="ce2" office:value-type="string">
            <text:p>28143</text:p>
          </table:table-cell>
          <table:table-cell table:style-name="ce32" office:value-type="string">
            <text:p><text:span text:style-name="T4"><text:a xlink:href="javascript:warrantTrade();">Ａ中法兴五二购Ａ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9.66">
            <text:p>9.66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1.81">
            <text:p>1.81</text:p>
          </table:table-cell>
          <table:table-cell table:style-name="ce3" office:value-type="string">
            <text:p>8,849.721K</text:p>
          </table:table-cell>
          <table:table-cell table:style-name="ce23" office:value-type="date" office:date-value="2015-02-04">
            <text:p>15／2／4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8143">33.23%</text:a></text:span></text:p>
          </table:table-cell>
          <table:table-cell table:style-name="ce10" office:value-type="percentage" office:value="0.37343">
            <text:p>37.34%</text:p>
          </table:table-cell>
          <table:table-cell table:style-name="ce10" office:value-type="percentage" office:value="-0.0112">
            <text:p>-1.12%</text:p>
          </table:table-cell>
          <table:table-cell table:style-name="ce3" office:value-type="float" office:value="6.409">
            <text:p>6.409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style-name="ce2" office:value-type="string">
            <text:p>15630</text:p>
          </table:table-cell>
          <table:table-cell table:style-name="ce32" office:value-type="string">
            <text:p><text:span text:style-name="T4"><text:a xlink:href="javascript:warrantTrade();">Ａ中麦银五二购Ａ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10.88">
            <text:p>10.88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0.85">
            <text:p>0.85</text:p>
          </table:table-cell>
          <table:table-cell table:style-name="ce3" office:value-type="string">
            <text:p>2,077.687K</text:p>
          </table:table-cell>
          <table:table-cell table:style-name="ce23" office:value-type="date" office:date-value="2015-02-03">
            <text:p>15／2／3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5630">12.83%</text:a></text:span></text:p>
          </table:table-cell>
          <table:table-cell table:style-name="ce10" office:value-type="percentage" office:value="0.32548">
            <text:p>32.55%</text:p>
          </table:table-cell>
          <table:table-cell table:style-name="ce10" office:value-type="percentage" office:value="0.01121">
            <text:p>1.12%</text:p>
          </table:table-cell>
          <table:table-cell table:style-name="ce3" office:value-type="float" office:value="13.647">
            <text:p>13.647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style-name="ce2" office:value-type="string">
            <text:p>29572</text:p>
          </table:table-cell>
          <table:table-cell table:style-name="ce32" office:value-type="string">
            <text:p><text:span text:style-name="T4"><text:a xlink:href="javascript:warrantTrade();">Ａ中瑞信五二购Ａ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10.38">
            <text:p>10.38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1.19">
            <text:p>1.19</text:p>
          </table:table-cell>
          <table:table-cell table:style-name="ce3" office:value-type="string">
            <text:p>21,344.56K</text:p>
          </table:table-cell>
          <table:table-cell table:style-name="ce23" office:value-type="date" office:date-value="2015-02-02">
            <text:p>15／2／2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9572">51.58%</text:a></text:span></text:p>
          </table:table-cell>
          <table:table-cell table:style-name="ce10" office:value-type="percentage" office:value="0.3332">
            <text:p>33.32%</text:p>
          </table:table-cell>
          <table:table-cell table:style-name="ce10" office:value-type="percentage" office:value="-0.00258">
            <text:p>-0.26%</text:p>
          </table:table-cell>
          <table:table-cell table:style-name="ce3" office:value-type="float" office:value="9.748">
            <text:p>9.748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style-name="ce2" office:value-type="string">
            <text:p>15446</text:p>
          </table:table-cell>
          <table:table-cell table:style-name="ce32" office:value-type="string">
            <text:p><text:span text:style-name="T4"><text:a xlink:href="javascript:warrantTrade();">Ａ中大和五二购Ａ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11.88">
            <text:p>11.88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0.445">
            <text:p>0.445</text:p>
          </table:table-cell>
          <table:table-cell table:style-name="ce3" office:value-type="string">
            <text:p>5,871.4685K</text:p>
          </table:table-cell>
          <table:table-cell table:style-name="ce23" office:value-type="date" office:date-value="2015-02-02">
            <text:p>15／2／2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5446">2.09%</text:a></text:span></text:p>
          </table:table-cell>
          <table:table-cell table:style-name="ce10" office:value-type="percentage" office:value="0.36373">
            <text:p>36.37%</text:p>
          </table:table-cell>
          <table:table-cell table:style-name="ce10" office:value-type="percentage" office:value="0.0625">
            <text:p>6.25%</text:p>
          </table:table-cell>
          <table:table-cell table:style-name="ce3" office:value-type="float" office:value="26.067">
            <text:p>26.067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style-name="ce2" office:value-type="string">
            <text:p>28691</text:p>
          </table:table-cell>
          <table:table-cell table:style-name="ce32" office:value-type="string">
            <text:p><text:span text:style-name="T4"><text:a xlink:href="javascript:warrantTrade();">Ａ中野村五一购Ｂ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9.68">
            <text:p>9.68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1.69">
            <text:p>1.69</text:p>
          </table:table-cell>
          <table:table-cell table:style-name="ce3" office:value-type="string">
            <text:p>6,964.373K</text:p>
          </table:table-cell>
          <table:table-cell table:style-name="ce23" office:value-type="date" office:date-value="2015-01-30">
            <text:p>15／1／30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8691">28.77%</text:a></text:span></text:p>
          </table:table-cell>
          <table:table-cell table:style-name="ce10" office:value-type="percentage" office:value="0.24245">
            <text:p>24.25%</text:p>
          </table:table-cell>
          <table:table-cell table:style-name="ce10" office:value-type="percentage" office:value="-0.01982">
            <text:p>-1.98%</text:p>
          </table:table-cell>
          <table:table-cell table:style-name="ce3" office:value-type="float" office:value="6.864">
            <text:p>6.864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style-name="ce2" office:value-type="string">
            <text:p>28689</text:p>
          </table:table-cell>
          <table:table-cell table:style-name="ce32" office:value-type="string">
            <text:p><text:span text:style-name="T4"><text:a xlink:href="javascript:warrantTrade();">Ａ中野村五一购Ａ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9.12">
            <text:p>9.12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2.2">
            <text:p>2.2</text:p>
          </table:table-cell>
          <table:table-cell table:style-name="ce3" office:value-type="string">
            <text:p>371.176K</text:p>
          </table:table-cell>
          <table:table-cell table:style-name="ce23" office:value-type="date" office:date-value="2015-01-30">
            <text:p>15／1／30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8689">3.32%</text:a></text:span></text:p>
          </table:table-cell>
          <table:table-cell table:style-name="ce10" office:value-type="percentage" office:value="0.3835">
            <text:p>38.35%</text:p>
          </table:table-cell>
          <table:table-cell table:style-name="ce10" office:value-type="percentage" office:value="-0.02413">
            <text:p>-2.41%</text:p>
          </table:table-cell>
          <table:table-cell table:style-name="ce3" office:value-type="float" office:value="5.273">
            <text:p>5.273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style-name="ce2" office:value-type="string">
            <text:p>13021</text:p>
          </table:table-cell>
          <table:table-cell table:style-name="ce32" office:value-type="string">
            <text:p><text:span text:style-name="T4"><text:a xlink:href="javascript:warrantTrade();">Ａ中汇丰五一购Ｂ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10.9">
            <text:p>10.9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0.86">
            <text:p>0.86</text:p>
          </table:table-cell>
          <table:table-cell table:style-name="ce3" office:value-type="string">
            <text:p>3,246.937K</text:p>
          </table:table-cell>
          <table:table-cell table:style-name="ce23" office:value-type="date" office:date-value="2015-01-28">
            <text:p>15／1／28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3021">17.29%</text:a></text:span></text:p>
          </table:table-cell>
          <table:table-cell table:style-name="ce10" office:value-type="percentage" office:value="0.35662">
            <text:p>35.66%</text:p>
          </table:table-cell>
          <table:table-cell table:style-name="ce10" office:value-type="percentage" office:value="0.01379">
            <text:p>1.38%</text:p>
          </table:table-cell>
          <table:table-cell table:style-name="ce3" office:value-type="float" office:value="13.488">
            <text:p>13.488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style-name="ce2" office:value-type="string">
            <text:p>28015</text:p>
          </table:table-cell>
          <table:table-cell table:style-name="ce32" office:value-type="string">
            <text:p><text:span text:style-name="T4"><text:a xlink:href="javascript:warrantTrade();">Ａ中高盛五一购Ａ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9.5">
            <text:p>9.5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1.95">
            <text:p>1.95</text:p>
          </table:table-cell>
          <table:table-cell table:style-name="ce3" office:value-type="string">
            <text:p>2,709.016K</text:p>
          </table:table-cell>
          <table:table-cell table:style-name="ce23" office:value-type="date" office:date-value="2015-01-28">
            <text:p>15／1／28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8015">5.47%</text:a></text:span></text:p>
          </table:table-cell>
          <table:table-cell table:style-name="ce10" office:value-type="percentage" office:value="0.40202">
            <text:p>40.20%</text:p>
          </table:table-cell>
          <table:table-cell table:style-name="ce10" office:value-type="percentage" office:value="-0.01293">
            <text:p>-1.29%</text:p>
          </table:table-cell>
          <table:table-cell table:style-name="ce3" office:value-type="float" office:value="5.949">
            <text:p>5.949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style-name="ce2" office:value-type="string">
            <text:p>14157</text:p>
          </table:table-cell>
          <table:table-cell table:style-name="ce32" office:value-type="string">
            <text:p><text:span text:style-name="T4"><text:a xlink:href="javascript:warrantTrade();">Ａ中渣打五一购Ｂ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10.88">
            <text:p>10.88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0.87">
            <text:p>0.87</text:p>
          </table:table-cell>
          <table:table-cell table:style-name="ce3" office:value-type="string">
            <text:p>1,478.463K</text:p>
          </table:table-cell>
          <table:table-cell table:style-name="ce23" office:value-type="date" office:date-value="2015-01-28">
            <text:p>15／1／28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4157">33.08%</text:a></text:span></text:p>
          </table:table-cell>
          <table:table-cell table:style-name="ce10" office:value-type="percentage" office:value="0.35548">
            <text:p>35.55%</text:p>
          </table:table-cell>
          <table:table-cell table:style-name="ce10" office:value-type="percentage" office:value="0.01293">
            <text:p>1.29%</text:p>
          </table:table-cell>
          <table:table-cell table:style-name="ce3" office:value-type="float" office:value="13.333">
            <text:p>13.333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style-name="ce2" office:value-type="string">
            <text:p>15643</text:p>
          </table:table-cell>
          <table:table-cell table:style-name="ce32" office:value-type="string">
            <text:p><text:span text:style-name="T4"><text:a xlink:href="javascript:warrantTrade();">Ａ中瑞银五一购Ａ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9.51">
            <text:p>9.51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1.89">
            <text:p>1.89</text:p>
          </table:table-cell>
          <table:table-cell table:style-name="ce3" office:value-type="string">
            <text:p>1,467.012K</text:p>
          </table:table-cell>
          <table:table-cell table:style-name="ce23" office:value-type="date" office:date-value="2015-01-27">
            <text:p>15／1／27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5643">28.64%</text:a></text:span></text:p>
          </table:table-cell>
          <table:table-cell table:style-name="ce10" office:value-type="percentage" office:value="0.33374">
            <text:p>33.37%</text:p>
          </table:table-cell>
          <table:table-cell table:style-name="ce10" office:value-type="percentage" office:value="-0.01724">
            <text:p>-1.72%</text:p>
          </table:table-cell>
          <table:table-cell table:style-name="ce3" office:value-type="float" office:value="6.138">
            <text:p>6.138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style-name="ce2" office:value-type="string">
            <text:p>28575</text:p>
          </table:table-cell>
          <table:table-cell table:style-name="ce32" office:value-type="string">
            <text:p><text:span text:style-name="T4"><text:a xlink:href="javascript:warrantTrade();">Ａ中法兴五一购Ａ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9.08">
            <text:p>9.08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2.33">
            <text:p>2.33</text:p>
          </table:table-cell>
          <table:table-cell table:style-name="ce3" office:value-type="string">
            <text:p>4,326.966K</text:p>
          </table:table-cell>
          <table:table-cell table:style-name="ce23" office:value-type="date" office:date-value="2015-01-05">
            <text:p>15／1／5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8575">31.86%</text:a></text:span></text:p>
          </table:table-cell>
          <table:table-cell table:style-name="ce10" office:value-type="percentage" office:value="0.54793">
            <text:p>54.79%</text:p>
          </table:table-cell>
          <table:table-cell table:style-name="ce10" office:value-type="percentage" office:value="-0.01637">
            <text:p>-1.64%</text:p>
          </table:table-cell>
          <table:table-cell table:style-name="ce3" office:value-type="float" office:value="4.979">
            <text:p>4.979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style-name="ce2" office:value-type="string">
            <text:p>25930</text:p>
          </table:table-cell>
          <table:table-cell table:style-name="ce32" office:value-type="string">
            <text:p><text:span text:style-name="T4"><text:a xlink:href="javascript:warrantTrade();">Ａ中麦银五一购Ａ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1.4">
            <text:p>1.4</text:p>
          </table:table-cell>
          <table:table-cell table:style-name="ce3" office:value-type="string">
            <text:p>4,088.605K</text:p>
          </table:table-cell>
          <table:table-cell table:style-name="ce23" office:value-type="date" office:date-value="2015-01-05">
            <text:p>15／1／5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5930">43.09%</text:a></text:span></text:p>
          </table:table-cell>
          <table:table-cell table:style-name="ce10" office:value-type="percentage" office:value="0.33872">
            <text:p>33.87%</text:p>
          </table:table-cell>
          <table:table-cell table:style-name="ce10" office:value-type="percentage" office:value="-0.01724">
            <text:p>-1.72%</text:p>
          </table:table-cell>
          <table:table-cell table:style-name="ce3" office:value-type="float" office:value="8.286">
            <text:p>8.286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style-name="ce2" office:value-type="string">
            <text:p>28514</text:p>
          </table:table-cell>
          <table:table-cell table:style-name="ce32" office:value-type="string">
            <text:p><text:span text:style-name="T4"><text:a xlink:href="javascript:warrantTrade();">Ａ中汇丰四乙购Ｃ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9.99">
            <text:p>9.99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1.45">
            <text:p>1.45</text:p>
          </table:table-cell>
          <table:table-cell table:style-name="ce3" office:value-type="string">
            <text:p>4,137.782K</text:p>
          </table:table-cell>
          <table:table-cell table:style-name="ce23" office:value-type="date" office:date-value="2014-12-31">
            <text:p>14／12／31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8514">25.19%</text:a></text:span></text:p>
          </table:table-cell>
          <table:table-cell table:style-name="ce10" office:value-type="percentage" office:value="0.44276">
            <text:p>44.28%</text:p>
          </table:table-cell>
          <table:table-cell table:style-name="ce10" office:value-type="percentage" office:value="-0.01379">
            <text:p>-1.38%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style-name="ce2" office:value-type="string">
            <text:p>24539</text:p>
          </table:table-cell>
          <table:table-cell table:style-name="ce32" office:value-type="string">
            <text:p><text:span text:style-name="T4"><text:a xlink:href="javascript:warrantTrade();">Ａ中汇丰四乙购Ｂ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9.08">
            <text:p>9.08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2.25">
            <text:p>2.25</text:p>
          </table:table-cell>
          <table:table-cell table:style-name="ce3" office:value-type="string">
            <text:p>2,736.06K</text:p>
          </table:table-cell>
          <table:table-cell table:style-name="ce23" office:value-type="date" office:date-value="2014-12-31">
            <text:p>14／12／31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4539">30.73%</text:a></text:span></text:p>
          </table:table-cell>
          <table:table-cell table:style-name="ce10" office:value-type="percentage" office:value="0.60188">
            <text:p>60.19%</text:p>
          </table:table-cell>
          <table:table-cell table:style-name="ce10" office:value-type="percentage" office:value="-0.02327">
            <text:p>-2.33%</text:p>
          </table:table-cell>
          <table:table-cell table:style-name="ce3" office:value-type="float" office:value="5.156">
            <text:p>5.156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style-name="ce2" office:value-type="string">
            <text:p>15368</text:p>
          </table:table-cell>
          <table:table-cell table:style-name="ce32" office:value-type="string">
            <text:p><text:span text:style-name="T4"><text:a xlink:href="javascript:warrantTrade();">Ａ中渣打四乙购Ｂ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1.47">
            <text:p>1.47</text:p>
          </table:table-cell>
          <table:table-cell table:style-name="ce3" office:value-type="string">
            <text:p>1,988.93K</text:p>
          </table:table-cell>
          <table:table-cell table:style-name="ce23" office:value-type="date" office:date-value="2014-12-31">
            <text:p>14／12／31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5368">32.42%</text:a></text:span></text:p>
          </table:table-cell>
          <table:table-cell table:style-name="ce10" office:value-type="percentage" office:value="0.48519">
            <text:p>48.52%</text:p>
          </table:table-cell>
          <table:table-cell table:style-name="ce10" office:value-type="percentage" office:value="-0.0112">
            <text:p>-1.12%</text:p>
          </table:table-cell>
          <table:table-cell table:style-name="ce3" office:value-type="float" office:value="7.891">
            <text:p>7.891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style-name="ce2" office:value-type="string">
            <text:p>15127</text:p>
          </table:table-cell>
          <table:table-cell table:style-name="ce32" office:value-type="string">
            <text:p><text:span text:style-name="T4"><text:a xlink:href="javascript:warrantTrade();">Ａ中汇丰四十二购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11.28">
            <text:p>11.28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0.046">
            <text:p>0.046</text:p>
          </table:table-cell>
          <table:table-cell table:style-name="ce3" office:value-type="string">
            <text:p>6,954.159K</text:p>
          </table:table-cell>
          <table:table-cell table:style-name="ce23" office:value-type="date" office:date-value="2014-12-30">
            <text:p>14／12／30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5127">75.93%</text:a></text:span></text:p>
          </table:table-cell>
          <table:table-cell table:style-name="ce10" office:value-type="percentage" office:value="0.35895">
            <text:p>35.90%</text:p>
          </table:table-cell>
          <table:table-cell table:style-name="ce10" office:value-type="percentage" office:value="0.01207">
            <text:p>1.21%</text:p>
          </table:table-cell>
          <table:table-cell table:style-name="ce3" office:value-type="float" office:value="25.217">
            <text:p>25.217</text:p>
          </table:table-cell>
          <table:table-cell table:style-name="ce3" office:value-type="float" office:value="10">
            <text:p>10</text:p>
          </table:table-cell>
          <table:table-cell table:number-columns-repeated="3"/>
        </table:table-row>
        <table:table-row table:style-name="ro3">
          <table:table-cell table:style-name="ce2" office:value-type="string">
            <text:p>16279</text:p>
          </table:table-cell>
          <table:table-cell table:style-name="ce32" office:value-type="string">
            <text:p><text:span text:style-name="T4"><text:a xlink:href="javascript:warrantTrade();">Ａ中瑞银四十二购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11.3">
            <text:p>11.3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0.039">
            <text:p>0.039</text:p>
          </table:table-cell>
          <table:table-cell table:style-name="ce3" office:value-type="string">
            <text:p>8,678.166K</text:p>
          </table:table-cell>
          <table:table-cell table:style-name="ce23" office:value-type="date" office:date-value="2014-12-23">
            <text:p>14／12／23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6279">64.17%</text:a></text:span></text:p>
          </table:table-cell>
          <table:table-cell table:style-name="ce10" office:value-type="percentage" office:value="0.36321">
            <text:p>36.32%</text:p>
          </table:table-cell>
          <table:table-cell table:style-name="ce10" office:value-type="percentage" office:value="0.00776">
            <text:p>0.78%</text:p>
          </table:table-cell>
          <table:table-cell table:style-name="ce3" office:value-type="float" office:value="29.744">
            <text:p>29.744</text:p>
          </table:table-cell>
          <table:table-cell table:style-name="ce3" office:value-type="float" office:value="10">
            <text:p>10</text:p>
          </table:table-cell>
          <table:table-cell table:number-columns-repeated="3"/>
        </table:table-row>
        <table:table-row table:style-name="ro3">
          <table:table-cell table:style-name="ce2" office:value-type="string">
            <text:p>29472</text:p>
          </table:table-cell>
          <table:table-cell table:style-name="ce32" office:value-type="string">
            <text:p><text:span text:style-name="T4"><text:a xlink:href="javascript:warrantTrade();">Ａ中瑞银四乙购Ｂ</text:a></text:span></text:p>
          </table:table-cell>
          <table:table-cell table:style-name="ce3" office:value-type="float" office:value="2823">
            <text:p>2823</text:p>
          </table:table-cell>
          <table:table-cell table:style-name="ce4" office:value-type="string">
            <text:p>认购</text:p>
          </table:table-cell>
          <table:table-cell table:style-name="ce3" office:value-type="float" office:value="10.2">
            <text:p>10.2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1.44">
            <text:p>1.44</text:p>
          </table:table-cell>
          <table:table-cell table:style-name="ce3" office:value-type="string">
            <text:p>498.712K</text:p>
          </table:table-cell>
          <table:table-cell table:style-name="ce23" office:value-type="date" office:date-value="2014-12-12">
            <text:p>14／12／12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9472">7.28%</text:a></text:span></text:p>
          </table:table-cell>
          <table:table-cell table:style-name="ce10" office:value-type="percentage" office:value="0.67768">
            <text:p>67.77%</text:p>
          </table:table-cell>
          <table:table-cell table:style-name="ce10" office:value-type="percentage" office:value="0.00345">
            <text:p>0.35%</text:p>
          </table:table-cell>
          <table:table-cell table:style-name="ce3" office:value-type="float" office:value="8.056">
            <text:p>8.056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3" table:number-rows-repeated="12">
          <table:table-cell/>
          <table:table-cell table:style-name="ce9"/>
          <table:table-cell table:style-name="ce3" table:number-columns-repeated="6"/>
          <table:table-cell table:style-name="ce23"/>
          <table:table-cell table:style-name="ce9"/>
          <table:table-cell table:style-name="ce10" table:number-columns-repeated="2"/>
          <table:table-cell table:style-name="ce3" table:number-columns-repeated="2"/>
          <table:table-cell table:number-columns-repeated="3"/>
        </table:table-row>
        <table:table-row table:style-name="ro3" table:number-rows-repeated="1048474">
          <table:table-cell table:number-columns-repeated="17"/>
        </table:table-row>
        <table:table-row table:style-name="ro3">
          <table:table-cell table:number-columns-repeated="17"/>
        </table:table-row>
        <table:named-expressions>
          <table:named-range table:name="Excel_BuiltIn__FilterDatabase" table:base-cell-address="$'0857'.$A$1" table:cell-range-address="$'2823'.$A$1:.$N$1048576"/>
        </table:named-expressions>
      </table:table>
      <table:table table:name="template" table:style-name="ta5" table:print="false">
        <table:table-column table:style-name="co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ce6"/>
        <table:table-column table:style-name="co6" table:default-cell-style-name="ce8"/>
        <table:table-column table:style-name="co6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number-columns-repeated="3" table:default-cell-style-name="Default"/>
        <table:table-row table:style-name="ro1">
          <table:table-cell office:value-type="string">
            <text:p>认股证编号</text:p>
          </table:table-cell>
          <table:table-cell office:value-type="string">
            <text:p>认股证名称</text:p>
          </table:table-cell>
          <table:table-cell office:value-type="string">
            <text:p>正股编号<text:span text:style-name="T1">/</text:span><text:span text:style-name="T2">指</text:span><text:span text:style-name="T2">数</text:span></text:p>
          </table:table-cell>
          <table:table-cell office:value-type="string">
            <text:p>性质</text:p>
          </table:table-cell>
          <table:table-cell office:value-type="string">
            <text:p>行使价</text:p>
          </table:table-cell>
          <table:table-cell office:value-type="string">
            <text:p>正股价</text:p>
          </table:table-cell>
          <table:table-cell office:value-type="string">
            <text:p>窝轮价</text:p>
          </table:table-cell>
          <table:table-cell table:style-name="Default" office:value-type="string">
            <text:p>成交额</text:p>
          </table:table-cell>
          <table:table-cell table:style-name="Default" office:value-type="string">
            <text:p>到期日</text:p>
          </table:table-cell>
          <table:table-cell office:value-type="string">
            <text:p>街货量<text:span text:style-name="T1">(%)</text:span></text:p>
          </table:table-cell>
          <table:table-cell office:value-type="string">
            <text:p>引伸波幅</text:p>
          </table:table-cell>
          <table:table-cell office:value-type="string">
            <text:p>溢价</text:p>
          </table:table-cell>
          <table:table-cell office:value-type="string">
            <text:p>杠杆比率</text:p>
          </table:table-cell>
          <table:table-cell office:value-type="string">
            <text:p>换股比率</text:p>
          </table:table-cell>
          <table:table-cell table:style-name="ce2" office:value-type="string">
            <text:p>priority</text:p>
          </table:table-cell>
          <table:table-cell table:style-name="ce2" office:value-type="string">
            <text:p>url_sina</text:p>
          </table:table-cell>
          <table:table-cell table:style-name="ce2" office:value-type="string">
            <text:p>url_locoy</text:p>
          </table:table-cell>
        </table:table-row>
        <table:table-row table:style-name="ro2">
          <table:table-cell table:style-name="ce35" office:value-type="string">
            <text:p><text:span text:style-name="T5"><text:a xlink:href="javascript:warrantTrade();">17562</text:a></text:span></text:p>
          </table:table-cell>
          <table:table-cell table:style-name="ce32" office:value-type="string">
            <text:p><text:span text:style-name="T4"><text:a xlink:href="javascript:warrantTrade();">中证瑞银五五购Ｂ</text:a></text:span></text:p>
          </table:table-cell>
          <table:table-cell table:style-name="ce3" office:value-type="float" office:value="6030">
            <text:p>6030</text:p>
          </table:table-cell>
          <table:table-cell table:style-name="ce4" office:value-type="string">
            <text:p>认购</text:p>
          </table:table-cell>
          <table:table-cell table:style-name="ce3" office:value-type="float" office:value="27.88">
            <text:p>27.88</text:p>
          </table:table-cell>
          <table:table-cell table:style-name="ce3" office:value-type="float" office:value="29.35">
            <text:p>29.35</text:p>
          </table:table-cell>
          <table:table-cell table:style-name="ce3" office:value-type="float" office:value="4.06">
            <text:p>4.06</text:p>
          </table:table-cell>
          <table:table-cell table:style-name="ce3" office:value-type="string">
            <text:p>19,449.96K</text:p>
          </table:table-cell>
          <table:table-cell table:style-name="ce23" office:value-type="date" office:date-value="2015-05-19">
            <text:p>15／5／19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7562">7.89%</text:a></text:span></text:p>
          </table:table-cell>
          <table:table-cell table:style-name="ce10" office:value-type="percentage" office:value="0.4328">
            <text:p>43.28%</text:p>
          </table:table-cell>
          <table:table-cell table:style-name="ce10" office:value-type="percentage" office:value="0.08825">
            <text:p>8.83%</text:p>
          </table:table-cell>
          <table:table-cell table:style-name="ce3" office:value-type="float" office:value="7.229">
            <text:p>7.229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[.O2]&gt;0;CONCATENATE(&quot;http://stock.finance.sina.com.cn/hkstock/quotes/&quot;;[.A2];&quot;.html&quot;);&quot;&quot;)" office:value-type="string" office:string-value="http://stock.finance.sina.com.cn/hkstock/quotes/17562.html">
            <text:p>http://stock.finance.sina.com.cn/hkstock/quotes/17562.html</text:p>
          </table:table-cell>
          <table:table-cell table:style-name="ce2" table:formula="of:=IF([.O2]&gt;0;CONCATENATE(&quot;http://hq.sinajs.cn/list=hk&quot;;[.A2]);&quot;&quot;)" office:value-type="string" office:string-value="http://hq.sinajs.cn/list=hk17562">
            <text:p>http://hq.sinajs.cn/list=hk17562</text:p>
          </table:table-cell>
        </table:table-row>
        <table:table-row table:style-name="ro2">
          <table:table-cell table:style-name="ce35" office:value-type="string">
            <text:p><text:span text:style-name="T5"><text:a xlink:href="javascript:warrantTrade();">15539</text:a></text:span></text:p>
          </table:table-cell>
          <table:table-cell table:style-name="ce32" office:value-type="string">
            <text:p><text:span text:style-name="T4"><text:a xlink:href="javascript:warrantTrade();">中证瑞银四乙购Ａ</text:a></text:span></text:p>
          </table:table-cell>
          <table:table-cell table:style-name="ce3" office:value-type="float" office:value="6030">
            <text:p>6030</text:p>
          </table:table-cell>
          <table:table-cell table:style-name="ce4" office:value-type="string">
            <text:p>认购</text:p>
          </table:table-cell>
          <table:table-cell table:style-name="ce3" office:value-type="float" office:value="24.25">
            <text:p>24.25</text:p>
          </table:table-cell>
          <table:table-cell table:style-name="ce3" office:value-type="float" office:value="29.35">
            <text:p>29.35</text:p>
          </table:table-cell>
          <table:table-cell table:style-name="ce3" office:value-type="float" office:value="0.51">
            <text:p>0.51</text:p>
          </table:table-cell>
          <table:table-cell table:style-name="ce3" office:value-type="string">
            <text:p>799.7K</text:p>
          </table:table-cell>
          <table:table-cell table:style-name="ce23" office:value-type="date" office:date-value="2014-12-24">
            <text:p>14／12／24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5539">1.21%</text:a></text:span></text:p>
          </table:table-cell>
          <table:table-cell table:style-name="ce10" office:value-type="percentage" office:value="0.68781">
            <text:p>68.78%</text:p>
          </table:table-cell>
          <table:table-cell table:style-name="ce10" office:value-type="percentage" office:value="0">
            <text:p>0.00%</text:p>
          </table:table-cell>
          <table:table-cell table:style-name="ce3" office:value-type="float" office:value="5.755">
            <text:p>5.755</text:p>
          </table:table-cell>
          <table:table-cell table:style-name="ce3"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IF([.O3]&gt;0;CONCATENATE(&quot;http://stock.finance.sina.com.cn/hkstock/quotes/&quot;;[.A3];&quot;.html&quot;);&quot;&quot;)" office:value-type="string" office:string-value="http://stock.finance.sina.com.cn/hkstock/quotes/15539.html">
            <text:p>http://stock.finance.sina.com.cn/hkstock/quotes/15539.html</text:p>
          </table:table-cell>
          <table:table-cell table:style-name="ce2" table:formula="of:=IF([.O3]&gt;0;CONCATENATE(&quot;http://hq.sinajs.cn/list=hk&quot;;[.A3]);&quot;&quot;)" office:value-type="string" office:string-value="http://hq.sinajs.cn/list=hk15539">
            <text:p>http://hq.sinajs.cn/list=hk15539</text:p>
          </table:table-cell>
        </table:table-row>
        <table:table-row table:style-name="ro2">
          <table:table-cell table:style-name="ce35" office:value-type="string">
            <text:p><text:span text:style-name="T5"><text:a xlink:href="javascript:warrantTrade();">11466</text:a></text:span></text:p>
          </table:table-cell>
          <table:table-cell table:style-name="ce32" office:value-type="string">
            <text:p><text:span text:style-name="T4"><text:a xlink:href="javascript:warrantTrade();">中证瑞信四乙购Ａ</text:a></text:span></text:p>
          </table:table-cell>
          <table:table-cell table:style-name="ce3" office:value-type="float" office:value="6030">
            <text:p>6030</text:p>
          </table:table-cell>
          <table:table-cell table:style-name="ce4" office:value-type="string">
            <text:p>认购</text:p>
          </table:table-cell>
          <table:table-cell table:style-name="ce3" office:value-type="float" office:value="24.25">
            <text:p>24.25</text:p>
          </table:table-cell>
          <table:table-cell table:style-name="ce3" office:value-type="float" office:value="29.35">
            <text:p>29.35</text:p>
          </table:table-cell>
          <table:table-cell table:style-name="ce3" office:value-type="float" office:value="0.53">
            <text:p>0.53</text:p>
          </table:table-cell>
          <table:table-cell table:style-name="ce3" office:value-type="string">
            <text:p>66.35K</text:p>
          </table:table-cell>
          <table:table-cell table:style-name="ce23" office:value-type="date" office:date-value="2014-12-24">
            <text:p>14／12／24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1466">6.14%</text:a></text:span></text:p>
          </table:table-cell>
          <table:table-cell table:style-name="ce10" office:value-type="percentage" office:value="0.74702">
            <text:p>74.70%</text:p>
          </table:table-cell>
          <table:table-cell table:style-name="ce10" office:value-type="percentage" office:value="0.00681">
            <text:p>0.68%</text:p>
          </table:table-cell>
          <table:table-cell table:style-name="ce3" office:value-type="float" office:value="5.538">
            <text:p>5.538</text:p>
          </table:table-cell>
          <table:table-cell table:style-name="ce3"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IF([.O4]&gt;0;CONCATENATE(&quot;http://stock.finance.sina.com.cn/hkstock/quotes/&quot;;[.A4];&quot;.html&quot;);&quot;&quot;)" office:value-type="string" office:string-value="http://stock.finance.sina.com.cn/hkstock/quotes/11466.html">
            <text:p>http://stock.finance.sina.com.cn/hkstock/quotes/11466.html</text:p>
          </table:table-cell>
          <table:table-cell table:style-name="ce2" table:formula="of:=IF([.O4]&gt;0;CONCATENATE(&quot;http://hq.sinajs.cn/list=hk&quot;;[.A4]);&quot;&quot;)" office:value-type="string" office:string-value="http://hq.sinajs.cn/list=hk11466">
            <text:p>http://hq.sinajs.cn/list=hk11466</text:p>
          </table:table-cell>
        </table:table-row>
        <table:table-row table:style-name="ro2">
          <table:table-cell table:style-name="ce35" office:value-type="string">
            <text:p><text:span text:style-name="T5"><text:a xlink:href="javascript:warrantTrade();">11310</text:a></text:span></text:p>
          </table:table-cell>
          <table:table-cell table:style-name="ce32" office:value-type="string">
            <text:p><text:span text:style-name="T4"><text:a xlink:href="javascript:warrantTrade();">中证法巴五一购Ａ</text:a></text:span></text:p>
          </table:table-cell>
          <table:table-cell table:style-name="ce3" office:value-type="float" office:value="6030">
            <text:p>6030</text:p>
          </table:table-cell>
          <table:table-cell table:style-name="ce4" office:value-type="string">
            <text:p>认购</text:p>
          </table:table-cell>
          <table:table-cell table:style-name="ce3" office:value-type="float" office:value="24.2">
            <text:p>24.2</text:p>
          </table:table-cell>
          <table:table-cell table:style-name="ce3" office:value-type="float" office:value="29.35">
            <text:p>29.35</text:p>
          </table:table-cell>
          <table:table-cell table:style-name="ce3" office:value-type="float" office:value="0.54">
            <text:p>0.54</text:p>
          </table:table-cell>
          <table:table-cell table:style-name="ce3" office:value-type="string">
            <text:p>460.6K</text:p>
          </table:table-cell>
          <table:table-cell table:style-name="ce23" office:value-type="date" office:date-value="2015-01-05">
            <text:p>15／1／5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1310">8.44%</text:a></text:span></text:p>
          </table:table-cell>
          <table:table-cell table:style-name="ce10" office:value-type="percentage" office:value="0.59777">
            <text:p>59.78%</text:p>
          </table:table-cell>
          <table:table-cell table:style-name="ce10" office:value-type="percentage" office:value="0.00852">
            <text:p>0.85%</text:p>
          </table:table-cell>
          <table:table-cell table:style-name="ce3" office:value-type="float" office:value="5.435">
            <text:p>5.435</text:p>
          </table:table-cell>
          <table:table-cell table:style-name="ce3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IF([.O5]&gt;0;CONCATENATE(&quot;http://stock.finance.sina.com.cn/hkstock/quotes/&quot;;[.A5];&quot;.html&quot;);&quot;&quot;)" office:value-type="string" office:string-value="http://stock.finance.sina.com.cn/hkstock/quotes/11310.html">
            <text:p>http://stock.finance.sina.com.cn/hkstock/quotes/11310.html</text:p>
          </table:table-cell>
          <table:table-cell table:style-name="ce2" table:formula="of:=IF([.O5]&gt;0;CONCATENATE(&quot;http://hq.sinajs.cn/list=hk&quot;;[.A5]);&quot;&quot;)" office:value-type="string" office:string-value="http://hq.sinajs.cn/list=hk11310">
            <text:p>http://hq.sinajs.cn/list=hk11310</text:p>
          </table:table-cell>
        </table:table-row>
        <table:table-row table:style-name="ro2">
          <table:table-cell table:style-name="ce35" office:value-type="string">
            <text:p><text:span text:style-name="T5"><text:a xlink:href="javascript:warrantTrade();">29978</text:a></text:span></text:p>
          </table:table-cell>
          <table:table-cell table:style-name="ce32" office:value-type="string">
            <text:p><text:span text:style-name="T4"><text:a xlink:href="javascript:warrantTrade();">中证渣打四乙购Ａ</text:a></text:span></text:p>
          </table:table-cell>
          <table:table-cell table:style-name="ce3" office:value-type="float" office:value="6030">
            <text:p>6030</text:p>
          </table:table-cell>
          <table:table-cell table:style-name="ce4" office:value-type="string">
            <text:p>认购</text:p>
          </table:table-cell>
          <table:table-cell table:style-name="ce3" office:value-type="float" office:value="24.25">
            <text:p>24.25</text:p>
          </table:table-cell>
          <table:table-cell table:style-name="ce3" office:value-type="float" office:value="29.35">
            <text:p>29.35</text:p>
          </table:table-cell>
          <table:table-cell table:style-name="ce3" office:value-type="float" office:value="0.6">
            <text:p>0.6</text:p>
          </table:table-cell>
          <table:table-cell table:style-name="ce3" office:value-type="string">
            <text:p>---</text:p>
          </table:table-cell>
          <table:table-cell table:style-name="ce23" office:value-type="date" office:date-value="2014-12-24">
            <text:p>14／12／24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9978">0.73%</text:a></text:span></text:p>
          </table:table-cell>
          <table:table-cell table:style-name="ce10" office:value-type="percentage" office:value="1.26358">
            <text:p>126.36%</text:p>
          </table:table-cell>
          <table:table-cell table:style-name="ce10" office:value-type="percentage" office:value="0.03066">
            <text:p>3.07%</text:p>
          </table:table-cell>
          <table:table-cell table:style-name="ce3" office:value-type="float" office:value="4.892">
            <text:p>4.892</text:p>
          </table:table-cell>
          <table:table-cell table:style-name="ce3"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IF([.O6]&gt;0;CONCATENATE(&quot;http://stock.finance.sina.com.cn/hkstock/quotes/&quot;;[.A6];&quot;.html&quot;);&quot;&quot;)" office:value-type="string" office:string-value="http://stock.finance.sina.com.cn/hkstock/quotes/29978.html">
            <text:p>http://stock.finance.sina.com.cn/hkstock/quotes/29978.html</text:p>
          </table:table-cell>
          <table:table-cell table:style-name="ce2" table:formula="of:=IF([.O6]&gt;0;CONCATENATE(&quot;http://hq.sinajs.cn/list=hk&quot;;[.A6]);&quot;&quot;)" office:value-type="string" office:string-value="http://hq.sinajs.cn/list=hk29978">
            <text:p>http://hq.sinajs.cn/list=hk29978</text:p>
          </table:table-cell>
        </table:table-row>
        <table:table-row table:style-name="ro2">
          <table:table-cell table:style-name="ce35" office:value-type="string">
            <text:p><text:span text:style-name="T5"><text:a xlink:href="javascript:warrantTrade();">17779</text:a></text:span></text:p>
          </table:table-cell>
          <table:table-cell table:style-name="ce32" office:value-type="string">
            <text:p><text:span text:style-name="T4"><text:a xlink:href="javascript:warrantTrade();">中证摩通五九购Ａ</text:a></text:span></text:p>
          </table:table-cell>
          <table:table-cell table:style-name="ce3" office:value-type="float" office:value="6030">
            <text:p>6030</text:p>
          </table:table-cell>
          <table:table-cell table:style-name="ce4" office:value-type="string">
            <text:p>认购</text:p>
          </table:table-cell>
          <table:table-cell table:style-name="ce3" office:value-type="float" office:value="25.88">
            <text:p>25.88</text:p>
          </table:table-cell>
          <table:table-cell table:style-name="ce3" office:value-type="float" office:value="29.35">
            <text:p>29.35</text:p>
          </table:table-cell>
          <table:table-cell table:style-name="ce3" office:value-type="float" office:value="0.64">
            <text:p>0.64</text:p>
          </table:table-cell>
          <table:table-cell table:style-name="ce3" office:value-type="string">
            <text:p>2,025.25K</text:p>
          </table:table-cell>
          <table:table-cell table:style-name="ce23" office:value-type="date" office:date-value="2015-09-30">
            <text:p>15／9／30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7779">1.34%</text:a></text:span></text:p>
          </table:table-cell>
          <table:table-cell table:style-name="ce10" office:value-type="percentage" office:value="0.46675">
            <text:p>46.68%</text:p>
          </table:table-cell>
          <table:table-cell table:style-name="ce10" office:value-type="percentage" office:value="0.09983">
            <text:p>9.98%</text:p>
          </table:table-cell>
          <table:table-cell table:style-name="ce3" office:value-type="float" office:value="4.586">
            <text:p>4.586</text:p>
          </table:table-cell>
          <table:table-cell table:style-name="ce3" office:value-type="float" office:value="10">
            <text:p>10</text:p>
          </table:table-cell>
          <table:table-cell table:number-columns-repeated="3"/>
        </table:table-row>
        <table:table-row table:style-name="ro2">
          <table:table-cell table:style-name="ce35" office:value-type="string">
            <text:p><text:span text:style-name="T5"><text:a xlink:href="javascript:warrantTrade();">15244</text:a></text:span></text:p>
          </table:table-cell>
          <table:table-cell table:style-name="ce32" office:value-type="string">
            <text:p><text:span text:style-name="T4"><text:a xlink:href="javascript:warrantTrade();">中证摩通五五购Ａ</text:a></text:span></text:p>
          </table:table-cell>
          <table:table-cell table:style-name="ce3" office:value-type="float" office:value="6030">
            <text:p>6030</text:p>
          </table:table-cell>
          <table:table-cell table:style-name="ce4" office:value-type="string">
            <text:p>认购</text:p>
          </table:table-cell>
          <table:table-cell table:style-name="ce3" office:value-type="float" office:value="23.28">
            <text:p>23.28</text:p>
          </table:table-cell>
          <table:table-cell table:style-name="ce3" office:value-type="float" office:value="29.35">
            <text:p>29.35</text:p>
          </table:table-cell>
          <table:table-cell table:style-name="ce3" office:value-type="float" office:value="0.65">
            <text:p>0.65</text:p>
          </table:table-cell>
          <table:table-cell table:style-name="ce3" office:value-type="string">
            <text:p>1,660.55K</text:p>
          </table:table-cell>
          <table:table-cell table:style-name="ce23" office:value-type="date" office:date-value="2015-05-28">
            <text:p>15／5／28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5244">4.56%</text:a></text:span></text:p>
          </table:table-cell>
          <table:table-cell table:style-name="ce10" office:value-type="percentage" office:value="0.32104">
            <text:p>32.10%</text:p>
          </table:table-cell>
          <table:table-cell table:style-name="ce10" office:value-type="percentage" office:value="0.01465">
            <text:p>1.47%</text:p>
          </table:table-cell>
          <table:table-cell table:style-name="ce3" office:value-type="float" office:value="4.515">
            <text:p>4.515</text:p>
          </table:table-cell>
          <table:table-cell table:style-name="ce3" office:value-type="float" office:value="10">
            <text:p>10</text:p>
          </table:table-cell>
          <table:table-cell table:number-columns-repeated="3"/>
        </table:table-row>
        <table:table-row table:style-name="ro2">
          <table:table-cell table:style-name="ce35" office:value-type="string">
            <text:p><text:span text:style-name="T5"><text:a xlink:href="javascript:warrantTrade();">14921</text:a></text:span></text:p>
          </table:table-cell>
          <table:table-cell table:style-name="ce32" office:value-type="string">
            <text:p><text:span text:style-name="T4"><text:a xlink:href="javascript:warrantTrade();">中证花旗五五购Ａ</text:a></text:span></text:p>
          </table:table-cell>
          <table:table-cell table:style-name="ce3" office:value-type="float" office:value="6030">
            <text:p>6030</text:p>
          </table:table-cell>
          <table:table-cell table:style-name="ce4" office:value-type="string">
            <text:p>认购</text:p>
          </table:table-cell>
          <table:table-cell table:style-name="ce3" office:value-type="float" office:value="23.28">
            <text:p>23.28</text:p>
          </table:table-cell>
          <table:table-cell table:style-name="ce3" office:value-type="float" office:value="29.35">
            <text:p>29.35</text:p>
          </table:table-cell>
          <table:table-cell table:style-name="ce3" office:value-type="float" office:value="0.68">
            <text:p>0.68</text:p>
          </table:table-cell>
          <table:table-cell table:style-name="ce3" office:value-type="string">
            <text:p>30.4K</text:p>
          </table:table-cell>
          <table:table-cell table:style-name="ce23" office:value-type="date" office:date-value="2015-05-21">
            <text:p>15／5／21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4921">0.13%</text:a></text:span></text:p>
          </table:table-cell>
          <table:table-cell table:style-name="ce10" office:value-type="percentage" office:value="0.39673">
            <text:p>39.67%</text:p>
          </table:table-cell>
          <table:table-cell table:style-name="ce10" office:value-type="percentage" office:value="0.02487">
            <text:p>2.49%</text:p>
          </table:table-cell>
          <table:table-cell table:style-name="ce3" office:value-type="float" office:value="4.316">
            <text:p>4.316</text:p>
          </table:table-cell>
          <table:table-cell table:style-name="ce3" office:value-type="float" office:value="10">
            <text:p>10</text:p>
          </table:table-cell>
          <table:table-cell table:number-columns-repeated="3"/>
        </table:table-row>
        <table:table-row table:style-name="ro2">
          <table:table-cell table:style-name="ce35" office:value-type="string">
            <text:p><text:span text:style-name="T5"><text:a xlink:href="javascript:warrantTrade();">12732</text:a></text:span></text:p>
          </table:table-cell>
          <table:table-cell table:style-name="ce32" office:value-type="string">
            <text:p><text:span text:style-name="T4"><text:a xlink:href="javascript:warrantTrade();">中证高盛五五购Ａ</text:a></text:span></text:p>
          </table:table-cell>
          <table:table-cell table:style-name="ce3" office:value-type="float" office:value="6030">
            <text:p>6030</text:p>
          </table:table-cell>
          <table:table-cell table:style-name="ce4" office:value-type="string">
            <text:p>认购</text:p>
          </table:table-cell>
          <table:table-cell table:style-name="ce3" office:value-type="float" office:value="23.28">
            <text:p>23.28</text:p>
          </table:table-cell>
          <table:table-cell table:style-name="ce3" office:value-type="float" office:value="29.35">
            <text:p>29.35</text:p>
          </table:table-cell>
          <table:table-cell table:style-name="ce3" office:value-type="float" office:value="0.71">
            <text:p>0.71</text:p>
          </table:table-cell>
          <table:table-cell table:style-name="ce3" office:value-type="string">
            <text:p>1,365.9K</text:p>
          </table:table-cell>
          <table:table-cell table:style-name="ce23" office:value-type="date" office:date-value="2015-05-28">
            <text:p>15／5／28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2732">1.93%</text:a></text:span></text:p>
          </table:table-cell>
          <table:table-cell table:style-name="ce10" office:value-type="percentage" office:value="0.44778">
            <text:p>44.78%</text:p>
          </table:table-cell>
          <table:table-cell table:style-name="ce10" office:value-type="percentage" office:value="0.03509">
            <text:p>3.51%</text:p>
          </table:table-cell>
          <table:table-cell table:style-name="ce3" office:value-type="float" office:value="4.134">
            <text:p>4.134</text:p>
          </table:table-cell>
          <table:table-cell table:style-name="ce3" office:value-type="float" office:value="10">
            <text:p>10</text:p>
          </table:table-cell>
          <table:table-cell table:number-columns-repeated="3"/>
        </table:table-row>
        <table:table-row table:style-name="ro2">
          <table:table-cell table:style-name="ce35" office:value-type="string">
            <text:p><text:span text:style-name="T5"><text:a xlink:href="javascript:warrantTrade();">17815</text:a></text:span></text:p>
          </table:table-cell>
          <table:table-cell table:style-name="ce32" office:value-type="string">
            <text:p><text:span text:style-name="T4"><text:a xlink:href="javascript:warrantTrade();">中证中银五五购Ａ</text:a></text:span></text:p>
          </table:table-cell>
          <table:table-cell table:style-name="ce3" office:value-type="float" office:value="6030">
            <text:p>6030</text:p>
          </table:table-cell>
          <table:table-cell table:style-name="ce4" office:value-type="string">
            <text:p>认购</text:p>
          </table:table-cell>
          <table:table-cell table:style-name="ce3" office:value-type="float" office:value="23.33">
            <text:p>23.33</text:p>
          </table:table-cell>
          <table:table-cell table:style-name="ce3" office:value-type="float" office:value="29.35">
            <text:p>29.35</text:p>
          </table:table-cell>
          <table:table-cell table:style-name="ce3" office:value-type="float" office:value="0.73">
            <text:p>0.73</text:p>
          </table:table-cell>
          <table:table-cell table:style-name="ce3" office:value-type="string">
            <text:p>5,529.55K</text:p>
          </table:table-cell>
          <table:table-cell table:style-name="ce23" office:value-type="date" office:date-value="2015-05-29">
            <text:p>15／5／29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7815">2.52%</text:a></text:span></text:p>
          </table:table-cell>
          <table:table-cell table:style-name="ce10" office:value-type="percentage" office:value="0.48982">
            <text:p>48.98%</text:p>
          </table:table-cell>
          <table:table-cell table:style-name="ce10" office:value-type="percentage" office:value="0.04361">
            <text:p>4.36%</text:p>
          </table:table-cell>
          <table:table-cell table:style-name="ce3" office:value-type="float" office:value="4.021">
            <text:p>4.021</text:p>
          </table:table-cell>
          <table:table-cell table:style-name="ce3" office:value-type="float" office:value="10">
            <text:p>10</text:p>
          </table:table-cell>
          <table:table-cell table:number-columns-repeated="3"/>
        </table:table-row>
        <table:table-row table:style-name="ro2">
          <table:table-cell table:style-name="ce35" office:value-type="string">
            <text:p><text:span text:style-name="T5"><text:a xlink:href="javascript:warrantTrade();">17583</text:a></text:span></text:p>
          </table:table-cell>
          <table:table-cell table:style-name="ce32" office:value-type="string">
            <text:p><text:span text:style-name="T4"><text:a xlink:href="javascript:warrantTrade();">中证汇丰五五购Ａ</text:a></text:span></text:p>
          </table:table-cell>
          <table:table-cell table:style-name="ce3" office:value-type="float" office:value="6030">
            <text:p>6030</text:p>
          </table:table-cell>
          <table:table-cell table:style-name="ce4" office:value-type="string">
            <text:p>认购</text:p>
          </table:table-cell>
          <table:table-cell table:style-name="ce3" office:value-type="float" office:value="23.3">
            <text:p>23.3</text:p>
          </table:table-cell>
          <table:table-cell table:style-name="ce3" office:value-type="float" office:value="29.35">
            <text:p>29.35</text:p>
          </table:table-cell>
          <table:table-cell table:style-name="ce3" office:value-type="float" office:value="0.74">
            <text:p>0.74</text:p>
          </table:table-cell>
          <table:table-cell table:style-name="ce3" office:value-type="string">
            <text:p>4,564.45K</text:p>
          </table:table-cell>
          <table:table-cell table:style-name="ce23" office:value-type="date" office:date-value="2015-05-29">
            <text:p>15／5／29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7583">23.96%</text:a></text:span></text:p>
          </table:table-cell>
          <table:table-cell table:style-name="ce10" office:value-type="percentage" office:value="0.50397">
            <text:p>50.40%</text:p>
          </table:table-cell>
          <table:table-cell table:style-name="ce10" office:value-type="percentage" office:value="0.046">
            <text:p>4.60%</text:p>
          </table:table-cell>
          <table:table-cell table:style-name="ce3" office:value-type="float" office:value="3.966">
            <text:p>3.966</text:p>
          </table:table-cell>
          <table:table-cell table:style-name="ce3" office:value-type="float" office:value="10">
            <text:p>10</text:p>
          </table:table-cell>
          <table:table-cell table:number-columns-repeated="3"/>
        </table:table-row>
        <table:table-row table:style-name="ro2">
          <table:table-cell table:style-name="ce35" office:value-type="string">
            <text:p><text:span text:style-name="T5"><text:a xlink:href="javascript:warrantTrade();">15623</text:a></text:span></text:p>
          </table:table-cell>
          <table:table-cell table:style-name="ce32" office:value-type="string">
            <text:p><text:span text:style-name="T4"><text:a xlink:href="javascript:warrantTrade();">中证汇丰五二购Ａ</text:a></text:span></text:p>
          </table:table-cell>
          <table:table-cell table:style-name="ce3" office:value-type="float" office:value="6030">
            <text:p>6030</text:p>
          </table:table-cell>
          <table:table-cell table:style-name="ce4" office:value-type="string">
            <text:p>认购</text:p>
          </table:table-cell>
          <table:table-cell table:style-name="ce3" office:value-type="float" office:value="21.93">
            <text:p>21.93</text:p>
          </table:table-cell>
          <table:table-cell table:style-name="ce3" office:value-type="float" office:value="29.35">
            <text:p>29.35</text:p>
          </table:table-cell>
          <table:table-cell table:style-name="ce3" office:value-type="float" office:value="0.74">
            <text:p>0.74</text:p>
          </table:table-cell>
          <table:table-cell table:style-name="ce3" office:value-type="string">
            <text:p>240.5K</text:p>
          </table:table-cell>
          <table:table-cell table:style-name="ce23" office:value-type="date" office:date-value="2015-02-27">
            <text:p>15／2／27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5623">2.49%</text:a></text:span></text:p>
          </table:table-cell>
          <table:table-cell table:style-name="ce10" office:value-type="percentage" office:value="0.3614">
            <text:p>36.14%</text:p>
          </table:table-cell>
          <table:table-cell table:style-name="ce10" office:value-type="percentage" office:value="-0.00068">
            <text:p>-0.07%</text:p>
          </table:table-cell>
          <table:table-cell table:style-name="ce3" office:value-type="float" office:value="3.966">
            <text:p>3.966</text:p>
          </table:table-cell>
          <table:table-cell table:style-name="ce3" office:value-type="float" office:value="10">
            <text:p>10</text:p>
          </table:table-cell>
          <table:table-cell table:number-columns-repeated="3"/>
        </table:table-row>
        <table:table-row table:style-name="ro2">
          <table:table-cell table:style-name="ce35" office:value-type="string">
            <text:p><text:span text:style-name="T5"><text:a xlink:href="javascript:warrantTrade();">15876</text:a></text:span></text:p>
          </table:table-cell>
          <table:table-cell table:style-name="ce32" office:value-type="string">
            <text:p><text:span text:style-name="T4"><text:a xlink:href="javascript:warrantTrade();">中证法兴五六购Ｂ</text:a></text:span></text:p>
          </table:table-cell>
          <table:table-cell table:style-name="ce3" office:value-type="float" office:value="6030">
            <text:p>6030</text:p>
          </table:table-cell>
          <table:table-cell table:style-name="ce4" office:value-type="string">
            <text:p>认购</text:p>
          </table:table-cell>
          <table:table-cell table:style-name="ce3" office:value-type="float" office:value="23.28">
            <text:p>23.28</text:p>
          </table:table-cell>
          <table:table-cell table:style-name="ce3" office:value-type="float" office:value="29.35">
            <text:p>29.35</text:p>
          </table:table-cell>
          <table:table-cell table:style-name="ce3" office:value-type="float" office:value="0.75">
            <text:p>0.75</text:p>
          </table:table-cell>
          <table:table-cell table:style-name="ce3" office:value-type="string">
            <text:p>10,746.95K</text:p>
          </table:table-cell>
          <table:table-cell table:style-name="ce23" office:value-type="date" office:date-value="2015-06-03">
            <text:p>15／6／3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5876">8.61%</text:a></text:span></text:p>
          </table:table-cell>
          <table:table-cell table:style-name="ce10" office:value-type="percentage" office:value="0.51179">
            <text:p>51.18%</text:p>
          </table:table-cell>
          <table:table-cell table:style-name="ce10" office:value-type="percentage" office:value="0.04872">
            <text:p>4.87%</text:p>
          </table:table-cell>
          <table:table-cell table:style-name="ce3" office:value-type="float" office:value="3.913">
            <text:p>3.913</text:p>
          </table:table-cell>
          <table:table-cell table:style-name="ce3" office:value-type="float" office:value="10">
            <text:p>10</text:p>
          </table:table-cell>
          <table:table-cell table:number-columns-repeated="3"/>
        </table:table-row>
        <table:table-row table:style-name="ro2">
          <table:table-cell table:style-name="ce35" office:value-type="string">
            <text:p><text:span text:style-name="T5"><text:a xlink:href="javascript:warrantTrade();">17571</text:a></text:span></text:p>
          </table:table-cell>
          <table:table-cell table:style-name="ce32" office:value-type="string">
            <text:p><text:span text:style-name="T4"><text:a xlink:href="javascript:warrantTrade();">中证瑞信五五购Ａ</text:a></text:span></text:p>
          </table:table-cell>
          <table:table-cell table:style-name="ce3" office:value-type="float" office:value="6030">
            <text:p>6030</text:p>
          </table:table-cell>
          <table:table-cell table:style-name="ce4" office:value-type="string">
            <text:p>认购</text:p>
          </table:table-cell>
          <table:table-cell table:style-name="ce3" office:value-type="float" office:value="23.3">
            <text:p>23.3</text:p>
          </table:table-cell>
          <table:table-cell table:style-name="ce3" office:value-type="float" office:value="29.35">
            <text:p>29.35</text:p>
          </table:table-cell>
          <table:table-cell table:style-name="ce3" office:value-type="float" office:value="0.75">
            <text:p>0.75</text:p>
          </table:table-cell>
          <table:table-cell table:style-name="ce3" office:value-type="string">
            <text:p>82.0K</text:p>
          </table:table-cell>
          <table:table-cell table:style-name="ce23" office:value-type="date" office:date-value="2015-05-26">
            <text:p>15／5／26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7571">0.43%</text:a></text:span></text:p>
          </table:table-cell>
          <table:table-cell table:style-name="ce10" office:value-type="percentage" office:value="0.52628">
            <text:p>52.63%</text:p>
          </table:table-cell>
          <table:table-cell table:style-name="ce10" office:value-type="percentage" office:value="0.0494">
            <text:p>4.94%</text:p>
          </table:table-cell>
          <table:table-cell table:style-name="ce3" office:value-type="float" office:value="3.913">
            <text:p>3.913</text:p>
          </table:table-cell>
          <table:table-cell table:style-name="ce3" office:value-type="float" office:value="10">
            <text:p>10</text:p>
          </table:table-cell>
          <table:table-cell table:number-columns-repeated="3"/>
        </table:table-row>
        <table:table-row table:style-name="ro2">
          <table:table-cell table:style-name="ce35" office:value-type="string">
            <text:p><text:span text:style-name="T5"><text:a xlink:href="javascript:warrantTrade();">16348</text:a></text:span></text:p>
          </table:table-cell>
          <table:table-cell table:style-name="ce32" office:value-type="string">
            <text:p><text:span text:style-name="T4"><text:a xlink:href="javascript:warrantTrade();">中证汇丰四乙购Ａ</text:a></text:span></text:p>
          </table:table-cell>
          <table:table-cell table:style-name="ce3" office:value-type="float" office:value="6030">
            <text:p>6030</text:p>
          </table:table-cell>
          <table:table-cell table:style-name="ce4" office:value-type="string">
            <text:p>认购</text:p>
          </table:table-cell>
          <table:table-cell table:style-name="ce3" office:value-type="float" office:value="16.28">
            <text:p>16.28</text:p>
          </table:table-cell>
          <table:table-cell table:style-name="ce3" office:value-type="float" office:value="29.35">
            <text:p>29.35</text:p>
          </table:table-cell>
          <table:table-cell table:style-name="ce3" office:value-type="float" office:value="0.75">
            <text:p>0.75</text:p>
          </table:table-cell>
          <table:table-cell table:style-name="ce3" office:value-type="string">
            <text:p>---</text:p>
          </table:table-cell>
          <table:table-cell table:style-name="ce23" office:value-type="date" office:date-value="2014-12-31">
            <text:p>14／12／31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6348">0%</text:a></text:span></text:p>
          </table:table-cell>
          <table:table-cell table:style-name="ce10" office:value-type="percentage" office:value="0">
            <text:p>0.00%</text:p>
          </table:table-cell>
          <table:table-cell table:style-name="ce10" office:value-type="percentage" office:value="-0.18977">
            <text:p>-18.98%</text:p>
          </table:table-cell>
          <table:table-cell table:style-name="ce3" office:value-type="float" office:value="3.913">
            <text:p>3.913</text:p>
          </table:table-cell>
          <table:table-cell table:style-name="ce3" office:value-type="float" office:value="10">
            <text:p>10</text:p>
          </table:table-cell>
          <table:table-cell table:number-columns-repeated="3"/>
        </table:table-row>
        <table:table-row table:style-name="ro2">
          <table:table-cell table:style-name="ce35" office:value-type="string">
            <text:p><text:span text:style-name="T5"><text:a xlink:href="javascript:warrantTrade();">17495</text:a></text:span></text:p>
          </table:table-cell>
          <table:table-cell table:style-name="ce32" office:value-type="string">
            <text:p><text:span text:style-name="T4"><text:a xlink:href="javascript:warrantTrade();">中证渣打五五购Ａ</text:a></text:span></text:p>
          </table:table-cell>
          <table:table-cell table:style-name="ce3" office:value-type="float" office:value="6030">
            <text:p>6030</text:p>
          </table:table-cell>
          <table:table-cell table:style-name="ce4" office:value-type="string">
            <text:p>认购</text:p>
          </table:table-cell>
          <table:table-cell table:style-name="ce3" office:value-type="float" office:value="23.3">
            <text:p>23.3</text:p>
          </table:table-cell>
          <table:table-cell table:style-name="ce3" office:value-type="float" office:value="29.35">
            <text:p>29.35</text:p>
          </table:table-cell>
          <table:table-cell table:style-name="ce3" office:value-type="float" office:value="0.77">
            <text:p>0.77</text:p>
          </table:table-cell>
          <table:table-cell table:style-name="ce3" office:value-type="string">
            <text:p>8,228.25K</text:p>
          </table:table-cell>
          <table:table-cell table:style-name="ce23" office:value-type="date" office:date-value="2015-05-22">
            <text:p>15／5／22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7495">19.89%</text:a></text:span></text:p>
          </table:table-cell>
          <table:table-cell table:style-name="ce10" office:value-type="percentage" office:value="0.56808">
            <text:p>56.81%</text:p>
          </table:table-cell>
          <table:table-cell table:style-name="ce10" office:value-type="percentage" office:value="0.05622">
            <text:p>5.62%</text:p>
          </table:table-cell>
          <table:table-cell table:style-name="ce3" office:value-type="float" office:value="3.812">
            <text:p>3.812</text:p>
          </table:table-cell>
          <table:table-cell table:style-name="ce3" office:value-type="float" office:value="10">
            <text:p>10</text:p>
          </table:table-cell>
          <table:table-cell table:number-columns-repeated="3"/>
        </table:table-row>
        <table:table-row table:style-name="ro2">
          <table:table-cell table:style-name="ce35" office:value-type="string">
            <text:p><text:span text:style-name="T5"><text:a xlink:href="javascript:warrantTrade();">17377</text:a></text:span></text:p>
          </table:table-cell>
          <table:table-cell table:style-name="ce32" office:value-type="string">
            <text:p><text:span text:style-name="T4"><text:a xlink:href="javascript:warrantTrade();">中证瑞银五五购Ａ</text:a></text:span></text:p>
          </table:table-cell>
          <table:table-cell table:style-name="ce3" office:value-type="float" office:value="6030">
            <text:p>6030</text:p>
          </table:table-cell>
          <table:table-cell table:style-name="ce4" office:value-type="string">
            <text:p>认购</text:p>
          </table:table-cell>
          <table:table-cell table:style-name="ce3" office:value-type="float" office:value="23.33">
            <text:p>23.33</text:p>
          </table:table-cell>
          <table:table-cell table:style-name="ce3" office:value-type="float" office:value="29.35">
            <text:p>29.35</text:p>
          </table:table-cell>
          <table:table-cell table:style-name="ce3" office:value-type="float" office:value="0.78">
            <text:p>0.78</text:p>
          </table:table-cell>
          <table:table-cell table:style-name="ce3" office:value-type="string">
            <text:p>2,830.95K</text:p>
          </table:table-cell>
          <table:table-cell table:style-name="ce23" office:value-type="date" office:date-value="2015-05-20">
            <text:p>15／5／20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7377">2.59%</text:a></text:span></text:p>
          </table:table-cell>
          <table:table-cell table:style-name="ce10" office:value-type="percentage" office:value="0.59251">
            <text:p>59.25%</text:p>
          </table:table-cell>
          <table:table-cell table:style-name="ce10" office:value-type="percentage" office:value="0.06065">
            <text:p>6.07%</text:p>
          </table:table-cell>
          <table:table-cell table:style-name="ce3" office:value-type="float" office:value="3.763">
            <text:p>3.763</text:p>
          </table:table-cell>
          <table:table-cell table:style-name="ce3" office:value-type="float" office:value="10">
            <text:p>10</text:p>
          </table:table-cell>
          <table:table-cell table:number-columns-repeated="3"/>
        </table:table-row>
        <table:table-row table:style-name="ro2">
          <table:table-cell table:style-name="ce35" office:value-type="string">
            <text:p><text:span text:style-name="T5"><text:a xlink:href="javascript:warrantTrade();">17854</text:a></text:span></text:p>
          </table:table-cell>
          <table:table-cell table:style-name="ce32" office:value-type="string">
            <text:p><text:span text:style-name="T4"><text:a xlink:href="javascript:warrantTrade();">中证瑞信五七购Ａ</text:a></text:span></text:p>
          </table:table-cell>
          <table:table-cell table:style-name="ce3" office:value-type="float" office:value="6030">
            <text:p>6030</text:p>
          </table:table-cell>
          <table:table-cell table:style-name="ce4" office:value-type="string">
            <text:p>认购</text:p>
          </table:table-cell>
          <table:table-cell table:style-name="ce3" office:value-type="float" office:value="25.38">
            <text:p>25.38</text:p>
          </table:table-cell>
          <table:table-cell table:style-name="ce3" office:value-type="float" office:value="29.35">
            <text:p>29.35</text:p>
          </table:table-cell>
          <table:table-cell table:style-name="ce3" office:value-type="float" office:value="0.79">
            <text:p>0.79</text:p>
          </table:table-cell>
          <table:table-cell table:style-name="ce3" office:value-type="string">
            <text:p>1,240.35K</text:p>
          </table:table-cell>
          <table:table-cell table:style-name="ce23" office:value-type="date" office:date-value="2015-07-27">
            <text:p>15／7／27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7854">2.66%</text:a></text:span></text:p>
          </table:table-cell>
          <table:table-cell table:style-name="ce10" office:value-type="percentage" office:value="0.68221">
            <text:p>68.22%</text:p>
          </table:table-cell>
          <table:table-cell table:style-name="ce10" office:value-type="percentage" office:value="0.1339">
            <text:p>13.39%</text:p>
          </table:table-cell>
          <table:table-cell table:style-name="ce3" office:value-type="float" office:value="3.715">
            <text:p>3.715</text:p>
          </table:table-cell>
          <table:table-cell table:style-name="ce3" office:value-type="float" office:value="10">
            <text:p>10</text:p>
          </table:table-cell>
          <table:table-cell table:number-columns-repeated="3"/>
        </table:table-row>
        <table:table-row table:style-name="ro2">
          <table:table-cell table:style-name="ce35" office:value-type="string">
            <text:p><text:span text:style-name="T5"><text:a xlink:href="javascript:warrantTrade();">29574</text:a></text:span></text:p>
          </table:table-cell>
          <table:table-cell table:style-name="ce32" office:value-type="string">
            <text:p><text:span text:style-name="T4"><text:a xlink:href="javascript:warrantTrade();">中证麦银五三购Ａ</text:a></text:span></text:p>
          </table:table-cell>
          <table:table-cell table:style-name="ce3" office:value-type="float" office:value="6030">
            <text:p>6030</text:p>
          </table:table-cell>
          <table:table-cell table:style-name="ce4" office:value-type="string">
            <text:p>认购</text:p>
          </table:table-cell>
          <table:table-cell table:style-name="ce3" office:value-type="float" office:value="21.88">
            <text:p>21.88</text:p>
          </table:table-cell>
          <table:table-cell table:style-name="ce3" office:value-type="float" office:value="29.35">
            <text:p>29.35</text:p>
          </table:table-cell>
          <table:table-cell table:style-name="ce3" office:value-type="float" office:value="0.81">
            <text:p>0.81</text:p>
          </table:table-cell>
          <table:table-cell table:style-name="ce3" office:value-type="string">
            <text:p>92.6K</text:p>
          </table:table-cell>
          <table:table-cell table:style-name="ce23" office:value-type="date" office:date-value="2015-03-03">
            <text:p>15／3／3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9574">3.54%</text:a></text:span></text:p>
          </table:table-cell>
          <table:table-cell table:style-name="ce10" office:value-type="percentage" office:value="0.6164">
            <text:p>61.64%</text:p>
          </table:table-cell>
          <table:table-cell table:style-name="ce10" office:value-type="percentage" office:value="0.02147">
            <text:p>2.15%</text:p>
          </table:table-cell>
          <table:table-cell table:style-name="ce3" office:value-type="float" office:value="3.623">
            <text:p>3.623</text:p>
          </table:table-cell>
          <table:table-cell table:style-name="ce3" office:value-type="float" office:value="10">
            <text:p>10</text:p>
          </table:table-cell>
          <table:table-cell table:number-columns-repeated="3"/>
        </table:table-row>
        <table:table-row table:style-name="ro2">
          <table:table-cell table:style-name="ce35" office:value-type="string">
            <text:p><text:span text:style-name="T5"><text:a xlink:href="javascript:warrantTrade();">18473</text:a></text:span></text:p>
          </table:table-cell>
          <table:table-cell table:style-name="ce32" office:value-type="string">
            <text:p><text:span text:style-name="T4"><text:a xlink:href="javascript:warrantTrade();">中证渣打五三购Ａ</text:a></text:span></text:p>
          </table:table-cell>
          <table:table-cell table:style-name="ce3" office:value-type="float" office:value="6030">
            <text:p>6030</text:p>
          </table:table-cell>
          <table:table-cell table:style-name="ce4" office:value-type="string">
            <text:p>认购</text:p>
          </table:table-cell>
          <table:table-cell table:style-name="ce3" office:value-type="float" office:value="20.6">
            <text:p>20.6</text:p>
          </table:table-cell>
          <table:table-cell table:style-name="ce3" office:value-type="float" office:value="29.35">
            <text:p>29.35</text:p>
          </table:table-cell>
          <table:table-cell table:style-name="ce3" office:value-type="float" office:value="0.83">
            <text:p>0.83</text:p>
          </table:table-cell>
          <table:table-cell table:style-name="ce3" office:value-type="string">
            <text:p>474.6K</text:p>
          </table:table-cell>
          <table:table-cell table:style-name="ce23" office:value-type="date" office:date-value="2015-03-26">
            <text:p>15／3／26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8473">0.93%</text:a></text:span></text:p>
          </table:table-cell>
          <table:table-cell table:style-name="ce10" office:value-type="percentage" office:value="0.63406">
            <text:p>63.41%</text:p>
          </table:table-cell>
          <table:table-cell table:style-name="ce10" office:value-type="percentage" office:value="-0.01533">
            <text:p>-1.53%</text:p>
          </table:table-cell>
          <table:table-cell table:style-name="ce3" office:value-type="float" office:value="3.536">
            <text:p>3.536</text:p>
          </table:table-cell>
          <table:table-cell table:style-name="ce3" office:value-type="float" office:value="10">
            <text:p>10</text:p>
          </table:table-cell>
          <table:table-cell table:number-columns-repeated="3"/>
        </table:table-row>
        <table:table-row table:style-name="ro2">
          <table:table-cell table:style-name="ce35" office:value-type="string">
            <text:p><text:span text:style-name="T5"><text:a xlink:href="javascript:warrantTrade();">27946</text:a></text:span></text:p>
          </table:table-cell>
          <table:table-cell table:style-name="ce32" office:value-type="string">
            <text:p><text:span text:style-name="T4"><text:a xlink:href="javascript:warrantTrade();">中证中银五三购Ａ</text:a></text:span></text:p>
          </table:table-cell>
          <table:table-cell table:style-name="ce3" office:value-type="float" office:value="6030">
            <text:p>6030</text:p>
          </table:table-cell>
          <table:table-cell table:style-name="ce4" office:value-type="string">
            <text:p>认购</text:p>
          </table:table-cell>
          <table:table-cell table:style-name="ce3" office:value-type="float" office:value="20.6">
            <text:p>20.6</text:p>
          </table:table-cell>
          <table:table-cell table:style-name="ce3" office:value-type="float" office:value="29.35">
            <text:p>29.35</text:p>
          </table:table-cell>
          <table:table-cell table:style-name="ce3" office:value-type="float" office:value="0.89">
            <text:p>0.89</text:p>
          </table:table-cell>
          <table:table-cell table:style-name="ce3" office:value-type="string">
            <text:p>3,396.45K</text:p>
          </table:table-cell>
          <table:table-cell table:style-name="ce23" office:value-type="date" office:date-value="2015-03-30">
            <text:p>15／3／30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7946">0.63%</text:a></text:span></text:p>
          </table:table-cell>
          <table:table-cell table:style-name="ce10" office:value-type="percentage" office:value="0.41482">
            <text:p>41.48%</text:p>
          </table:table-cell>
          <table:table-cell table:style-name="ce10" office:value-type="percentage" office:value="0.00511">
            <text:p>0.51%</text:p>
          </table:table-cell>
          <table:table-cell table:style-name="ce3" office:value-type="float" office:value="3.298">
            <text:p>3.298</text:p>
          </table:table-cell>
          <table:table-cell table:style-name="ce3" office:value-type="float" office:value="10">
            <text:p>10</text:p>
          </table:table-cell>
          <table:table-cell table:number-columns-repeated="3"/>
        </table:table-row>
        <table:table-row table:style-name="ro2">
          <table:table-cell table:style-name="ce35" office:value-type="string">
            <text:p><text:span text:style-name="T5"><text:a xlink:href="javascript:warrantTrade();">28591</text:a></text:span></text:p>
          </table:table-cell>
          <table:table-cell table:style-name="ce32" office:value-type="string">
            <text:p><text:span text:style-name="T4"><text:a xlink:href="javascript:warrantTrade();">中证瑞信五三购Ａ</text:a></text:span></text:p>
          </table:table-cell>
          <table:table-cell table:style-name="ce3" office:value-type="float" office:value="6030">
            <text:p>6030</text:p>
          </table:table-cell>
          <table:table-cell table:style-name="ce4" office:value-type="string">
            <text:p>认购</text:p>
          </table:table-cell>
          <table:table-cell table:style-name="ce3" office:value-type="float" office:value="20.65">
            <text:p>20.65</text:p>
          </table:table-cell>
          <table:table-cell table:style-name="ce3" office:value-type="float" office:value="29.35">
            <text:p>29.35</text:p>
          </table:table-cell>
          <table:table-cell table:style-name="ce3" office:value-type="float" office:value="0.92">
            <text:p>0.92</text:p>
          </table:table-cell>
          <table:table-cell table:style-name="ce3" office:value-type="string">
            <text:p>145.6K</text:p>
          </table:table-cell>
          <table:table-cell table:style-name="ce23" office:value-type="date" office:date-value="2015-03-30">
            <text:p>15／3／30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8591">0%</text:a></text:span></text:p>
          </table:table-cell>
          <table:table-cell table:style-name="ce10" office:value-type="percentage" office:value="0.56637">
            <text:p>56.64%</text:p>
          </table:table-cell>
          <table:table-cell table:style-name="ce10" office:value-type="percentage" office:value="0.01704">
            <text:p>1.70%</text:p>
          </table:table-cell>
          <table:table-cell table:style-name="ce3" office:value-type="float" office:value="3.19">
            <text:p>3.19</text:p>
          </table:table-cell>
          <table:table-cell table:style-name="ce3" office:value-type="float" office:value="10">
            <text:p>10</text:p>
          </table:table-cell>
          <table:table-cell table:number-columns-repeated="3"/>
        </table:table-row>
        <table:table-row table:style-name="ro2">
          <table:table-cell table:style-name="ce35" office:value-type="string">
            <text:p><text:span text:style-name="T5"><text:a xlink:href="javascript:warrantTrade();">26690</text:a></text:span></text:p>
          </table:table-cell>
          <table:table-cell table:style-name="ce32" office:value-type="string">
            <text:p><text:span text:style-name="T4"><text:a xlink:href="javascript:warrantTrade();">中证野村五三购Ａ</text:a></text:span></text:p>
          </table:table-cell>
          <table:table-cell table:style-name="ce3" office:value-type="float" office:value="6030">
            <text:p>6030</text:p>
          </table:table-cell>
          <table:table-cell table:style-name="ce4" office:value-type="string">
            <text:p>认购</text:p>
          </table:table-cell>
          <table:table-cell table:style-name="ce3" office:value-type="float" office:value="20.65">
            <text:p>20.65</text:p>
          </table:table-cell>
          <table:table-cell table:style-name="ce3" office:value-type="float" office:value="29.35">
            <text:p>29.35</text:p>
          </table:table-cell>
          <table:table-cell table:style-name="ce3" office:value-type="float" office:value="0.93">
            <text:p>0.93</text:p>
          </table:table-cell>
          <table:table-cell table:style-name="ce3" office:value-type="string">
            <text:p>5.25K</text:p>
          </table:table-cell>
          <table:table-cell table:style-name="ce23" office:value-type="date" office:date-value="2015-03-26">
            <text:p>15／3／26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6690">0.86%</text:a></text:span></text:p>
          </table:table-cell>
          <table:table-cell table:style-name="ce10" office:value-type="percentage" office:value="0.61153">
            <text:p>61.15%</text:p>
          </table:table-cell>
          <table:table-cell table:style-name="ce10" office:value-type="percentage" office:value="0.02044">
            <text:p>2.04%</text:p>
          </table:table-cell>
          <table:table-cell table:style-name="ce3" office:value-type="float" office:value="3.156">
            <text:p>3.156</text:p>
          </table:table-cell>
          <table:table-cell table:style-name="ce3" office:value-type="float" office:value="10">
            <text:p>10</text:p>
          </table:table-cell>
          <table:table-cell table:number-columns-repeated="3"/>
        </table:table-row>
        <table:table-row table:style-name="ro2">
          <table:table-cell table:style-name="ce35" office:value-type="string">
            <text:p><text:span text:style-name="T5"><text:a xlink:href="javascript:warrantTrade();">17018</text:a></text:span></text:p>
          </table:table-cell>
          <table:table-cell table:style-name="ce32" office:value-type="string">
            <text:p><text:span text:style-name="T4"><text:a xlink:href="javascript:warrantTrade();">中证瑞银五三购Ａ</text:a></text:span></text:p>
          </table:table-cell>
          <table:table-cell table:style-name="ce3" office:value-type="float" office:value="6030">
            <text:p>6030</text:p>
          </table:table-cell>
          <table:table-cell table:style-name="ce4" office:value-type="string">
            <text:p>认购</text:p>
          </table:table-cell>
          <table:table-cell table:style-name="ce3" office:value-type="float" office:value="20.65">
            <text:p>20.65</text:p>
          </table:table-cell>
          <table:table-cell table:style-name="ce3" office:value-type="float" office:value="29.35">
            <text:p>29.35</text:p>
          </table:table-cell>
          <table:table-cell table:style-name="ce3" office:value-type="float" office:value="0.94">
            <text:p>0.94</text:p>
          </table:table-cell>
          <table:table-cell table:style-name="ce3" office:value-type="string">
            <text:p>24.9K</text:p>
          </table:table-cell>
          <table:table-cell table:style-name="ce23" office:value-type="date" office:date-value="2015-03-26">
            <text:p>15／3／26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7018">1.14%</text:a></text:span></text:p>
          </table:table-cell>
          <table:table-cell table:style-name="ce10" office:value-type="percentage" office:value="0.64413">
            <text:p>64.41%</text:p>
          </table:table-cell>
          <table:table-cell table:style-name="ce10" office:value-type="percentage" office:value="0.02385">
            <text:p>2.39%</text:p>
          </table:table-cell>
          <table:table-cell table:style-name="ce3" office:value-type="float" office:value="3.122">
            <text:p>3.122</text:p>
          </table:table-cell>
          <table:table-cell table:style-name="ce3" office:value-type="float" office:value="10">
            <text:p>10</text:p>
          </table:table-cell>
          <table:table-cell table:number-columns-repeated="3"/>
        </table:table-row>
        <table:table-row table:style-name="ro2">
          <table:table-cell table:style-name="ce35" office:value-type="string">
            <text:p><text:span text:style-name="T5"><text:a xlink:href="javascript:warrantTrade();">17189</text:a></text:span></text:p>
          </table:table-cell>
          <table:table-cell table:style-name="ce32" office:value-type="string">
            <text:p><text:span text:style-name="T4"><text:a xlink:href="javascript:warrantTrade();">中证汇丰五三购Ａ</text:a></text:span></text:p>
          </table:table-cell>
          <table:table-cell table:style-name="ce3" office:value-type="float" office:value="6030">
            <text:p>6030</text:p>
          </table:table-cell>
          <table:table-cell table:style-name="ce4" office:value-type="string">
            <text:p>认购</text:p>
          </table:table-cell>
          <table:table-cell table:style-name="ce3" office:value-type="float" office:value="20.65">
            <text:p>20.65</text:p>
          </table:table-cell>
          <table:table-cell table:style-name="ce3" office:value-type="float" office:value="29.35">
            <text:p>29.35</text:p>
          </table:table-cell>
          <table:table-cell table:style-name="ce3" office:value-type="float" office:value="0.94">
            <text:p>0.94</text:p>
          </table:table-cell>
          <table:table-cell table:style-name="ce3" office:value-type="string">
            <text:p>---</text:p>
          </table:table-cell>
          <table:table-cell table:style-name="ce23" office:value-type="date" office:date-value="2015-03-26">
            <text:p>15／3／26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7189">0%</text:a></text:span></text:p>
          </table:table-cell>
          <table:table-cell table:style-name="ce10" office:value-type="percentage" office:value="0.64413">
            <text:p>64.41%</text:p>
          </table:table-cell>
          <table:table-cell table:style-name="ce10" office:value-type="percentage" office:value="0.02385">
            <text:p>2.39%</text:p>
          </table:table-cell>
          <table:table-cell table:style-name="ce3" office:value-type="float" office:value="3.122">
            <text:p>3.122</text:p>
          </table:table-cell>
          <table:table-cell table:style-name="ce3" office:value-type="float" office:value="10">
            <text:p>10</text:p>
          </table:table-cell>
          <table:table-cell table:number-columns-repeated="3"/>
        </table:table-row>
        <table:table-row table:style-name="ro2">
          <table:table-cell table:style-name="ce35" office:value-type="string">
            <text:p><text:span text:style-name="T5"><text:a xlink:href="javascript:warrantTrade();">23526</text:a></text:span></text:p>
          </table:table-cell>
          <table:table-cell table:style-name="ce32" office:value-type="string">
            <text:p><text:span text:style-name="T4"><text:a xlink:href="javascript:warrantTrade();">中证东亚五五购Ａ</text:a></text:span></text:p>
          </table:table-cell>
          <table:table-cell table:style-name="ce3" office:value-type="float" office:value="6030">
            <text:p>6030</text:p>
          </table:table-cell>
          <table:table-cell table:style-name="ce4" office:value-type="string">
            <text:p>认购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9.35">
            <text:p>29.35</text:p>
          </table:table-cell>
          <table:table-cell table:style-name="ce3" office:value-type="float" office:value="0.94">
            <text:p>0.94</text:p>
          </table:table-cell>
          <table:table-cell table:style-name="ce3" office:value-type="string">
            <text:p>---</text:p>
          </table:table-cell>
          <table:table-cell table:style-name="ce23" office:value-type="date" office:date-value="2015-05-29">
            <text:p>15／5／29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3526">0.51%</text:a></text:span></text:p>
          </table:table-cell>
          <table:table-cell table:style-name="ce10" office:value-type="percentage" office:value="0.28678">
            <text:p>28.68%</text:p>
          </table:table-cell>
          <table:table-cell table:style-name="ce10" office:value-type="percentage" office:value="0.0017">
            <text:p>0.17%</text:p>
          </table:table-cell>
          <table:table-cell table:style-name="ce3" office:value-type="float" office:value="3.122">
            <text:p>3.122</text:p>
          </table:table-cell>
          <table:table-cell table:style-name="ce3" office:value-type="float" office:value="10">
            <text:p>10</text:p>
          </table:table-cell>
          <table:table-cell table:number-columns-repeated="3"/>
        </table:table-row>
        <table:table-row table:style-name="ro2">
          <table:table-cell table:style-name="ce35" office:value-type="string">
            <text:p><text:span text:style-name="T5"><text:a xlink:href="javascript:warrantTrade();">25845</text:a></text:span></text:p>
          </table:table-cell>
          <table:table-cell table:style-name="ce32" office:value-type="string">
            <text:p><text:span text:style-name="T4"><text:a xlink:href="javascript:warrantTrade();">中证摩通五三购Ａ</text:a></text:span></text:p>
          </table:table-cell>
          <table:table-cell table:style-name="ce3" office:value-type="float" office:value="6030">
            <text:p>6030</text:p>
          </table:table-cell>
          <table:table-cell table:style-name="ce4" office:value-type="string">
            <text:p>认购</text:p>
          </table:table-cell>
          <table:table-cell table:style-name="ce3" office:value-type="float" office:value="20.6">
            <text:p>20.6</text:p>
          </table:table-cell>
          <table:table-cell table:style-name="ce3" office:value-type="float" office:value="29.35">
            <text:p>29.35</text:p>
          </table:table-cell>
          <table:table-cell table:style-name="ce3" office:value-type="float" office:value="0.96">
            <text:p>0.96</text:p>
          </table:table-cell>
          <table:table-cell table:style-name="ce3" office:value-type="string">
            <text:p>282.5K</text:p>
          </table:table-cell>
          <table:table-cell table:style-name="ce23" office:value-type="date" office:date-value="2015-03-31">
            <text:p>15／3／31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5845">1.12%</text:a></text:span></text:p>
          </table:table-cell>
          <table:table-cell table:style-name="ce10" office:value-type="percentage" office:value="0.67788">
            <text:p>67.79%</text:p>
          </table:table-cell>
          <table:table-cell table:style-name="ce10" office:value-type="percentage" office:value="0.02896">
            <text:p>2.90%</text:p>
          </table:table-cell>
          <table:table-cell table:style-name="ce3" office:value-type="float" office:value="3.057">
            <text:p>3.057</text:p>
          </table:table-cell>
          <table:table-cell table:style-name="ce3" office:value-type="float" office:value="10">
            <text:p>10</text:p>
          </table:table-cell>
          <table:table-cell table:number-columns-repeated="3"/>
        </table:table-row>
        <table:table-row table:style-name="ro2">
          <table:table-cell table:style-name="ce35" office:value-type="string">
            <text:p><text:span text:style-name="T5"><text:a xlink:href="javascript:warrantTrade();">25678</text:a></text:span></text:p>
          </table:table-cell>
          <table:table-cell table:style-name="ce32" office:value-type="string">
            <text:p><text:span text:style-name="T4"><text:a xlink:href="javascript:warrantTrade();">中证渣打五六购Ａ</text:a></text:span></text:p>
          </table:table-cell>
          <table:table-cell table:style-name="ce3" office:value-type="float" office:value="6030">
            <text:p>6030</text:p>
          </table:table-cell>
          <table:table-cell table:style-name="ce4" office:value-type="string">
            <text:p>认购</text:p>
          </table:table-cell>
          <table:table-cell table:style-name="ce3" office:value-type="float" office:value="18.88">
            <text:p>18.88</text:p>
          </table:table-cell>
          <table:table-cell table:style-name="ce3" office:value-type="float" office:value="29.35">
            <text:p>29.35</text:p>
          </table:table-cell>
          <table:table-cell table:style-name="ce3" office:value-type="float" office:value="1.03">
            <text:p>1.03</text:p>
          </table:table-cell>
          <table:table-cell table:style-name="ce3" office:value-type="string">
            <text:p>53.8K</text:p>
          </table:table-cell>
          <table:table-cell table:style-name="ce23" office:value-type="date" office:date-value="2015-06-19">
            <text:p>15／6／19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5678">1.87%</text:a></text:span></text:p>
          </table:table-cell>
          <table:table-cell table:style-name="ce10" office:value-type="percentage" office:value="0.6073">
            <text:p>60.73%</text:p>
          </table:table-cell>
          <table:table-cell table:style-name="ce10" office:value-type="percentage" office:value="-0.00579">
            <text:p>-0.58%</text:p>
          </table:table-cell>
          <table:table-cell table:style-name="ce3" office:value-type="float" office:value="2.85">
            <text:p>2.85</text:p>
          </table:table-cell>
          <table:table-cell table:style-name="ce3" office:value-type="float" office:value="10">
            <text:p>10</text:p>
          </table:table-cell>
          <table:table-cell table:number-columns-repeated="3"/>
        </table:table-row>
        <table:table-row table:style-name="ro2">
          <table:table-cell table:style-name="ce35" office:value-type="string">
            <text:p><text:span text:style-name="T5"><text:a xlink:href="javascript:warrantTrade();">29210</text:a></text:span></text:p>
          </table:table-cell>
          <table:table-cell table:style-name="ce32" office:value-type="string">
            <text:p><text:span text:style-name="T4"><text:a xlink:href="javascript:warrantTrade();">中证法兴五六购Ａ</text:a></text:span></text:p>
          </table:table-cell>
          <table:table-cell table:style-name="ce3" office:value-type="float" office:value="6030">
            <text:p>6030</text:p>
          </table:table-cell>
          <table:table-cell table:style-name="ce4" office:value-type="string">
            <text:p>认购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9.35">
            <text:p>29.35</text:p>
          </table:table-cell>
          <table:table-cell table:style-name="ce3" office:value-type="float" office:value="1.11">
            <text:p>1.11</text:p>
          </table:table-cell>
          <table:table-cell table:style-name="ce3" office:value-type="string">
            <text:p>125.0K</text:p>
          </table:table-cell>
          <table:table-cell table:style-name="ce23" office:value-type="date" office:date-value="2015-06-03">
            <text:p>15／6／3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29210">0.44%</text:a></text:span></text:p>
          </table:table-cell>
          <table:table-cell table:style-name="ce10" office:value-type="percentage" office:value="0.76715">
            <text:p>76.72%</text:p>
          </table:table-cell>
          <table:table-cell table:style-name="ce10" office:value-type="percentage" office:value="0.05963">
            <text:p>5.96%</text:p>
          </table:table-cell>
          <table:table-cell table:style-name="ce3" office:value-type="float" office:value="2.644">
            <text:p>2.644</text:p>
          </table:table-cell>
          <table:table-cell table:style-name="ce3" office:value-type="float" office:value="10">
            <text:p>10</text:p>
          </table:table-cell>
          <table:table-cell table:number-columns-repeated="3"/>
        </table:table-row>
        <table:table-row table:style-name="ro2">
          <table:table-cell table:style-name="ce35" office:value-type="string">
            <text:p><text:span text:style-name="T5"><text:a xlink:href="javascript:warrantTrade();">15880</text:a></text:span></text:p>
          </table:table-cell>
          <table:table-cell table:style-name="ce32" office:value-type="string">
            <text:p><text:span text:style-name="T4"><text:a xlink:href="javascript:warrantTrade();">中证法巴五四购Ａ</text:a></text:span></text:p>
          </table:table-cell>
          <table:table-cell table:style-name="ce3" office:value-type="float" office:value="6030">
            <text:p>6030</text:p>
          </table:table-cell>
          <table:table-cell table:style-name="ce4" office:value-type="string">
            <text:p>认购</text:p>
          </table:table-cell>
          <table:table-cell table:style-name="ce3" office:value-type="float" office:value="20.6">
            <text:p>20.6</text:p>
          </table:table-cell>
          <table:table-cell table:style-name="ce3" office:value-type="float" office:value="29.35">
            <text:p>29.35</text:p>
          </table:table-cell>
          <table:table-cell table:style-name="ce3" office:value-type="float" office:value="1.13">
            <text:p>1.13</text:p>
          </table:table-cell>
          <table:table-cell table:style-name="ce3" office:value-type="string">
            <text:p>11.3K</text:p>
          </table:table-cell>
          <table:table-cell table:style-name="ce23" office:value-type="date" office:date-value="2015-04-02">
            <text:p>15／4／2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5880">0.12%</text:a></text:span></text:p>
          </table:table-cell>
          <table:table-cell table:style-name="ce10" office:value-type="percentage" office:value="1.0915">
            <text:p>109.15%</text:p>
          </table:table-cell>
          <table:table-cell table:style-name="ce10" office:value-type="percentage" office:value="0.08688">
            <text:p>8.69%</text:p>
          </table:table-cell>
          <table:table-cell table:style-name="ce3" office:value-type="float" office:value="2.597">
            <text:p>2.597</text:p>
          </table:table-cell>
          <table:table-cell table:style-name="ce3" office:value-type="float" office:value="10">
            <text:p>10</text:p>
          </table:table-cell>
          <table:table-cell table:number-columns-repeated="3"/>
        </table:table-row>
        <table:table-row table:style-name="ro2">
          <table:table-cell table:style-name="ce35" office:value-type="string">
            <text:p><text:span text:style-name="T5"><text:a xlink:href="javascript:warrantTrade();">14513</text:a></text:span></text:p>
          </table:table-cell>
          <table:table-cell table:style-name="ce32" office:value-type="string">
            <text:p><text:span text:style-name="T4"><text:a xlink:href="javascript:warrantTrade();">中证法兴五三购Ａ</text:a></text:span></text:p>
          </table:table-cell>
          <table:table-cell table:style-name="ce3" office:value-type="float" office:value="6030">
            <text:p>6030</text:p>
          </table:table-cell>
          <table:table-cell table:style-name="ce4" office:value-type="string">
            <text:p>认购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29.35">
            <text:p>29.35</text:p>
          </table:table-cell>
          <table:table-cell table:style-name="ce3" office:value-type="float" office:value="1.49">
            <text:p>1.49</text:p>
          </table:table-cell>
          <table:table-cell table:style-name="ce3" office:value-type="string">
            <text:p>82.0K</text:p>
          </table:table-cell>
          <table:table-cell table:style-name="ce23" office:value-type="date" office:date-value="2015-03-04">
            <text:p>15／3／4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4513">0.08%</text:a></text:span></text:p>
          </table:table-cell>
          <table:table-cell table:style-name="ce10" office:value-type="percentage" office:value="1.44642">
            <text:p>144.64%</text:p>
          </table:table-cell>
          <table:table-cell table:style-name="ce10" office:value-type="percentage" office:value="0.05281">
            <text:p>5.28%</text:p>
          </table:table-cell>
          <table:table-cell table:style-name="ce3" office:value-type="float" office:value="1.97">
            <text:p>1.97</text:p>
          </table:table-cell>
          <table:table-cell table:style-name="ce3" office:value-type="float" office:value="10">
            <text:p>10</text:p>
          </table:table-cell>
          <table:table-cell table:number-columns-repeated="3"/>
        </table:table-row>
        <table:table-row table:style-name="ro2">
          <table:table-cell table:style-name="ce35" office:value-type="string">
            <text:p><text:span text:style-name="T5"><text:a xlink:href="javascript:warrantTrade();">18038</text:a></text:span></text:p>
          </table:table-cell>
          <table:table-cell table:style-name="ce32" office:value-type="string">
            <text:p><text:span text:style-name="T4"><text:a xlink:href="javascript:warrantTrade();">中证高盛五九购Ａ</text:a></text:span></text:p>
          </table:table-cell>
          <table:table-cell table:style-name="ce3" office:value-type="float" office:value="6030">
            <text:p>6030</text:p>
          </table:table-cell>
          <table:table-cell table:style-name="ce4" office:value-type="string">
            <text:p>认购</text:p>
          </table:table-cell>
          <table:table-cell table:style-name="ce3" office:value-type="float" office:value="28">
            <text:p>28</text:p>
          </table:table-cell>
          <table:table-cell table:style-name="ce3" office:value-type="string">
            <text:p>--- </text:p>
          </table:table-cell>
          <table:table-cell table:number-columns-repeated="2" table:style-name="ce3" office:value-type="string">
            <text:p>---</text:p>
          </table:table-cell>
          <table:table-cell table:style-name="ce23" office:value-type="date" office:date-value="2015-09-29">
            <text:p>15／9／29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8038">0%</text:a></text:span></text:p>
          </table:table-cell>
          <table:table-cell table:number-columns-repeated="2" table:style-name="ce10" office:value-type="percentage" office:value="0">
            <text:p>0.00%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number-columns-repeated="3"/>
        </table:table-row>
        <table:table-row table:style-name="ro2">
          <table:table-cell table:style-name="ce35" office:value-type="string">
            <text:p><text:span text:style-name="T5"><text:a xlink:href="javascript:warrantTrade();">18054</text:a></text:span></text:p>
          </table:table-cell>
          <table:table-cell table:style-name="ce32" office:value-type="string">
            <text:p><text:span text:style-name="T4"><text:a xlink:href="javascript:warrantTrade();">中证汇丰五七购Ａ</text:a></text:span></text:p>
          </table:table-cell>
          <table:table-cell table:style-name="ce3" office:value-type="float" office:value="6030">
            <text:p>6030</text:p>
          </table:table-cell>
          <table:table-cell table:style-name="ce4" office:value-type="string">
            <text:p>认购</text:p>
          </table:table-cell>
          <table:table-cell table:style-name="ce3" office:value-type="float" office:value="25.98">
            <text:p>25.98</text:p>
          </table:table-cell>
          <table:table-cell table:style-name="ce3" office:value-type="string">
            <text:p>--- </text:p>
          </table:table-cell>
          <table:table-cell table:number-columns-repeated="2" table:style-name="ce3" office:value-type="string">
            <text:p>---</text:p>
          </table:table-cell>
          <table:table-cell table:style-name="ce23" office:value-type="date" office:date-value="2015-07-31">
            <text:p>15／7／31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8054">0%</text:a></text:span></text:p>
          </table:table-cell>
          <table:table-cell table:number-columns-repeated="2" table:style-name="ce10" office:value-type="percentage" office:value="0">
            <text:p>0.00%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number-columns-repeated="3"/>
        </table:table-row>
        <table:table-row table:style-name="ro2">
          <table:table-cell table:style-name="ce35" office:value-type="string">
            <text:p><text:span text:style-name="T5"><text:a xlink:href="javascript:warrantTrade();">18063</text:a></text:span></text:p>
          </table:table-cell>
          <table:table-cell table:style-name="ce32" office:value-type="string">
            <text:p><text:span text:style-name="T4"><text:a xlink:href="javascript:warrantTrade();">中证法兴五九购Ａ</text:a></text:span></text:p>
          </table:table-cell>
          <table:table-cell table:style-name="ce3" office:value-type="float" office:value="6030">
            <text:p>6030</text:p>
          </table:table-cell>
          <table:table-cell table:style-name="ce4" office:value-type="string">
            <text:p>认购</text:p>
          </table:table-cell>
          <table:table-cell table:style-name="ce3" office:value-type="float" office:value="28">
            <text:p>28</text:p>
          </table:table-cell>
          <table:table-cell table:style-name="ce3" office:value-type="string">
            <text:p>--- </text:p>
          </table:table-cell>
          <table:table-cell table:number-columns-repeated="2" table:style-name="ce3" office:value-type="string">
            <text:p>---</text:p>
          </table:table-cell>
          <table:table-cell table:style-name="ce23" office:value-type="date" office:date-value="2015-09-02">
            <text:p>15／9／2</text:p>
          </table:table-cell>
          <table:table-cell table:style-name="ce9" office:value-type="string">
            <text:p><text:span text:style-name="T3"><text:a xlink:href="http://bank.hangseng.com/1/PA_1_1_P1/ComSvlet_MiniSite_schi_gif?app=EinvcWarrantOSQty&amp;WarrCode2=18063">0%</text:a></text:span></text:p>
          </table:table-cell>
          <table:table-cell table:number-columns-repeated="2" table:style-name="ce10" office:value-type="percentage" office:value="0">
            <text:p>0.00%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number-columns-repeated="3"/>
        </table:table-row>
        <table:table-row table:style-name="ro2" table:number-rows-repeated="66">
          <table:table-cell/>
          <table:table-cell table:style-name="ce9"/>
          <table:table-cell table:style-name="ce3" table:number-columns-repeated="6"/>
          <table:table-cell table:style-name="ce23"/>
          <table:table-cell table:style-name="ce9"/>
          <table:table-cell table:style-name="ce10" table:number-columns-repeated="2"/>
          <table:table-cell table:style-name="ce3" table:number-columns-repeated="2"/>
          <table:table-cell table:number-columns-repeated="3"/>
        </table:table-row>
        <table:table-row table:style-name="ro2" table:number-rows-repeated="1048474">
          <table:table-cell table:number-columns-repeated="17"/>
        </table:table-row>
        <table:table-row table:style-name="ro2">
          <table:table-cell table:number-columns-repeated="17"/>
        </table:table-row>
        <table:named-expressions/>
      </table:table>
      <table:table table:name="2823_2" table:style-name="ta6" table:print="false">
        <office:forms form:automatic-focus="false" form:apply-design-mode="false"/>
        <table:table-column table:style-name="co6" table:default-cell-style-name="ce2"/>
        <table:table-column table:style-name="co6" table:default-cell-style-name="Default"/>
        <table:table-column table:style-name="co15" table:default-cell-style-name="ce3"/>
        <table:table-column table:style-name="co16" table:default-cell-style-name="ce4"/>
        <table:table-column table:style-name="co16" table:number-columns-repeated="3" table:default-cell-style-name="ce3"/>
        <table:table-column table:style-name="co6" table:default-cell-style-name="ce3"/>
        <table:table-column table:style-name="co6" table:default-cell-style-name="ce33"/>
        <table:table-column table:style-name="co6" table:default-cell-style-name="ce9"/>
        <table:table-column table:style-name="co6" table:number-columns-repeated="2" table:default-cell-style-name="ce10"/>
        <table:table-column table:style-name="co6" table:number-columns-repeated="2" table:default-cell-style-name="ce3"/>
        <table:table-column table:style-name="co6" table:number-columns-repeated="1010" table:default-cell-style-name="Default"/>
        <table:table-row table:style-name="ro3">
          <table:table-cell table:style-name="Default" office:value-type="string">
            <text:p>认股证编号</text:p>
          </table:table-cell>
          <table:table-cell office:value-type="string">
            <text:p>认股证名称</text:p>
          </table:table-cell>
          <table:table-cell table:style-name="Default" office:value-type="string">
            <text:p>正股编号<text:span text:style-name="T1">/</text:span><text:span text:style-name="T2">指</text:span><text:span text:style-name="T2">数</text:span></text:p>
          </table:table-cell>
          <table:table-cell table:style-name="Default" office:value-type="string">
            <text:p>性质</text:p>
          </table:table-cell>
          <table:table-cell table:style-name="Default" office:value-type="string">
            <text:p>行使价</text:p>
          </table:table-cell>
          <table:table-cell table:style-name="Default" table:number-columns-repeated="2"/>
          <table:table-cell table:style-name="Default" office:value-type="string">
            <text:p>成交额</text:p>
          </table:table-cell>
          <table:table-cell table:style-name="Default" office:value-type="string">
            <text:p>到期日</text:p>
          </table:table-cell>
          <table:table-cell table:style-name="Default" office:value-type="string">
            <text:p>街货量<text:span text:style-name="T1">(%)</text:span></text:p>
          </table:table-cell>
          <table:table-cell table:style-name="Default" office:value-type="string">
            <text:p>引伸波幅</text:p>
          </table:table-cell>
          <table:table-cell table:style-name="Default" office:value-type="string">
            <text:p>溢价</text:p>
          </table:table-cell>
          <table:table-cell table:style-name="Default" office:value-type="string">
            <text:p>杠杆比率</text:p>
          </table:table-cell>
          <table:table-cell table:style-name="Default" office:value-type="string">
            <text:p>换股比率</text:p>
          </table:table-cell>
          <table:table-cell table:number-columns-repeated="1010"/>
        </table:table-row>
        <table:table-row table:style-name="ro3">
          <table:table-cell office:value-type="string">
            <text:p>18035</text:p>
          </table:table-cell>
          <table:table-cell office:value-type="string">
            <text:p>Ａ中高盛五三购Ａ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13.5">
            <text:p>13.5</text:p>
          </table:table-cell>
          <table:table-cell office:value-type="float" office:value="11.68">
            <text:p>11.68</text:p>
          </table:table-cell>
          <table:table-cell office:value-type="float" office:value="0.455">
            <text:p>0.455</text:p>
          </table:table-cell>
          <table:table-cell office:value-type="string">
            <text:p>55,662.1605K</text:p>
          </table:table-cell>
          <table:table-cell office:value-type="date" office:date-value="2015-03-30">
            <text:p>15年3月30日</text:p>
          </table:table-cell>
          <table:table-cell office:value-type="string">
            <text:p><text:span text:style-name="T3"><text:a xlink:href="http://bank.hangseng.com/1/PA_1_1_P1/ComSvlet_MiniSite_schi_gif?app=EinvcWarrantOSQty&amp;WarrCode2=18035">0%</text:a></text:span></text:p>
          </table:table-cell>
          <table:table-cell office:value-type="percentage" office:value="0.451">
            <text:p>45.10%</text:p>
          </table:table-cell>
          <table:table-cell office:value-type="percentage" office:value="0.19478">
            <text:p>19.48%</text:p>
          </table:table-cell>
          <table:table-cell office:value-type="float" office:value="25.67">
            <text:p>25.67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string">
            <text:p>14076</text:p>
          </table:table-cell>
          <table:table-cell office:value-type="string">
            <text:p>Ａ中摩通八十购Ａ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12.1">
            <text:p>12.1</text:p>
          </table:table-cell>
          <table:table-cell office:value-type="float" office:value="11.68">
            <text:p>11.68</text:p>
          </table:table-cell>
          <table:table-cell office:value-type="float" office:value="0.255">
            <text:p>0.255</text:p>
          </table:table-cell>
          <table:table-cell office:value-type="string">
            <text:p>48,105.665K</text:p>
          </table:table-cell>
          <table:table-cell office:value-type="date" office:date-value="2018-10-02">
            <text:p>18年10月2日</text:p>
          </table:table-cell>
          <table:table-cell office:value-type="string">
            <text:p><text:span text:style-name="T3"><text:a xlink:href="http://bank.hangseng.com/1/PA_1_1_P1/ComSvlet_MiniSite_schi_gif?app=EinvcWarrantOSQty&amp;WarrCode2=14076">0.22%</text:a></text:span></text:p>
          </table:table-cell>
          <table:table-cell office:value-type="percentage" office:value="0.35086">
            <text:p>35.09%</text:p>
          </table:table-cell>
          <table:table-cell office:value-type="percentage" office:value="0.25428">
            <text:p>25.43%</text:p>
          </table:table-cell>
          <table:table-cell office:value-type="float" office:value="4.58">
            <text:p>4.58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3">
          <table:table-cell office:value-type="string">
            <text:p>17889</text:p>
          </table:table-cell>
          <table:table-cell office:value-type="string">
            <text:p>Ａ中法兴五七购Ａ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11.8">
            <text:p>11.8</text:p>
          </table:table-cell>
          <table:table-cell office:value-type="float" office:value="11.68">
            <text:p>11.68</text:p>
          </table:table-cell>
          <table:table-cell office:value-type="float" office:value="1.22">
            <text:p>1.22</text:p>
          </table:table-cell>
          <table:table-cell office:value-type="string">
            <text:p>40,807.222K</text:p>
          </table:table-cell>
          <table:table-cell office:value-type="date" office:date-value="2015-07-06">
            <text:p>15年7月6日</text:p>
          </table:table-cell>
          <table:table-cell office:value-type="string">
            <text:p><text:span text:style-name="T3"><text:a xlink:href="http://bank.hangseng.com/1/PA_1_1_P1/ComSvlet_MiniSite_schi_gif?app=EinvcWarrantOSQty&amp;WarrCode2=17889">0.74%</text:a></text:span></text:p>
          </table:table-cell>
          <table:table-cell office:value-type="percentage" office:value="0.40111">
            <text:p>40.11%</text:p>
          </table:table-cell>
          <table:table-cell office:value-type="percentage" office:value="0.11473">
            <text:p>11.47%</text:p>
          </table:table-cell>
          <table:table-cell office:value-type="float" office:value="9.574">
            <text:p>9.574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 table:style-name="ce1" office:value-type="string">
            <text:p>22888</text:p>
          </table:table-cell>
          <table:table-cell table:style-name="ce14" office:value-type="string">
            <text:p>Ａ中瑞银六八购Ａ</text:p>
          </table:table-cell>
          <table:table-cell table:style-name="ce17" office:value-type="float" office:value="2823">
            <text:p>2823</text:p>
          </table:table-cell>
          <table:table-cell table:style-name="ce20" office:value-type="string">
            <text:p>认购</text:p>
          </table:table-cell>
          <table:table-cell table:style-name="ce17" office:value-type="float" office:value="15.02">
            <text:p>15.02</text:p>
          </table:table-cell>
          <table:table-cell table:style-name="ce17" office:value-type="float" office:value="11.68">
            <text:p>11.68</text:p>
          </table:table-cell>
          <table:table-cell table:style-name="ce17" office:value-type="float" office:value="0.089">
            <text:p>0.089</text:p>
          </table:table-cell>
          <table:table-cell table:style-name="ce17" office:value-type="string">
            <text:p>40,205.338K</text:p>
          </table:table-cell>
          <table:table-cell table:style-name="ce40" office:value-type="date" office:date-value="2016-08-01">
            <text:p>16年8月1日</text:p>
          </table:table-cell>
          <table:table-cell table:style-name="ce27" office:value-type="string">
            <text:p><text:span text:style-name="T3"><text:a xlink:href="http://bank.hangseng.com/1/PA_1_1_P1/ComSvlet_MiniSite_schi_gif?app=EinvcWarrantOSQty&amp;WarrCode2=22888">66.03%</text:a></text:span></text:p>
          </table:table-cell>
          <table:table-cell table:style-name="ce30" office:value-type="percentage" office:value="0.35135">
            <text:p>35.14%</text:p>
          </table:table-cell>
          <table:table-cell table:style-name="ce30" office:value-type="percentage" office:value="0.36216">
            <text:p>36.22%</text:p>
          </table:table-cell>
          <table:table-cell table:style-name="ce17" office:value-type="float" office:value="13.124">
            <text:p>13.124</text:p>
          </table:table-cell>
          <table:table-cell table:style-name="ce17" office:value-type="float" office:value="10">
            <text:p>10</text:p>
          </table:table-cell>
          <table:table-cell table:number-columns-repeated="19"/>
          <table:table-cell table:style-name="ce1" table:number-columns-repeated="991"/>
        </table:table-row>
        <table:table-row table:style-name="ro3">
          <table:table-cell office:value-type="string">
            <text:p>17942</text:p>
          </table:table-cell>
          <table:table-cell office:value-type="string">
            <text:p>Ａ中高盛五六购Ａ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12">
            <text:p>12</text:p>
          </table:table-cell>
          <table:table-cell office:value-type="float" office:value="11.68">
            <text:p>11.68</text:p>
          </table:table-cell>
          <table:table-cell office:value-type="float" office:value="0.99">
            <text:p>0.99</text:p>
          </table:table-cell>
          <table:table-cell office:value-type="string">
            <text:p>39,176.848K</text:p>
          </table:table-cell>
          <table:table-cell office:value-type="date" office:date-value="2015-06-30">
            <text:p>15年6月30日</text:p>
          </table:table-cell>
          <table:table-cell office:value-type="string">
            <text:p><text:span text:style-name="T3"><text:a xlink:href="http://bank.hangseng.com/1/PA_1_1_P1/ComSvlet_MiniSite_schi_gif?app=EinvcWarrantOSQty&amp;WarrCode2=17942">4.11%</text:a></text:span></text:p>
          </table:table-cell>
          <table:table-cell office:value-type="percentage" office:value="0.36205">
            <text:p>36.21%</text:p>
          </table:table-cell>
          <table:table-cell office:value-type="percentage" office:value="0.11216">
            <text:p>11.22%</text:p>
          </table:table-cell>
          <table:table-cell office:value-type="float" office:value="11.798">
            <text:p>11.798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string">
            <text:p>17962</text:p>
          </table:table-cell>
          <table:table-cell office:value-type="string">
            <text:p>Ａ中汇丰五六购Ｂ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11.48">
            <text:p>11.48</text:p>
          </table:table-cell>
          <table:table-cell office:value-type="float" office:value="11.68">
            <text:p>11.68</text:p>
          </table:table-cell>
          <table:table-cell office:value-type="float" office:value="1.2">
            <text:p>1.2</text:p>
          </table:table-cell>
          <table:table-cell office:value-type="string">
            <text:p>37,460.642K</text:p>
          </table:table-cell>
          <table:table-cell office:value-type="date" office:date-value="2015-06-30">
            <text:p>15年6月30日</text:p>
          </table:table-cell>
          <table:table-cell office:value-type="string">
            <text:p><text:span text:style-name="T3"><text:a xlink:href="http://bank.hangseng.com/1/PA_1_1_P1/ComSvlet_MiniSite_schi_gif?app=EinvcWarrantOSQty&amp;WarrCode2=17962">0.72%</text:a></text:span></text:p>
          </table:table-cell>
          <table:table-cell office:value-type="percentage" office:value="0.36135">
            <text:p>36.14%</text:p>
          </table:table-cell>
          <table:table-cell office:value-type="percentage" office:value="0.08562">
            <text:p>8.56%</text:p>
          </table:table-cell>
          <table:table-cell office:value-type="float" office:value="9.733">
            <text:p>9.733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string">
            <text:p>18096</text:p>
          </table:table-cell>
          <table:table-cell office:value-type="string">
            <text:p>Ａ中中银五乙购Ａ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9.39">
            <text:p>9.39</text:p>
          </table:table-cell>
          <table:table-cell office:value-type="float" office:value="11.68">
            <text:p>11.68</text:p>
          </table:table-cell>
          <table:table-cell office:value-type="float" office:value="0.26">
            <text:p>0.26</text:p>
          </table:table-cell>
          <table:table-cell office:value-type="string">
            <text:p>35,364.64K</text:p>
          </table:table-cell>
          <table:table-cell office:value-type="date" office:date-value="2015-12-28">
            <text:p>15年12月28日</text:p>
          </table:table-cell>
          <table:table-cell office:value-type="string">
            <text:p><text:span text:style-name="T3"><text:a xlink:href="http://bank.hangseng.com/1/PA_1_1_P1/ComSvlet_MiniSite_schi_gif?app=EinvcWarrantOSQty&amp;WarrCode2=18096">0%</text:a></text:span></text:p>
          </table:table-cell>
          <table:table-cell office:value-type="percentage" office:value="0.3688">
            <text:p>36.88%</text:p>
          </table:table-cell>
          <table:table-cell office:value-type="percentage" office:value="0.02654">
            <text:p>2.65%</text:p>
          </table:table-cell>
          <table:table-cell office:value-type="float" office:value="4.492">
            <text:p>4.492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3">
          <table:table-cell office:value-type="string">
            <text:p>18092</text:p>
          </table:table-cell>
          <table:table-cell office:value-type="string">
            <text:p>Ａ中渣打五七购Ａ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12.8">
            <text:p>12.8</text:p>
          </table:table-cell>
          <table:table-cell office:value-type="float" office:value="11.68">
            <text:p>11.68</text:p>
          </table:table-cell>
          <table:table-cell office:value-type="float" office:value="0.92">
            <text:p>0.92</text:p>
          </table:table-cell>
          <table:table-cell office:value-type="string">
            <text:p>33,461.824K</text:p>
          </table:table-cell>
          <table:table-cell office:value-type="date" office:date-value="2015-07-10">
            <text:p>15年7月10日</text:p>
          </table:table-cell>
          <table:table-cell office:value-type="string">
            <text:p><text:span text:style-name="T3"><text:a xlink:href="http://bank.hangseng.com/1/PA_1_1_P1/ComSvlet_MiniSite_schi_gif?app=EinvcWarrantOSQty&amp;WarrCode2=18092">0%</text:a></text:span></text:p>
          </table:table-cell>
          <table:table-cell office:value-type="percentage" office:value="0.41148">
            <text:p>41.15%</text:p>
          </table:table-cell>
          <table:table-cell office:value-type="percentage" office:value="0.17466">
            <text:p>17.47%</text:p>
          </table:table-cell>
          <table:table-cell office:value-type="float" office:value="12.696">
            <text:p>12.696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string">
            <text:p>18095</text:p>
          </table:table-cell>
          <table:table-cell office:value-type="string">
            <text:p>Ａ中中银五七购Ｂ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12.68">
            <text:p>12.68</text:p>
          </table:table-cell>
          <table:table-cell office:value-type="float" office:value="11.68">
            <text:p>11.68</text:p>
          </table:table-cell>
          <table:table-cell office:value-type="float" office:value="0.83">
            <text:p>0.83</text:p>
          </table:table-cell>
          <table:table-cell office:value-type="string">
            <text:p>30,969.022K</text:p>
          </table:table-cell>
          <table:table-cell office:value-type="date" office:date-value="2015-07-13">
            <text:p>15年7月13日</text:p>
          </table:table-cell>
          <table:table-cell office:value-type="string">
            <text:p><text:span text:style-name="T3"><text:a xlink:href="http://bank.hangseng.com/1/PA_1_1_P1/ComSvlet_MiniSite_schi_gif?app=EinvcWarrantOSQty&amp;WarrCode2=18095">0%</text:a></text:span></text:p>
          </table:table-cell>
          <table:table-cell office:value-type="percentage" office:value="0.3715">
            <text:p>37.15%</text:p>
          </table:table-cell>
          <table:table-cell office:value-type="percentage" office:value="0.15668">
            <text:p>15.67%</text:p>
          </table:table-cell>
          <table:table-cell office:value-type="float" office:value="14.072">
            <text:p>14.072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string">
            <text:p>18019</text:p>
          </table:table-cell>
          <table:table-cell office:value-type="string">
            <text:p>Ａ中摩通五七购Ａ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12.08">
            <text:p>12.08</text:p>
          </table:table-cell>
          <table:table-cell office:value-type="float" office:value="11.68">
            <text:p>11.68</text:p>
          </table:table-cell>
          <table:table-cell office:value-type="float" office:value="0.95">
            <text:p>0.95</text:p>
          </table:table-cell>
          <table:table-cell office:value-type="string">
            <text:p>25,378.613K</text:p>
          </table:table-cell>
          <table:table-cell office:value-type="date" office:date-value="2015-07-02">
            <text:p>15年7月2日</text:p>
          </table:table-cell>
          <table:table-cell office:value-type="string">
            <text:p><text:span text:style-name="T3"><text:a xlink:href="http://bank.hangseng.com/1/PA_1_1_P1/ComSvlet_MiniSite_schi_gif?app=EinvcWarrantOSQty&amp;WarrCode2=18019">1.84%</text:a></text:span></text:p>
          </table:table-cell>
          <table:table-cell office:value-type="percentage" office:value="0.35724">
            <text:p>35.72%</text:p>
          </table:table-cell>
          <table:table-cell office:value-type="percentage" office:value="0.11558">
            <text:p>11.56%</text:p>
          </table:table-cell>
          <table:table-cell office:value-type="float" office:value="12.295">
            <text:p>12.295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string">
            <text:p>18007</text:p>
          </table:table-cell>
          <table:table-cell office:value-type="string">
            <text:p>Ａ中瑞银五六购Ａ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12.38">
            <text:p>12.38</text:p>
          </table:table-cell>
          <table:table-cell office:value-type="float" office:value="11.68">
            <text:p>11.68</text:p>
          </table:table-cell>
          <table:table-cell office:value-type="float" office:value="0.88">
            <text:p>0.88</text:p>
          </table:table-cell>
          <table:table-cell office:value-type="string">
            <text:p>21,984.136K</text:p>
          </table:table-cell>
          <table:table-cell office:value-type="date" office:date-value="2015-06-08">
            <text:p>15年6月8日</text:p>
          </table:table-cell>
          <table:table-cell office:value-type="string">
            <text:p><text:span text:style-name="T3"><text:a xlink:href="http://bank.hangseng.com/1/PA_1_1_P1/ComSvlet_MiniSite_schi_gif?app=EinvcWarrantOSQty&amp;WarrCode2=18007">1.03%</text:a></text:span></text:p>
          </table:table-cell>
          <table:table-cell office:value-type="percentage" office:value="0.39164">
            <text:p>39.16%</text:p>
          </table:table-cell>
          <table:table-cell office:value-type="percentage" office:value="0.13527">
            <text:p>13.53%</text:p>
          </table:table-cell>
          <table:table-cell office:value-type="float" office:value="13.273">
            <text:p>13.273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string">
            <text:p>18039</text:p>
          </table:table-cell>
          <table:table-cell office:value-type="string">
            <text:p>Ａ中瑞信五三购Ｄ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12.52">
            <text:p>12.52</text:p>
          </table:table-cell>
          <table:table-cell office:value-type="float" office:value="11.68">
            <text:p>11.68</text:p>
          </table:table-cell>
          <table:table-cell office:value-type="float" office:value="0.65">
            <text:p>0.65</text:p>
          </table:table-cell>
          <table:table-cell office:value-type="string">
            <text:p>21,597.488K</text:p>
          </table:table-cell>
          <table:table-cell office:value-type="date" office:date-value="2015-03-10">
            <text:p>15年3月10日</text:p>
          </table:table-cell>
          <table:table-cell office:value-type="string">
            <text:p><text:span text:style-name="T3"><text:a xlink:href="http://bank.hangseng.com/1/PA_1_1_P1/ComSvlet_MiniSite_schi_gif?app=EinvcWarrantOSQty&amp;WarrCode2=18039">0%</text:a></text:span></text:p>
          </table:table-cell>
          <table:table-cell office:value-type="percentage" office:value="0.47186">
            <text:p>47.19%</text:p>
          </table:table-cell>
          <table:table-cell office:value-type="percentage" office:value="0.12757">
            <text:p>12.76%</text:p>
          </table:table-cell>
          <table:table-cell office:value-type="float" office:value="17.969">
            <text:p>17.969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string">
            <text:p>18074</text:p>
          </table:table-cell>
          <table:table-cell office:value-type="string">
            <text:p>Ａ中法兴五七购Ｂ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13.5">
            <text:p>13.5</text:p>
          </table:table-cell>
          <table:table-cell office:value-type="float" office:value="11.68">
            <text:p>11.68</text:p>
          </table:table-cell>
          <table:table-cell office:value-type="float" office:value="0.74">
            <text:p>0.74</text:p>
          </table:table-cell>
          <table:table-cell office:value-type="string">
            <text:p>15,685.461K</text:p>
          </table:table-cell>
          <table:table-cell office:value-type="date" office:date-value="2015-07-06">
            <text:p>15年7月6日</text:p>
          </table:table-cell>
          <table:table-cell office:value-type="string">
            <text:p><text:span text:style-name="T3"><text:a xlink:href="http://bank.hangseng.com/1/PA_1_1_P1/ComSvlet_MiniSite_schi_gif?app=EinvcWarrantOSQty&amp;WarrCode2=18074">0%</text:a></text:span></text:p>
          </table:table-cell>
          <table:table-cell office:value-type="percentage" office:value="0.41904">
            <text:p>41.90%</text:p>
          </table:table-cell>
          <table:table-cell office:value-type="percentage" office:value="0.21918">
            <text:p>21.92%</text:p>
          </table:table-cell>
          <table:table-cell office:value-type="float" office:value="15.784">
            <text:p>15.784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string">
            <text:p>18146</text:p>
          </table:table-cell>
          <table:table-cell office:value-type="string">
            <text:p>Ａ中摩通五四购Ｂ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13.5">
            <text:p>13.5</text:p>
          </table:table-cell>
          <table:table-cell office:value-type="float" office:value="11.68">
            <text:p>11.68</text:p>
          </table:table-cell>
          <table:table-cell office:value-type="float" office:value="0.425">
            <text:p>0.425</text:p>
          </table:table-cell>
          <table:table-cell office:value-type="string">
            <text:p>13,604.7185K</text:p>
          </table:table-cell>
          <table:table-cell office:value-type="date" office:date-value="2015-04-02">
            <text:p>15年4月2日</text:p>
          </table:table-cell>
          <table:table-cell office:value-type="string">
            <text:p><text:span text:style-name="T3"><text:a xlink:href="http://bank.hangseng.com/1/PA_1_1_P1/ComSvlet_MiniSite_schi_gif?app=EinvcWarrantOSQty&amp;WarrCode2=18146">0%</text:a></text:span></text:p>
          </table:table-cell>
          <table:table-cell office:value-type="percentage" office:value="0.43099">
            <text:p>43.10%</text:p>
          </table:table-cell>
          <table:table-cell office:value-type="percentage" office:value="0.19221">
            <text:p>19.22%</text:p>
          </table:table-cell>
          <table:table-cell office:value-type="float" office:value="27.482">
            <text:p>27.482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string">
            <text:p>17894</text:p>
          </table:table-cell>
          <table:table-cell office:value-type="string">
            <text:p>Ａ中摩通五四购Ａ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11.5">
            <text:p>11.5</text:p>
          </table:table-cell>
          <table:table-cell office:value-type="float" office:value="11.68">
            <text:p>11.68</text:p>
          </table:table-cell>
          <table:table-cell office:value-type="float" office:value="0.9">
            <text:p>0.9</text:p>
          </table:table-cell>
          <table:table-cell office:value-type="string">
            <text:p>10,365.244K</text:p>
          </table:table-cell>
          <table:table-cell office:value-type="date" office:date-value="2015-04-01">
            <text:p>15年4月1日</text:p>
          </table:table-cell>
          <table:table-cell office:value-type="string">
            <text:p><text:span text:style-name="T3"><text:a xlink:href="http://bank.hangseng.com/1/PA_1_1_P1/ComSvlet_MiniSite_schi_gif?app=EinvcWarrantOSQty&amp;WarrCode2=17894">6.88%</text:a></text:span></text:p>
          </table:table-cell>
          <table:table-cell office:value-type="percentage" office:value="0.37049">
            <text:p>37.05%</text:p>
          </table:table-cell>
          <table:table-cell office:value-type="percentage" office:value="0.06164">
            <text:p>6.16%</text:p>
          </table:table-cell>
          <table:table-cell office:value-type="float" office:value="12.978">
            <text:p>12.978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string">
            <text:p>18048</text:p>
          </table:table-cell>
          <table:table-cell office:value-type="string">
            <text:p>Ａ中大和五四购Ｂ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13.52">
            <text:p>13.52</text:p>
          </table:table-cell>
          <table:table-cell office:value-type="float" office:value="11.68">
            <text:p>11.68</text:p>
          </table:table-cell>
          <table:table-cell office:value-type="float" office:value="0.55">
            <text:p>0.55</text:p>
          </table:table-cell>
          <table:table-cell office:value-type="string">
            <text:p>9,870.963K</text:p>
          </table:table-cell>
          <table:table-cell office:value-type="date" office:date-value="2015-04-01">
            <text:p>15年4月1日</text:p>
          </table:table-cell>
          <table:table-cell office:value-type="string">
            <text:p><text:span text:style-name="T3"><text:a xlink:href="http://bank.hangseng.com/1/PA_1_1_P1/ComSvlet_MiniSite_schi_gif?app=EinvcWarrantOSQty&amp;WarrCode2=18048">0%</text:a></text:span></text:p>
          </table:table-cell>
          <table:table-cell office:value-type="percentage" office:value="0.49206">
            <text:p>49.21%</text:p>
          </table:table-cell>
          <table:table-cell office:value-type="percentage" office:value="0.20462">
            <text:p>20.46%</text:p>
          </table:table-cell>
          <table:table-cell office:value-type="float" office:value="21.236">
            <text:p>21.236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string">
            <text:p>28575</text:p>
          </table:table-cell>
          <table:table-cell office:value-type="string">
            <text:p>Ａ中法兴五一购Ａ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9.08">
            <text:p>9.08</text:p>
          </table:table-cell>
          <table:table-cell office:value-type="float" office:value="11.68">
            <text:p>11.68</text:p>
          </table:table-cell>
          <table:table-cell office:value-type="float" office:value="2.33">
            <text:p>2.33</text:p>
          </table:table-cell>
          <table:table-cell office:value-type="string">
            <text:p>8,430.256K</text:p>
          </table:table-cell>
          <table:table-cell office:value-type="date" office:date-value="2015-01-05">
            <text:p>15年1月5日</text:p>
          </table:table-cell>
          <table:table-cell office:value-type="string">
            <text:p><text:span text:style-name="T3"><text:a xlink:href="http://bank.hangseng.com/1/PA_1_1_P1/ComSvlet_MiniSite_schi_gif?app=EinvcWarrantOSQty&amp;WarrCode2=28575">27.8%</text:a></text:span></text:p>
          </table:table-cell>
          <table:table-cell office:value-type="percentage" office:value="0.42996">
            <text:p>43.00%</text:p>
          </table:table-cell>
          <table:table-cell office:value-type="percentage" office:value="-0.02311">
            <text:p>-2.31%</text:p>
          </table:table-cell>
          <table:table-cell office:value-type="float" office:value="5.013">
            <text:p>5.013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 table:style-name="ce36" office:value-type="string">
            <text:p>15048</text:p>
          </table:table-cell>
          <table:table-cell table:style-name="ce37" office:value-type="string">
            <text:p>Ａ中法兴八十购Ａ</text:p>
          </table:table-cell>
          <table:table-cell table:style-name="ce38" office:value-type="float" office:value="2823">
            <text:p>2823</text:p>
          </table:table-cell>
          <table:table-cell table:style-name="ce39" office:value-type="string">
            <text:p>认购</text:p>
          </table:table-cell>
          <table:table-cell table:style-name="ce38" office:value-type="float" office:value="12.1">
            <text:p>12.1</text:p>
          </table:table-cell>
          <table:table-cell table:style-name="ce38" office:value-type="float" office:value="11.68">
            <text:p>11.68</text:p>
          </table:table-cell>
          <table:table-cell table:style-name="ce38" office:value-type="float" office:value="0.229">
            <text:p>0.229</text:p>
          </table:table-cell>
          <table:table-cell table:style-name="ce38" office:value-type="string">
            <text:p>6,146.039K</text:p>
          </table:table-cell>
          <table:table-cell table:style-name="ce41" office:value-type="date" office:date-value="2018-10-03">
            <text:p>18年10月3日</text:p>
          </table:table-cell>
          <table:table-cell table:style-name="ce42" office:value-type="string">
            <text:p><text:span text:style-name="T3"><text:a xlink:href="http://bank.hangseng.com/1/PA_1_1_P1/ComSvlet_MiniSite_schi_gif?app=EinvcWarrantOSQty&amp;WarrCode2=15048">10.53%</text:a></text:span></text:p>
          </table:table-cell>
          <table:table-cell table:style-name="ce43" office:value-type="percentage" office:value="0.31971">
            <text:p>31.97%</text:p>
          </table:table-cell>
          <table:table-cell table:style-name="ce43" office:value-type="percentage" office:value="0.23202">
            <text:p>23.20%</text:p>
          </table:table-cell>
          <table:table-cell table:style-name="ce38" office:value-type="float" office:value="5.1">
            <text:p>5.1</text:p>
          </table:table-cell>
          <table:table-cell table:style-name="ce38" office:value-type="float" office:value="10">
            <text:p>10</text:p>
          </table:table-cell>
          <table:table-cell table:number-columns-repeated="19"/>
          <table:table-cell table:style-name="ce36" table:number-columns-repeated="991"/>
        </table:table-row>
        <table:table-row table:style-name="ro3">
          <table:table-cell office:value-type="string">
            <text:p>14658</text:p>
          </table:table-cell>
          <table:table-cell office:value-type="string">
            <text:p>Ａ中瑞银八九购Ａ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12.12">
            <text:p>12.12</text:p>
          </table:table-cell>
          <table:table-cell office:value-type="float" office:value="11.68">
            <text:p>11.68</text:p>
          </table:table-cell>
          <table:table-cell office:value-type="float" office:value="0.255">
            <text:p>0.255</text:p>
          </table:table-cell>
          <table:table-cell office:value-type="string">
            <text:p>5,421.75K</text:p>
          </table:table-cell>
          <table:table-cell office:value-type="date" office:date-value="2018-09-26">
            <text:p>18年9月26日</text:p>
          </table:table-cell>
          <table:table-cell office:value-type="string">
            <text:p><text:span text:style-name="T3"><text:a xlink:href="http://bank.hangseng.com/1/PA_1_1_P1/ComSvlet_MiniSite_schi_gif?app=EinvcWarrantOSQty&amp;WarrCode2=14658">1.12%</text:a></text:span></text:p>
          </table:table-cell>
          <table:table-cell office:value-type="percentage" office:value="0.35238">
            <text:p>35.24%</text:p>
          </table:table-cell>
          <table:table-cell office:value-type="percentage" office:value="0.25599">
            <text:p>25.60%</text:p>
          </table:table-cell>
          <table:table-cell office:value-type="float" office:value="4.58">
            <text:p>4.58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3">
          <table:table-cell office:value-type="string">
            <text:p>17981</text:p>
          </table:table-cell>
          <table:table-cell office:value-type="string">
            <text:p>Ａ中法巴五十购Ａ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14.78">
            <text:p>14.78</text:p>
          </table:table-cell>
          <table:table-cell office:value-type="float" office:value="11.68">
            <text:p>11.68</text:p>
          </table:table-cell>
          <table:table-cell office:value-type="float" office:value="0.57">
            <text:p>0.57</text:p>
          </table:table-cell>
          <table:table-cell office:value-type="string">
            <text:p>4,982.905K</text:p>
          </table:table-cell>
          <table:table-cell office:value-type="date" office:date-value="2015-10-05">
            <text:p>15年10月5日</text:p>
          </table:table-cell>
          <table:table-cell office:value-type="string">
            <text:p><text:span text:style-name="T3"><text:a xlink:href="http://bank.hangseng.com/1/PA_1_1_P1/ComSvlet_MiniSite_schi_gif?app=EinvcWarrantOSQty&amp;WarrCode2=17981">0.45%</text:a></text:span></text:p>
          </table:table-cell>
          <table:table-cell office:value-type="percentage" office:value="0.37593">
            <text:p>37.59%</text:p>
          </table:table-cell>
          <table:table-cell office:value-type="percentage" office:value="0.31421">
            <text:p>31.42%</text:p>
          </table:table-cell>
          <table:table-cell office:value-type="float" office:value="20.491">
            <text:p>20.491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string">
            <text:p>18140</text:p>
          </table:table-cell>
          <table:table-cell office:value-type="string">
            <text:p>Ａ中高盛六乙购Ｂ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11">
            <text:p>11</text:p>
          </table:table-cell>
          <table:table-cell office:value-type="float" office:value="11.68">
            <text:p>11.68</text:p>
          </table:table-cell>
          <table:table-cell office:value-type="float" office:value="0.244">
            <text:p>0.244</text:p>
          </table:table-cell>
          <table:table-cell office:value-type="string">
            <text:p>4,340.26K</text:p>
          </table:table-cell>
          <table:table-cell office:value-type="date" office:date-value="2016-12-30">
            <text:p>16年12月30日</text:p>
          </table:table-cell>
          <table:table-cell office:value-type="string">
            <text:p><text:span text:style-name="T3"><text:a xlink:href="http://bank.hangseng.com/1/PA_1_1_P1/ComSvlet_MiniSite_schi_gif?app=EinvcWarrantOSQty&amp;WarrCode2=18140">0%</text:a></text:span></text:p>
          </table:table-cell>
          <table:table-cell office:value-type="percentage" office:value="0.39843">
            <text:p>39.84%</text:p>
          </table:table-cell>
          <table:table-cell office:value-type="percentage" office:value="0.15068">
            <text:p>15.07%</text:p>
          </table:table-cell>
          <table:table-cell office:value-type="float" office:value="4.787">
            <text:p>4.787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3">
          <table:table-cell office:value-type="string">
            <text:p>16279</text:p>
          </table:table-cell>
          <table:table-cell office:value-type="string">
            <text:p>Ａ中瑞银四十二购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11.3">
            <text:p>11.3</text:p>
          </table:table-cell>
          <table:table-cell office:value-type="float" office:value="11.68">
            <text:p>11.68</text:p>
          </table:table-cell>
          <table:table-cell office:value-type="float" office:value="0.04">
            <text:p>0.04</text:p>
          </table:table-cell>
          <table:table-cell office:value-type="string">
            <text:p>3,562.915K</text:p>
          </table:table-cell>
          <table:table-cell office:value-type="date" office:date-value="2014-12-23">
            <text:p>14年12月23日</text:p>
          </table:table-cell>
          <table:table-cell office:value-type="string">
            <text:p><text:span text:style-name="T3"><text:a xlink:href="http://bank.hangseng.com/1/PA_1_1_P1/ComSvlet_MiniSite_schi_gif?app=EinvcWarrantOSQty&amp;WarrCode2=16279">53.03%</text:a></text:span></text:p>
          </table:table-cell>
          <table:table-cell office:value-type="percentage" office:value="0.40239">
            <text:p>40.24%</text:p>
          </table:table-cell>
          <table:table-cell office:value-type="percentage" office:value="0.00171">
            <text:p>0.17%</text:p>
          </table:table-cell>
          <table:table-cell office:value-type="float" office:value="29.2">
            <text:p>29.2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3">
          <table:table-cell office:value-type="string">
            <text:p>16565</text:p>
          </table:table-cell>
          <table:table-cell office:value-type="string">
            <text:p>Ａ中法兴五三购Ｂ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9.5">
            <text:p>9.5</text:p>
          </table:table-cell>
          <table:table-cell office:value-type="float" office:value="11.68">
            <text:p>11.68</text:p>
          </table:table-cell>
          <table:table-cell office:value-type="float" office:value="2.04">
            <text:p>2.04</text:p>
          </table:table-cell>
          <table:table-cell office:value-type="string">
            <text:p>3,437.458K</text:p>
          </table:table-cell>
          <table:table-cell office:value-type="date" office:date-value="2015-03-04">
            <text:p>15年3月4日</text:p>
          </table:table-cell>
          <table:table-cell office:value-type="string">
            <text:p><text:span text:style-name="T3"><text:a xlink:href="http://bank.hangseng.com/1/PA_1_1_P1/ComSvlet_MiniSite_schi_gif?app=EinvcWarrantOSQty&amp;WarrCode2=16565">4.58%</text:a></text:span></text:p>
          </table:table-cell>
          <table:table-cell office:value-type="percentage" office:value="0.34126">
            <text:p>34.13%</text:p>
          </table:table-cell>
          <table:table-cell office:value-type="percentage" office:value="-0.01198">
            <text:p>-1.20%</text:p>
          </table:table-cell>
          <table:table-cell office:value-type="float" office:value="5.725">
            <text:p>5.725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string">
            <text:p>12626</text:p>
          </table:table-cell>
          <table:table-cell office:value-type="string">
            <text:p>Ａ中麦银五四购Ａ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13.5">
            <text:p>13.5</text:p>
          </table:table-cell>
          <table:table-cell office:value-type="float" office:value="11.68">
            <text:p>11.68</text:p>
          </table:table-cell>
          <table:table-cell office:value-type="float" office:value="0.385">
            <text:p>0.385</text:p>
          </table:table-cell>
          <table:table-cell office:value-type="string">
            <text:p>3,075.8965K</text:p>
          </table:table-cell>
          <table:table-cell office:value-type="date" office:date-value="2015-04-02">
            <text:p>15年4月2日</text:p>
          </table:table-cell>
          <table:table-cell office:value-type="string">
            <text:p><text:span text:style-name="T3"><text:a xlink:href="http://bank.hangseng.com/1/PA_1_1_P1/ComSvlet_MiniSite_schi_gif?app=EinvcWarrantOSQty&amp;WarrCode2=12626">73.95%</text:a></text:span></text:p>
          </table:table-cell>
          <table:table-cell office:value-type="percentage" office:value="0.41209">
            <text:p>41.21%</text:p>
          </table:table-cell>
          <table:table-cell office:value-type="percentage" office:value="0.18878">
            <text:p>18.88%</text:p>
          </table:table-cell>
          <table:table-cell office:value-type="float" office:value="30.338">
            <text:p>30.338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 table:style-name="ce36" office:value-type="string">
            <text:p>14016</text:p>
          </table:table-cell>
          <table:table-cell table:style-name="ce37" office:value-type="string">
            <text:p>Ａ中摩通六零八购</text:p>
          </table:table-cell>
          <table:table-cell table:style-name="ce38" office:value-type="float" office:value="2823">
            <text:p>2823</text:p>
          </table:table-cell>
          <table:table-cell table:style-name="ce39" office:value-type="string">
            <text:p>认购</text:p>
          </table:table-cell>
          <table:table-cell table:style-name="ce38" office:value-type="float" office:value="15">
            <text:p>15</text:p>
          </table:table-cell>
          <table:table-cell table:style-name="ce38" office:value-type="float" office:value="11.68">
            <text:p>11.68</text:p>
          </table:table-cell>
          <table:table-cell table:style-name="ce38" office:value-type="float" office:value="0.085">
            <text:p>0.085</text:p>
          </table:table-cell>
          <table:table-cell table:style-name="ce38" office:value-type="string">
            <text:p>2,991.269K</text:p>
          </table:table-cell>
          <table:table-cell table:style-name="ce41" office:value-type="date" office:date-value="2016-08-08">
            <text:p>16年8月8日</text:p>
          </table:table-cell>
          <table:table-cell table:style-name="ce42" office:value-type="string">
            <text:p><text:span text:style-name="T3"><text:a xlink:href="http://bank.hangseng.com/1/PA_1_1_P1/ComSvlet_MiniSite_schi_gif?app=EinvcWarrantOSQty&amp;WarrCode2=14016">68.73%</text:a></text:span></text:p>
          </table:table-cell>
          <table:table-cell table:style-name="ce43" office:value-type="percentage" office:value="0.34092">
            <text:p>34.09%</text:p>
          </table:table-cell>
          <table:table-cell table:style-name="ce43" office:value-type="percentage" office:value="0.35702">
            <text:p>35.70%</text:p>
          </table:table-cell>
          <table:table-cell table:style-name="ce38" office:value-type="float" office:value="13.741">
            <text:p>13.741</text:p>
          </table:table-cell>
          <table:table-cell table:style-name="ce38" office:value-type="float" office:value="10">
            <text:p>10</text:p>
          </table:table-cell>
          <table:table-cell table:number-columns-repeated="19"/>
          <table:table-cell table:style-name="ce36" table:number-columns-repeated="991"/>
        </table:table-row>
        <table:table-row table:style-name="ro3">
          <table:table-cell office:value-type="string">
            <text:p>24539</text:p>
          </table:table-cell>
          <table:table-cell office:value-type="string">
            <text:p>Ａ中汇丰四乙购Ｂ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9.08">
            <text:p>9.08</text:p>
          </table:table-cell>
          <table:table-cell office:value-type="float" office:value="11.68">
            <text:p>11.68</text:p>
          </table:table-cell>
          <table:table-cell office:value-type="float" office:value="2.37">
            <text:p>2.37</text:p>
          </table:table-cell>
          <table:table-cell office:value-type="string">
            <text:p>2,915.74K</text:p>
          </table:table-cell>
          <table:table-cell office:value-type="date" office:date-value="2014-12-31">
            <text:p>14年12月31日</text:p>
          </table:table-cell>
          <table:table-cell office:value-type="string">
            <text:p><text:span text:style-name="T3"><text:a xlink:href="http://bank.hangseng.com/1/PA_1_1_P1/ComSvlet_MiniSite_schi_gif?app=EinvcWarrantOSQty&amp;WarrCode2=24539">29.12%</text:a></text:span></text:p>
          </table:table-cell>
          <table:table-cell office:value-type="percentage" office:value="0.55101">
            <text:p>55.10%</text:p>
          </table:table-cell>
          <table:table-cell office:value-type="percentage" office:value="-0.01969">
            <text:p>-1.97%</text:p>
          </table:table-cell>
          <table:table-cell office:value-type="float" office:value="4.928">
            <text:p>4.928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string">
            <text:p>29757</text:p>
          </table:table-cell>
          <table:table-cell office:value-type="string">
            <text:p>Ａ中麦银五三购Ａ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12.5">
            <text:p>12.5</text:p>
          </table:table-cell>
          <table:table-cell office:value-type="float" office:value="11.68">
            <text:p>11.68</text:p>
          </table:table-cell>
          <table:table-cell office:value-type="float" office:value="0.45">
            <text:p>0.45</text:p>
          </table:table-cell>
          <table:table-cell office:value-type="string">
            <text:p>2,238.883K</text:p>
          </table:table-cell>
          <table:table-cell office:value-type="date" office:date-value="2015-03-03">
            <text:p>15年3月3日</text:p>
          </table:table-cell>
          <table:table-cell office:value-type="string">
            <text:p><text:span text:style-name="T3"><text:a xlink:href="http://bank.hangseng.com/1/PA_1_1_P1/ComSvlet_MiniSite_schi_gif?app=EinvcWarrantOSQty&amp;WarrCode2=29757">100%</text:a></text:span></text:p>
          </table:table-cell>
          <table:table-cell office:value-type="percentage" office:value="0.39106">
            <text:p>39.11%</text:p>
          </table:table-cell>
          <table:table-cell office:value-type="percentage" office:value="0.10873">
            <text:p>10.87%</text:p>
          </table:table-cell>
          <table:table-cell office:value-type="float" office:value="25.956">
            <text:p>25.956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string">
            <text:p>12194</text:p>
          </table:table-cell>
          <table:table-cell office:value-type="string">
            <text:p>Ａ中瑞银五二购Ａ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11.88">
            <text:p>11.88</text:p>
          </table:table-cell>
          <table:table-cell office:value-type="float" office:value="11.68">
            <text:p>11.68</text:p>
          </table:table-cell>
          <table:table-cell office:value-type="float" office:value="0.55">
            <text:p>0.55</text:p>
          </table:table-cell>
          <table:table-cell office:value-type="string">
            <text:p>1,849.015K</text:p>
          </table:table-cell>
          <table:table-cell office:value-type="date" office:date-value="2015-02-09">
            <text:p>15年2月9日</text:p>
          </table:table-cell>
          <table:table-cell office:value-type="string">
            <text:p><text:span text:style-name="T3"><text:a xlink:href="http://bank.hangseng.com/1/PA_1_1_P1/ComSvlet_MiniSite_schi_gif?app=EinvcWarrantOSQty&amp;WarrCode2=12194">44.58%</text:a></text:span></text:p>
          </table:table-cell>
          <table:table-cell office:value-type="percentage" office:value="0.39986">
            <text:p>39.99%</text:p>
          </table:table-cell>
          <table:table-cell office:value-type="percentage" office:value="0.06421">
            <text:p>6.42%</text:p>
          </table:table-cell>
          <table:table-cell office:value-type="float" office:value="21.236">
            <text:p>21.236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string">
            <text:p>27496</text:p>
          </table:table-cell>
          <table:table-cell office:value-type="string">
            <text:p>Ａ中汇丰五乙购Ａ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9.38">
            <text:p>9.38</text:p>
          </table:table-cell>
          <table:table-cell office:value-type="float" office:value="11.68">
            <text:p>11.68</text:p>
          </table:table-cell>
          <table:table-cell office:value-type="float" office:value="0.228">
            <text:p>0.228</text:p>
          </table:table-cell>
          <table:table-cell office:value-type="string">
            <text:p>1,815.704K</text:p>
          </table:table-cell>
          <table:table-cell office:value-type="date" office:date-value="2015-12-31">
            <text:p>15年12月31日</text:p>
          </table:table-cell>
          <table:table-cell office:value-type="string">
            <text:p><text:span text:style-name="T3"><text:a xlink:href="http://bank.hangseng.com/1/PA_1_1_P1/ComSvlet_MiniSite_schi_gif?app=EinvcWarrantOSQty&amp;WarrCode2=27496">47.14%</text:a></text:span></text:p>
          </table:table-cell>
          <table:table-cell office:value-type="percentage" office:value="0.27614">
            <text:p>27.61%</text:p>
          </table:table-cell>
          <table:table-cell office:value-type="percentage" office:value="-0.00171">
            <text:p>-0.17%</text:p>
          </table:table-cell>
          <table:table-cell office:value-type="float" office:value="5.123">
            <text:p>5.123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3">
          <table:table-cell office:value-type="string">
            <text:p>17522</text:p>
          </table:table-cell>
          <table:table-cell office:value-type="string">
            <text:p>Ａ中摩通五六购Ａ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10.5">
            <text:p>10.5</text:p>
          </table:table-cell>
          <table:table-cell office:value-type="float" office:value="11.68">
            <text:p>11.68</text:p>
          </table:table-cell>
          <table:table-cell office:value-type="float" office:value="1.44">
            <text:p>1.44</text:p>
          </table:table-cell>
          <table:table-cell office:value-type="string">
            <text:p>1,569.44K</text:p>
          </table:table-cell>
          <table:table-cell office:value-type="date" office:date-value="2015-06-02">
            <text:p>15年6月2日</text:p>
          </table:table-cell>
          <table:table-cell office:value-type="string">
            <text:p><text:span text:style-name="T3"><text:a xlink:href="http://bank.hangseng.com/1/PA_1_1_P1/ComSvlet_MiniSite_schi_gif?app=EinvcWarrantOSQty&amp;WarrCode2=17522">4.32%</text:a></text:span></text:p>
          </table:table-cell>
          <table:table-cell office:value-type="percentage" office:value="0.29816">
            <text:p>29.82%</text:p>
          </table:table-cell>
          <table:table-cell office:value-type="percentage" office:value="0.02226">
            <text:p>2.23%</text:p>
          </table:table-cell>
          <table:table-cell office:value-type="float" office:value="8.111">
            <text:p>8.111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string">
            <text:p>12184</text:p>
          </table:table-cell>
          <table:table-cell office:value-type="string">
            <text:p>Ａ中瑞信五二购Ｃ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11.98">
            <text:p>11.98</text:p>
          </table:table-cell>
          <table:table-cell office:value-type="float" office:value="11.68">
            <text:p>11.68</text:p>
          </table:table-cell>
          <table:table-cell office:value-type="float" office:value="0.6">
            <text:p>0.6</text:p>
          </table:table-cell>
          <table:table-cell office:value-type="string">
            <text:p>1,478.487K</text:p>
          </table:table-cell>
          <table:table-cell office:value-type="date" office:date-value="2015-02-27">
            <text:p>15年2月27日</text:p>
          </table:table-cell>
          <table:table-cell office:value-type="string">
            <text:p><text:span text:style-name="T3"><text:a xlink:href="http://bank.hangseng.com/1/PA_1_1_P1/ComSvlet_MiniSite_schi_gif?app=EinvcWarrantOSQty&amp;WarrCode2=12184">15.1%</text:a></text:span></text:p>
          </table:table-cell>
          <table:table-cell office:value-type="percentage" office:value="0.39237">
            <text:p>39.24%</text:p>
          </table:table-cell>
          <table:table-cell office:value-type="percentage" office:value="0.07705">
            <text:p>7.71%</text:p>
          </table:table-cell>
          <table:table-cell office:value-type="float" office:value="19.467">
            <text:p>19.467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string">
            <text:p>29520</text:p>
          </table:table-cell>
          <table:table-cell office:value-type="string">
            <text:p>Ａ中法兴五三购Ａ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10.5">
            <text:p>10.5</text:p>
          </table:table-cell>
          <table:table-cell office:value-type="float" office:value="11.68">
            <text:p>11.68</text:p>
          </table:table-cell>
          <table:table-cell office:value-type="float" office:value="1.3">
            <text:p>1.3</text:p>
          </table:table-cell>
          <table:table-cell office:value-type="string">
            <text:p>1,388.115K</text:p>
          </table:table-cell>
          <table:table-cell office:value-type="date" office:date-value="2015-03-04">
            <text:p>15年3月4日</text:p>
          </table:table-cell>
          <table:table-cell office:value-type="string">
            <text:p><text:span text:style-name="T3"><text:a xlink:href="http://bank.hangseng.com/1/PA_1_1_P1/ComSvlet_MiniSite_schi_gif?app=EinvcWarrantOSQty&amp;WarrCode2=29520">10.79%</text:a></text:span></text:p>
          </table:table-cell>
          <table:table-cell office:value-type="percentage" office:value="0.35657">
            <text:p>35.66%</text:p>
          </table:table-cell>
          <table:table-cell office:value-type="percentage" office:value="0.01027">
            <text:p>1.03%</text:p>
          </table:table-cell>
          <table:table-cell office:value-type="float" office:value="8.985">
            <text:p>8.985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string">
            <text:p>15446</text:p>
          </table:table-cell>
          <table:table-cell office:value-type="string">
            <text:p>Ａ中大和五二购Ａ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11.88">
            <text:p>11.88</text:p>
          </table:table-cell>
          <table:table-cell office:value-type="float" office:value="11.68">
            <text:p>11.68</text:p>
          </table:table-cell>
          <table:table-cell office:value-type="float" office:value="0.5">
            <text:p>0.5</text:p>
          </table:table-cell>
          <table:table-cell office:value-type="string">
            <text:p>1,247.43K</text:p>
          </table:table-cell>
          <table:table-cell office:value-type="date" office:date-value="2015-02-02">
            <text:p>15年2月2日</text:p>
          </table:table-cell>
          <table:table-cell office:value-type="string">
            <text:p><text:span text:style-name="T3"><text:a xlink:href="http://bank.hangseng.com/1/PA_1_1_P1/ComSvlet_MiniSite_schi_gif?app=EinvcWarrantOSQty&amp;WarrCode2=15446">11.4%</text:a></text:span></text:p>
          </table:table-cell>
          <table:table-cell office:value-type="percentage" office:value="0.39632">
            <text:p>39.63%</text:p>
          </table:table-cell>
          <table:table-cell office:value-type="percentage" office:value="0.05993">
            <text:p>5.99%</text:p>
          </table:table-cell>
          <table:table-cell office:value-type="float" office:value="23.36">
            <text:p>23.36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string">
            <text:p>28143</text:p>
          </table:table-cell>
          <table:table-cell office:value-type="string">
            <text:p>Ａ中法兴五二购Ａ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9.66">
            <text:p>9.66</text:p>
          </table:table-cell>
          <table:table-cell office:value-type="float" office:value="11.68">
            <text:p>11.68</text:p>
          </table:table-cell>
          <table:table-cell office:value-type="float" office:value="1.86">
            <text:p>1.86</text:p>
          </table:table-cell>
          <table:table-cell office:value-type="string">
            <text:p>1,009.5K</text:p>
          </table:table-cell>
          <table:table-cell office:value-type="date" office:date-value="2015-02-04">
            <text:p>15年2月4日</text:p>
          </table:table-cell>
          <table:table-cell office:value-type="string">
            <text:p><text:span text:style-name="T3"><text:a xlink:href="http://bank.hangseng.com/1/PA_1_1_P1/ComSvlet_MiniSite_schi_gif?app=EinvcWarrantOSQty&amp;WarrCode2=28143">30.11%</text:a></text:span></text:p>
          </table:table-cell>
          <table:table-cell office:value-type="percentage" office:value="0.36879">
            <text:p>36.88%</text:p>
          </table:table-cell>
          <table:table-cell office:value-type="percentage" office:value="-0.01369">
            <text:p>-1.37%</text:p>
          </table:table-cell>
          <table:table-cell office:value-type="float" office:value="6.28">
            <text:p>6.28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string">
            <text:p>17119</text:p>
          </table:table-cell>
          <table:table-cell office:value-type="string">
            <text:p>Ａ中汇丰五四购Ａ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10.02">
            <text:p>10.02</text:p>
          </table:table-cell>
          <table:table-cell office:value-type="float" office:value="11.68">
            <text:p>11.68</text:p>
          </table:table-cell>
          <table:table-cell office:value-type="float" office:value="1.66">
            <text:p>1.66</text:p>
          </table:table-cell>
          <table:table-cell office:value-type="string">
            <text:p>979.8K</text:p>
          </table:table-cell>
          <table:table-cell office:value-type="date" office:date-value="2015-04-01">
            <text:p>15年4月1日</text:p>
          </table:table-cell>
          <table:table-cell office:value-type="string">
            <text:p><text:span text:style-name="T3"><text:a xlink:href="http://bank.hangseng.com/1/PA_1_1_P1/ComSvlet_MiniSite_schi_gif?app=EinvcWarrantOSQty&amp;WarrCode2=17119">3.98%</text:a></text:span></text:p>
          </table:table-cell>
          <table:table-cell office:value-type="percentage" office:value="0.31925">
            <text:p>31.93%</text:p>
          </table:table-cell>
          <table:table-cell office:value-type="percentage" office:value="0">
            <text:p>0.00%</text:p>
          </table:table-cell>
          <table:table-cell office:value-type="float" office:value="7.036">
            <text:p>7.036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string">
            <text:p>17879</text:p>
          </table:table-cell>
          <table:table-cell office:value-type="string">
            <text:p>Ａ中野村五七购Ａ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12">
            <text:p>12</text:p>
          </table:table-cell>
          <table:table-cell office:value-type="float" office:value="11.68">
            <text:p>11.68</text:p>
          </table:table-cell>
          <table:table-cell office:value-type="float" office:value="0.97">
            <text:p>0.97</text:p>
          </table:table-cell>
          <table:table-cell office:value-type="string">
            <text:p>920.3K</text:p>
          </table:table-cell>
          <table:table-cell office:value-type="date" office:date-value="2015-07-31">
            <text:p>15年7月31日</text:p>
          </table:table-cell>
          <table:table-cell office:value-type="string">
            <text:p><text:span text:style-name="T3"><text:a xlink:href="http://bank.hangseng.com/1/PA_1_1_P1/ComSvlet_MiniSite_schi_gif?app=EinvcWarrantOSQty&amp;WarrCode2=17879">1.78%</text:a></text:span></text:p>
          </table:table-cell>
          <table:table-cell office:value-type="percentage" office:value="0.33137">
            <text:p>33.14%</text:p>
          </table:table-cell>
          <table:table-cell office:value-type="percentage" office:value="0.11045">
            <text:p>11.05%</text:p>
          </table:table-cell>
          <table:table-cell office:value-type="float" office:value="12.041">
            <text:p>12.041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string">
            <text:p>29750</text:p>
          </table:table-cell>
          <table:table-cell office:value-type="string">
            <text:p>Ａ中瑞信五二购Ｂ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11.19">
            <text:p>11.19</text:p>
          </table:table-cell>
          <table:table-cell office:value-type="float" office:value="11.68">
            <text:p>11.68</text:p>
          </table:table-cell>
          <table:table-cell office:value-type="float" office:value="0.89">
            <text:p>0.89</text:p>
          </table:table-cell>
          <table:table-cell office:value-type="string">
            <text:p>877.176K</text:p>
          </table:table-cell>
          <table:table-cell office:value-type="date" office:date-value="2015-02-27">
            <text:p>15年2月27日</text:p>
          </table:table-cell>
          <table:table-cell office:value-type="string">
            <text:p><text:span text:style-name="T3"><text:a xlink:href="http://bank.hangseng.com/1/PA_1_1_P1/ComSvlet_MiniSite_schi_gif?app=EinvcWarrantOSQty&amp;WarrCode2=29750">12.94%</text:a></text:span></text:p>
          </table:table-cell>
          <table:table-cell office:value-type="percentage" office:value="0.36609">
            <text:p>36.61%</text:p>
          </table:table-cell>
          <table:table-cell office:value-type="percentage" office:value="0.03425">
            <text:p>3.43%</text:p>
          </table:table-cell>
          <table:table-cell office:value-type="float" office:value="13.124">
            <text:p>13.124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string">
            <text:p>12380</text:p>
          </table:table-cell>
          <table:table-cell office:value-type="string">
            <text:p>Ａ中法巴五三购Ａ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11.18">
            <text:p>11.18</text:p>
          </table:table-cell>
          <table:table-cell office:value-type="float" office:value="11.68">
            <text:p>11.68</text:p>
          </table:table-cell>
          <table:table-cell office:value-type="float" office:value="0.97">
            <text:p>0.97</text:p>
          </table:table-cell>
          <table:table-cell office:value-type="string">
            <text:p>860.77K</text:p>
          </table:table-cell>
          <table:table-cell office:value-type="date" office:date-value="2015-03-03">
            <text:p>15年3月3日</text:p>
          </table:table-cell>
          <table:table-cell office:value-type="string">
            <text:p><text:span text:style-name="T3"><text:a xlink:href="http://bank.hangseng.com/1/PA_1_1_P1/ComSvlet_MiniSite_schi_gif?app=EinvcWarrantOSQty&amp;WarrCode2=12380">6.92%</text:a></text:span></text:p>
          </table:table-cell>
          <table:table-cell office:value-type="percentage" office:value="0.39244">
            <text:p>39.24%</text:p>
          </table:table-cell>
          <table:table-cell office:value-type="percentage" office:value="0.04024">
            <text:p>4.02%</text:p>
          </table:table-cell>
          <table:table-cell office:value-type="float" office:value="12.041">
            <text:p>12.041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string">
            <text:p>12793</text:p>
          </table:table-cell>
          <table:table-cell office:value-type="string">
            <text:p>Ａ中法兴七一购Ａ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8.87">
            <text:p>8.87</text:p>
          </table:table-cell>
          <table:table-cell office:value-type="float" office:value="11.68">
            <text:p>11.68</text:p>
          </table:table-cell>
          <table:table-cell office:value-type="float" office:value="0.275">
            <text:p>0.275</text:p>
          </table:table-cell>
          <table:table-cell office:value-type="string">
            <text:p>820.395K</text:p>
          </table:table-cell>
          <table:table-cell office:value-type="date" office:date-value="2017-01-04">
            <text:p>17年1月4日</text:p>
          </table:table-cell>
          <table:table-cell office:value-type="string">
            <text:p><text:span text:style-name="T3"><text:a xlink:href="http://bank.hangseng.com/1/PA_1_1_P1/ComSvlet_MiniSite_schi_gif?app=EinvcWarrantOSQty&amp;WarrCode2=12793">50.71%</text:a></text:span></text:p>
          </table:table-cell>
          <table:table-cell office:value-type="percentage" office:value="0.26388">
            <text:p>26.39%</text:p>
          </table:table-cell>
          <table:table-cell office:value-type="percentage" office:value="-0.00513">
            <text:p>-0.51%</text:p>
          </table:table-cell>
          <table:table-cell office:value-type="float" office:value="4.247">
            <text:p>4.247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3">
          <table:table-cell office:value-type="string">
            <text:p>13021</text:p>
          </table:table-cell>
          <table:table-cell office:value-type="string">
            <text:p>Ａ中汇丰五一购Ｂ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10.9">
            <text:p>10.9</text:p>
          </table:table-cell>
          <table:table-cell office:value-type="float" office:value="11.68">
            <text:p>11.68</text:p>
          </table:table-cell>
          <table:table-cell office:value-type="float" office:value="0.92">
            <text:p>0.92</text:p>
          </table:table-cell>
          <table:table-cell office:value-type="string">
            <text:p>773.44K</text:p>
          </table:table-cell>
          <table:table-cell office:value-type="date" office:date-value="2015-01-28">
            <text:p>15年1月28日</text:p>
          </table:table-cell>
          <table:table-cell office:value-type="string">
            <text:p><text:span text:style-name="T3"><text:a xlink:href="http://bank.hangseng.com/1/PA_1_1_P1/ComSvlet_MiniSite_schi_gif?app=EinvcWarrantOSQty&amp;WarrCode2=13021">16.86%</text:a></text:span></text:p>
          </table:table-cell>
          <table:table-cell office:value-type="percentage" office:value="0.38313">
            <text:p>38.31%</text:p>
          </table:table-cell>
          <table:table-cell office:value-type="percentage" office:value="0.01199">
            <text:p>1.20%</text:p>
          </table:table-cell>
          <table:table-cell office:value-type="float" office:value="12.696">
            <text:p>12.696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string">
            <text:p>17637</text:p>
          </table:table-cell>
          <table:table-cell office:value-type="string">
            <text:p>Ａ中高盛五五购Ｂ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11">
            <text:p>11</text:p>
          </table:table-cell>
          <table:table-cell office:value-type="float" office:value="11.68">
            <text:p>11.68</text:p>
          </table:table-cell>
          <table:table-cell office:value-type="float" office:value="1.29">
            <text:p>1.29</text:p>
          </table:table-cell>
          <table:table-cell office:value-type="string">
            <text:p>750.532K</text:p>
          </table:table-cell>
          <table:table-cell office:value-type="date" office:date-value="2015-05-29">
            <text:p>15年5月29日</text:p>
          </table:table-cell>
          <table:table-cell office:value-type="string">
            <text:p><text:span text:style-name="T3"><text:a xlink:href="http://bank.hangseng.com/1/PA_1_1_P1/ComSvlet_MiniSite_schi_gif?app=EinvcWarrantOSQty&amp;WarrCode2=17637">6.91%</text:a></text:span></text:p>
          </table:table-cell>
          <table:table-cell office:value-type="percentage" office:value="0.34845">
            <text:p>34.85%</text:p>
          </table:table-cell>
          <table:table-cell office:value-type="percentage" office:value="0.05223">
            <text:p>5.22%</text:p>
          </table:table-cell>
          <table:table-cell office:value-type="float" office:value="9.054">
            <text:p>9.054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string">
            <text:p>15127</text:p>
          </table:table-cell>
          <table:table-cell office:value-type="string">
            <text:p>Ａ中汇丰四十二购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11.28">
            <text:p>11.28</text:p>
          </table:table-cell>
          <table:table-cell office:value-type="float" office:value="11.68">
            <text:p>11.68</text:p>
          </table:table-cell>
          <table:table-cell office:value-type="float" office:value="0.05">
            <text:p>0.05</text:p>
          </table:table-cell>
          <table:table-cell office:value-type="string">
            <text:p>743.43K</text:p>
          </table:table-cell>
          <table:table-cell office:value-type="date" office:date-value="2014-12-30">
            <text:p>14年12月30日</text:p>
          </table:table-cell>
          <table:table-cell office:value-type="string">
            <text:p><text:span text:style-name="T3"><text:a xlink:href="http://bank.hangseng.com/1/PA_1_1_P1/ComSvlet_MiniSite_schi_gif?app=EinvcWarrantOSQty&amp;WarrCode2=15127">60.53%</text:a></text:span></text:p>
          </table:table-cell>
          <table:table-cell office:value-type="percentage" office:value="0.40691">
            <text:p>40.69%</text:p>
          </table:table-cell>
          <table:table-cell office:value-type="percentage" office:value="0.00856">
            <text:p>0.86%</text:p>
          </table:table-cell>
          <table:table-cell office:value-type="float" office:value="23.36">
            <text:p>23.36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3">
          <table:table-cell office:value-type="string">
            <text:p>29843</text:p>
          </table:table-cell>
          <table:table-cell office:value-type="string">
            <text:p>Ａ中法兴五四购Ａ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11.5">
            <text:p>11.5</text:p>
          </table:table-cell>
          <table:table-cell office:value-type="float" office:value="11.68">
            <text:p>11.68</text:p>
          </table:table-cell>
          <table:table-cell office:value-type="float" office:value="0.84">
            <text:p>0.84</text:p>
          </table:table-cell>
          <table:table-cell office:value-type="string">
            <text:p>708.73K</text:p>
          </table:table-cell>
          <table:table-cell office:value-type="date" office:date-value="2015-04-08">
            <text:p>15年4月8日</text:p>
          </table:table-cell>
          <table:table-cell office:value-type="string">
            <text:p><text:span text:style-name="T3"><text:a xlink:href="http://bank.hangseng.com/1/PA_1_1_P1/ComSvlet_MiniSite_schi_gif?app=EinvcWarrantOSQty&amp;WarrCode2=29843">8.65%</text:a></text:span></text:p>
          </table:table-cell>
          <table:table-cell office:value-type="percentage" office:value="0.33609">
            <text:p>33.61%</text:p>
          </table:table-cell>
          <table:table-cell office:value-type="percentage" office:value="0.05651">
            <text:p>5.65%</text:p>
          </table:table-cell>
          <table:table-cell office:value-type="float" office:value="13.905">
            <text:p>13.905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string">
            <text:p>29648</text:p>
          </table:table-cell>
          <table:table-cell office:value-type="string">
            <text:p>Ａ中汇丰五二购Ａ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10.38">
            <text:p>10.38</text:p>
          </table:table-cell>
          <table:table-cell office:value-type="float" office:value="11.68">
            <text:p>11.68</text:p>
          </table:table-cell>
          <table:table-cell office:value-type="float" office:value="1.29">
            <text:p>1.29</text:p>
          </table:table-cell>
          <table:table-cell office:value-type="string">
            <text:p>684.84K</text:p>
          </table:table-cell>
          <table:table-cell office:value-type="date" office:date-value="2015-02-09">
            <text:p>15年2月9日</text:p>
          </table:table-cell>
          <table:table-cell office:value-type="string">
            <text:p><text:span text:style-name="T3"><text:a xlink:href="http://bank.hangseng.com/1/PA_1_1_P1/ComSvlet_MiniSite_schi_gif?app=EinvcWarrantOSQty&amp;WarrCode2=29648">4.51%</text:a></text:span></text:p>
          </table:table-cell>
          <table:table-cell office:value-type="percentage" office:value="0.35726">
            <text:p>35.73%</text:p>
          </table:table-cell>
          <table:table-cell office:value-type="percentage" office:value="-0.00085">
            <text:p>-0.09%</text:p>
          </table:table-cell>
          <table:table-cell office:value-type="float" office:value="9.054">
            <text:p>9.054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string">
            <text:p>15643</text:p>
          </table:table-cell>
          <table:table-cell office:value-type="string">
            <text:p>Ａ中瑞银五一购Ａ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9.51">
            <text:p>9.51</text:p>
          </table:table-cell>
          <table:table-cell office:value-type="float" office:value="11.68">
            <text:p>11.68</text:p>
          </table:table-cell>
          <table:table-cell office:value-type="float" office:value="1.95">
            <text:p>1.95</text:p>
          </table:table-cell>
          <table:table-cell office:value-type="string">
            <text:p>642.9K</text:p>
          </table:table-cell>
          <table:table-cell office:value-type="date" office:date-value="2015-01-27">
            <text:p>15年1月27日</text:p>
          </table:table-cell>
          <table:table-cell office:value-type="string">
            <text:p><text:span text:style-name="T3"><text:a xlink:href="http://bank.hangseng.com/1/PA_1_1_P1/ComSvlet_MiniSite_schi_gif?app=EinvcWarrantOSQty&amp;WarrCode2=15643">24.47%</text:a></text:span></text:p>
          </table:table-cell>
          <table:table-cell office:value-type="percentage" office:value="0.32249">
            <text:p>32.25%</text:p>
          </table:table-cell>
          <table:table-cell office:value-type="percentage" office:value="-0.01883">
            <text:p>-1.88%</text:p>
          </table:table-cell>
          <table:table-cell office:value-type="float" office:value="5.99">
            <text:p>5.99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string">
            <text:p>29572</text:p>
          </table:table-cell>
          <table:table-cell office:value-type="string">
            <text:p>Ａ中瑞信五二购Ａ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10.38">
            <text:p>10.38</text:p>
          </table:table-cell>
          <table:table-cell office:value-type="float" office:value="11.68">
            <text:p>11.68</text:p>
          </table:table-cell>
          <table:table-cell office:value-type="float" office:value="1.28">
            <text:p>1.28</text:p>
          </table:table-cell>
          <table:table-cell office:value-type="string">
            <text:p>607.92K</text:p>
          </table:table-cell>
          <table:table-cell office:value-type="date" office:date-value="2015-02-02">
            <text:p>15年2月2日</text:p>
          </table:table-cell>
          <table:table-cell office:value-type="string">
            <text:p><text:span text:style-name="T3"><text:a xlink:href="http://bank.hangseng.com/1/PA_1_1_P1/ComSvlet_MiniSite_schi_gif?app=EinvcWarrantOSQty&amp;WarrCode2=29572">35.63%</text:a></text:span></text:p>
          </table:table-cell>
          <table:table-cell office:value-type="percentage" office:value="0.37264">
            <text:p>37.26%</text:p>
          </table:table-cell>
          <table:table-cell office:value-type="percentage" office:value="-0.00171">
            <text:p>-0.17%</text:p>
          </table:table-cell>
          <table:table-cell office:value-type="float" office:value="9.125">
            <text:p>9.125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string">
            <text:p>28692</text:p>
          </table:table-cell>
          <table:table-cell office:value-type="string">
            <text:p>Ａ中野村五三购Ａ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10.18">
            <text:p>10.18</text:p>
          </table:table-cell>
          <table:table-cell office:value-type="float" office:value="11.68">
            <text:p>11.68</text:p>
          </table:table-cell>
          <table:table-cell office:value-type="float" office:value="1.56">
            <text:p>1.56</text:p>
          </table:table-cell>
          <table:table-cell office:value-type="string">
            <text:p>584.7K</text:p>
          </table:table-cell>
          <table:table-cell office:value-type="date" office:date-value="2015-03-30">
            <text:p>15年3月30日</text:p>
          </table:table-cell>
          <table:table-cell office:value-type="string">
            <text:p><text:span text:style-name="T3"><text:a xlink:href="http://bank.hangseng.com/1/PA_1_1_P1/ComSvlet_MiniSite_schi_gif?app=EinvcWarrantOSQty&amp;WarrCode2=28692">33.68%</text:a></text:span></text:p>
          </table:table-cell>
          <table:table-cell office:value-type="percentage" office:value="0.33113">
            <text:p>33.11%</text:p>
          </table:table-cell>
          <table:table-cell office:value-type="percentage" office:value="0.00514">
            <text:p>0.51%</text:p>
          </table:table-cell>
          <table:table-cell office:value-type="float" office:value="7.487">
            <text:p>7.487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string">
            <text:p>13664</text:p>
          </table:table-cell>
          <table:table-cell office:value-type="string">
            <text:p>Ａ中汇丰六三购Ａ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7.79">
            <text:p>7.79</text:p>
          </table:table-cell>
          <table:table-cell office:value-type="float" office:value="11.68">
            <text:p>11.68</text:p>
          </table:table-cell>
          <table:table-cell office:value-type="float" office:value="0.36">
            <text:p>0.36</text:p>
          </table:table-cell>
          <table:table-cell office:value-type="string">
            <text:p>554.64K</text:p>
          </table:table-cell>
          <table:table-cell office:value-type="date" office:date-value="2016-03-23">
            <text:p>16年3月23日</text:p>
          </table:table-cell>
          <table:table-cell office:value-type="string">
            <text:p><text:span text:style-name="T3"><text:a xlink:href="http://bank.hangseng.com/1/PA_1_1_P1/ComSvlet_MiniSite_schi_gif?app=EinvcWarrantOSQty&amp;WarrCode2=13664">29.19%</text:a></text:span></text:p>
          </table:table-cell>
          <table:table-cell office:value-type="percentage" office:value="0.28658">
            <text:p>28.66%</text:p>
          </table:table-cell>
          <table:table-cell office:value-type="percentage" office:value="-0.02482">
            <text:p>-2.48%</text:p>
          </table:table-cell>
          <table:table-cell office:value-type="float" office:value="3.244">
            <text:p>3.244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3">
          <table:table-cell office:value-type="string">
            <text:p>18141</text:p>
          </table:table-cell>
          <table:table-cell office:value-type="string">
            <text:p>Ａ中高盛五七购Ａ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14.28">
            <text:p>14.28</text:p>
          </table:table-cell>
          <table:table-cell office:value-type="float" office:value="11.68">
            <text:p>11.68</text:p>
          </table:table-cell>
          <table:table-cell office:value-type="float" office:value="0.61">
            <text:p>0.61</text:p>
          </table:table-cell>
          <table:table-cell office:value-type="string">
            <text:p>539.4K</text:p>
          </table:table-cell>
          <table:table-cell office:value-type="date" office:date-value="2015-07-30">
            <text:p>15年7月30日</text:p>
          </table:table-cell>
          <table:table-cell office:value-type="string">
            <text:p><text:span text:style-name="T3"><text:a xlink:href="http://bank.hangseng.com/1/PA_1_1_P1/ComSvlet_MiniSite_schi_gif?app=EinvcWarrantOSQty&amp;WarrCode2=18141">0%</text:a></text:span></text:p>
          </table:table-cell>
          <table:table-cell office:value-type="percentage" office:value="0.4098">
            <text:p>40.98%</text:p>
          </table:table-cell>
          <table:table-cell office:value-type="percentage" office:value="0.27483">
            <text:p>27.48%</text:p>
          </table:table-cell>
          <table:table-cell office:value-type="float" office:value="19.148">
            <text:p>19.148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string">
            <text:p>26982</text:p>
          </table:table-cell>
          <table:table-cell office:value-type="string">
            <text:p>Ａ中花旗四乙购Ｂ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9.08">
            <text:p>9.08</text:p>
          </table:table-cell>
          <table:table-cell office:value-type="float" office:value="11.68">
            <text:p>11.68</text:p>
          </table:table-cell>
          <table:table-cell office:value-type="float" office:value="2.38">
            <text:p>2.38</text:p>
          </table:table-cell>
          <table:table-cell office:value-type="string">
            <text:p>493.0K</text:p>
          </table:table-cell>
          <table:table-cell office:value-type="date" office:date-value="2014-12-22">
            <text:p>14年12月22日</text:p>
          </table:table-cell>
          <table:table-cell office:value-type="string">
            <text:p><text:span text:style-name="T3"><text:a xlink:href="http://bank.hangseng.com/1/PA_1_1_P1/ComSvlet_MiniSite_schi_gif?app=EinvcWarrantOSQty&amp;WarrCode2=26982">7.19%</text:a></text:span></text:p>
          </table:table-cell>
          <table:table-cell office:value-type="percentage" office:value="0.80599">
            <text:p>80.60%</text:p>
          </table:table-cell>
          <table:table-cell office:value-type="percentage" office:value="-0.01883">
            <text:p>-1.88%</text:p>
          </table:table-cell>
          <table:table-cell office:value-type="float" office:value="4.908">
            <text:p>4.908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string">
            <text:p>24458</text:p>
          </table:table-cell>
          <table:table-cell office:value-type="string">
            <text:p>Ａ中中银五七购Ａ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11">
            <text:p>11</text:p>
          </table:table-cell>
          <table:table-cell office:value-type="float" office:value="11.68">
            <text:p>11.68</text:p>
          </table:table-cell>
          <table:table-cell office:value-type="float" office:value="1.3">
            <text:p>1.3</text:p>
          </table:table-cell>
          <table:table-cell office:value-type="string">
            <text:p>445.1K</text:p>
          </table:table-cell>
          <table:table-cell office:value-type="date" office:date-value="2015-07-27">
            <text:p>15年7月27日</text:p>
          </table:table-cell>
          <table:table-cell office:value-type="string">
            <text:p><text:span text:style-name="T3"><text:a xlink:href="http://bank.hangseng.com/1/PA_1_1_P1/ComSvlet_MiniSite_schi_gif?app=EinvcWarrantOSQty&amp;WarrCode2=24458">0.39%</text:a></text:span></text:p>
          </table:table-cell>
          <table:table-cell office:value-type="percentage" office:value="0.30259">
            <text:p>30.26%</text:p>
          </table:table-cell>
          <table:table-cell office:value-type="percentage" office:value="0.05308">
            <text:p>5.31%</text:p>
          </table:table-cell>
          <table:table-cell office:value-type="float" office:value="8.985">
            <text:p>8.985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string">
            <text:p>13566</text:p>
          </table:table-cell>
          <table:table-cell office:value-type="string">
            <text:p>Ａ中渣打八八购Ａ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7.8">
            <text:p>7.8</text:p>
          </table:table-cell>
          <table:table-cell office:value-type="float" office:value="11.68">
            <text:p>11.68</text:p>
          </table:table-cell>
          <table:table-cell office:value-type="float" office:value="0.385">
            <text:p>0.385</text:p>
          </table:table-cell>
          <table:table-cell office:value-type="string">
            <text:p>419.0K</text:p>
          </table:table-cell>
          <table:table-cell office:value-type="date" office:date-value="2018-08-08">
            <text:p>18年8月8日</text:p>
          </table:table-cell>
          <table:table-cell office:value-type="string">
            <text:p><text:span text:style-name="T3"><text:a xlink:href="http://bank.hangseng.com/1/PA_1_1_P1/ComSvlet_MiniSite_schi_gif?app=EinvcWarrantOSQty&amp;WarrCode2=13566">10.9%</text:a></text:span></text:p>
          </table:table-cell>
          <table:table-cell office:value-type="percentage" office:value="0.26542">
            <text:p>26.54%</text:p>
          </table:table-cell>
          <table:table-cell office:value-type="percentage" office:value="-0.00256">
            <text:p>-0.26%</text:p>
          </table:table-cell>
          <table:table-cell office:value-type="float" office:value="3.034">
            <text:p>3.034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3">
          <table:table-cell office:value-type="string">
            <text:p>13261</text:p>
          </table:table-cell>
          <table:table-cell office:value-type="string">
            <text:p>Ａ中瑞信六乙购Ａ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8.87">
            <text:p>8.87</text:p>
          </table:table-cell>
          <table:table-cell office:value-type="float" office:value="11.68">
            <text:p>11.68</text:p>
          </table:table-cell>
          <table:table-cell office:value-type="float" office:value="0.28">
            <text:p>0.28</text:p>
          </table:table-cell>
          <table:table-cell office:value-type="string">
            <text:p>341.33K</text:p>
          </table:table-cell>
          <table:table-cell office:value-type="date" office:date-value="2016-12-28">
            <text:p>16年12月28日</text:p>
          </table:table-cell>
          <table:table-cell office:value-type="string">
            <text:p><text:span text:style-name="T3"><text:a xlink:href="http://bank.hangseng.com/1/PA_1_1_P1/ComSvlet_MiniSite_schi_gif?app=EinvcWarrantOSQty&amp;WarrCode2=13261">1.99%</text:a></text:span></text:p>
          </table:table-cell>
          <table:table-cell office:value-type="percentage" office:value="0.27566">
            <text:p>27.57%</text:p>
          </table:table-cell>
          <table:table-cell office:value-type="percentage" office:value="-0.00085">
            <text:p>-0.09%</text:p>
          </table:table-cell>
          <table:table-cell office:value-type="float" office:value="4.171">
            <text:p>4.171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3">
          <table:table-cell office:value-type="string">
            <text:p>12322</text:p>
          </table:table-cell>
          <table:table-cell office:value-type="string">
            <text:p>Ａ中汇丰六乙购Ａ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8.87">
            <text:p>8.87</text:p>
          </table:table-cell>
          <table:table-cell office:value-type="float" office:value="11.68">
            <text:p>11.68</text:p>
          </table:table-cell>
          <table:table-cell office:value-type="float" office:value="0.29">
            <text:p>0.29</text:p>
          </table:table-cell>
          <table:table-cell office:value-type="string">
            <text:p>335.045K</text:p>
          </table:table-cell>
          <table:table-cell office:value-type="date" office:date-value="2016-12-28">
            <text:p>16年12月28日</text:p>
          </table:table-cell>
          <table:table-cell office:value-type="string">
            <text:p><text:span text:style-name="T3"><text:a xlink:href="http://bank.hangseng.com/1/PA_1_1_P1/ComSvlet_MiniSite_schi_gif?app=EinvcWarrantOSQty&amp;WarrCode2=12322">8.74%</text:a></text:span></text:p>
          </table:table-cell>
          <table:table-cell office:value-type="percentage" office:value="0.29643">
            <text:p>29.64%</text:p>
          </table:table-cell>
          <table:table-cell office:value-type="percentage" office:value="0.00771">
            <text:p>0.77%</text:p>
          </table:table-cell>
          <table:table-cell office:value-type="float" office:value="4.028">
            <text:p>4.028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3">
          <table:table-cell office:value-type="string">
            <text:p>17425</text:p>
          </table:table-cell>
          <table:table-cell office:value-type="string">
            <text:p>Ａ中高盛五五购Ａ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10.18">
            <text:p>10.18</text:p>
          </table:table-cell>
          <table:table-cell office:value-type="float" office:value="11.68">
            <text:p>11.68</text:p>
          </table:table-cell>
          <table:table-cell office:value-type="float" office:value="1.68">
            <text:p>1.68</text:p>
          </table:table-cell>
          <table:table-cell office:value-type="string">
            <text:p>322.06K</text:p>
          </table:table-cell>
          <table:table-cell office:value-type="date" office:date-value="2015-05-29">
            <text:p>15年5月29日</text:p>
          </table:table-cell>
          <table:table-cell office:value-type="string">
            <text:p><text:span text:style-name="T3"><text:a xlink:href="http://bank.hangseng.com/1/PA_1_1_P1/ComSvlet_MiniSite_schi_gif?app=EinvcWarrantOSQty&amp;WarrCode2=17425">1.63%</text:a></text:span></text:p>
          </table:table-cell>
          <table:table-cell office:value-type="percentage" office:value="0.31445">
            <text:p>31.45%</text:p>
          </table:table-cell>
          <table:table-cell office:value-type="percentage" office:value="0.01541">
            <text:p>1.54%</text:p>
          </table:table-cell>
          <table:table-cell office:value-type="float" office:value="6.952">
            <text:p>6.952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string">
            <text:p>26378</text:p>
          </table:table-cell>
          <table:table-cell office:value-type="string">
            <text:p>Ａ中高盛六乙购Ａ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8.87">
            <text:p>8.87</text:p>
          </table:table-cell>
          <table:table-cell office:value-type="float" office:value="11.68">
            <text:p>11.68</text:p>
          </table:table-cell>
          <table:table-cell office:value-type="float" office:value="0.32">
            <text:p>0.32</text:p>
          </table:table-cell>
          <table:table-cell office:value-type="string">
            <text:p>320.0K</text:p>
          </table:table-cell>
          <table:table-cell office:value-type="date" office:date-value="2016-12-28">
            <text:p>16年12月28日</text:p>
          </table:table-cell>
          <table:table-cell office:value-type="string">
            <text:p><text:span text:style-name="T3"><text:a xlink:href="http://bank.hangseng.com/1/PA_1_1_P1/ComSvlet_MiniSite_schi_gif?app=EinvcWarrantOSQty&amp;WarrCode2=26378">31.01%</text:a></text:span></text:p>
          </table:table-cell>
          <table:table-cell office:value-type="percentage" office:value="0.35726">
            <text:p>35.73%</text:p>
          </table:table-cell>
          <table:table-cell office:value-type="percentage" office:value="0.03339">
            <text:p>3.34%</text:p>
          </table:table-cell>
          <table:table-cell office:value-type="float" office:value="3.65">
            <text:p>3.65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3">
          <table:table-cell office:value-type="string">
            <text:p>20353</text:p>
          </table:table-cell>
          <table:table-cell office:value-type="string">
            <text:p>Ａ中渣打六八购Ａ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8.48">
            <text:p>8.48</text:p>
          </table:table-cell>
          <table:table-cell office:value-type="float" office:value="11.68">
            <text:p>11.68</text:p>
          </table:table-cell>
          <table:table-cell office:value-type="float" office:value="0.34">
            <text:p>0.34</text:p>
          </table:table-cell>
          <table:table-cell office:value-type="string">
            <text:p>317.1K</text:p>
          </table:table-cell>
          <table:table-cell office:value-type="date" office:date-value="2016-08-08">
            <text:p>16年8月8日</text:p>
          </table:table-cell>
          <table:table-cell office:value-type="string">
            <text:p><text:span text:style-name="T3"><text:a xlink:href="http://bank.hangseng.com/1/PA_1_1_P1/ComSvlet_MiniSite_schi_gif?app=EinvcWarrantOSQty&amp;WarrCode2=20353">14.36%</text:a></text:span></text:p>
          </table:table-cell>
          <table:table-cell office:value-type="percentage" office:value="0.34362">
            <text:p>34.36%</text:p>
          </table:table-cell>
          <table:table-cell office:value-type="percentage" office:value="0.01712">
            <text:p>1.71%</text:p>
          </table:table-cell>
          <table:table-cell office:value-type="float" office:value="3.435">
            <text:p>3.435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3">
          <table:table-cell office:value-type="string">
            <text:p>17673</text:p>
          </table:table-cell>
          <table:table-cell office:value-type="string">
            <text:p>Ａ中中银五六购Ａ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10">
            <text:p>10</text:p>
          </table:table-cell>
          <table:table-cell office:value-type="float" office:value="11.68">
            <text:p>11.68</text:p>
          </table:table-cell>
          <table:table-cell office:value-type="float" office:value="1.8">
            <text:p>1.8</text:p>
          </table:table-cell>
          <table:table-cell office:value-type="string">
            <text:p>314.2K</text:p>
          </table:table-cell>
          <table:table-cell office:value-type="date" office:date-value="2015-06-29">
            <text:p>15年6月29日</text:p>
          </table:table-cell>
          <table:table-cell office:value-type="string">
            <text:p><text:span text:style-name="T3"><text:a xlink:href="http://bank.hangseng.com/1/PA_1_1_P1/ComSvlet_MiniSite_schi_gif?app=EinvcWarrantOSQty&amp;WarrCode2=17673">2.27%</text:a></text:span></text:p>
          </table:table-cell>
          <table:table-cell office:value-type="percentage" office:value="0.28763">
            <text:p>28.76%</text:p>
          </table:table-cell>
          <table:table-cell office:value-type="percentage" office:value="0.01027">
            <text:p>1.03%</text:p>
          </table:table-cell>
          <table:table-cell office:value-type="float" office:value="6.489">
            <text:p>6.489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string">
            <text:p>17796</text:p>
          </table:table-cell>
          <table:table-cell office:value-type="string">
            <text:p>Ａ中法兴五六购Ａ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11">
            <text:p>11</text:p>
          </table:table-cell>
          <table:table-cell office:value-type="float" office:value="11.68">
            <text:p>11.68</text:p>
          </table:table-cell>
          <table:table-cell office:value-type="float" office:value="1.49">
            <text:p>1.49</text:p>
          </table:table-cell>
          <table:table-cell office:value-type="string">
            <text:p>288.7K</text:p>
          </table:table-cell>
          <table:table-cell office:value-type="date" office:date-value="2015-06-03">
            <text:p>15年6月3日</text:p>
          </table:table-cell>
          <table:table-cell office:value-type="string">
            <text:p><text:span text:style-name="T3"><text:a xlink:href="http://bank.hangseng.com/1/PA_1_1_P1/ComSvlet_MiniSite_schi_gif?app=EinvcWarrantOSQty&amp;WarrCode2=17796">1.04%</text:a></text:span></text:p>
          </table:table-cell>
          <table:table-cell office:value-type="percentage" office:value="0.40944">
            <text:p>40.94%</text:p>
          </table:table-cell>
          <table:table-cell office:value-type="percentage" office:value="0.06935">
            <text:p>6.94%</text:p>
          </table:table-cell>
          <table:table-cell office:value-type="float" office:value="7.839">
            <text:p>7.839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string">
            <text:p>15994</text:p>
          </table:table-cell>
          <table:table-cell office:value-type="string">
            <text:p>Ａ中渣打五三购Ａ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10.5">
            <text:p>10.5</text:p>
          </table:table-cell>
          <table:table-cell office:value-type="float" office:value="11.68">
            <text:p>11.68</text:p>
          </table:table-cell>
          <table:table-cell office:value-type="float" office:value="1.36">
            <text:p>1.36</text:p>
          </table:table-cell>
          <table:table-cell office:value-type="string">
            <text:p>288.0K</text:p>
          </table:table-cell>
          <table:table-cell office:value-type="date" office:date-value="2015-03-31">
            <text:p>15年3月31日</text:p>
          </table:table-cell>
          <table:table-cell office:value-type="string">
            <text:p><text:span text:style-name="T3"><text:a xlink:href="http://bank.hangseng.com/1/PA_1_1_P1/ComSvlet_MiniSite_schi_gif?app=EinvcWarrantOSQty&amp;WarrCode2=15994">6.15%</text:a></text:span></text:p>
          </table:table-cell>
          <table:table-cell office:value-type="percentage" office:value="0.33764">
            <text:p>33.76%</text:p>
          </table:table-cell>
          <table:table-cell office:value-type="percentage" office:value="0.01541">
            <text:p>1.54%</text:p>
          </table:table-cell>
          <table:table-cell office:value-type="float" office:value="8.588">
            <text:p>8.588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string">
            <text:p>17200</text:p>
          </table:table-cell>
          <table:table-cell office:value-type="string">
            <text:p>Ａ中麦银五五购Ａ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10.5">
            <text:p>10.5</text:p>
          </table:table-cell>
          <table:table-cell office:value-type="float" office:value="11.68">
            <text:p>11.68</text:p>
          </table:table-cell>
          <table:table-cell office:value-type="float" office:value="1.62">
            <text:p>1.62</text:p>
          </table:table-cell>
          <table:table-cell office:value-type="string">
            <text:p>243.0K</text:p>
          </table:table-cell>
          <table:table-cell office:value-type="date" office:date-value="2015-05-05">
            <text:p>15年5月5日</text:p>
          </table:table-cell>
          <table:table-cell office:value-type="string">
            <text:p><text:span text:style-name="T3"><text:a xlink:href="http://bank.hangseng.com/1/PA_1_1_P1/ComSvlet_MiniSite_schi_gif?app=EinvcWarrantOSQty&amp;WarrCode2=17200">1.02%</text:a></text:span></text:p>
          </table:table-cell>
          <table:table-cell office:value-type="percentage" office:value="0.39652">
            <text:p>39.65%</text:p>
          </table:table-cell>
          <table:table-cell office:value-type="percentage" office:value="0.03767">
            <text:p>3.77%</text:p>
          </table:table-cell>
          <table:table-cell office:value-type="float" office:value="7.21">
            <text:p>7.21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string">
            <text:p>28874</text:p>
          </table:table-cell>
          <table:table-cell office:value-type="string">
            <text:p>Ａ中瑞信六八购Ａ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8.49">
            <text:p>8.49</text:p>
          </table:table-cell>
          <table:table-cell office:value-type="float" office:value="11.68">
            <text:p>11.68</text:p>
          </table:table-cell>
          <table:table-cell office:value-type="float" office:value="0.31">
            <text:p>0.31</text:p>
          </table:table-cell>
          <table:table-cell office:value-type="string">
            <text:p>232.5K</text:p>
          </table:table-cell>
          <table:table-cell office:value-type="date" office:date-value="2016-08-01">
            <text:p>16年8月1日</text:p>
          </table:table-cell>
          <table:table-cell office:value-type="string">
            <text:p><text:span text:style-name="T3"><text:a xlink:href="http://bank.hangseng.com/1/PA_1_1_P1/ComSvlet_MiniSite_schi_gif?app=EinvcWarrantOSQty&amp;WarrCode2=28874">3.51%</text:a></text:span></text:p>
          </table:table-cell>
          <table:table-cell office:value-type="percentage" office:value="0.26831">
            <text:p>26.83%</text:p>
          </table:table-cell>
          <table:table-cell office:value-type="percentage" office:value="-0.0077">
            <text:p>-0.77%</text:p>
          </table:table-cell>
          <table:table-cell office:value-type="float" office:value="3.768">
            <text:p>3.768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3">
          <table:table-cell office:value-type="string">
            <text:p>29883</text:p>
          </table:table-cell>
          <table:table-cell office:value-type="string">
            <text:p>Ａ中中银五三购Ａ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10.88">
            <text:p>10.88</text:p>
          </table:table-cell>
          <table:table-cell office:value-type="float" office:value="11.68">
            <text:p>11.68</text:p>
          </table:table-cell>
          <table:table-cell office:value-type="float" office:value="1.06">
            <text:p>1.06</text:p>
          </table:table-cell>
          <table:table-cell office:value-type="string">
            <text:p>231.2K</text:p>
          </table:table-cell>
          <table:table-cell office:value-type="date" office:date-value="2015-03-02">
            <text:p>15年3月2日</text:p>
          </table:table-cell>
          <table:table-cell office:value-type="string">
            <text:p><text:span text:style-name="T3"><text:a xlink:href="http://bank.hangseng.com/1/PA_1_1_P1/ComSvlet_MiniSite_schi_gif?app=EinvcWarrantOSQty&amp;WarrCode2=29883">6.51%</text:a></text:span></text:p>
          </table:table-cell>
          <table:table-cell office:value-type="percentage" office:value="0.35905">
            <text:p>35.91%</text:p>
          </table:table-cell>
          <table:table-cell office:value-type="percentage" office:value="0.02226">
            <text:p>2.23%</text:p>
          </table:table-cell>
          <table:table-cell office:value-type="float" office:value="11.019">
            <text:p>11.019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string">
            <text:p>23376</text:p>
          </table:table-cell>
          <table:table-cell office:value-type="string">
            <text:p>Ａ中汇丰六八购Ａ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15">
            <text:p>15</text:p>
          </table:table-cell>
          <table:table-cell office:value-type="float" office:value="11.68">
            <text:p>11.68</text:p>
          </table:table-cell>
          <table:table-cell office:value-type="float" office:value="0.075">
            <text:p>0.075</text:p>
          </table:table-cell>
          <table:table-cell office:value-type="string">
            <text:p>221.295K</text:p>
          </table:table-cell>
          <table:table-cell office:value-type="date" office:date-value="2016-08-01">
            <text:p>16年8月1日</text:p>
          </table:table-cell>
          <table:table-cell office:value-type="string">
            <text:p><text:span text:style-name="T3"><text:a xlink:href="http://bank.hangseng.com/1/PA_1_1_P1/ComSvlet_MiniSite_schi_gif?app=EinvcWarrantOSQty&amp;WarrCode2=23376">50.04%</text:a></text:span></text:p>
          </table:table-cell>
          <table:table-cell office:value-type="percentage" office:value="0.32336">
            <text:p>32.34%</text:p>
          </table:table-cell>
          <table:table-cell office:value-type="percentage" office:value="0.34846">
            <text:p>34.85%</text:p>
          </table:table-cell>
          <table:table-cell office:value-type="float" office:value="15.573">
            <text:p>15.573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3">
          <table:table-cell office:value-type="string">
            <text:p>29492</text:p>
          </table:table-cell>
          <table:table-cell office:value-type="string">
            <text:p>Ａ中大和五三购Ａ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11.08">
            <text:p>11.08</text:p>
          </table:table-cell>
          <table:table-cell office:value-type="float" office:value="11.68">
            <text:p>11.68</text:p>
          </table:table-cell>
          <table:table-cell office:value-type="float" office:value="0.93">
            <text:p>0.93</text:p>
          </table:table-cell>
          <table:table-cell office:value-type="string">
            <text:p>208.788K</text:p>
          </table:table-cell>
          <table:table-cell office:value-type="date" office:date-value="2015-03-02">
            <text:p>15年3月2日</text:p>
          </table:table-cell>
          <table:table-cell office:value-type="string">
            <text:p><text:span text:style-name="T3"><text:a xlink:href="http://bank.hangseng.com/1/PA_1_1_P1/ComSvlet_MiniSite_schi_gif?app=EinvcWarrantOSQty&amp;WarrCode2=29492">4.58%</text:a></text:span></text:p>
          </table:table-cell>
          <table:table-cell office:value-type="percentage" office:value="0.35047">
            <text:p>35.05%</text:p>
          </table:table-cell>
          <table:table-cell office:value-type="percentage" office:value="0.02825">
            <text:p>2.83%</text:p>
          </table:table-cell>
          <table:table-cell office:value-type="float" office:value="12.559">
            <text:p>12.559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string">
            <text:p>16374</text:p>
          </table:table-cell>
          <table:table-cell office:value-type="string">
            <text:p>Ａ中法兴五四购Ｂ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10">
            <text:p>10</text:p>
          </table:table-cell>
          <table:table-cell office:value-type="float" office:value="11.68">
            <text:p>11.68</text:p>
          </table:table-cell>
          <table:table-cell office:value-type="float" office:value="1.71">
            <text:p>1.71</text:p>
          </table:table-cell>
          <table:table-cell office:value-type="string">
            <text:p>199.456K</text:p>
          </table:table-cell>
          <table:table-cell office:value-type="date" office:date-value="2015-04-08">
            <text:p>15年4月8日</text:p>
          </table:table-cell>
          <table:table-cell office:value-type="string">
            <text:p><text:span text:style-name="T3"><text:a xlink:href="http://bank.hangseng.com/1/PA_1_1_P1/ComSvlet_MiniSite_schi_gif?app=EinvcWarrantOSQty&amp;WarrCode2=16374">8.24%</text:a></text:span></text:p>
          </table:table-cell>
          <table:table-cell office:value-type="percentage" office:value="0.32862">
            <text:p>32.86%</text:p>
          </table:table-cell>
          <table:table-cell office:value-type="percentage" office:value="0.00257">
            <text:p>0.26%</text:p>
          </table:table-cell>
          <table:table-cell office:value-type="float" office:value="6.83">
            <text:p>6.83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string">
            <text:p>27885</text:p>
          </table:table-cell>
          <table:table-cell office:value-type="string">
            <text:p>Ａ中渣打五二购Ａ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9.5">
            <text:p>9.5</text:p>
          </table:table-cell>
          <table:table-cell office:value-type="float" office:value="11.68">
            <text:p>11.68</text:p>
          </table:table-cell>
          <table:table-cell office:value-type="float" office:value="1.99">
            <text:p>1.99</text:p>
          </table:table-cell>
          <table:table-cell office:value-type="string">
            <text:p>199.0K</text:p>
          </table:table-cell>
          <table:table-cell office:value-type="date" office:date-value="2015-02-27">
            <text:p>15年2月27日</text:p>
          </table:table-cell>
          <table:table-cell office:value-type="string">
            <text:p><text:span text:style-name="T3"><text:a xlink:href="http://bank.hangseng.com/1/PA_1_1_P1/ComSvlet_MiniSite_schi_gif?app=EinvcWarrantOSQty&amp;WarrCode2=27885">1.05%</text:a></text:span></text:p>
          </table:table-cell>
          <table:table-cell office:value-type="percentage" office:value="0.29597">
            <text:p>29.60%</text:p>
          </table:table-cell>
          <table:table-cell office:value-type="percentage" office:value="-0.01626">
            <text:p>-1.63%</text:p>
          </table:table-cell>
          <table:table-cell office:value-type="float" office:value="5.869">
            <text:p>5.869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string">
            <text:p>29430</text:p>
          </table:table-cell>
          <table:table-cell office:value-type="string">
            <text:p>Ａ中中银六八购Ａ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8.49">
            <text:p>8.49</text:p>
          </table:table-cell>
          <table:table-cell office:value-type="float" office:value="11.68">
            <text:p>11.68</text:p>
          </table:table-cell>
          <table:table-cell office:value-type="float" office:value="0.31">
            <text:p>0.31</text:p>
          </table:table-cell>
          <table:table-cell office:value-type="string">
            <text:p>171.0K</text:p>
          </table:table-cell>
          <table:table-cell office:value-type="date" office:date-value="2016-08-01">
            <text:p>16年8月1日</text:p>
          </table:table-cell>
          <table:table-cell office:value-type="string">
            <text:p><text:span text:style-name="T3"><text:a xlink:href="http://bank.hangseng.com/1/PA_1_1_P1/ComSvlet_MiniSite_schi_gif?app=EinvcWarrantOSQty&amp;WarrCode2=29430">20.34%</text:a></text:span></text:p>
          </table:table-cell>
          <table:table-cell office:value-type="percentage" office:value="0.26831">
            <text:p>26.83%</text:p>
          </table:table-cell>
          <table:table-cell office:value-type="percentage" office:value="-0.0077">
            <text:p>-0.77%</text:p>
          </table:table-cell>
          <table:table-cell office:value-type="float" office:value="3.768">
            <text:p>3.768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3">
          <table:table-cell office:value-type="string">
            <text:p>17275</text:p>
          </table:table-cell>
          <table:table-cell office:value-type="string">
            <text:p>Ａ中法兴五五购Ｂ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10.3">
            <text:p>10.3</text:p>
          </table:table-cell>
          <table:table-cell office:value-type="float" office:value="11.68">
            <text:p>11.68</text:p>
          </table:table-cell>
          <table:table-cell office:value-type="float" office:value="1.54">
            <text:p>1.54</text:p>
          </table:table-cell>
          <table:table-cell office:value-type="string">
            <text:p>165.657K</text:p>
          </table:table-cell>
          <table:table-cell office:value-type="date" office:date-value="2015-05-06">
            <text:p>15年5月6日</text:p>
          </table:table-cell>
          <table:table-cell office:value-type="string">
            <text:p><text:span text:style-name="T3"><text:a xlink:href="http://bank.hangseng.com/1/PA_1_1_P1/ComSvlet_MiniSite_schi_gif?app=EinvcWarrantOSQty&amp;WarrCode2=17275">8.84%</text:a></text:span></text:p>
          </table:table-cell>
          <table:table-cell office:value-type="percentage" office:value="0.31302">
            <text:p>31.30%</text:p>
          </table:table-cell>
          <table:table-cell office:value-type="percentage" office:value="0.0137">
            <text:p>1.37%</text:p>
          </table:table-cell>
          <table:table-cell office:value-type="float" office:value="7.584">
            <text:p>7.584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string">
            <text:p>29474</text:p>
          </table:table-cell>
          <table:table-cell office:value-type="string">
            <text:p>Ａ中瑞银五三购Ａ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10.88">
            <text:p>10.88</text:p>
          </table:table-cell>
          <table:table-cell office:value-type="float" office:value="11.68">
            <text:p>11.68</text:p>
          </table:table-cell>
          <table:table-cell office:value-type="float" office:value="1.13">
            <text:p>1.13</text:p>
          </table:table-cell>
          <table:table-cell office:value-type="string">
            <text:p>164.64K</text:p>
          </table:table-cell>
          <table:table-cell office:value-type="date" office:date-value="2015-03-30">
            <text:p>15年3月30日</text:p>
          </table:table-cell>
          <table:table-cell office:value-type="string">
            <text:p><text:span text:style-name="T3"><text:a xlink:href="http://bank.hangseng.com/1/PA_1_1_P1/ComSvlet_MiniSite_schi_gif?app=EinvcWarrantOSQty&amp;WarrCode2=29474">37.33%</text:a></text:span></text:p>
          </table:table-cell>
          <table:table-cell office:value-type="percentage" office:value="0.33935">
            <text:p>33.94%</text:p>
          </table:table-cell>
          <table:table-cell office:value-type="percentage" office:value="0.02825">
            <text:p>2.83%</text:p>
          </table:table-cell>
          <table:table-cell office:value-type="float" office:value="10.336">
            <text:p>10.336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string">
            <text:p>16933</text:p>
          </table:table-cell>
          <table:table-cell office:value-type="string">
            <text:p>Ａ中摩通五五购Ａ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9.88">
            <text:p>9.88</text:p>
          </table:table-cell>
          <table:table-cell office:value-type="float" office:value="11.68">
            <text:p>11.68</text:p>
          </table:table-cell>
          <table:table-cell office:value-type="float" office:value="1.83">
            <text:p>1.83</text:p>
          </table:table-cell>
          <table:table-cell office:value-type="string">
            <text:p>162.095K</text:p>
          </table:table-cell>
          <table:table-cell office:value-type="date" office:date-value="2015-05-04">
            <text:p>15年5月4日</text:p>
          </table:table-cell>
          <table:table-cell office:value-type="string">
            <text:p><text:span text:style-name="T3"><text:a xlink:href="http://bank.hangseng.com/1/PA_1_1_P1/ComSvlet_MiniSite_schi_gif?app=EinvcWarrantOSQty&amp;WarrCode2=16933">14.4%</text:a></text:span></text:p>
          </table:table-cell>
          <table:table-cell office:value-type="percentage" office:value="0.3127">
            <text:p>31.27%</text:p>
          </table:table-cell>
          <table:table-cell office:value-type="percentage" office:value="0.00257">
            <text:p>0.26%</text:p>
          </table:table-cell>
          <table:table-cell office:value-type="float" office:value="6.383">
            <text:p>6.383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string">
            <text:p>17177</text:p>
          </table:table-cell>
          <table:table-cell office:value-type="string">
            <text:p>Ａ中法兴五五购Ａ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9.08">
            <text:p>9.08</text:p>
          </table:table-cell>
          <table:table-cell office:value-type="float" office:value="11.68">
            <text:p>11.68</text:p>
          </table:table-cell>
          <table:table-cell office:value-type="float" office:value="2.56">
            <text:p>2.56</text:p>
          </table:table-cell>
          <table:table-cell office:value-type="string">
            <text:p>146.978K</text:p>
          </table:table-cell>
          <table:table-cell office:value-type="date" office:date-value="2015-05-06">
            <text:p>15年5月6日</text:p>
          </table:table-cell>
          <table:table-cell office:value-type="string">
            <text:p><text:span text:style-name="T3"><text:a xlink:href="http://bank.hangseng.com/1/PA_1_1_P1/ComSvlet_MiniSite_schi_gif?app=EinvcWarrantOSQty&amp;WarrCode2=17177">1.53%</text:a></text:span></text:p>
          </table:table-cell>
          <table:table-cell office:value-type="percentage" office:value="0.37174">
            <text:p>37.17%</text:p>
          </table:table-cell>
          <table:table-cell office:value-type="percentage" office:value="-0.00342">
            <text:p>-0.34%</text:p>
          </table:table-cell>
          <table:table-cell office:value-type="float" office:value="4.563">
            <text:p>4.563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string">
            <text:p>11253</text:p>
          </table:table-cell>
          <table:table-cell office:value-type="string">
            <text:p>Ａ中法巴八十购Ａ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12.1">
            <text:p>12.1</text:p>
          </table:table-cell>
          <table:table-cell office:value-type="float" office:value="11.68">
            <text:p>11.68</text:p>
          </table:table-cell>
          <table:table-cell office:value-type="float" office:value="0.195">
            <text:p>0.195</text:p>
          </table:table-cell>
          <table:table-cell office:value-type="string">
            <text:p>135.12K</text:p>
          </table:table-cell>
          <table:table-cell office:value-type="date" office:date-value="2018-10-03">
            <text:p>18年10月3日</text:p>
          </table:table-cell>
          <table:table-cell office:value-type="string">
            <text:p><text:span text:style-name="T3"><text:a xlink:href="http://bank.hangseng.com/1/PA_1_1_P1/ComSvlet_MiniSite_schi_gif?app=EinvcWarrantOSQty&amp;WarrCode2=11253">13.07%</text:a></text:span></text:p>
          </table:table-cell>
          <table:table-cell office:value-type="percentage" office:value="0.27946">
            <text:p>27.95%</text:p>
          </table:table-cell>
          <table:table-cell office:value-type="percentage" office:value="0.20291">
            <text:p>20.29%</text:p>
          </table:table-cell>
          <table:table-cell office:value-type="float" office:value="5.99">
            <text:p>5.99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3">
          <table:table-cell office:value-type="string">
            <text:p>12293</text:p>
          </table:table-cell>
          <table:table-cell office:value-type="string">
            <text:p>Ａ中法巴七一购Ａ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8.86">
            <text:p>8.86</text:p>
          </table:table-cell>
          <table:table-cell office:value-type="float" office:value="11.68">
            <text:p>11.68</text:p>
          </table:table-cell>
          <table:table-cell office:value-type="float" office:value="0.28">
            <text:p>0.28</text:p>
          </table:table-cell>
          <table:table-cell office:value-type="string">
            <text:p>128.4K</text:p>
          </table:table-cell>
          <table:table-cell office:value-type="date" office:date-value="2017-01-04">
            <text:p>17年1月4日</text:p>
          </table:table-cell>
          <table:table-cell office:value-type="string">
            <text:p><text:span text:style-name="T3"><text:a xlink:href="http://bank.hangseng.com/1/PA_1_1_P1/ComSvlet_MiniSite_schi_gif?app=EinvcWarrantOSQty&amp;WarrCode2=12293">83.43%</text:a></text:span></text:p>
          </table:table-cell>
          <table:table-cell office:value-type="percentage" office:value="0.27304">
            <text:p>27.30%</text:p>
          </table:table-cell>
          <table:table-cell office:value-type="percentage" office:value="-0.00171">
            <text:p>-0.17%</text:p>
          </table:table-cell>
          <table:table-cell office:value-type="float" office:value="4.171">
            <text:p>4.171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3">
          <table:table-cell office:value-type="string">
            <text:p>29461</text:p>
          </table:table-cell>
          <table:table-cell office:value-type="string">
            <text:p>Ａ中瑞银五乙购Ａ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9.39">
            <text:p>9.39</text:p>
          </table:table-cell>
          <table:table-cell office:value-type="float" office:value="11.68">
            <text:p>11.68</text:p>
          </table:table-cell>
          <table:table-cell office:value-type="float" office:value="0.232">
            <text:p>0.232</text:p>
          </table:table-cell>
          <table:table-cell office:value-type="string">
            <text:p>126.98K</text:p>
          </table:table-cell>
          <table:table-cell office:value-type="date" office:date-value="2015-12-23">
            <text:p>15年12月23日</text:p>
          </table:table-cell>
          <table:table-cell office:value-type="string">
            <text:p><text:span text:style-name="T3"><text:a xlink:href="http://bank.hangseng.com/1/PA_1_1_P1/ComSvlet_MiniSite_schi_gif?app=EinvcWarrantOSQty&amp;WarrCode2=29461">33.29%</text:a></text:span></text:p>
          </table:table-cell>
          <table:table-cell office:value-type="percentage" office:value="0.29279">
            <text:p>29.28%</text:p>
          </table:table-cell>
          <table:table-cell office:value-type="percentage" office:value="0.00257">
            <text:p>0.26%</text:p>
          </table:table-cell>
          <table:table-cell office:value-type="float" office:value="5.034">
            <text:p>5.034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3">
          <table:table-cell office:value-type="string">
            <text:p>17638</text:p>
          </table:table-cell>
          <table:table-cell office:value-type="string">
            <text:p>Ａ中高盛五五购Ｃ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9.5">
            <text:p>9.5</text:p>
          </table:table-cell>
          <table:table-cell office:value-type="float" office:value="11.68">
            <text:p>11.68</text:p>
          </table:table-cell>
          <table:table-cell office:value-type="float" office:value="2.24">
            <text:p>2.24</text:p>
          </table:table-cell>
          <table:table-cell office:value-type="string">
            <text:p>119.0K</text:p>
          </table:table-cell>
          <table:table-cell office:value-type="date" office:date-value="2015-05-29">
            <text:p>15年5月29日</text:p>
          </table:table-cell>
          <table:table-cell office:value-type="string">
            <text:p><text:span text:style-name="T3"><text:a xlink:href="http://bank.hangseng.com/1/PA_1_1_P1/ComSvlet_MiniSite_schi_gif?app=EinvcWarrantOSQty&amp;WarrCode2=17638">0%</text:a></text:span></text:p>
          </table:table-cell>
          <table:table-cell office:value-type="percentage" office:value="0.34848">
            <text:p>34.85%</text:p>
          </table:table-cell>
          <table:table-cell office:value-type="percentage" office:value="0.00514">
            <text:p>0.51%</text:p>
          </table:table-cell>
          <table:table-cell office:value-type="float" office:value="5.214">
            <text:p>5.214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string">
            <text:p>17834</text:p>
          </table:table-cell>
          <table:table-cell office:value-type="string">
            <text:p>Ａ中渣打八九购Ａ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12.12">
            <text:p>12.12</text:p>
          </table:table-cell>
          <table:table-cell office:value-type="float" office:value="11.68">
            <text:p>11.68</text:p>
          </table:table-cell>
          <table:table-cell office:value-type="float" office:value="0.246">
            <text:p>0.246</text:p>
          </table:table-cell>
          <table:table-cell office:value-type="string">
            <text:p>115.021K</text:p>
          </table:table-cell>
          <table:table-cell office:value-type="date" office:date-value="2018-09-28">
            <text:p>18年9月28日</text:p>
          </table:table-cell>
          <table:table-cell office:value-type="string">
            <text:p><text:span text:style-name="T3"><text:a xlink:href="http://bank.hangseng.com/1/PA_1_1_P1/ComSvlet_MiniSite_schi_gif?app=EinvcWarrantOSQty&amp;WarrCode2=17834">0.32%</text:a></text:span></text:p>
          </table:table-cell>
          <table:table-cell office:value-type="percentage" office:value="0.34134">
            <text:p>34.13%</text:p>
          </table:table-cell>
          <table:table-cell office:value-type="percentage" office:value="0.24829">
            <text:p>24.83%</text:p>
          </table:table-cell>
          <table:table-cell office:value-type="float" office:value="4.748">
            <text:p>4.748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3">
          <table:table-cell office:value-type="string">
            <text:p>17565</text:p>
          </table:table-cell>
          <table:table-cell office:value-type="string">
            <text:p>Ａ中瑞银五五购Ａ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11.38">
            <text:p>11.38</text:p>
          </table:table-cell>
          <table:table-cell office:value-type="float" office:value="11.68">
            <text:p>11.68</text:p>
          </table:table-cell>
          <table:table-cell office:value-type="float" office:value="0.99">
            <text:p>0.99</text:p>
          </table:table-cell>
          <table:table-cell office:value-type="string">
            <text:p>111.375K</text:p>
          </table:table-cell>
          <table:table-cell office:value-type="date" office:date-value="2015-05-19">
            <text:p>15年5月19日</text:p>
          </table:table-cell>
          <table:table-cell office:value-type="string">
            <text:p><text:span text:style-name="T3"><text:a xlink:href="http://bank.hangseng.com/1/PA_1_1_P1/ComSvlet_MiniSite_schi_gif?app=EinvcWarrantOSQty&amp;WarrCode2=17565">6.6%</text:a></text:span></text:p>
          </table:table-cell>
          <table:table-cell office:value-type="percentage" office:value="0.32103">
            <text:p>32.10%</text:p>
          </table:table-cell>
          <table:table-cell office:value-type="percentage" office:value="0.05908">
            <text:p>5.91%</text:p>
          </table:table-cell>
          <table:table-cell office:value-type="float" office:value="11.798">
            <text:p>11.798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string">
            <text:p>12414</text:p>
          </table:table-cell>
          <table:table-cell office:value-type="string">
            <text:p>Ａ中摩通五乙购Ａ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9.38">
            <text:p>9.38</text:p>
          </table:table-cell>
          <table:table-cell office:value-type="float" office:value="11.68">
            <text:p>11.68</text:p>
          </table:table-cell>
          <table:table-cell office:value-type="float" office:value="0.242">
            <text:p>0.242</text:p>
          </table:table-cell>
          <table:table-cell office:value-type="string">
            <text:p>104.692K</text:p>
          </table:table-cell>
          <table:table-cell office:value-type="date" office:date-value="2015-12-23">
            <text:p>15年12月23日</text:p>
          </table:table-cell>
          <table:table-cell office:value-type="string">
            <text:p><text:span text:style-name="T3"><text:a xlink:href="http://bank.hangseng.com/1/PA_1_1_P1/ComSvlet_MiniSite_schi_gif?app=EinvcWarrantOSQty&amp;WarrCode2=12414">7.41%</text:a></text:span></text:p>
          </table:table-cell>
          <table:table-cell office:value-type="percentage" office:value="0.31953">
            <text:p>31.95%</text:p>
          </table:table-cell>
          <table:table-cell office:value-type="percentage" office:value="0.01027">
            <text:p>1.03%</text:p>
          </table:table-cell>
          <table:table-cell office:value-type="float" office:value="4.826">
            <text:p>4.826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3">
          <table:table-cell office:value-type="string">
            <text:p>29787</text:p>
          </table:table-cell>
          <table:table-cell office:value-type="string">
            <text:p>Ａ中摩通五三购Ａ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10.88">
            <text:p>10.88</text:p>
          </table:table-cell>
          <table:table-cell office:value-type="float" office:value="11.68">
            <text:p>11.68</text:p>
          </table:table-cell>
          <table:table-cell office:value-type="float" office:value="1.03">
            <text:p>1.03</text:p>
          </table:table-cell>
          <table:table-cell office:value-type="string">
            <text:p>99.97K</text:p>
          </table:table-cell>
          <table:table-cell office:value-type="date" office:date-value="2015-03-03">
            <text:p>15年3月3日</text:p>
          </table:table-cell>
          <table:table-cell office:value-type="string">
            <text:p><text:span text:style-name="T3"><text:a xlink:href="http://bank.hangseng.com/1/PA_1_1_P1/ComSvlet_MiniSite_schi_gif?app=EinvcWarrantOSQty&amp;WarrCode2=29787">17.24%</text:a></text:span></text:p>
          </table:table-cell>
          <table:table-cell office:value-type="percentage" office:value="0.3419">
            <text:p>34.19%</text:p>
          </table:table-cell>
          <table:table-cell office:value-type="percentage" office:value="0.01969">
            <text:p>1.97%</text:p>
          </table:table-cell>
          <table:table-cell office:value-type="float" office:value="11.34">
            <text:p>11.34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string">
            <text:p>28873</text:p>
          </table:table-cell>
          <table:table-cell office:value-type="string">
            <text:p>Ａ中瑞信五乙购Ａ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9.39">
            <text:p>9.39</text:p>
          </table:table-cell>
          <table:table-cell office:value-type="float" office:value="11.68">
            <text:p>11.68</text:p>
          </table:table-cell>
          <table:table-cell office:value-type="float" office:value="0.221">
            <text:p>0.221</text:p>
          </table:table-cell>
          <table:table-cell office:value-type="string">
            <text:p>99.71K</text:p>
          </table:table-cell>
          <table:table-cell office:value-type="date" office:date-value="2015-12-24">
            <text:p>15年12月24日</text:p>
          </table:table-cell>
          <table:table-cell office:value-type="string">
            <text:p><text:span text:style-name="T3"><text:a xlink:href="http://bank.hangseng.com/1/PA_1_1_P1/ComSvlet_MiniSite_schi_gif?app=EinvcWarrantOSQty&amp;WarrCode2=28873">80.93%</text:a></text:span></text:p>
          </table:table-cell>
          <table:table-cell office:value-type="percentage" office:value="0.25989">
            <text:p>25.99%</text:p>
          </table:table-cell>
          <table:table-cell office:value-type="percentage" office:value="-0.00684">
            <text:p>-0.68%</text:p>
          </table:table-cell>
          <table:table-cell office:value-type="float" office:value="5.285">
            <text:p>5.285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3">
          <table:table-cell office:value-type="string">
            <text:p>26769</text:p>
          </table:table-cell>
          <table:table-cell office:value-type="string">
            <text:p>Ａ中汇丰六八购Ｂ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8.49">
            <text:p>8.49</text:p>
          </table:table-cell>
          <table:table-cell office:value-type="float" office:value="11.68">
            <text:p>11.68</text:p>
          </table:table-cell>
          <table:table-cell office:value-type="float" office:value="0.31">
            <text:p>0.31</text:p>
          </table:table-cell>
          <table:table-cell office:value-type="string">
            <text:p>94.5K</text:p>
          </table:table-cell>
          <table:table-cell office:value-type="date" office:date-value="2016-08-02">
            <text:p>16年8月2日</text:p>
          </table:table-cell>
          <table:table-cell office:value-type="string">
            <text:p><text:span text:style-name="T3"><text:a xlink:href="http://bank.hangseng.com/1/PA_1_1_P1/ComSvlet_MiniSite_schi_gif?app=EinvcWarrantOSQty&amp;WarrCode2=26769">3.01%</text:a></text:span></text:p>
          </table:table-cell>
          <table:table-cell office:value-type="percentage" office:value="0.26808">
            <text:p>26.81%</text:p>
          </table:table-cell>
          <table:table-cell office:value-type="percentage" office:value="-0.0077">
            <text:p>-0.77%</text:p>
          </table:table-cell>
          <table:table-cell office:value-type="float" office:value="3.768">
            <text:p>3.768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3">
          <table:table-cell office:value-type="string">
            <text:p>13583</text:p>
          </table:table-cell>
          <table:table-cell office:value-type="string">
            <text:p>Ａ中法兴六四购Ａ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7.78">
            <text:p>7.78</text:p>
          </table:table-cell>
          <table:table-cell office:value-type="float" office:value="11.68">
            <text:p>11.68</text:p>
          </table:table-cell>
          <table:table-cell office:value-type="float" office:value="0.36">
            <text:p>0.36</text:p>
          </table:table-cell>
          <table:table-cell office:value-type="string">
            <text:p>80.35K</text:p>
          </table:table-cell>
          <table:table-cell office:value-type="date" office:date-value="2016-04-06">
            <text:p>16年4月6日</text:p>
          </table:table-cell>
          <table:table-cell office:value-type="string">
            <text:p><text:span text:style-name="T3"><text:a xlink:href="http://bank.hangseng.com/1/PA_1_1_P1/ComSvlet_MiniSite_schi_gif?app=EinvcWarrantOSQty&amp;WarrCode2=13583">12.23%</text:a></text:span></text:p>
          </table:table-cell>
          <table:table-cell office:value-type="percentage" office:value="0.27854">
            <text:p>27.85%</text:p>
          </table:table-cell>
          <table:table-cell office:value-type="percentage" office:value="-0.02568">
            <text:p>-2.57%</text:p>
          </table:table-cell>
          <table:table-cell office:value-type="float" office:value="3.244">
            <text:p>3.244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3">
          <table:table-cell office:value-type="string">
            <text:p>15565</text:p>
          </table:table-cell>
          <table:table-cell office:value-type="string">
            <text:p>Ａ中中银六乙购Ａ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8.87">
            <text:p>8.87</text:p>
          </table:table-cell>
          <table:table-cell office:value-type="float" office:value="11.68">
            <text:p>11.68</text:p>
          </table:table-cell>
          <table:table-cell office:value-type="float" office:value="0.28">
            <text:p>0.28</text:p>
          </table:table-cell>
          <table:table-cell office:value-type="string">
            <text:p>73.02K</text:p>
          </table:table-cell>
          <table:table-cell office:value-type="date" office:date-value="2016-12-28">
            <text:p>16年12月28日</text:p>
          </table:table-cell>
          <table:table-cell office:value-type="string">
            <text:p><text:span text:style-name="T3"><text:a xlink:href="http://bank.hangseng.com/1/PA_1_1_P1/ComSvlet_MiniSite_schi_gif?app=EinvcWarrantOSQty&amp;WarrCode2=15565">24.12%</text:a></text:span></text:p>
          </table:table-cell>
          <table:table-cell office:value-type="percentage" office:value="0.27566">
            <text:p>27.57%</text:p>
          </table:table-cell>
          <table:table-cell office:value-type="percentage" office:value="-0.00085">
            <text:p>-0.09%</text:p>
          </table:table-cell>
          <table:table-cell office:value-type="float" office:value="4.171">
            <text:p>4.171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3">
          <table:table-cell office:value-type="string">
            <text:p>25262</text:p>
          </table:table-cell>
          <table:table-cell office:value-type="string">
            <text:p>Ａ中东亚五六购Ａ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10.28">
            <text:p>10.28</text:p>
          </table:table-cell>
          <table:table-cell office:value-type="float" office:value="11.68">
            <text:p>11.68</text:p>
          </table:table-cell>
          <table:table-cell office:value-type="float" office:value="1.73">
            <text:p>1.73</text:p>
          </table:table-cell>
          <table:table-cell office:value-type="string">
            <text:p>68.775K</text:p>
          </table:table-cell>
          <table:table-cell office:value-type="date" office:date-value="2015-06-26">
            <text:p>15年6月26日</text:p>
          </table:table-cell>
          <table:table-cell office:value-type="string">
            <text:p><text:span text:style-name="T3"><text:a xlink:href="http://bank.hangseng.com/1/PA_1_1_P1/ComSvlet_MiniSite_schi_gif?app=EinvcWarrantOSQty&amp;WarrCode2=25262">2.28%</text:a></text:span></text:p>
          </table:table-cell>
          <table:table-cell office:value-type="percentage" office:value="0.33204">
            <text:p>33.20%</text:p>
          </table:table-cell>
          <table:table-cell office:value-type="percentage" office:value="0.02825">
            <text:p>2.83%</text:p>
          </table:table-cell>
          <table:table-cell office:value-type="float" office:value="6.751">
            <text:p>6.751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string">
            <text:p>11708</text:p>
          </table:table-cell>
          <table:table-cell office:value-type="string">
            <text:p>Ａ中法兴六一购Ａ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9.39">
            <text:p>9.39</text:p>
          </table:table-cell>
          <table:table-cell office:value-type="float" office:value="11.68">
            <text:p>11.68</text:p>
          </table:table-cell>
          <table:table-cell office:value-type="float" office:value="0.238">
            <text:p>0.238</text:p>
          </table:table-cell>
          <table:table-cell office:value-type="string">
            <text:p>65.444K</text:p>
          </table:table-cell>
          <table:table-cell office:value-type="date" office:date-value="2016-01-06">
            <text:p>16年1月6日</text:p>
          </table:table-cell>
          <table:table-cell office:value-type="string">
            <text:p><text:span text:style-name="T3"><text:a xlink:href="http://bank.hangseng.com/1/PA_1_1_P1/ComSvlet_MiniSite_schi_gif?app=EinvcWarrantOSQty&amp;WarrCode2=11708">35.14%</text:a></text:span></text:p>
          </table:table-cell>
          <table:table-cell office:value-type="percentage" office:value="0.30435">
            <text:p>30.44%</text:p>
          </table:table-cell>
          <table:table-cell office:value-type="percentage" office:value="0.00771">
            <text:p>0.77%</text:p>
          </table:table-cell>
          <table:table-cell office:value-type="float" office:value="4.908">
            <text:p>4.908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3">
          <table:table-cell office:value-type="string">
            <text:p>27715</text:p>
          </table:table-cell>
          <table:table-cell office:value-type="string">
            <text:p>Ａ中摩通五二购Ａ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9.5">
            <text:p>9.5</text:p>
          </table:table-cell>
          <table:table-cell office:value-type="float" office:value="11.68">
            <text:p>11.68</text:p>
          </table:table-cell>
          <table:table-cell office:value-type="float" office:value="1.98">
            <text:p>1.98</text:p>
          </table:table-cell>
          <table:table-cell office:value-type="string">
            <text:p>61.7K</text:p>
          </table:table-cell>
          <table:table-cell office:value-type="date" office:date-value="2015-02-03">
            <text:p>15年2月3日</text:p>
          </table:table-cell>
          <table:table-cell office:value-type="string">
            <text:p><text:span text:style-name="T3"><text:a xlink:href="http://bank.hangseng.com/1/PA_1_1_P1/ComSvlet_MiniSite_schi_gif?app=EinvcWarrantOSQty&amp;WarrCode2=27715">10.05%</text:a></text:span></text:p>
          </table:table-cell>
          <table:table-cell office:value-type="percentage" office:value="0.3404">
            <text:p>34.04%</text:p>
          </table:table-cell>
          <table:table-cell office:value-type="percentage" office:value="-0.01712">
            <text:p>-1.71%</text:p>
          </table:table-cell>
          <table:table-cell office:value-type="float" office:value="5.899">
            <text:p>5.899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string">
            <text:p>14157</text:p>
          </table:table-cell>
          <table:table-cell office:value-type="string">
            <text:p>Ａ中渣打五一购Ｂ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10.88">
            <text:p>10.88</text:p>
          </table:table-cell>
          <table:table-cell office:value-type="float" office:value="11.68">
            <text:p>11.68</text:p>
          </table:table-cell>
          <table:table-cell office:value-type="float" office:value="0.87">
            <text:p>0.87</text:p>
          </table:table-cell>
          <table:table-cell office:value-type="string">
            <text:p>54.118K</text:p>
          </table:table-cell>
          <table:table-cell office:value-type="date" office:date-value="2015-01-28">
            <text:p>15年1月28日</text:p>
          </table:table-cell>
          <table:table-cell office:value-type="string">
            <text:p><text:span text:style-name="T3"><text:a xlink:href="http://bank.hangseng.com/1/PA_1_1_P1/ComSvlet_MiniSite_schi_gif?app=EinvcWarrantOSQty&amp;WarrCode2=14157">20.68%</text:a></text:span></text:p>
          </table:table-cell>
          <table:table-cell office:value-type="percentage" office:value="0.34164">
            <text:p>34.16%</text:p>
          </table:table-cell>
          <table:table-cell office:value-type="percentage" office:value="0.00599">
            <text:p>0.60%</text:p>
          </table:table-cell>
          <table:table-cell office:value-type="float" office:value="13.425">
            <text:p>13.425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string">
            <text:p>28015</text:p>
          </table:table-cell>
          <table:table-cell office:value-type="string">
            <text:p>Ａ中高盛五一购Ａ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9.5">
            <text:p>9.5</text:p>
          </table:table-cell>
          <table:table-cell office:value-type="float" office:value="11.68">
            <text:p>11.68</text:p>
          </table:table-cell>
          <table:table-cell office:value-type="float" office:value="2.02">
            <text:p>2.02</text:p>
          </table:table-cell>
          <table:table-cell office:value-type="string">
            <text:p>52.0K</text:p>
          </table:table-cell>
          <table:table-cell office:value-type="date" office:date-value="2015-01-28">
            <text:p>15年1月28日</text:p>
          </table:table-cell>
          <table:table-cell office:value-type="string">
            <text:p><text:span text:style-name="T3"><text:a xlink:href="http://bank.hangseng.com/1/PA_1_1_P1/ComSvlet_MiniSite_schi_gif?app=EinvcWarrantOSQty&amp;WarrCode2=28015">4.1%</text:a></text:span></text:p>
          </table:table-cell>
          <table:table-cell office:value-type="percentage" office:value="0.42348">
            <text:p>42.35%</text:p>
          </table:table-cell>
          <table:table-cell office:value-type="percentage" office:value="-0.01369">
            <text:p>-1.37%</text:p>
          </table:table-cell>
          <table:table-cell office:value-type="float" office:value="5.782">
            <text:p>5.782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string">
            <text:p>15993</text:p>
          </table:table-cell>
          <table:table-cell office:value-type="string">
            <text:p>Ａ中渣打五二购Ｃ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11.18">
            <text:p>11.18</text:p>
          </table:table-cell>
          <table:table-cell office:value-type="float" office:value="11.68">
            <text:p>11.68</text:p>
          </table:table-cell>
          <table:table-cell office:value-type="float" office:value="0.9">
            <text:p>0.9</text:p>
          </table:table-cell>
          <table:table-cell office:value-type="string">
            <text:p>50.55K</text:p>
          </table:table-cell>
          <table:table-cell office:value-type="date" office:date-value="2015-02-26">
            <text:p>15年2月26日</text:p>
          </table:table-cell>
          <table:table-cell office:value-type="string">
            <text:p><text:span text:style-name="T3"><text:a xlink:href="http://bank.hangseng.com/1/PA_1_1_P1/ComSvlet_MiniSite_schi_gif?app=EinvcWarrantOSQty&amp;WarrCode2=15993">5.25%</text:a></text:span></text:p>
          </table:table-cell>
          <table:table-cell office:value-type="percentage" office:value="0.37082">
            <text:p>37.08%</text:p>
          </table:table-cell>
          <table:table-cell office:value-type="percentage" office:value="0.03425">
            <text:p>3.43%</text:p>
          </table:table-cell>
          <table:table-cell office:value-type="float" office:value="12.978">
            <text:p>12.978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string">
            <text:p>17120</text:p>
          </table:table-cell>
          <table:table-cell office:value-type="string">
            <text:p>Ａ中汇丰五四购Ｂ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9.28">
            <text:p>9.28</text:p>
          </table:table-cell>
          <table:table-cell office:value-type="float" office:value="11.68">
            <text:p>11.68</text:p>
          </table:table-cell>
          <table:table-cell office:value-type="float" office:value="2.27">
            <text:p>2.27</text:p>
          </table:table-cell>
          <table:table-cell office:value-type="string">
            <text:p>44.2K</text:p>
          </table:table-cell>
          <table:table-cell office:value-type="date" office:date-value="2015-04-30">
            <text:p>15年4月30日</text:p>
          </table:table-cell>
          <table:table-cell office:value-type="string">
            <text:p><text:span text:style-name="T3"><text:a xlink:href="http://bank.hangseng.com/1/PA_1_1_P1/ComSvlet_MiniSite_schi_gif?app=EinvcWarrantOSQty&amp;WarrCode2=17120">10.27%</text:a></text:span></text:p>
          </table:table-cell>
          <table:table-cell office:value-type="percentage" office:value="0.29339">
            <text:p>29.34%</text:p>
          </table:table-cell>
          <table:table-cell office:value-type="percentage" office:value="-0.01113">
            <text:p>-1.11%</text:p>
          </table:table-cell>
          <table:table-cell office:value-type="float" office:value="5.145">
            <text:p>5.145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string">
            <text:p>28514</text:p>
          </table:table-cell>
          <table:table-cell office:value-type="string">
            <text:p>Ａ中汇丰四乙购Ｃ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9.99">
            <text:p>9.99</text:p>
          </table:table-cell>
          <table:table-cell office:value-type="float" office:value="11.68">
            <text:p>11.68</text:p>
          </table:table-cell>
          <table:table-cell office:value-type="float" office:value="1.48">
            <text:p>1.48</text:p>
          </table:table-cell>
          <table:table-cell office:value-type="string">
            <text:p>37.172K</text:p>
          </table:table-cell>
          <table:table-cell office:value-type="date" office:date-value="2014-12-31">
            <text:p>14年12月31日</text:p>
          </table:table-cell>
          <table:table-cell office:value-type="string">
            <text:p><text:span text:style-name="T3"><text:a xlink:href="http://bank.hangseng.com/1/PA_1_1_P1/ComSvlet_MiniSite_schi_gif?app=EinvcWarrantOSQty&amp;WarrCode2=28514">19.86%</text:a></text:span></text:p>
          </table:table-cell>
          <table:table-cell office:value-type="percentage" office:value="0.41564">
            <text:p>41.56%</text:p>
          </table:table-cell>
          <table:table-cell office:value-type="percentage" office:value="-0.01797">
            <text:p>-1.80%</text:p>
          </table:table-cell>
          <table:table-cell office:value-type="float" office:value="7.892">
            <text:p>7.892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string">
            <text:p>15630</text:p>
          </table:table-cell>
          <table:table-cell office:value-type="string">
            <text:p>Ａ中麦银五二购Ａ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10.88">
            <text:p>10.88</text:p>
          </table:table-cell>
          <table:table-cell office:value-type="float" office:value="11.68">
            <text:p>11.68</text:p>
          </table:table-cell>
          <table:table-cell office:value-type="float" office:value="1">
            <text:p>1</text:p>
          </table:table-cell>
          <table:table-cell office:value-type="string">
            <text:p>29.73K</text:p>
          </table:table-cell>
          <table:table-cell office:value-type="date" office:date-value="2015-02-03">
            <text:p>15年2月3日</text:p>
          </table:table-cell>
          <table:table-cell office:value-type="string">
            <text:p><text:span text:style-name="T3"><text:a xlink:href="http://bank.hangseng.com/1/PA_1_1_P1/ComSvlet_MiniSite_schi_gif?app=EinvcWarrantOSQty&amp;WarrCode2=15630">17.05%</text:a></text:span></text:p>
          </table:table-cell>
          <table:table-cell office:value-type="percentage" office:value="0.40319">
            <text:p>40.32%</text:p>
          </table:table-cell>
          <table:table-cell office:value-type="percentage" office:value="0.01712">
            <text:p>1.71%</text:p>
          </table:table-cell>
          <table:table-cell office:value-type="float" office:value="11.68">
            <text:p>11.68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string">
            <text:p>16262</text:p>
          </table:table-cell>
          <table:table-cell office:value-type="string">
            <text:p>Ａ中瑞信五三购Ａ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10.18">
            <text:p>10.18</text:p>
          </table:table-cell>
          <table:table-cell office:value-type="float" office:value="11.68">
            <text:p>11.68</text:p>
          </table:table-cell>
          <table:table-cell office:value-type="float" office:value="1.58">
            <text:p>1.58</text:p>
          </table:table-cell>
          <table:table-cell office:value-type="string">
            <text:p>20.54K</text:p>
          </table:table-cell>
          <table:table-cell office:value-type="date" office:date-value="2015-03-23">
            <text:p>15年3月23日</text:p>
          </table:table-cell>
          <table:table-cell office:value-type="string">
            <text:p><text:span text:style-name="T3"><text:a xlink:href="http://bank.hangseng.com/1/PA_1_1_P1/ComSvlet_MiniSite_schi_gif?app=EinvcWarrantOSQty&amp;WarrCode2=16262">2.26%</text:a></text:span></text:p>
          </table:table-cell>
          <table:table-cell office:value-type="percentage" office:value="0.35317">
            <text:p>35.32%</text:p>
          </table:table-cell>
          <table:table-cell office:value-type="percentage" office:value="0.00685">
            <text:p>0.69%</text:p>
          </table:table-cell>
          <table:table-cell office:value-type="float" office:value="7.392">
            <text:p>7.392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string">
            <text:p>17845</text:p>
          </table:table-cell>
          <table:table-cell office:value-type="string">
            <text:p>Ａ中瑞信八九购Ａ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12.12">
            <text:p>12.12</text:p>
          </table:table-cell>
          <table:table-cell office:value-type="float" office:value="11.68">
            <text:p>11.68</text:p>
          </table:table-cell>
          <table:table-cell office:value-type="float" office:value="0.255">
            <text:p>0.255</text:p>
          </table:table-cell>
          <table:table-cell office:value-type="string">
            <text:p>17.085K</text:p>
          </table:table-cell>
          <table:table-cell office:value-type="date" office:date-value="2018-09-28">
            <text:p>18年9月28日</text:p>
          </table:table-cell>
          <table:table-cell office:value-type="string">
            <text:p><text:span text:style-name="T3"><text:a xlink:href="http://bank.hangseng.com/1/PA_1_1_P1/ComSvlet_MiniSite_schi_gif?app=EinvcWarrantOSQty&amp;WarrCode2=17845">0.16%</text:a></text:span></text:p>
          </table:table-cell>
          <table:table-cell office:value-type="percentage" office:value="0.35212">
            <text:p>35.21%</text:p>
          </table:table-cell>
          <table:table-cell office:value-type="percentage" office:value="0.25599">
            <text:p>25.60%</text:p>
          </table:table-cell>
          <table:table-cell office:value-type="float" office:value="4.58">
            <text:p>4.58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3">
          <table:table-cell office:value-type="string">
            <text:p>25786</text:p>
          </table:table-cell>
          <table:table-cell office:value-type="string">
            <text:p>Ａ中渣打五乙购Ａ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7">
            <text:p>7</text:p>
          </table:table-cell>
          <table:table-cell office:value-type="float" office:value="11.68">
            <text:p>11.68</text:p>
          </table:table-cell>
          <table:table-cell office:value-type="float" office:value="0.44">
            <text:p>0.44</text:p>
          </table:table-cell>
          <table:table-cell office:value-type="string">
            <text:p>6.6K</text:p>
          </table:table-cell>
          <table:table-cell office:value-type="date" office:date-value="2015-12-02">
            <text:p>15年12月2日</text:p>
          </table:table-cell>
          <table:table-cell office:value-type="string">
            <text:p><text:span text:style-name="T3"><text:a xlink:href="http://bank.hangseng.com/1/PA_1_1_P1/ComSvlet_MiniSite_schi_gif?app=EinvcWarrantOSQty&amp;WarrCode2=25786">27.95%</text:a></text:span></text:p>
          </table:table-cell>
          <table:table-cell office:value-type="percentage" office:value="0.19047">
            <text:p>19.05%</text:p>
          </table:table-cell>
          <table:table-cell office:value-type="percentage" office:value="-0.02397">
            <text:p>-2.40%</text:p>
          </table:table-cell>
          <table:table-cell office:value-type="float" office:value="2.655">
            <text:p>2.655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3">
          <table:table-cell office:value-type="string">
            <text:p>17750</text:p>
          </table:table-cell>
          <table:table-cell office:value-type="string">
            <text:p>Ａ中汇丰五六购Ａ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10.68">
            <text:p>10.68</text:p>
          </table:table-cell>
          <table:table-cell office:value-type="float" office:value="11.68">
            <text:p>11.68</text:p>
          </table:table-cell>
          <table:table-cell office:value-type="float" office:value="1.38">
            <text:p>1.38</text:p>
          </table:table-cell>
          <table:table-cell office:value-type="string">
            <text:p>3.525K</text:p>
          </table:table-cell>
          <table:table-cell office:value-type="date" office:date-value="2015-06-02">
            <text:p>15年6月2日</text:p>
          </table:table-cell>
          <table:table-cell office:value-type="string">
            <text:p><text:span text:style-name="T3"><text:a xlink:href="http://bank.hangseng.com/1/PA_1_1_P1/ComSvlet_MiniSite_schi_gif?app=EinvcWarrantOSQty&amp;WarrCode2=17750">5.19%</text:a></text:span></text:p>
          </table:table-cell>
          <table:table-cell office:value-type="percentage" office:value="0.31536">
            <text:p>31.54%</text:p>
          </table:table-cell>
          <table:table-cell office:value-type="percentage" office:value="0.03253">
            <text:p>3.25%</text:p>
          </table:table-cell>
          <table:table-cell office:value-type="float" office:value="8.464">
            <text:p>8.464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string">
            <text:p>13277</text:p>
          </table:table-cell>
          <table:table-cell office:value-type="string">
            <text:p>Ａ中瑞银六乙购Ａ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8.87">
            <text:p>8.87</text:p>
          </table:table-cell>
          <table:table-cell office:value-type="float" office:value="11.68">
            <text:p>11.68</text:p>
          </table:table-cell>
          <table:table-cell office:value-type="float" office:value="0.3">
            <text:p>0.3</text:p>
          </table:table-cell>
          <table:table-cell office:value-type="string">
            <text:p>---</text:p>
          </table:table-cell>
          <table:table-cell office:value-type="date" office:date-value="2016-12-28">
            <text:p>16年12月28日</text:p>
          </table:table-cell>
          <table:table-cell office:value-type="string">
            <text:p><text:span text:style-name="T3"><text:a xlink:href="http://bank.hangseng.com/1/PA_1_1_P1/ComSvlet_MiniSite_schi_gif?app=EinvcWarrantOSQty&amp;WarrCode2=13277">6.97%</text:a></text:span></text:p>
          </table:table-cell>
          <table:table-cell office:value-type="percentage" office:value="0.31691">
            <text:p>31.69%</text:p>
          </table:table-cell>
          <table:table-cell office:value-type="percentage" office:value="0.01627">
            <text:p>1.63%</text:p>
          </table:table-cell>
          <table:table-cell office:value-type="float" office:value="3.893">
            <text:p>3.893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3">
          <table:table-cell office:value-type="string">
            <text:p>13388</text:p>
          </table:table-cell>
          <table:table-cell office:value-type="string">
            <text:p>Ａ中瑞银五甲购Ａ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7.01">
            <text:p>7.01</text:p>
          </table:table-cell>
          <table:table-cell office:value-type="float" office:value="11.68">
            <text:p>11.68</text:p>
          </table:table-cell>
          <table:table-cell office:value-type="float" office:value="0.475">
            <text:p>0.475</text:p>
          </table:table-cell>
          <table:table-cell office:value-type="string">
            <text:p>---</text:p>
          </table:table-cell>
          <table:table-cell office:value-type="date" office:date-value="2015-11-25">
            <text:p>15年11月25日</text:p>
          </table:table-cell>
          <table:table-cell office:value-type="string">
            <text:p><text:span text:style-name="T3"><text:a xlink:href="http://bank.hangseng.com/1/PA_1_1_P1/ComSvlet_MiniSite_schi_gif?app=EinvcWarrantOSQty&amp;WarrCode2=13388">0.13%</text:a></text:span></text:p>
          </table:table-cell>
          <table:table-cell office:value-type="percentage" office:value="0.48338">
            <text:p>48.34%</text:p>
          </table:table-cell>
          <table:table-cell office:value-type="percentage" office:value="0.00685">
            <text:p>0.69%</text:p>
          </table:table-cell>
          <table:table-cell office:value-type="float" office:value="2.459">
            <text:p>2.459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3">
          <table:table-cell office:value-type="string">
            <text:p>13389</text:p>
          </table:table-cell>
          <table:table-cell office:value-type="string">
            <text:p>Ａ中瑞银六三购Ａ</text:p>
          </table:table-cell>
          <table:table-cell office:value-type="float" office:value="2823">
            <text:p>2823</text:p>
          </table:table-cell>
          <table:table-cell office:value-type="string">
            <text:p>认购</text:p>
          </table:table-cell>
          <table:table-cell office:value-type="float" office:value="7.79">
            <text:p>7.79</text:p>
          </table:table-cell>
          <table:table-cell office:value-type="float" office:value="11.68">
            <text:p>11.68</text:p>
          </table:table-cell>
          <table:table-cell office:value-type="float" office:value="0.385">
            <text:p>0.385</text:p>
          </table:table-cell>
          <table:table-cell office:value-type="string">
            <text:p>---</text:p>
          </table:table-cell>
          <table:table-cell office:value-type="date" office:date-value="2016-03-23">
            <text:p>16年3月23日</text:p>
          </table:table-cell>
          <table:table-cell office:value-type="string">
            <text:p><text:span text:style-name="T3"><text:a xlink:href="http://bank.hangseng.com/1/PA_1_1_P1/ComSvlet_MiniSite_schi_gif?app=EinvcWarrantOSQty&amp;WarrCode2=13389">0%</text:a></text:span></text:p>
          </table:table-cell>
          <table:table-cell office:value-type="percentage" office:value="0.38276">
            <text:p>38.28%</text:p>
          </table:table-cell>
          <table:table-cell office:value-type="percentage" office:value="-0.00342">
            <text:p>-0.34%</text:p>
          </table:table-cell>
          <table:table-cell office:value-type="float" office:value="3.034">
            <text:p>3.034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named-expressions/>
      </table:table>
      <table:named-expressions>
        <table:named-range table:name="__Anonymous_Sheet_DB__1" table:base-cell-address="$'0857'.$A$1" table:cell-range-address="$'2823'.$A$1:.$N$1048576"/>
        <table:named-range table:name="__Anonymous_Sheet_DB__2" table:base-cell-address="$'0857'.$A$1" table:cell-range-address="$'2823'.$A$1:.$Q$1048576"/>
      </table:named-expressions>
      <table:database-ranges>
        <table:database-range table:name="Excel_BuiltIn__FilterDatabase" table:target-range-address="'2823'.A1:'2823'.N104857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微软雅黑" svg:font-family="微软雅黑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23">
      <number:year/>
      <number:text>／</number:text>
      <number:month/>
      <number:text>／</number:text>
      <number:day/>
    </number:date-style>
    <number:date-style style:name="N124">
      <number:year/>
      <number:text>年</number:text>
      <number:month/>
      <number:text>月</number:text>
      <number:day/>
      <number:text>日</number:text>
    </number:date-style>
    <number:date-style style:name="N16115" number:language="zh" number:country="CN">
      <number:year number:style="long"/>
      <number:text>-</number:text>
      <number:month/>
      <number:text>-</number:text>
      <number:day/>
    </number:date-style>
    <number:date-style style:name="N16116" number:language="zh" number:country="CN">
      <number:day/>
      <number:text>-</number:text>
      <number:month number:textual="true"/>
      <number:text>-</number:text>
      <number:year/>
    </number:date-style>
    <number:date-style style:name="N16117" number:language="zh" number:country="CN">
      <number:day/>
      <number:text>-</number:text>
      <number:month number:textual="true"/>
    </number:date-style>
    <number:date-style style:name="N16118" number:language="zh" number:country="CN">
      <number:month number:textual="true"/>
      <number:text>-</number:text>
      <number:year/>
    </number:date-style>
    <number:time-style style:name="N16119" number:language="zh" number:country="CN">
      <number:hours/>
      <number:text>:</number:text>
      <number:minutes number:style="long"/>
      <number:text> </number:text>
      <number:am-pm/>
    </number:time-style>
    <number:time-style style:name="N16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1" number:language="zh" number:country="CN">
      <number:hours/>
      <number:text>:</number:text>
      <number:minutes number:style="long"/>
    </number:time-style>
    <number:time-style style:name="N16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6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currency-style style:name="N16124P0" style:volatile="true" number:language="zh" number:country="CN">
      <number:text>$</number:text>
      <number:number number:decimal-places="0" number:min-integer-digits="1" number:grouping="true"/>
      <number:text> </number:text>
    </number:currency-style>
    <number:currency-style style:name="N16124" number:language="zh" number:country="CN">
      <number:text>($</number:text>
      <number:number number:decimal-places="0" number:min-integer-digits="1" number:grouping="true"/>
      <number:text>)</number:text>
      <style:map style:condition="value()&gt;=0" style:apply-style-name="N16124P0"/>
    </number:currency-style>
    <number:currency-style style:name="N16125P0" style:volatile="true" number:language="zh" number:country="CN">
      <number:text>$</number:text>
      <number:number number:decimal-places="0" number:min-integer-digits="1" number:grouping="true"/>
      <number:text> </number:text>
    </number:currency-style>
    <number:currency-style style:name="N16125" number:language="zh" number:country="CN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125P0"/>
    </number:currency-style>
    <number:currency-style style:name="N16126P0" style:volatile="true" number:language="zh" number:country="CN">
      <number:text>$</number:text>
      <number:number number:decimal-places="2" number:min-integer-digits="1" number:grouping="true"/>
      <number:text> </number:text>
    </number:currency-style>
    <number:currency-style style:name="N16126" number:language="zh" number:country="CN">
      <number:text>($</number:text>
      <number:number number:decimal-places="2" number:min-integer-digits="1" number:grouping="true"/>
      <number:text>)</number:text>
      <style:map style:condition="value()&gt;=0" style:apply-style-name="N16126P0"/>
    </number:currency-style>
    <number:currency-style style:name="N16127P0" style:volatile="true" number:language="zh" number:country="CN">
      <number:text>$</number:text>
      <number:number number:decimal-places="2" number:min-integer-digits="1" number:grouping="true"/>
      <number:text> </number:text>
    </number:currency-style>
    <number:currency-style style:name="N16127" number:language="zh" number:country="CN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27P0"/>
    </number:currency-style>
    <number:date-style style:name="N16128" number:language="zh" number:country="CN">
      <number:year number:style="long"/>
      <number:text>年</number:text>
      <number:month/>
      <number:text>月</number:text>
    </number:date-style>
    <number:date-style style:name="N16129" number:language="zh" number:country="CN">
      <number:month/>
      <number:text>月</number:text>
      <number:day/>
      <number:text>日</number:text>
    </number:date-style>
    <number:date-style style:name="N16130" number:language="zh" number:country="CN">
      <number:month/>
      <number:text>-</number:text>
      <number:day/>
      <number:text>-</number:text>
      <number:year/>
    </number:date-style>
    <number:date-style style:name="N16131" number:language="zh" number:country="CN">
      <number:year number:style="long"/>
      <number:text>年</number:text>
      <number:month/>
      <number:text>月</number:text>
      <number:day/>
      <number:text>日</number:text>
    </number:date-style>
    <number:time-style style:name="N16132" number:language="zh" number:country="CN">
      <number:hours/>
      <number:text>时</number:text>
      <number:minutes number:style="long"/>
      <number:text>分</number:text>
    </number:time-style>
    <number:time-style style:name="N16133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6134" number:language="zh" number:country="CN">
      <number:am-pm/>
      <number:hours/>
      <number:text>时</number:text>
      <number:minutes number:style="long"/>
      <number:text>分</number:text>
    </number:time-style>
    <number:time-style style:name="N16135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6136P0" style:volatile="true" number:language="zh" number:country="CN">
      <number:text>￥</number:text>
      <number:number number:decimal-places="2" number:min-integer-digits="1" number:grouping="true"/>
    </number:number-style>
    <number:number-style style:name="N16136" number:language="zh" number:country="CN">
      <number:text>-￥</number:text>
      <number:number number:decimal-places="2" number:min-integer-digits="1" number:grouping="true"/>
      <style:map style:condition="value()&gt;=0" style:apply-style-name="N16136P0"/>
    </number:number-style>
    <style:style style:name="Default" style:family="table-cell">
      <style:table-cell-properties style:rotation-align="none"/>
      <style:text-properties style:font-name="微软雅黑"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2014／12／12</text:date>, <text:time>00:05:02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0857" style:display-name="PageStyle_0857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页 </text:span><text:span text:style-name="MT1"><text:page-number>1</text:page-number></text:span></text:p>
      </style:footer>
      <style:footer-left style:display="false">
        <text:p><text:span text:style-name="MT1">页 </text:span><text:span text:style-name="MT1"><text:page-number>1</text:page-number></text:span></text:p>
      </style:footer-left>
    </style:master-page>
    <style:master-page style:name="PageStyle_5f_6837" style:display-name="PageStyle_6837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页 </text:span><text:span text:style-name="MT1"><text:page-number>1</text:page-number></text:span></text:p>
      </style:footer>
      <style:footer-left style:display="false">
        <text:p><text:span text:style-name="MT1">页 </text:span><text:span text:style-name="MT1"><text:page-number>1</text:page-number></text:span></text:p>
      </style:footer-left>
    </style:master-page>
    <style:master-page style:name="PageStyle_5f_6030" style:display-name="PageStyle_6030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页 </text:span><text:span text:style-name="MT1"><text:page-number>1</text:page-number></text:span></text:p>
      </style:footer>
      <style:footer-left style:display="false">
        <text:p><text:span text:style-name="MT1">页 </text:span><text:span text:style-name="MT1"><text:page-number>1</text:page-number></text:span></text:p>
      </style:footer-left>
    </style:master-page>
    <style:master-page style:name="PageStyle_5f_2823" style:display-name="PageStyle_282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页 </text:span><text:span text:style-name="MT1"><text:page-number>1</text:page-number></text:span></text:p>
      </style:footer>
      <style:footer-left style:display="false">
        <text:p><text:span text:style-name="MT1">页 </text:span><text:span text:style-name="MT1"><text:page-number>1</text:page-number></text:span></text:p>
      </style:footer-left>
    </style:master-page>
    <style:master-page style:name="PageStyle_5f_template" style:display-name="PageStyle_template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页 </text:span><text:span text:style-name="MT1"><text:page-number>1</text:page-number></text:span></text:p>
      </style:footer>
      <style:footer-left style:display="false">
        <text:p><text:span text:style-name="MT1">页 </text:span><text:span text:style-name="MT1"><text:page-number>1</text:page-number></text:span></text:p>
      </style:footer-left>
    </style:master-page>
    <style:master-page style:name="PageStyle_5f_2823_5f_2" style:display-name="PageStyle_2823_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页 </text:span><text:span text:style-name="MT1"><text:page-number>1</text:page-number></text:span></text:p>
      </style:footer>
      <style:footer-left style:display="false">
        <text:p><text:span text:style-name="MT1">页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Hang Seng Bank Limited</dc:title>
    <meta:initial-creator>AAA AAA</meta:initial-creator>
    <meta:creation-date>2014-12-06T09:44:13</meta:creation-date>
    <dc:creator>dule1-g </dc:creator>
    <dc:date>2014-12-12T00:04:38</dc:date>
    <meta:editing-cycles>19</meta:editing-cycles>
    <meta:editing-duration>PT23H24M24S</meta:editing-duration>
    <meta:document-statistic meta:table-count="6" meta:cell-count="4997" meta:object-count="0"/>
    <meta:generator>OpenOffice/4.1.1$Win32 OpenOffice.org_project/411m6$Build-9775</meta:generator>
  </office:meta>
</office:document-meta>
</file>